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359cm"/>
    </style:style>
    <style:style style:name="co8" style:family="table-column">
      <style:table-column-properties fo:break-before="auto" style:column-width="16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Pivot_20_Table_20_Category" style:data-style-name="N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ites_cle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takeoff_name</text:p>
          </table:table-cell>
          <table:table-cell office:value-type="string" calcext:value-type="string">
            <text:p>nearest_club</text:p>
          </table:table-cell>
          <table:table-cell office:value-type="string" calcext:value-type="string">
            <text:p>takeoff_lat</text:p>
          </table:table-cell>
          <table:table-cell office:value-type="string" calcext:value-type="string">
            <text:p>takeoff_lon</text:p>
          </table:table-cell>
          <table:table-cell office:value-type="string" calcext:value-type="string">
            <text:p>telegram_group_name</text:p>
          </table:table-cell>
          <table:table-cell office:value-type="string" calcext:value-type="string">
            <text:p>telegram_group_link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ite_guide</text:p>
          </table:table-cell>
        </table:table-row>
        <table:table-row table:style-name="ro1">
          <table:table-cell office:value-type="string" calcext:value-type="string">
            <text:p>100 House</text:p>
          </table:table-cell>
          <table:table-cell office:value-type="string" calcext:value-type="string">
            <text:p>Joint Services</text:p>
          </table:table-cell>
          <table:table-cell office:value-type="float" office:value="52.16338" calcext:value-type="float">
            <text:p>52.16338</text:p>
          </table:table-cell>
          <table:table-cell office:value-type="float" office:value="-3.33262" calcext:value-type="float">
            <text:p>-3.33262</text:p>
          </table:table-cell>
          <table:table-cell office:value-type="string" calcext:value-type="string">
            <text:p>South Wales</text:p>
          </table:table-cell>
          <table:table-cell table:formula="of:=VLOOKUP([.E2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edw</text:p>
          </table:table-cell>
          <table:table-cell office:value-type="string" calcext:value-type="string">
            <text:p>Joint Services</text:p>
          </table:table-cell>
          <table:table-cell office:value-type="float" office:value="52.164615" calcext:value-type="float">
            <text:p>52.164615</text:p>
          </table:table-cell>
          <table:table-cell office:value-type="float" office:value="-3.3347" calcext:value-type="float">
            <text:p>-3.3347</text:p>
          </table:table-cell>
          <table:table-cell office:value-type="string" calcext:value-type="string">
            <text:p>South Wales</text:p>
          </table:table-cell>
          <table:table-cell table:formula="of:=VLOOKUP([.E3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foyle</text:p>
          </table:table-cell>
          <table:table-cell office:value-type="string" calcext:value-type="string">
            <text:p>SMPC</text:p>
          </table:table-cell>
          <table:table-cell office:value-type="float" office:value="56.18777" calcext:value-type="float">
            <text:p>56.18777</text:p>
          </table:table-cell>
          <table:table-cell office:value-type="float" office:value="-4.40283" calcext:value-type="float">
            <text:p>-4.40283</text:p>
          </table:table-cell>
          <table:table-cell office:value-type="string" calcext:value-type="string">
            <text:p>South Scotland &amp; Grampian</text:p>
          </table:table-cell>
          <table:table-cell table:formula="of:=VLOOKUP([.E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nant</text:p>
          </table:table-cell>
          <table:table-cell office:value-type="string" calcext:value-type="string">
            <text:p>SW Wales</text:p>
          </table:table-cell>
          <table:table-cell office:value-type="float" office:value="51.76015" calcext:value-type="float">
            <text:p>51.76015</text:p>
          </table:table-cell>
          <table:table-cell office:value-type="float" office:value="-3.89551" calcext:value-type="float">
            <text:p>-3.89551</text:p>
          </table:table-cell>
          <table:table-cell office:value-type="string" calcext:value-type="string">
            <text:p>South Wales</text:p>
          </table:table-cell>
          <table:table-cell table:formula="of:=VLOOKUP([.E5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nethy</text:p>
          </table:table-cell>
          <table:table-cell office:value-type="string" calcext:value-type="string">
            <text:p>LLSC</text:p>
          </table:table-cell>
          <table:table-cell office:value-type="float" office:value="56.32487" calcext:value-type="float">
            <text:p>56.32487</text:p>
          </table:table-cell>
          <table:table-cell office:value-type="float" office:value="-3.32118" calcext:value-type="float">
            <text:p>-3.32118</text:p>
          </table:table-cell>
          <table:table-cell office:value-type="string" calcext:value-type="string">
            <text:p>South Scotland &amp; Grampian</text:p>
          </table:table-cell>
          <table:table-cell table:formula="of:=VLOOKUP([.E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ington</text:p>
          </table:table-cell>
          <table:table-cell office:value-type="string" calcext:value-type="string">
            <text:p>LLSC</text:p>
          </table:table-cell>
          <table:table-cell office:value-type="float" office:value="55.50938" calcext:value-type="float">
            <text:p>55.50938</text:p>
          </table:table-cell>
          <table:table-cell office:value-type="float" office:value="-3.67677" calcext:value-type="float">
            <text:p>-3.67677</text:p>
          </table:table-cell>
          <table:table-cell office:value-type="string" calcext:value-type="string">
            <text:p>Borders</text:p>
          </table:table-cell>
          <table:table-cell table:formula="of:=VLOOKUP([.E7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nasheen</text:p>
          </table:table-cell>
          <table:table-cell office:value-type="string" calcext:value-type="string">
            <text:p>Highland</text:p>
          </table:table-cell>
          <table:table-cell office:value-type="float" office:value="57.543075" calcext:value-type="float">
            <text:p>57.543075</text:p>
          </table:table-cell>
          <table:table-cell office:value-type="float" office:value="-5.13001" calcext:value-type="float">
            <text:p>-5.13001</text:p>
          </table:table-cell>
          <table:table-cell office:value-type="string" calcext:value-type="string">
            <text:p>Highlands</text:p>
          </table:table-cell>
          <table:table-cell table:formula="of:=VLOOKUP([.E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on</text:p>
          </table:table-cell>
          <table:table-cell office:value-type="string" calcext:value-type="string">
            <text:p>Isle of Wight</text:p>
          </table:table-cell>
          <table:table-cell office:value-type="float" office:value="50.67099" calcext:value-type="float">
            <text:p>50.67099</text:p>
          </table:table-cell>
          <table:table-cell office:value-type="float" office:value="-1.47991" calcext:value-type="float">
            <text:p>-1.47991</text:p>
          </table:table-cell>
          <table:table-cell office:value-type="string" calcext:value-type="string">
            <text:p>Isle of Wight</text:p>
          </table:table-cell>
          <table:table-cell table:formula="of:=VLOOKUP([.E9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2"/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Airways</text:p>
          </table:table-cell>
          <table:table-cell office:value-type="string" calcext:value-type="string">
            <text:p>Derbyshire</text:p>
          </table:table-cell>
          <table:table-cell office:value-type="float" office:value="52.972635" calcext:value-type="float">
            <text:p>52.972635</text:p>
          </table:table-cell>
          <table:table-cell office:value-type="float" office:value="-1.749035" calcext:value-type="float">
            <text:p>-1.749035</text:p>
          </table:table-cell>
          <table:table-cell office:value-type="string" calcext:value-type="string">
            <text:p>Central</text:p>
          </table:table-cell>
          <table:table-cell table:formula="of:=VLOOKUP([.E10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ock Tarn</text:p>
          </table:table-cell>
          <table:table-cell office:value-type="string" calcext:value-type="string">
            <text:p>Cumbria</text:p>
          </table:table-cell>
          <table:table-cell office:value-type="float" office:value="54.46255" calcext:value-type="float">
            <text:p>54.46255</text:p>
          </table:table-cell>
          <table:table-cell office:value-type="float" office:value="-3.00033" calcext:value-type="float">
            <text:p>-3.00033</text:p>
          </table:table-cell>
          <table:table-cell office:value-type="string" calcext:value-type="string">
            <text:p>Lakes</text:p>
          </table:table-cell>
          <table:table-cell table:formula="of:=VLOOKUP([.E1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a</text:p>
          </table:table-cell>
          <table:table-cell office:value-type="string" calcext:value-type="string">
            <text:p>LLSC</text:p>
          </table:table-cell>
          <table:table-cell office:value-type="float" office:value="56.161185" calcext:value-type="float">
            <text:p>56.161185</text:p>
          </table:table-cell>
          <table:table-cell office:value-type="float" office:value="-3.8059" calcext:value-type="float">
            <text:p>-3.8059</text:p>
          </table:table-cell>
          <table:table-cell office:value-type="string" calcext:value-type="string">
            <text:p>South Scotland &amp; Grampian</text:p>
          </table:table-cell>
          <table:table-cell table:formula="of:=VLOOKUP([.E1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ie</text:p>
          </table:table-cell>
          <table:table-cell office:value-type="string" calcext:value-type="string">
            <text:p>Highland</text:p>
          </table:table-cell>
          <table:table-cell office:value-type="float" office:value="57.160375" calcext:value-type="float">
            <text:p>57.160375</text:p>
          </table:table-cell>
          <table:table-cell office:value-type="float" office:value="-3.92057" calcext:value-type="float">
            <text:p>-3.92057</text:p>
          </table:table-cell>
          <table:table-cell office:value-type="string" calcext:value-type="string">
            <text:p>Highlands</text:p>
          </table:table-cell>
          <table:table-cell table:formula="of:=VLOOKUP([.E1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 Liathanach</text:p>
          </table:table-cell>
          <table:table-cell office:value-type="string" calcext:value-type="string">
            <text:p>Highland</text:p>
          </table:table-cell>
          <table:table-cell office:value-type="float" office:value="57.56736" calcext:value-type="float">
            <text:p>57.56736</text:p>
          </table:table-cell>
          <table:table-cell office:value-type="float" office:value="-5.099635" calcext:value-type="float">
            <text:p>-5.099635</text:p>
          </table:table-cell>
          <table:table-cell office:value-type="string" calcext:value-type="string">
            <text:p>Highlands</text:p>
          </table:table-cell>
          <table:table-cell table:formula="of:=VLOOKUP([.E1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 Soutar</text:p>
          </table:table-cell>
          <table:table-cell office:value-type="string" calcext:value-type="string">
            <text:p>Highland</text:p>
          </table:table-cell>
          <table:table-cell office:value-type="float" office:value="57.36645" calcext:value-type="float">
            <text:p>57.36645</text:p>
          </table:table-cell>
          <table:table-cell office:value-type="float" office:value="-4.89483" calcext:value-type="float">
            <text:p>-4.89483</text:p>
          </table:table-cell>
          <table:table-cell office:value-type="string" calcext:value-type="string">
            <text:p>Highlands</text:p>
          </table:table-cell>
          <table:table-cell table:formula="of:=VLOOKUP([.E15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 Teallach</text:p>
          </table:table-cell>
          <table:table-cell office:value-type="string" calcext:value-type="string">
            <text:p>Highland</text:p>
          </table:table-cell>
          <table:table-cell office:value-type="float" office:value="57.79052" calcext:value-type="float">
            <text:p>57.79052</text:p>
          </table:table-cell>
          <table:table-cell office:value-type="float" office:value="-5.2443" calcext:value-type="float">
            <text:p>-5.2443</text:p>
          </table:table-cell>
          <table:table-cell office:value-type="string" calcext:value-type="string">
            <text:p>Highlands</text:p>
          </table:table-cell>
          <table:table-cell table:formula="of:=VLOOKUP([.E16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onach Mor</text:p>
          </table:table-cell>
          <table:table-cell office:value-type="string" calcext:value-type="string">
            <text:p>SMPC</text:p>
          </table:table-cell>
          <table:table-cell office:value-type="float" office:value="56.842215" calcext:value-type="float">
            <text:p>56.842215</text:p>
          </table:table-cell>
          <table:table-cell office:value-type="float" office:value="-4.97029" calcext:value-type="float">
            <text:p>-4.97029</text:p>
          </table:table-cell>
          <table:table-cell office:value-type="string" calcext:value-type="string">
            <text:p>South Scotland &amp; Grampian</text:p>
          </table:table-cell>
          <table:table-cell table:formula="of:=VLOOKUP([.E1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nig Fawr</text:p>
          </table:table-cell>
          <table:table-cell office:value-type="string" calcext:value-type="string">
            <text:p>Snowdonia</text:p>
          </table:table-cell>
          <table:table-cell office:value-type="float" office:value="52.91723" calcext:value-type="float">
            <text:p>52.91723</text:p>
          </table:table-cell>
          <table:table-cell office:value-type="float" office:value="-3.7519" calcext:value-type="float">
            <text:p>-3.7519</text:p>
          </table:table-cell>
          <table:table-cell office:value-type="string" calcext:value-type="string">
            <text:p>North Wales</text:p>
          </table:table-cell>
          <table:table-cell table:formula="of:=VLOOKUP([.E18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2"/>
          <table:table-cell office:value-type="string" calcext:value-type="string">
            <text:p>https://www.snowdoniaskysports.co.uk/cms/node/19</text:p>
          </table:table-cell>
        </table:table-row>
        <table:table-row table:style-name="ro1">
          <table:table-cell office:value-type="string" calcext:value-type="string">
            <text:p>Arreton</text:p>
          </table:table-cell>
          <table:table-cell office:value-type="string" calcext:value-type="string">
            <text:p>Isle of Wight</text:p>
          </table:table-cell>
          <table:table-cell office:value-type="float" office:value="50.681125" calcext:value-type="float">
            <text:p>50.681125</text:p>
          </table:table-cell>
          <table:table-cell office:value-type="float" office:value="-1.2274" calcext:value-type="float">
            <text:p>-1.2274</text:p>
          </table:table-cell>
          <table:table-cell office:value-type="string" calcext:value-type="string">
            <text:p>Isle of Wight</text:p>
          </table:table-cell>
          <table:table-cell table:formula="of:=VLOOKUP([.E19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Tail (Y Crib)</text:p>
          </table:table-cell>
          <table:table-cell office:value-type="string" calcext:value-type="string">
            <text:p>SE Wales</text:p>
          </table:table-cell>
          <table:table-cell office:value-type="float" office:value="51.972375" calcext:value-type="float">
            <text:p>51.972375</text:p>
          </table:table-cell>
          <table:table-cell office:value-type="float" office:value="-3.1702" calcext:value-type="float">
            <text:p>-3.1702</text:p>
          </table:table-cell>
          <table:table-cell office:value-type="string" calcext:value-type="string">
            <text:p>South Wales</text:p>
          </table:table-cell>
          <table:table-cell table:formula="of:=VLOOKUP([.E2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ies Pike</text:p>
          </table:table-cell>
          <table:table-cell office:value-type="string" calcext:value-type="string">
            <text:p>Cumbria</text:p>
          </table:table-cell>
          <table:table-cell office:value-type="float" office:value="54.516775" calcext:value-type="float">
            <text:p>54.516775</text:p>
          </table:table-cell>
          <table:table-cell office:value-type="float" office:value="-3.22876" calcext:value-type="float">
            <text:p>-3.22876</text:p>
          </table:table-cell>
          <table:table-cell office:value-type="string" calcext:value-type="string">
            <text:p>Lakes</text:p>
          </table:table-cell>
          <table:table-cell table:formula="of:=VLOOKUP([.E2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mmers How</text:p>
          </table:table-cell>
          <table:table-cell office:value-type="string" calcext:value-type="string">
            <text:p>Cumbria</text:p>
          </table:table-cell>
          <table:table-cell office:value-type="float" office:value="54.28817" calcext:value-type="float">
            <text:p>54.28817</text:p>
          </table:table-cell>
          <table:table-cell office:value-type="float" office:value="-2.93962" calcext:value-type="float">
            <text:p>-2.93962</text:p>
          </table:table-cell>
          <table:table-cell office:value-type="string" calcext:value-type="string">
            <text:p>Lakes</text:p>
          </table:table-cell>
          <table:table-cell table:formula="of:=VLOOKUP([.E2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 Herefords Kno</text:p>
          </table:table-cell>
          <table:table-cell office:value-type="string" calcext:value-type="string">
            <text:p>Joint Services</text:p>
          </table:table-cell>
          <table:table-cell office:value-type="float" office:value="52.00996" calcext:value-type="float">
            <text:p>52.00996</text:p>
          </table:table-cell>
          <table:table-cell office:value-type="float" office:value="-3.12255" calcext:value-type="float">
            <text:p>-3.12255</text:p>
          </table:table-cell>
          <table:table-cell office:value-type="string" calcext:value-type="string">
            <text:p>South Wales</text:p>
          </table:table-cell>
          <table:table-cell table:formula="of:=VLOOKUP([.E23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Amhadaidh</text:p>
          </table:table-cell>
          <table:table-cell office:value-type="string" calcext:value-type="string">
            <text:p>SMPC</text:p>
          </table:table-cell>
          <table:table-cell office:value-type="float" office:value="56.395415" calcext:value-type="float">
            <text:p>56.395415</text:p>
          </table:table-cell>
          <table:table-cell office:value-type="float" office:value="-4.2764" calcext:value-type="float">
            <text:p>-4.2764</text:p>
          </table:table-cell>
          <table:table-cell office:value-type="string" calcext:value-type="string">
            <text:p>South Scotland &amp; Grampian</text:p>
          </table:table-cell>
          <table:table-cell table:formula="of:=VLOOKUP([.E2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dh A Mhinn</text:p>
          </table:table-cell>
          <table:table-cell office:value-type="string" calcext:value-type="string">
            <text:p>Highland</text:p>
          </table:table-cell>
          <table:table-cell office:value-type="float" office:value="57.63479" calcext:value-type="float">
            <text:p>57.63479</text:p>
          </table:table-cell>
          <table:table-cell office:value-type="float" office:value="-6.35319" calcext:value-type="float">
            <text:p>-6.35319</text:p>
          </table:table-cell>
          <table:table-cell office:value-type="string" calcext:value-type="string">
            <text:p>Highlands</text:p>
          </table:table-cell>
          <table:table-cell table:formula="of:=VLOOKUP([.E25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p Onoth</text:p>
          </table:table-cell>
          <table:table-cell office:value-type="string" calcext:value-type="string">
            <text:p>Aberdeen</text:p>
          </table:table-cell>
          <table:table-cell office:value-type="float" office:value="57.3503" calcext:value-type="float">
            <text:p>57.3503</text:p>
          </table:table-cell>
          <table:table-cell office:value-type="float" office:value="-2.85748" calcext:value-type="float">
            <text:p>-2.85748</text:p>
          </table:table-cell>
          <table:table-cell office:value-type="string" calcext:value-type="string">
            <text:p>South Scotland &amp; Grampian</text:p>
          </table:table-cell>
          <table:table-cell table:formula="of:=VLOOKUP([.E2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he</text:p>
          </table:table-cell>
          <table:table-cell office:value-type="string" calcext:value-type="string">
            <text:p>Mid Wales</text:p>
          </table:table-cell>
          <table:table-cell office:value-type="float" office:value="52.2653" calcext:value-type="float">
            <text:p>52.2653</text:p>
          </table:table-cell>
          <table:table-cell office:value-type="float" office:value="-3.142735" calcext:value-type="float">
            <text:p>-3.142735</text:p>
          </table:table-cell>
          <table:table-cell office:value-type="string" calcext:value-type="string">
            <text:p>Mid Wales &amp; Mynd</text:p>
          </table:table-cell>
          <table:table-cell table:formula="of:=VLOOKUP([.E27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barrow</text:p>
          </table:table-cell>
          <table:table-cell office:value-type="string" calcext:value-type="string">
            <text:p>Cumbria</text:p>
          </table:table-cell>
          <table:table-cell office:value-type="float" office:value="54.44115" calcext:value-type="float">
            <text:p>54.44115</text:p>
          </table:table-cell>
          <table:table-cell office:value-type="float" office:value="-3.343665" calcext:value-type="float">
            <text:p>-3.343665</text:p>
          </table:table-cell>
          <table:table-cell office:value-type="string" calcext:value-type="string">
            <text:p>Lakes</text:p>
          </table:table-cell>
          <table:table-cell table:formula="of:=VLOOKUP([.E2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aden</text:p>
          </table:table-cell>
          <table:table-cell office:value-type="string" calcext:value-type="string">
            <text:p>Pennine</text:p>
          </table:table-cell>
          <table:table-cell office:value-type="float" office:value="53.68761" calcext:value-type="float">
            <text:p>53.68761</text:p>
          </table:table-cell>
          <table:table-cell office:value-type="float" office:value="-2.27285" calcext:value-type="float">
            <text:p>-2.27285</text:p>
          </table:table-cell>
          <table:table-cell office:value-type="string" calcext:value-type="string">
            <text:p>Pennines &amp; Dales</text:p>
          </table:table-cell>
          <table:table-cell table:formula="of:=VLOOKUP([.E29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balladen/</text:p>
          </table:table-cell>
        </table:table-row>
        <table:table-row table:style-name="ro1">
          <table:table-cell office:value-type="string" calcext:value-type="string">
            <text:p>Ballard Down</text:p>
          </table:table-cell>
          <table:table-cell office:value-type="string" calcext:value-type="string">
            <text:p>Wessex</text:p>
          </table:table-cell>
          <table:table-cell office:value-type="float" office:value="50.63087" calcext:value-type="float">
            <text:p>50.63087</text:p>
          </table:table-cell>
          <table:table-cell office:value-type="float" office:value="-1.94635" calcext:value-type="float">
            <text:p>-1.94635</text:p>
          </table:table-cell>
          <table:table-cell office:value-type="string" calcext:value-type="string">
            <text:p>West</text:p>
          </table:table-cell>
          <table:table-cell table:formula="of:=VLOOKUP([.E30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quhidder</text:p>
          </table:table-cell>
          <table:table-cell office:value-type="string" calcext:value-type="string">
            <text:p>SMPC</text:p>
          </table:table-cell>
          <table:table-cell office:value-type="float" office:value="56.36606" calcext:value-type="float">
            <text:p>56.36606</text:p>
          </table:table-cell>
          <table:table-cell office:value-type="float" office:value="-4.34925" calcext:value-type="float">
            <text:p>-4.34925</text:p>
          </table:table-cell>
          <table:table-cell office:value-type="string" calcext:value-type="string">
            <text:p>South Scotland &amp; Grampian</text:p>
          </table:table-cell>
          <table:table-cell table:formula="of:=VLOOKUP([.E3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quhider</text:p>
          </table:table-cell>
          <table:table-cell office:value-type="string" calcext:value-type="string">
            <text:p>SMPC</text:p>
          </table:table-cell>
          <table:table-cell office:value-type="float" office:value="56.358235" calcext:value-type="float">
            <text:p>56.358235</text:p>
          </table:table-cell>
          <table:table-cell office:value-type="float" office:value="-4.42514" calcext:value-type="float">
            <text:p>-4.42514</text:p>
          </table:table-cell>
          <table:table-cell office:value-type="string" calcext:value-type="string">
            <text:p>South Scotland &amp; Grampian</text:p>
          </table:table-cell>
          <table:table-cell table:formula="of:=VLOOKUP([.E3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k Hill</text:p>
          </table:table-cell>
          <table:table-cell office:value-type="string" calcext:value-type="string">
            <text:p>LLSC</text:p>
          </table:table-cell>
          <table:table-cell office:value-type="float" office:value="56.17283" calcext:value-type="float">
            <text:p>56.17283</text:p>
          </table:table-cell>
          <table:table-cell office:value-type="float" office:value="-3.686185" calcext:value-type="float">
            <text:p>-3.686185</text:p>
          </table:table-cell>
          <table:table-cell office:value-type="string" calcext:value-type="string">
            <text:p>Borders</text:p>
          </table:table-cell>
          <table:table-cell table:formula="of:=VLOOKUP([.E3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f</text:p>
          </table:table-cell>
          <table:table-cell office:value-type="string" calcext:value-type="string">
            <text:p>Cumbria</text:p>
          </table:table-cell>
          <table:table-cell office:value-type="float" office:value="54.62967" calcext:value-type="float">
            <text:p>54.62967</text:p>
          </table:table-cell>
          <table:table-cell office:value-type="float" office:value="-3.2179" calcext:value-type="float">
            <text:p>-3.2179</text:p>
          </table:table-cell>
          <table:table-cell office:value-type="string" calcext:value-type="string">
            <text:p>Lakes</text:p>
          </table:table-cell>
          <table:table-cell table:formula="of:=VLOOKUP([.E3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in</text:p>
          </table:table-cell>
          <table:table-cell office:value-type="string" calcext:value-type="string">
            <text:p>Dales</text:p>
          </table:table-cell>
          <table:table-cell office:value-type="float" office:value="54.276305" calcext:value-type="float">
            <text:p>54.276305</text:p>
          </table:table-cell>
          <table:table-cell office:value-type="float" office:value="-2.498085" calcext:value-type="float">
            <text:p>-2.498085</text:p>
          </table:table-cell>
          <table:table-cell office:value-type="string" calcext:value-type="string">
            <text:p>Pennines &amp; Dales</text:p>
          </table:table-cell>
          <table:table-cell table:formula="of:=VLOOKUP([.E3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KF</text:p>
          </table:table-cell>
        </table:table-row>
        <table:table-row table:style-name="ro1">
          <table:table-cell office:value-type="string" calcext:value-type="string">
            <text:p>Barton Fell</text:p>
          </table:table-cell>
          <table:table-cell office:value-type="string" calcext:value-type="string">
            <text:p>Cumbria</text:p>
          </table:table-cell>
          <table:table-cell office:value-type="float" office:value="54.58517" calcext:value-type="float">
            <text:p>54.58517</text:p>
          </table:table-cell>
          <table:table-cell office:value-type="float" office:value="-2.82593" calcext:value-type="float">
            <text:p>-2.82593</text:p>
          </table:table-cell>
          <table:table-cell office:value-type="string" calcext:value-type="string">
            <text:p>Lakes</text:p>
          </table:table-cell>
          <table:table-cell table:formula="of:=VLOOKUP([.E3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RF</text:p>
          </table:table-cell>
        </table:table-row>
        <table:table-row table:style-name="ro1">
          <table:table-cell office:value-type="string" calcext:value-type="string">
            <text:p>Barton On Sea</text:p>
          </table:table-cell>
          <table:table-cell office:value-type="string" calcext:value-type="string">
            <text:p>Isle of Wight</text:p>
          </table:table-cell>
          <table:table-cell office:value-type="float" office:value="50.73524" calcext:value-type="float">
            <text:p>50.73524</text:p>
          </table:table-cell>
          <table:table-cell office:value-type="float" office:value="-1.65853" calcext:value-type="float">
            <text:p>-1.65853</text:p>
          </table:table-cell>
          <table:table-cell office:value-type="string" calcext:value-type="string">
            <text:p>West</text:p>
          </table:table-cell>
          <table:table-cell table:formula="of:=VLOOKUP([.E37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ombe</text:p>
          </table:table-cell>
          <table:table-cell office:value-type="string" calcext:value-type="string">
            <text:p>Wessex</text:p>
          </table:table-cell>
          <table:table-cell office:value-type="float" office:value="50.84403" calcext:value-type="float">
            <text:p>50.84403</text:p>
          </table:table-cell>
          <table:table-cell office:value-type="float" office:value="-2.51013" calcext:value-type="float">
            <text:p>-2.51013</text:p>
          </table:table-cell>
          <table:table-cell office:value-type="string" calcext:value-type="string">
            <text:p>West</text:p>
          </table:table-cell>
          <table:table-cell table:formula="of:=VLOOKUP([.E3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rdown</text:p>
          </table:table-cell>
          <table:table-cell office:value-type="string" calcext:value-type="string">
            <text:p>South Devon</text:p>
          </table:table-cell>
          <table:table-cell office:value-type="float" office:value="50.57238" calcext:value-type="float">
            <text:p>50.57238</text:p>
          </table:table-cell>
          <table:table-cell office:value-type="float" office:value="-3.96795" calcext:value-type="float">
            <text:p>-3.96795</text:p>
          </table:table-cell>
          <table:table-cell office:value-type="string" calcext:value-type="string">
            <text:p>South West</text:p>
          </table:table-cell>
          <table:table-cell table:formula="of:=VLOOKUP([.E39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ftub</text:p>
          </table:table-cell>
          <table:table-cell office:value-type="string" calcext:value-type="string">
            <text:p>LLSC</text:p>
          </table:table-cell>
          <table:table-cell office:value-type="float" office:value="55.40067" calcext:value-type="float">
            <text:p>55.40067</text:p>
          </table:table-cell>
          <table:table-cell office:value-type="float" office:value="-3.49012" calcext:value-type="float">
            <text:p>-3.49012</text:p>
          </table:table-cell>
          <table:table-cell office:value-type="string" calcext:value-type="string">
            <text:p>Borders</text:p>
          </table:table-cell>
          <table:table-cell table:formula="of:=VLOOKUP([.E40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 Head</text:p>
          </table:table-cell>
          <table:table-cell office:value-type="string" calcext:value-type="string">
            <text:p>Condors</text:p>
          </table:table-cell>
          <table:table-cell office:value-type="float" office:value="50.68713" calcext:value-type="float">
            <text:p>50.68713</text:p>
          </table:table-cell>
          <table:table-cell office:value-type="float" office:value="-3.10112" calcext:value-type="float">
            <text:p>-3.10112</text:p>
          </table:table-cell>
          <table:table-cell office:value-type="string" calcext:value-type="string">
            <text:p>South West</text:p>
          </table:table-cell>
          <table:table-cell table:formula="of:=VLOOKUP([.E41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A'chait</text:p>
          </table:table-cell>
          <table:table-cell office:value-type="string" calcext:value-type="string">
            <text:p>Highland</text:p>
          </table:table-cell>
          <table:table-cell office:value-type="float" office:value="56.84425" calcext:value-type="float">
            <text:p>56.84425</text:p>
          </table:table-cell>
          <table:table-cell office:value-type="float" office:value="-3.862515" calcext:value-type="float">
            <text:p>-3.862515</text:p>
          </table:table-cell>
          <table:table-cell office:value-type="string" calcext:value-type="string">
            <text:p>Highlands</text:p>
          </table:table-cell>
          <table:table-cell table:formula="of:=VLOOKUP([.E4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A Chaorainn</text:p>
          </table:table-cell>
          <table:table-cell office:value-type="string" calcext:value-type="string">
            <text:p>SMPC</text:p>
          </table:table-cell>
          <table:table-cell office:value-type="float" office:value="56.918" calcext:value-type="float">
            <text:p>56.918</text:p>
          </table:table-cell>
          <table:table-cell office:value-type="float" office:value="-4.65657" calcext:value-type="float">
            <text:p>-4.65657</text:p>
          </table:table-cell>
          <table:table-cell office:value-type="string" calcext:value-type="string">
            <text:p>South Scotland &amp; Grampian</text:p>
          </table:table-cell>
          <table:table-cell table:formula="of:=VLOOKUP([.E4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A Muice</text:p>
          </table:table-cell>
          <table:table-cell office:value-type="string" calcext:value-type="string">
            <text:p>Highland</text:p>
          </table:table-cell>
          <table:table-cell office:value-type="float" office:value="57.41789" calcext:value-type="float">
            <text:p>57.41789</text:p>
          </table:table-cell>
          <table:table-cell office:value-type="float" office:value="-4.951625" calcext:value-type="float">
            <text:p>-4.951625</text:p>
          </table:table-cell>
          <table:table-cell office:value-type="string" calcext:value-type="string">
            <text:p>Highlands</text:p>
          </table:table-cell>
          <table:table-cell table:formula="of:=VLOOKUP([.E4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Dorain</text:p>
          </table:table-cell>
          <table:table-cell office:value-type="string" calcext:value-type="string">
            <text:p>SMPC</text:p>
          </table:table-cell>
          <table:table-cell office:value-type="float" office:value="56.51697" calcext:value-type="float">
            <text:p>56.51697</text:p>
          </table:table-cell>
          <table:table-cell office:value-type="float" office:value="-4.72987" calcext:value-type="float">
            <text:p>-4.72987</text:p>
          </table:table-cell>
          <table:table-cell office:value-type="string" calcext:value-type="string">
            <text:p>South Scotland &amp; Grampian</text:p>
          </table:table-cell>
          <table:table-cell table:formula="of:=VLOOKUP([.E4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Eighe</text:p>
          </table:table-cell>
          <table:table-cell office:value-type="string" calcext:value-type="string">
            <text:p>Highland</text:p>
          </table:table-cell>
          <table:table-cell office:value-type="float" office:value="57.58387" calcext:value-type="float">
            <text:p>57.58387</text:p>
          </table:table-cell>
          <table:table-cell office:value-type="float" office:value="-5.38462" calcext:value-type="float">
            <text:p>-5.38462</text:p>
          </table:table-cell>
          <table:table-cell office:value-type="string" calcext:value-type="string">
            <text:p>Highlands</text:p>
          </table:table-cell>
          <table:table-cell table:formula="of:=VLOOKUP([.E46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Leabhainn</text:p>
          </table:table-cell>
          <table:table-cell office:value-type="string" calcext:value-type="string">
            <text:p>SMPC</text:p>
          </table:table-cell>
          <table:table-cell office:value-type="float" office:value="56.42644" calcext:value-type="float">
            <text:p>56.42644</text:p>
          </table:table-cell>
          <table:table-cell office:value-type="float" office:value="-4.32405" calcext:value-type="float">
            <text:p>-4.32405</text:p>
          </table:table-cell>
          <table:table-cell office:value-type="string" calcext:value-type="string">
            <text:p>South Scotland &amp; Grampian</text:p>
          </table:table-cell>
          <table:table-cell table:formula="of:=VLOOKUP([.E4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Lutharn Bheag</text:p>
          </table:table-cell>
          <table:table-cell office:value-type="string" calcext:value-type="string">
            <text:p>Highland</text:p>
          </table:table-cell>
          <table:table-cell office:value-type="float" office:value="56.89547" calcext:value-type="float">
            <text:p>56.89547</text:p>
          </table:table-cell>
          <table:table-cell office:value-type="float" office:value="-3.53437" calcext:value-type="float">
            <text:p>-3.53437</text:p>
          </table:table-cell>
          <table:table-cell office:value-type="string" calcext:value-type="string">
            <text:p>Highlands</text:p>
          </table:table-cell>
          <table:table-cell table:formula="of:=VLOOKUP([.E4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Na Feusaige</text:p>
          </table:table-cell>
          <table:table-cell office:value-type="string" calcext:value-type="string">
            <text:p>Highland</text:p>
          </table:table-cell>
          <table:table-cell office:value-type="float" office:value="57.53746" calcext:value-type="float">
            <text:p>57.53746</text:p>
          </table:table-cell>
          <table:table-cell office:value-type="float" office:value="-5.18294" calcext:value-type="float">
            <text:p>-5.18294</text:p>
          </table:table-cell>
          <table:table-cell office:value-type="string" calcext:value-type="string">
            <text:p>Highlands</text:p>
          </table:table-cell>
          <table:table-cell table:formula="of:=VLOOKUP([.E49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nn Narnain</text:p>
          </table:table-cell>
          <table:table-cell office:value-type="string" calcext:value-type="string">
            <text:p>SMPC</text:p>
          </table:table-cell>
          <table:table-cell office:value-type="float" office:value="56.218045" calcext:value-type="float">
            <text:p>56.218045</text:p>
          </table:table-cell>
          <table:table-cell office:value-type="float" office:value="-4.78079" calcext:value-type="float">
            <text:p>-4.78079</text:p>
          </table:table-cell>
          <table:table-cell office:value-type="string" calcext:value-type="string">
            <text:p>South Scotland &amp; Grampian</text:p>
          </table:table-cell>
          <table:table-cell table:formula="of:=VLOOKUP([.E5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 Hill</text:p>
          </table:table-cell>
          <table:table-cell office:value-type="string" calcext:value-type="string">
            <text:p>Wessex</text:p>
          </table:table-cell>
          <table:table-cell office:value-type="float" office:value="50.8761" calcext:value-type="float">
            <text:p>50.8761</text:p>
          </table:table-cell>
          <table:table-cell office:value-type="float" office:value="-2.28855" calcext:value-type="float">
            <text:p>-2.28855</text:p>
          </table:table-cell>
          <table:table-cell office:value-type="string" calcext:value-type="string">
            <text:p>West</text:p>
          </table:table-cell>
          <table:table-cell table:formula="of:=VLOOKUP([.E5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wessexhgpg.org.uk/Sites/SiteGuide/BellHill.pdf</text:p>
          </table:table-cell>
        </table:table-row>
        <table:table-row table:style-name="ro1">
          <table:table-cell office:value-type="string" calcext:value-type="string">
            <text:p>Belstone</text:p>
          </table:table-cell>
          <table:table-cell office:value-type="string" calcext:value-type="string">
            <text:p>South Devon</text:p>
          </table:table-cell>
          <table:table-cell office:value-type="float" office:value="50.69908" calcext:value-type="float">
            <text:p>50.69908</text:p>
          </table:table-cell>
          <table:table-cell office:value-type="float" office:value="-3.96592" calcext:value-type="float">
            <text:p>-3.96592</text:p>
          </table:table-cell>
          <table:table-cell office:value-type="string" calcext:value-type="string">
            <text:p>South West</text:p>
          </table:table-cell>
          <table:table-cell table:formula="of:=VLOOKUP([.E52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sdhgpc.org.uk/sites/belstone</text:p>
          </table:table-cell>
        </table:table-row>
        <table:table-row table:style-name="ro1">
          <table:table-cell office:value-type="string" calcext:value-type="string">
            <text:p>Ben Gulabin</text:p>
          </table:table-cell>
          <table:table-cell office:value-type="string" calcext:value-type="string">
            <text:p>Highland</text:p>
          </table:table-cell>
          <table:table-cell office:value-type="float" office:value="56.8306" calcext:value-type="float">
            <text:p>56.8306</text:p>
          </table:table-cell>
          <table:table-cell office:value-type="float" office:value="-3.4723" calcext:value-type="float">
            <text:p>-3.4723</text:p>
          </table:table-cell>
          <table:table-cell office:value-type="string" calcext:value-type="string">
            <text:p>Highlands</text:p>
          </table:table-cell>
          <table:table-cell table:formula="of:=VLOOKUP([.E5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Hiel</text:p>
          </table:table-cell>
          <table:table-cell office:value-type="string" calcext:value-type="string">
            <text:p>Highland</text:p>
          </table:table-cell>
          <table:table-cell office:value-type="float" office:value="58.416055" calcext:value-type="float">
            <text:p>58.416055</text:p>
          </table:table-cell>
          <table:table-cell office:value-type="float" office:value="-4.398025" calcext:value-type="float">
            <text:p>-4.398025</text:p>
          </table:table-cell>
          <table:table-cell office:value-type="string" calcext:value-type="string">
            <text:p>Highlands</text:p>
          </table:table-cell>
          <table:table-cell table:formula="of:=VLOOKUP([.E5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Lawers</text:p>
          </table:table-cell>
          <table:table-cell office:value-type="string" calcext:value-type="string">
            <text:p>SMPC</text:p>
          </table:table-cell>
          <table:table-cell office:value-type="float" office:value="56.5277" calcext:value-type="float">
            <text:p>56.5277</text:p>
          </table:table-cell>
          <table:table-cell office:value-type="float" office:value="-4.24297" calcext:value-type="float">
            <text:p>-4.24297</text:p>
          </table:table-cell>
          <table:table-cell office:value-type="string" calcext:value-type="string">
            <text:p>South Scotland &amp; Grampian</text:p>
          </table:table-cell>
          <table:table-cell table:formula="of:=VLOOKUP([.E5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Ledi</text:p>
          </table:table-cell>
          <table:table-cell office:value-type="string" calcext:value-type="string">
            <text:p>SMPC</text:p>
          </table:table-cell>
          <table:table-cell office:value-type="float" office:value="56.25059" calcext:value-type="float">
            <text:p>56.25059</text:p>
          </table:table-cell>
          <table:table-cell office:value-type="float" office:value="-4.30922" calcext:value-type="float">
            <text:p>-4.30922</text:p>
          </table:table-cell>
          <table:table-cell office:value-type="string" calcext:value-type="string">
            <text:p>South Scotland &amp; Grampian</text:p>
          </table:table-cell>
          <table:table-cell table:formula="of:=VLOOKUP([.E5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Luibhean</text:p>
          </table:table-cell>
          <table:table-cell office:value-type="string" calcext:value-type="string">
            <text:p>SMPC</text:p>
          </table:table-cell>
          <table:table-cell office:value-type="float" office:value="56.22953" calcext:value-type="float">
            <text:p>56.22953</text:p>
          </table:table-cell>
          <table:table-cell office:value-type="float" office:value="-4.84298" calcext:value-type="float">
            <text:p>-4.84298</text:p>
          </table:table-cell>
          <table:table-cell office:value-type="string" calcext:value-type="string">
            <text:p>South Scotland &amp; Grampian</text:p>
          </table:table-cell>
          <table:table-cell table:formula="of:=VLOOKUP([.E5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More</text:p>
          </table:table-cell>
          <table:table-cell office:value-type="string" calcext:value-type="string">
            <text:p>SMPC</text:p>
          </table:table-cell>
          <table:table-cell office:value-type="float" office:value="56.385595" calcext:value-type="float">
            <text:p>56.385595</text:p>
          </table:table-cell>
          <table:table-cell office:value-type="float" office:value="-4.542525" calcext:value-type="float">
            <text:p>-4.542525</text:p>
          </table:table-cell>
          <table:table-cell office:value-type="string" calcext:value-type="string">
            <text:p>South Scotland &amp; Grampian</text:p>
          </table:table-cell>
          <table:table-cell table:formula="of:=VLOOKUP([.E58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Nevis</text:p>
          </table:table-cell>
          <table:table-cell office:value-type="string" calcext:value-type="string">
            <text:p>SMPC</text:p>
          </table:table-cell>
          <table:table-cell office:value-type="float" office:value="56.79638" calcext:value-type="float">
            <text:p>56.79638</text:p>
          </table:table-cell>
          <table:table-cell office:value-type="float" office:value="-5.00398" calcext:value-type="float">
            <text:p>-5.00398</text:p>
          </table:table-cell>
          <table:table-cell office:value-type="string" calcext:value-type="string">
            <text:p>South Scotland &amp; Grampian</text:p>
          </table:table-cell>
          <table:table-cell table:formula="of:=VLOOKUP([.E59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Reid</text:p>
          </table:table-cell>
          <table:table-cell office:value-type="string" calcext:value-type="string">
            <text:p>Aberdeen</text:p>
          </table:table-cell>
          <table:table-cell office:value-type="float" office:value="56.860225" calcext:value-type="float">
            <text:p>56.860225</text:p>
          </table:table-cell>
          <table:table-cell office:value-type="float" office:value="-3.118025" calcext:value-type="float">
            <text:p>-3.118025</text:p>
          </table:table-cell>
          <table:table-cell office:value-type="string" calcext:value-type="string">
            <text:p>South Scotland &amp; Grampian</text:p>
          </table:table-cell>
          <table:table-cell table:formula="of:=VLOOKUP([.E6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Rinnes</text:p>
          </table:table-cell>
          <table:table-cell office:value-type="string" calcext:value-type="string">
            <text:p>Aberdeen</text:p>
          </table:table-cell>
          <table:table-cell office:value-type="float" office:value="57.403135" calcext:value-type="float">
            <text:p>57.403135</text:p>
          </table:table-cell>
          <table:table-cell office:value-type="float" office:value="-3.239035" calcext:value-type="float">
            <text:p>-3.239035</text:p>
          </table:table-cell>
          <table:table-cell office:value-type="string" calcext:value-type="string">
            <text:p>South Scotland &amp; Grampian</text:p>
          </table:table-cell>
          <table:table-cell table:formula="of:=VLOOKUP([.E6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Tirran</text:p>
          </table:table-cell>
          <table:table-cell office:value-type="string" calcext:value-type="string">
            <text:p>Aberdeen</text:p>
          </table:table-cell>
          <table:table-cell office:value-type="float" office:value="56.84645" calcext:value-type="float">
            <text:p>56.84645</text:p>
          </table:table-cell>
          <table:table-cell office:value-type="float" office:value="-3.03435" calcext:value-type="float">
            <text:p>-3.03435</text:p>
          </table:table-cell>
          <table:table-cell office:value-type="string" calcext:value-type="string">
            <text:p>South Scotland &amp; Grampian</text:p>
          </table:table-cell>
          <table:table-cell table:formula="of:=VLOOKUP([.E6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Toaig</text:p>
          </table:table-cell>
          <table:table-cell office:value-type="string" calcext:value-type="string">
            <text:p>SMPC</text:p>
          </table:table-cell>
          <table:table-cell office:value-type="float" office:value="56.559805" calcext:value-type="float">
            <text:p>56.559805</text:p>
          </table:table-cell>
          <table:table-cell office:value-type="float" office:value="-4.83574" calcext:value-type="float">
            <text:p>-4.83574</text:p>
          </table:table-cell>
          <table:table-cell office:value-type="string" calcext:value-type="string">
            <text:p>South Scotland &amp; Grampian</text:p>
          </table:table-cell>
          <table:table-cell table:formula="of:=VLOOKUP([.E6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Uarie</text:p>
          </table:table-cell>
          <table:table-cell office:value-type="string" calcext:value-type="string">
            <text:p>Highland</text:p>
          </table:table-cell>
          <table:table-cell office:value-type="float" office:value="58.12663" calcext:value-type="float">
            <text:p>58.12663</text:p>
          </table:table-cell>
          <table:table-cell office:value-type="float" office:value="-3.81967" calcext:value-type="float">
            <text:p>-3.81967</text:p>
          </table:table-cell>
          <table:table-cell office:value-type="string" calcext:value-type="string">
            <text:p>Highlands</text:p>
          </table:table-cell>
          <table:table-cell table:formula="of:=VLOOKUP([.E6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Vorlich</text:p>
          </table:table-cell>
          <table:table-cell office:value-type="string" calcext:value-type="string">
            <text:p>SMPC</text:p>
          </table:table-cell>
          <table:table-cell office:value-type="float" office:value="56.366585" calcext:value-type="float">
            <text:p>56.366585</text:p>
          </table:table-cell>
          <table:table-cell office:value-type="float" office:value="-4.245115" calcext:value-type="float">
            <text:p>-4.245115</text:p>
          </table:table-cell>
          <table:table-cell office:value-type="string" calcext:value-type="string">
            <text:p>South Scotland &amp; Grampian</text:p>
          </table:table-cell>
          <table:table-cell table:formula="of:=VLOOKUP([.E6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Wyvis</text:p>
          </table:table-cell>
          <table:table-cell office:value-type="string" calcext:value-type="string">
            <text:p>Highland</text:p>
          </table:table-cell>
          <table:table-cell office:value-type="float" office:value="57.682625" calcext:value-type="float">
            <text:p>57.682625</text:p>
          </table:table-cell>
          <table:table-cell office:value-type="float" office:value="-4.55451" calcext:value-type="float">
            <text:p>-4.55451</text:p>
          </table:table-cell>
          <table:table-cell office:value-type="string" calcext:value-type="string">
            <text:p>Highlands</text:p>
          </table:table-cell>
          <table:table-cell table:formula="of:=VLOOKUP([.E66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waldeth</text:p>
          </table:table-cell>
          <table:table-cell office:value-type="string" calcext:value-type="string">
            <text:p>Cumbria</text:p>
          </table:table-cell>
          <table:table-cell office:value-type="float" office:value="54.714535" calcext:value-type="float">
            <text:p>54.714535</text:p>
          </table:table-cell>
          <table:table-cell office:value-type="float" office:value="-3.22439" calcext:value-type="float">
            <text:p>-3.22439</text:p>
          </table:table-cell>
          <table:table-cell office:value-type="string" calcext:value-type="string">
            <text:p>Lakes</text:p>
          </table:table-cell>
          <table:table-cell table:formula="of:=VLOOKUP([.E67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WD</text:p>
          </table:table-cell>
        </table:table-row>
        <table:table-row table:style-name="ro1">
          <table:table-cell office:value-type="string" calcext:value-type="string">
            <text:p>Bin Of Cullen</text:p>
          </table:table-cell>
          <table:table-cell office:value-type="string" calcext:value-type="string">
            <text:p>Aberdeen</text:p>
          </table:table-cell>
          <table:table-cell office:value-type="float" office:value="57.66573" calcext:value-type="float">
            <text:p>57.66573</text:p>
          </table:table-cell>
          <table:table-cell office:value-type="float" office:value="-2.87393" calcext:value-type="float">
            <text:p>-2.87393</text:p>
          </table:table-cell>
          <table:table-cell office:value-type="string" calcext:value-type="string">
            <text:p>South Scotland &amp; Grampian</text:p>
          </table:table-cell>
          <table:table-cell table:formula="of:=VLOOKUP([.E68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s Hill</text:p>
          </table:table-cell>
          <table:table-cell office:value-type="string" calcext:value-type="string">
            <text:p>LLSC</text:p>
          </table:table-cell>
          <table:table-cell office:value-type="float" office:value="55.58999" calcext:value-type="float">
            <text:p>55.58999</text:p>
          </table:table-cell>
          <table:table-cell office:value-type="float" office:value="-3.13455" calcext:value-type="float">
            <text:p>-3.13455</text:p>
          </table:table-cell>
          <table:table-cell office:value-type="string" calcext:value-type="string">
            <text:p>Borders</text:p>
          </table:table-cell>
          <table:table-cell table:formula="of:=VLOOKUP([.E69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LLSC</text:p>
          </table:table-cell>
          <table:table-cell office:value-type="float" office:value="56.21678" calcext:value-type="float">
            <text:p>56.21678</text:p>
          </table:table-cell>
          <table:table-cell office:value-type="float" office:value="-3.31957" calcext:value-type="float">
            <text:p>-3.31957</text:p>
          </table:table-cell>
          <table:table-cell office:value-type="string" calcext:value-type="string">
            <text:p>South Scotland &amp; Grampian</text:p>
          </table:table-cell>
          <table:table-cell table:formula="of:=VLOOKUP([.E7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Combe</text:p>
          </table:table-cell>
          <table:table-cell office:value-type="string" calcext:value-type="string">
            <text:p>Cumbria</text:p>
          </table:table-cell>
          <table:table-cell office:value-type="float" office:value="54.26295" calcext:value-type="float">
            <text:p>54.26295</text:p>
          </table:table-cell>
          <table:table-cell office:value-type="float" office:value="-3.35297" calcext:value-type="float">
            <text:p>-3.35297</text:p>
          </table:table-cell>
          <table:table-cell office:value-type="string" calcext:value-type="string">
            <text:p>Lakes</text:p>
          </table:table-cell>
          <table:table-cell table:formula="of:=VLOOKUP([.E7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CE</text:p>
          </table:table-cell>
        </table:table-row>
        <table:table-row table:style-name="ro1">
          <table:table-cell office:value-type="string" calcext:value-type="string">
            <text:p>Black Combe East</text:p>
          </table:table-cell>
          <table:table-cell office:value-type="string" calcext:value-type="string">
            <text:p>Cumbria</text:p>
          </table:table-cell>
          <table:table-cell office:value-type="float" office:value="54.253165" calcext:value-type="float">
            <text:p>54.253165</text:p>
          </table:table-cell>
          <table:table-cell office:value-type="float" office:value="-3.317135" calcext:value-type="float">
            <text:p>-3.317135</text:p>
          </table:table-cell>
          <table:table-cell office:value-type="string" calcext:value-type="string">
            <text:p>Lakes</text:p>
          </table:table-cell>
          <table:table-cell table:formula="of:=VLOOKUP([.E7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Craig</text:p>
          </table:table-cell>
          <table:table-cell office:value-type="string" calcext:value-type="string">
            <text:p>LLSC</text:p>
          </table:table-cell>
          <table:table-cell office:value-type="float" office:value="55.22767" calcext:value-type="float">
            <text:p>55.22767</text:p>
          </table:table-cell>
          <table:table-cell office:value-type="float" office:value="-4.35264" calcext:value-type="float">
            <text:p>-4.35264</text:p>
          </table:table-cell>
          <table:table-cell office:value-type="string" calcext:value-type="string">
            <text:p>South Scotland &amp; Grampian</text:p>
          </table:table-cell>
          <table:table-cell table:formula="of:=VLOOKUP([.E7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Hill</text:p>
          </table:table-cell>
          <table:table-cell office:value-type="string" calcext:value-type="string">
            <text:p>SE Wales</text:p>
          </table:table-cell>
          <table:table-cell office:value-type="float" office:value="52.00213" calcext:value-type="float">
            <text:p>52.00213</text:p>
          </table:table-cell>
          <table:table-cell office:value-type="float" office:value="-3.05463" calcext:value-type="float">
            <text:p>-3.05463</text:p>
          </table:table-cell>
          <table:table-cell office:value-type="string" calcext:value-type="string">
            <text:p>South Wales</text:p>
          </table:table-cell>
          <table:table-cell table:formula="of:=VLOOKUP([.E74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Mount</text:p>
          </table:table-cell>
          <table:table-cell office:value-type="string" calcext:value-type="string">
            <text:p>SMPC</text:p>
          </table:table-cell>
          <table:table-cell office:value-type="float" office:value="56.586475" calcext:value-type="float">
            <text:p>56.586475</text:p>
          </table:table-cell>
          <table:table-cell office:value-type="float" office:value="-4.73331" calcext:value-type="float">
            <text:p>-4.73331</text:p>
          </table:table-cell>
          <table:table-cell office:value-type="string" calcext:value-type="string">
            <text:p>South Scotland &amp; Grampian</text:p>
          </table:table-cell>
          <table:table-cell table:formula="of:=VLOOKUP([.E7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ers Hole</text:p>
          </table:table-cell>
          <table:table-cell office:value-type="string" calcext:value-type="string">
            <text:p>Wessex</text:p>
          </table:table-cell>
          <table:table-cell office:value-type="float" office:value="50.59345" calcext:value-type="float">
            <text:p>50.59345</text:p>
          </table:table-cell>
          <table:table-cell office:value-type="float" office:value="-1.9853" calcext:value-type="float">
            <text:p>-1.9853</text:p>
          </table:table-cell>
          <table:table-cell office:value-type="string" calcext:value-type="string">
            <text:p>West</text:p>
          </table:table-cell>
          <table:table-cell table:formula="of:=VLOOKUP([.E76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mount</text:p>
          </table:table-cell>
          <table:table-cell office:value-type="string" calcext:value-type="string">
            <text:p>SMPC</text:p>
          </table:table-cell>
          <table:table-cell office:value-type="float" office:value="56.58578" calcext:value-type="float">
            <text:p>56.58578</text:p>
          </table:table-cell>
          <table:table-cell office:value-type="float" office:value="-4.76467" calcext:value-type="float">
            <text:p>-4.76467</text:p>
          </table:table-cell>
          <table:table-cell office:value-type="string" calcext:value-type="string">
            <text:p>South Scotland &amp; Grampian</text:p>
          </table:table-cell>
          <table:table-cell table:formula="of:=VLOOKUP([.E7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enavon (Gb)</text:p>
          </table:table-cell>
          <table:table-cell office:value-type="string" calcext:value-type="string">
            <text:p>SE Wales</text:p>
          </table:table-cell>
          <table:table-cell office:value-type="float" office:value="51.78122" calcext:value-type="float">
            <text:p>51.78122</text:p>
          </table:table-cell>
          <table:table-cell office:value-type="float" office:value="-3.13877" calcext:value-type="float">
            <text:p>-3.13877</text:p>
          </table:table-cell>
          <table:table-cell office:value-type="string" calcext:value-type="string">
            <text:p>South Wales</text:p>
          </table:table-cell>
          <table:table-cell table:formula="of:=VLOOKUP([.E78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ase Fell</text:p>
          </table:table-cell>
          <table:table-cell office:value-type="string" calcext:value-type="string">
            <text:p>Cumbria</text:p>
          </table:table-cell>
          <table:table-cell office:value-type="float" office:value="54.62548" calcext:value-type="float">
            <text:p>54.62548</text:p>
          </table:table-cell>
          <table:table-cell office:value-type="float" office:value="-3.07365" calcext:value-type="float">
            <text:p>-3.07365</text:p>
          </table:table-cell>
          <table:table-cell office:value-type="string" calcext:value-type="string">
            <text:p>Lakes</text:p>
          </table:table-cell>
          <table:table-cell table:formula="of:=VLOOKUP([.E79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LF</text:p>
          </table:table-cell>
        </table:table-row>
        <table:table-row table:style-name="ro1">
          <table:table-cell office:value-type="string" calcext:value-type="string">
            <text:p>Blencathra</text:p>
          </table:table-cell>
          <table:table-cell office:value-type="string" calcext:value-type="string">
            <text:p>Cumbria</text:p>
          </table:table-cell>
          <table:table-cell office:value-type="float" office:value="54.6401" calcext:value-type="float">
            <text:p>54.6401</text:p>
          </table:table-cell>
          <table:table-cell office:value-type="float" office:value="-3.05068" calcext:value-type="float">
            <text:p>-3.05068</text:p>
          </table:table-cell>
          <table:table-cell office:value-type="string" calcext:value-type="string">
            <text:p>Lakes</text:p>
          </table:table-cell>
          <table:table-cell table:formula="of:=VLOOKUP([.E8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renge</text:p>
          </table:table-cell>
          <table:table-cell office:value-type="string" calcext:value-type="string">
            <text:p>SE Wales</text:p>
          </table:table-cell>
          <table:table-cell office:value-type="float" office:value="51.80443" calcext:value-type="float">
            <text:p>51.80443</text:p>
          </table:table-cell>
          <table:table-cell office:value-type="float" office:value="-3.0512" calcext:value-type="float">
            <text:p>-3.0512</text:p>
          </table:table-cell>
          <table:table-cell office:value-type="string" calcext:value-type="string">
            <text:p>South Wales</text:p>
          </table:table-cell>
          <table:table-cell table:formula="of:=VLOOKUP([.E81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a Crags</text:p>
          </table:table-cell>
          <table:table-cell office:value-type="string" calcext:value-type="string">
            <text:p>Dales</text:p>
          </table:table-cell>
          <table:table-cell office:value-type="float" office:value="54.069315" calcext:value-type="float">
            <text:p>54.069315</text:p>
          </table:table-cell>
          <table:table-cell office:value-type="float" office:value="-2.26176" calcext:value-type="float">
            <text:p>-2.26176</text:p>
          </table:table-cell>
          <table:table-cell office:value-type="string" calcext:value-type="string">
            <text:p>Pennines &amp; Dales</text:p>
          </table:table-cell>
          <table:table-cell table:formula="of:=VLOOKUP([.E8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/>
        </table:table-row>
        <table:table-row table:style-name="ro1">
          <table:table-cell office:value-type="string" calcext:value-type="string">
            <text:p>Bo Peep</text:p>
          </table:table-cell>
          <table:table-cell office:value-type="string" calcext:value-type="string">
            <text:p>Southern</text:p>
          </table:table-cell>
          <table:table-cell office:value-type="float" office:value="50.82066" calcext:value-type="float">
            <text:p>50.82066</text:p>
          </table:table-cell>
          <table:table-cell office:value-type="float" office:value="0.1285" calcext:value-type="float">
            <text:p>0.1285</text:p>
          </table:table-cell>
          <table:table-cell office:value-type="string" calcext:value-type="string">
            <text:p>South East</text:p>
          </table:table-cell>
          <table:table-cell table:formula="of:=VLOOKUP([.E83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Bodesbeck Law</text:p>
          </table:table-cell>
          <table:table-cell office:value-type="string" calcext:value-type="string">
            <text:p>LLSC</text:p>
          </table:table-cell>
          <table:table-cell office:value-type="float" office:value="55.37974" calcext:value-type="float">
            <text:p>55.37974</text:p>
          </table:table-cell>
          <table:table-cell office:value-type="float" office:value="-3.314925" calcext:value-type="float">
            <text:p>-3.314925</text:p>
          </table:table-cell>
          <table:table-cell office:value-type="string" calcext:value-type="string">
            <text:p>Borders</text:p>
          </table:table-cell>
          <table:table-cell table:formula="of:=VLOOKUP([.E8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2"/>
          <table:table-cell office:value-type="string" calcext:value-type="string">
            <text:p>http://www.wingbeat-paragliding.co.uk/index.php/sites/bodesbeck</text:p>
          </table:table-cell>
        </table:table-row>
        <table:table-row table:style-name="ro1">
          <table:table-cell office:value-type="string" calcext:value-type="string">
            <text:p>Bow Scale Tarn</text:p>
          </table:table-cell>
          <table:table-cell office:value-type="string" calcext:value-type="string">
            <text:p>Cumbria</text:p>
          </table:table-cell>
          <table:table-cell office:value-type="float" office:value="54.67045" calcext:value-type="float">
            <text:p>54.67045</text:p>
          </table:table-cell>
          <table:table-cell office:value-type="float" office:value="-3.0308" calcext:value-type="float">
            <text:p>-3.0308</text:p>
          </table:table-cell>
          <table:table-cell office:value-type="string" calcext:value-type="string">
            <text:p>Lakes</text:p>
          </table:table-cell>
          <table:table-cell table:formula="of:=VLOOKUP([.E85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fell</text:p>
          </table:table-cell>
          <table:table-cell office:value-type="string" calcext:value-type="string">
            <text:p>Cumbria</text:p>
          </table:table-cell>
          <table:table-cell office:value-type="float" office:value="54.4572" calcext:value-type="float">
            <text:p>54.4572</text:p>
          </table:table-cell>
          <table:table-cell office:value-type="float" office:value="-3.1781" calcext:value-type="float">
            <text:p>-3.1781</text:p>
          </table:table-cell>
          <table:table-cell office:value-type="string" calcext:value-type="string">
            <text:p>Lakes</text:p>
          </table:table-cell>
          <table:table-cell table:formula="of:=VLOOKUP([.E8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dwell</text:p>
          </table:table-cell>
          <table:table-cell office:value-type="string" calcext:value-type="string">
            <text:p>Derbyshire</text:p>
          </table:table-cell>
          <table:table-cell office:value-type="float" office:value="53.321" calcext:value-type="float">
            <text:p>53.321</text:p>
          </table:table-cell>
          <table:table-cell office:value-type="float" office:value="-1.73005" calcext:value-type="float">
            <text:p>-1.73005</text:p>
          </table:table-cell>
          <table:table-cell office:value-type="string" calcext:value-type="string">
            <text:p>Central</text:p>
          </table:table-cell>
          <table:table-cell table:formula="of:=VLOOKUP([.E87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bradwell</text:p>
          </table:table-cell>
        </table:table-row>
        <table:table-row table:style-name="ro1">
          <table:table-cell office:value-type="string" calcext:value-type="string">
            <text:p>Braemore Junction</text:p>
          </table:table-cell>
          <table:table-cell office:value-type="string" calcext:value-type="string">
            <text:p>Highland</text:p>
          </table:table-cell>
          <table:table-cell office:value-type="float" office:value="57.76404" calcext:value-type="float">
            <text:p>57.76404</text:p>
          </table:table-cell>
          <table:table-cell office:value-type="float" office:value="-4.99636" calcext:value-type="float">
            <text:p>-4.99636</text:p>
          </table:table-cell>
          <table:table-cell office:value-type="string" calcext:value-type="string">
            <text:p>Highlands</text:p>
          </table:table-cell>
          <table:table-cell table:formula="of:=VLOOKUP([.E8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t Side</text:p>
          </table:table-cell>
          <table:table-cell office:value-type="string" calcext:value-type="string">
            <text:p>Dales</text:p>
          </table:table-cell>
          <table:table-cell office:value-type="float" office:value="54.2758" calcext:value-type="float">
            <text:p>54.2758</text:p>
          </table:table-cell>
          <table:table-cell office:value-type="float" office:value="-2.3437" calcext:value-type="float">
            <text:p>-2.3437</text:p>
          </table:table-cell>
          <table:table-cell office:value-type="string" calcext:value-type="string">
            <text:p>Pennines &amp; Dales</text:p>
          </table:table-cell>
          <table:table-cell table:formula="of:=VLOOKUP([.E89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tton</text:p>
          </table:table-cell>
          <table:table-cell office:value-type="string" calcext:value-type="string">
            <text:p>Gap</text:p>
          </table:table-cell>
          <table:table-cell office:value-type="float" office:value="51.26413" calcext:value-type="float">
            <text:p>51.26413</text:p>
          </table:table-cell>
          <table:table-cell office:value-type="float" office:value="-2.14507" calcext:value-type="float">
            <text:p>-2.14507</text:p>
          </table:table-cell>
          <table:table-cell office:value-type="string" calcext:value-type="string">
            <text:p>West</text:p>
          </table:table-cell>
          <table:table-cell table:formula="of:=VLOOKUP([.E90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lington</text:p>
          </table:table-cell>
          <table:table-cell office:value-type="string" calcext:value-type="string">
            <text:p>Cayley</text:p>
          </table:table-cell>
          <table:table-cell office:value-type="float" office:value="54.0955" calcext:value-type="float">
            <text:p>54.0955</text:p>
          </table:table-cell>
          <table:table-cell office:value-type="float" office:value="-0.17363" calcext:value-type="float">
            <text:p>-0.17363</text:p>
          </table:table-cell>
          <table:table-cell office:value-type="string" calcext:value-type="string">
            <text:p>North East</text:p>
          </table:table-cell>
          <table:table-cell table:formula="of:=VLOOKUP([.E91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stone</text:p>
          </table:table-cell>
          <table:table-cell office:value-type="string" calcext:value-type="string">
            <text:p>Isle of Wight</text:p>
          </table:table-cell>
          <table:table-cell office:value-type="float" office:value="50.65169" calcext:value-type="float">
            <text:p>50.65169</text:p>
          </table:table-cell>
          <table:table-cell office:value-type="float" office:value="-1.38317" calcext:value-type="float">
            <text:p>-1.38317</text:p>
          </table:table-cell>
          <table:table-cell office:value-type="string" calcext:value-type="string">
            <text:p>Isle of Wight</text:p>
          </table:table-cell>
          <table:table-cell table:formula="of:=VLOOKUP([.E92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2"/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Brigsteer</text:p>
          </table:table-cell>
          <table:table-cell office:value-type="string" calcext:value-type="string">
            <text:p>Dales</text:p>
          </table:table-cell>
          <table:table-cell office:value-type="float" office:value="54.29617" calcext:value-type="float">
            <text:p>54.29617</text:p>
          </table:table-cell>
          <table:table-cell office:value-type="float" office:value="-2.79064" calcext:value-type="float">
            <text:p>-2.79064</text:p>
          </table:table-cell>
          <table:table-cell office:value-type="string" calcext:value-type="string">
            <text:p>Pennines &amp; Dales</text:p>
          </table:table-cell>
          <table:table-cell table:formula="of:=VLOOKUP([.E93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RG</text:p>
          </table:table-cell>
        </table:table-row>
        <table:table-row table:style-name="ro1">
          <table:table-cell office:value-type="string" calcext:value-type="string">
            <text:p>Broadlee Bank</text:p>
          </table:table-cell>
          <table:table-cell office:value-type="string" calcext:value-type="string">
            <text:p>Derbyshire</text:p>
          </table:table-cell>
          <table:table-cell office:value-type="float" office:value="53.37" calcext:value-type="float">
            <text:p>53.37</text:p>
          </table:table-cell>
          <table:table-cell office:value-type="float" office:value="-1.83582" calcext:value-type="float">
            <text:p>-1.83582</text:p>
          </table:table-cell>
          <table:table-cell office:value-type="string" calcext:value-type="string">
            <text:p>Central</text:p>
          </table:table-cell>
          <table:table-cell table:formula="of:=VLOOKUP([.E94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broadlee-bank/</text:p>
          </table:table-cell>
        </table:table-row>
        <table:table-row table:style-name="ro1">
          <table:table-cell office:value-type="string" calcext:value-type="string">
            <text:p>Broughton Heights</text:p>
          </table:table-cell>
          <table:table-cell office:value-type="string" calcext:value-type="string">
            <text:p>LLSC</text:p>
          </table:table-cell>
          <table:table-cell office:value-type="float" office:value="55.66144" calcext:value-type="float">
            <text:p>55.66144</text:p>
          </table:table-cell>
          <table:table-cell office:value-type="float" office:value="-3.40388" calcext:value-type="float">
            <text:p>-3.40388</text:p>
          </table:table-cell>
          <table:table-cell office:value-type="string" calcext:value-type="string">
            <text:p>Borders</text:p>
          </table:table-cell>
          <table:table-cell table:formula="of:=VLOOKUP([.E95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ber Hill</text:p>
          </table:table-cell>
          <table:table-cell office:value-type="string" calcext:value-type="string">
            <text:p>Northumbria</text:p>
          </table:table-cell>
          <table:table-cell office:value-type="float" office:value="54.648575" calcext:value-type="float">
            <text:p>54.648575</text:p>
          </table:table-cell>
          <table:table-cell office:value-type="float" office:value="-2.45711" calcext:value-type="float">
            <text:p>-2.45711</text:p>
          </table:table-cell>
          <table:table-cell office:value-type="string" calcext:value-type="string">
            <text:p>Lakes</text:p>
          </table:table-cell>
          <table:table-cell table:formula="of:=VLOOKUP([.E9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hac Nan Uamh</text:p>
          </table:table-cell>
          <table:table-cell office:value-type="string" calcext:value-type="string">
            <text:p>Highland</text:p>
          </table:table-cell>
          <table:table-cell office:value-type="float" office:value="57.1652" calcext:value-type="float">
            <text:p>57.1652</text:p>
          </table:table-cell>
          <table:table-cell office:value-type="float" office:value="-4.99246" calcext:value-type="float">
            <text:p>-4.99246</text:p>
          </table:table-cell>
          <table:table-cell office:value-type="string" calcext:value-type="string">
            <text:p>Highlands</text:p>
          </table:table-cell>
          <table:table-cell table:formula="of:=VLOOKUP([.E97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yn Banog</text:p>
          </table:table-cell>
          <table:table-cell office:value-type="string" calcext:value-type="string">
            <text:p>Snowdonia</text:p>
          </table:table-cell>
          <table:table-cell office:value-type="float" office:value="52.98795" calcext:value-type="float">
            <text:p>52.98795</text:p>
          </table:table-cell>
          <table:table-cell office:value-type="float" office:value="-4.12414" calcext:value-type="float">
            <text:p>-4.12414</text:p>
          </table:table-cell>
          <table:table-cell office:value-type="string" calcext:value-type="string">
            <text:p>North Wales</text:p>
          </table:table-cell>
          <table:table-cell table:formula="of:=VLOOKUP([.E98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yncaws</text:p>
          </table:table-cell>
          <table:table-cell office:value-type="string" calcext:value-type="string">
            <text:p>SW Wales</text:p>
          </table:table-cell>
          <table:table-cell office:value-type="float" office:value="51.71236" calcext:value-type="float">
            <text:p>51.71236</text:p>
          </table:table-cell>
          <table:table-cell office:value-type="float" office:value="-3.78954" calcext:value-type="float">
            <text:p>-3.78954</text:p>
          </table:table-cell>
          <table:table-cell office:value-type="string" calcext:value-type="string">
            <text:p>South Wales</text:p>
          </table:table-cell>
          <table:table-cell table:formula="of:=VLOOKUP([.E9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 Of Cabrach</text:p>
          </table:table-cell>
          <table:table-cell office:value-type="string" calcext:value-type="string">
            <text:p>Aberdeen</text:p>
          </table:table-cell>
          <table:table-cell office:value-type="float" office:value="57.29813" calcext:value-type="float">
            <text:p>57.29813</text:p>
          </table:table-cell>
          <table:table-cell office:value-type="float" office:value="-2.97968" calcext:value-type="float">
            <text:p>-2.97968</text:p>
          </table:table-cell>
          <table:table-cell office:value-type="string" calcext:value-type="string">
            <text:p>South Scotland &amp; Grampian</text:p>
          </table:table-cell>
          <table:table-cell table:formula="of:=VLOOKUP([.E10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h Wells</text:p>
          </table:table-cell>
          <table:table-cell office:value-type="string" calcext:value-type="string">
            <text:p>Joint Services</text:p>
          </table:table-cell>
          <table:table-cell office:value-type="float" office:value="52.16302" calcext:value-type="float">
            <text:p>52.16302</text:p>
          </table:table-cell>
          <table:table-cell office:value-type="float" office:value="-3.34222" calcext:value-type="float">
            <text:p>-3.34222</text:p>
          </table:table-cell>
          <table:table-cell office:value-type="string" calcext:value-type="string">
            <text:p>South Wales</text:p>
          </table:table-cell>
          <table:table-cell table:formula="of:=VLOOKUP([.E101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2"/>
          <table:table-cell office:value-type="string" calcext:value-type="string">
            <text:p>http://www.joomla.malvern-hang.org.uk/index.php/builth-wells</text:p>
          </table:table-cell>
        </table:table-row>
        <table:table-row table:style-name="ro1">
          <table:table-cell office:value-type="string" calcext:value-type="string">
            <text:p>Bunster</text:p>
          </table:table-cell>
          <table:table-cell office:value-type="string" calcext:value-type="string">
            <text:p>Derbyshire</text:p>
          </table:table-cell>
          <table:table-cell office:value-type="float" office:value="53.06035" calcext:value-type="float">
            <text:p>53.06035</text:p>
          </table:table-cell>
          <table:table-cell office:value-type="float" office:value="-1.791695" calcext:value-type="float">
            <text:p>-1.791695</text:p>
          </table:table-cell>
          <table:table-cell office:value-type="string" calcext:value-type="string">
            <text:p>Central</text:p>
          </table:table-cell>
          <table:table-cell table:formula="of:=VLOOKUP([.E102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www.paraguide.uk/guides/Bunster.pdf</text:p>
          </table:table-cell>
        </table:table-row>
        <table:table-row table:style-name="ro1">
          <table:table-cell office:value-type="string" calcext:value-type="string">
            <text:p>Burger Van</text:p>
          </table:table-cell>
          <table:table-cell office:value-type="string" calcext:value-type="string">
            <text:p>SMPC</text:p>
          </table:table-cell>
          <table:table-cell office:value-type="float" office:value="56.430315" calcext:value-type="float">
            <text:p>56.430315</text:p>
          </table:table-cell>
          <table:table-cell office:value-type="float" office:value="-4.324195" calcext:value-type="float">
            <text:p>-4.324195</text:p>
          </table:table-cell>
          <table:table-cell office:value-type="string" calcext:value-type="string">
            <text:p>South Scotland &amp; Grampian</text:p>
          </table:table-cell>
          <table:table-cell table:formula="of:=VLOOKUP([.E10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 Fell</text:p>
          </table:table-cell>
          <table:table-cell office:value-type="string" calcext:value-type="string">
            <text:p>Pennine</text:p>
          </table:table-cell>
          <table:table-cell office:value-type="float" office:value="53.97338" calcext:value-type="float">
            <text:p>53.97338</text:p>
          </table:table-cell>
          <table:table-cell office:value-type="float" office:value="-2.49325" calcext:value-type="float">
            <text:p>-2.49325</text:p>
          </table:table-cell>
          <table:table-cell office:value-type="string" calcext:value-type="string">
            <text:p>Pennines &amp; Dales</text:p>
          </table:table-cell>
          <table:table-cell table:formula="of:=VLOOKUP([.E104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bank</text:p>
          </table:table-cell>
          <table:table-cell office:value-type="string" calcext:value-type="string">
            <text:p>Cumbria</text:p>
          </table:table-cell>
          <table:table-cell office:value-type="float" office:value="54.57997" calcext:value-type="float">
            <text:p>54.57997</text:p>
          </table:table-cell>
          <table:table-cell office:value-type="float" office:value="-3.37201" calcext:value-type="float">
            <text:p>-3.37201</text:p>
          </table:table-cell>
          <table:table-cell office:value-type="string" calcext:value-type="string">
            <text:p>Lakes</text:p>
          </table:table-cell>
          <table:table-cell table:formula="of:=VLOOKUP([.E105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NB</text:p>
          </table:table-cell>
        </table:table-row>
        <table:table-row table:style-name="ro1">
          <table:table-cell office:value-type="string" calcext:value-type="string">
            <text:p>Burney</text:p>
          </table:table-cell>
          <table:table-cell office:value-type="string" calcext:value-type="string">
            <text:p>Cumbria</text:p>
          </table:table-cell>
          <table:table-cell office:value-type="float" office:value="54.26124" calcext:value-type="float">
            <text:p>54.26124</text:p>
          </table:table-cell>
          <table:table-cell office:value-type="float" office:value="-3.13794" calcext:value-type="float">
            <text:p>-3.13794</text:p>
          </table:table-cell>
          <table:table-cell office:value-type="string" calcext:value-type="string">
            <text:p>Lakes</text:p>
          </table:table-cell>
          <table:table-cell table:formula="of:=VLOOKUP([.E10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NF</text:p>
          </table:table-cell>
        </table:table-row>
        <table:table-row table:style-name="ro1">
          <table:table-cell office:value-type="string" calcext:value-type="string">
            <text:p>Butser West</text:p>
          </table:table-cell>
          <table:table-cell office:value-type="string" calcext:value-type="string">
            <text:p>Sky Surfing</text:p>
          </table:table-cell>
          <table:table-cell office:value-type="float" office:value="50.97682" calcext:value-type="float">
            <text:p>50.97682</text:p>
          </table:table-cell>
          <table:table-cell office:value-type="float" office:value="-0.98785" calcext:value-type="float">
            <text:p>-0.98785</text:p>
          </table:table-cell>
          <table:table-cell office:value-type="string" calcext:value-type="string">
            <text:p>South East</text:p>
          </table:table-cell>
          <table:table-cell table:formula="of:=VLOOKUP([.E107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Buttermere Moss</text:p>
          </table:table-cell>
          <table:table-cell office:value-type="string" calcext:value-type="string">
            <text:p>Cumbria</text:p>
          </table:table-cell>
          <table:table-cell office:value-type="float" office:value="54.542225" calcext:value-type="float">
            <text:p>54.542225</text:p>
          </table:table-cell>
          <table:table-cell office:value-type="float" office:value="-3.257675" calcext:value-type="float">
            <text:p>-3.257675</text:p>
          </table:table-cell>
          <table:table-cell office:value-type="string" calcext:value-type="string">
            <text:p>Lakes</text:p>
          </table:table-cell>
          <table:table-cell table:formula="of:=VLOOKUP([.E10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BTM</text:p>
          </table:table-cell>
        </table:table-row>
        <table:table-row table:style-name="ro1">
          <table:table-cell office:value-type="string" calcext:value-type="string">
            <text:p>Cacra</text:p>
          </table:table-cell>
          <table:table-cell office:value-type="string" calcext:value-type="string">
            <text:p>LLSC</text:p>
          </table:table-cell>
          <table:table-cell office:value-type="float" office:value="55.4435" calcext:value-type="float">
            <text:p>55.4435</text:p>
          </table:table-cell>
          <table:table-cell office:value-type="float" office:value="-3.07375" calcext:value-type="float">
            <text:p>-3.07375</text:p>
          </table:table-cell>
          <table:table-cell office:value-type="string" calcext:value-type="string">
            <text:p>Borders</text:p>
          </table:table-cell>
          <table:table-cell table:formula="of:=VLOOKUP([.E109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2"/>
          <table:table-cell office:value-type="string" calcext:value-type="string">
            <text:p>http://www.wingbeat-paragliding.co.uk/index.php/sites/cacra-bank</text:p>
          </table:table-cell>
        </table:table-row>
        <table:table-row table:style-name="ro1">
          <table:table-cell office:value-type="string" calcext:value-type="string">
            <text:p>Cairn An Righ</text:p>
          </table:table-cell>
          <table:table-cell office:value-type="string" calcext:value-type="string">
            <text:p>Highland</text:p>
          </table:table-cell>
          <table:table-cell office:value-type="float" office:value="56.87479" calcext:value-type="float">
            <text:p>56.87479</text:p>
          </table:table-cell>
          <table:table-cell office:value-type="float" office:value="-3.610235" calcext:value-type="float">
            <text:p>-3.610235</text:p>
          </table:table-cell>
          <table:table-cell office:value-type="string" calcext:value-type="string">
            <text:p>Highlands</text:p>
          </table:table-cell>
          <table:table-cell table:formula="of:=VLOOKUP([.E110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rn O Mount</text:p>
          </table:table-cell>
          <table:table-cell office:value-type="string" calcext:value-type="string">
            <text:p>Aberdeen</text:p>
          </table:table-cell>
          <table:table-cell office:value-type="float" office:value="56.914" calcext:value-type="float">
            <text:p>56.914</text:p>
          </table:table-cell>
          <table:table-cell office:value-type="float" office:value="-2.575745" calcext:value-type="float">
            <text:p>-2.575745</text:p>
          </table:table-cell>
          <table:table-cell office:value-type="string" calcext:value-type="string">
            <text:p>South Scotland &amp; Grampian</text:p>
          </table:table-cell>
          <table:table-cell table:formula="of:=VLOOKUP([.E11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rn Vaich</text:p>
          </table:table-cell>
          <table:table-cell office:value-type="string" calcext:value-type="string">
            <text:p>Aberdeen</text:p>
          </table:table-cell>
          <table:table-cell office:value-type="float" office:value="57.179775" calcext:value-type="float">
            <text:p>57.179775</text:p>
          </table:table-cell>
          <table:table-cell office:value-type="float" office:value="-3.266205" calcext:value-type="float">
            <text:p>-3.266205</text:p>
          </table:table-cell>
          <table:table-cell office:value-type="string" calcext:value-type="string">
            <text:p>South Scotland &amp; Grampian</text:p>
          </table:table-cell>
          <table:table-cell table:formula="of:=VLOOKUP([.E11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rngorm</text:p>
          </table:table-cell>
          <table:table-cell office:value-type="string" calcext:value-type="string">
            <text:p>Highland</text:p>
          </table:table-cell>
          <table:table-cell office:value-type="float" office:value="57.11905" calcext:value-type="float">
            <text:p>57.11905</text:p>
          </table:table-cell>
          <table:table-cell office:value-type="float" office:value="-3.64523" calcext:value-type="float">
            <text:p>-3.64523</text:p>
          </table:table-cell>
          <table:table-cell office:value-type="string" calcext:value-type="string">
            <text:p>Highlands</text:p>
          </table:table-cell>
          <table:table-cell table:formula="of:=VLOOKUP([.E11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rnwell</text:p>
          </table:table-cell>
          <table:table-cell office:value-type="string" calcext:value-type="string">
            <text:p>Aberdeen</text:p>
          </table:table-cell>
          <table:table-cell office:value-type="float" office:value="56.87667" calcext:value-type="float">
            <text:p>56.87667</text:p>
          </table:table-cell>
          <table:table-cell office:value-type="float" office:value="-3.42092" calcext:value-type="float">
            <text:p>-3.42092</text:p>
          </table:table-cell>
          <table:table-cell office:value-type="string" calcext:value-type="string">
            <text:p>South Scotland &amp; Grampian</text:p>
          </table:table-cell>
          <table:table-cell table:formula="of:=VLOOKUP([.E11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lo</text:p>
          </table:table-cell>
          <table:table-cell office:value-type="string" calcext:value-type="string">
            <text:p>Mid Wales</text:p>
          </table:table-cell>
          <table:table-cell office:value-type="float" office:value="52.32208" calcext:value-type="float">
            <text:p>52.32208</text:p>
          </table:table-cell>
          <table:table-cell office:value-type="float" office:value="-3.42097" calcext:value-type="float">
            <text:p>-3.42097</text:p>
          </table:table-cell>
          <table:table-cell office:value-type="string" calcext:value-type="string">
            <text:p>Mid Wales &amp; Mynd</text:p>
          </table:table-cell>
          <table:table-cell table:formula="of:=VLOOKUP([.E115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sie Fells</text:p>
          </table:table-cell>
          <table:table-cell office:value-type="string" calcext:value-type="string">
            <text:p>LLSC</text:p>
          </table:table-cell>
          <table:table-cell office:value-type="float" office:value="55.992965" calcext:value-type="float">
            <text:p>55.992965</text:p>
          </table:table-cell>
          <table:table-cell office:value-type="float" office:value="-4.218045" calcext:value-type="float">
            <text:p>-4.218045</text:p>
          </table:table-cell>
          <table:table-cell office:value-type="string" calcext:value-type="string">
            <text:p>South Scotland &amp; Grampian</text:p>
          </table:table-cell>
          <table:table-cell table:formula="of:=VLOOKUP([.E11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ain Cooks</text:p>
          </table:table-cell>
          <table:table-cell office:value-type="string" calcext:value-type="string">
            <text:p>North Yorks</text:p>
          </table:table-cell>
          <table:table-cell office:value-type="float" office:value="54.48282" calcext:value-type="float">
            <text:p>54.48282</text:p>
          </table:table-cell>
          <table:table-cell office:value-type="float" office:value="-1.09143" calcext:value-type="float">
            <text:p>-1.09143</text:p>
          </table:table-cell>
          <table:table-cell office:value-type="string" calcext:value-type="string">
            <text:p>North East</text:p>
          </table:table-cell>
          <table:table-cell table:formula="of:=VLOOKUP([.E117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on Hill</text:p>
          </table:table-cell>
          <table:table-cell office:value-type="string" calcext:value-type="string">
            <text:p>LLSC</text:p>
          </table:table-cell>
          <table:table-cell office:value-type="float" office:value="55.57002" calcext:value-type="float">
            <text:p>55.57002</text:p>
          </table:table-cell>
          <table:table-cell office:value-type="float" office:value="-3.48178" calcext:value-type="float">
            <text:p>-3.48178</text:p>
          </table:table-cell>
          <table:table-cell office:value-type="string" calcext:value-type="string">
            <text:p>Borders</text:p>
          </table:table-cell>
          <table:table-cell table:formula="of:=VLOOKUP([.E118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ton Bank</text:p>
          </table:table-cell>
          <table:table-cell office:value-type="string" calcext:value-type="string">
            <text:p>North Yorks</text:p>
          </table:table-cell>
          <table:table-cell office:value-type="float" office:value="54.4155" calcext:value-type="float">
            <text:p>54.4155</text:p>
          </table:table-cell>
          <table:table-cell office:value-type="float" office:value="-1.20225" calcext:value-type="float">
            <text:p>-1.20225</text:p>
          </table:table-cell>
          <table:table-cell office:value-type="string" calcext:value-type="string">
            <text:p>North East</text:p>
          </table:table-cell>
          <table:table-cell table:formula="of:=VLOOKUP([.E119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Ban</text:p>
          </table:table-cell>
          <table:table-cell office:value-type="string" calcext:value-type="string">
            <text:p>Highland</text:p>
          </table:table-cell>
          <table:table-cell office:value-type="float" office:value="57.42762" calcext:value-type="float">
            <text:p>57.42762</text:p>
          </table:table-cell>
          <table:table-cell office:value-type="float" office:value="-4.78808" calcext:value-type="float">
            <text:p>-4.78808</text:p>
          </table:table-cell>
          <table:table-cell office:value-type="string" calcext:value-type="string">
            <text:p>Highlands</text:p>
          </table:table-cell>
          <table:table-cell table:formula="of:=VLOOKUP([.E120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Brea</text:p>
          </table:table-cell>
          <table:table-cell office:value-type="string" calcext:value-type="string">
            <text:p>Kernow</text:p>
          </table:table-cell>
          <table:table-cell office:value-type="float" office:value="50.221315" calcext:value-type="float">
            <text:p>50.221315</text:p>
          </table:table-cell>
          <table:table-cell office:value-type="float" office:value="-5.2496" calcext:value-type="float">
            <text:p>-5.2496</text:p>
          </table:table-cell>
          <table:table-cell office:value-type="string" calcext:value-type="string">
            <text:p>South West</text:p>
          </table:table-cell>
          <table:table-cell table:formula="of:=VLOOKUP([.E121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Dubh</text:p>
          </table:table-cell>
          <table:table-cell office:value-type="string" calcext:value-type="string">
            <text:p>Highland</text:p>
          </table:table-cell>
          <table:table-cell office:value-type="float" office:value="57.00037" calcext:value-type="float">
            <text:p>57.00037</text:p>
          </table:table-cell>
          <table:table-cell office:value-type="float" office:value="-4.44227" calcext:value-type="float">
            <text:p>-4.44227</text:p>
          </table:table-cell>
          <table:table-cell office:value-type="string" calcext:value-type="string">
            <text:p>Highlands</text:p>
          </table:table-cell>
          <table:table-cell table:formula="of:=VLOOKUP([.E12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Ghluasaid</text:p>
          </table:table-cell>
          <table:table-cell office:value-type="string" calcext:value-type="string">
            <text:p>Highland</text:p>
          </table:table-cell>
          <table:table-cell office:value-type="float" office:value="57.15604" calcext:value-type="float">
            <text:p>57.15604</text:p>
          </table:table-cell>
          <table:table-cell office:value-type="float" office:value="-5.075125" calcext:value-type="float">
            <text:p>-5.075125</text:p>
          </table:table-cell>
          <table:table-cell office:value-type="string" calcext:value-type="string">
            <text:p>Highlands</text:p>
          </table:table-cell>
          <table:table-cell table:formula="of:=VLOOKUP([.E12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Liath</text:p>
          </table:table-cell>
          <table:table-cell office:value-type="string" calcext:value-type="string">
            <text:p>Highland</text:p>
          </table:table-cell>
          <table:table-cell office:value-type="float" office:value="56.80353" calcext:value-type="float">
            <text:p>56.80353</text:p>
          </table:table-cell>
          <table:table-cell office:value-type="float" office:value="-3.74793" calcext:value-type="float">
            <text:p>-3.74793</text:p>
          </table:table-cell>
          <table:table-cell office:value-type="string" calcext:value-type="string">
            <text:p>Highlands</text:p>
          </table:table-cell>
          <table:table-cell table:formula="of:=VLOOKUP([.E12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Moine</text:p>
          </table:table-cell>
          <table:table-cell office:value-type="string" calcext:value-type="string">
            <text:p>Aberdeen</text:p>
          </table:table-cell>
          <table:table-cell office:value-type="float" office:value="57.0533" calcext:value-type="float">
            <text:p>57.0533</text:p>
          </table:table-cell>
          <table:table-cell office:value-type="float" office:value="-3.27857" calcext:value-type="float">
            <text:p>-3.27857</text:p>
          </table:table-cell>
          <table:table-cell office:value-type="string" calcext:value-type="string">
            <text:p>South Scotland &amp; Grampian</text:p>
          </table:table-cell>
          <table:table-cell table:formula="of:=VLOOKUP([.E12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Na Caim</text:p>
          </table:table-cell>
          <table:table-cell office:value-type="string" calcext:value-type="string">
            <text:p>Highland</text:p>
          </table:table-cell>
          <table:table-cell office:value-type="float" office:value="56.9202" calcext:value-type="float">
            <text:p>56.9202</text:p>
          </table:table-cell>
          <table:table-cell office:value-type="float" office:value="-4.183075" calcext:value-type="float">
            <text:p>-4.183075</text:p>
          </table:table-cell>
          <table:table-cell office:value-type="string" calcext:value-type="string">
            <text:p>Highlands</text:p>
          </table:table-cell>
          <table:table-cell table:formula="of:=VLOOKUP([.E126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 Nam Feuaich</text:p>
          </table:table-cell>
          <table:table-cell office:value-type="string" calcext:value-type="string">
            <text:p>Highland</text:p>
          </table:table-cell>
          <table:table-cell office:value-type="float" office:value="57.166375" calcext:value-type="float">
            <text:p>57.166375</text:p>
          </table:table-cell>
          <table:table-cell office:value-type="float" office:value="-5.017715" calcext:value-type="float">
            <text:p>-5.017715</text:p>
          </table:table-cell>
          <table:table-cell office:value-type="string" calcext:value-type="string">
            <text:p>Highlands</text:p>
          </table:table-cell>
          <table:table-cell table:formula="of:=VLOOKUP([.E127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ock Fell</text:p>
          </table:table-cell>
          <table:table-cell office:value-type="string" calcext:value-type="string">
            <text:p>Cumbria</text:p>
          </table:table-cell>
          <table:table-cell office:value-type="float" office:value="54.69762" calcext:value-type="float">
            <text:p>54.69762</text:p>
          </table:table-cell>
          <table:table-cell office:value-type="float" office:value="-3.015975" calcext:value-type="float">
            <text:p>-3.015975</text:p>
          </table:table-cell>
          <table:table-cell office:value-type="string" calcext:value-type="string">
            <text:p>Lakes</text:p>
          </table:table-cell>
          <table:table-cell table:formula="of:=VLOOKUP([.E12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CRF</text:p>
          </table:table-cell>
        </table:table-row>
        <table:table-row table:style-name="ro1">
          <table:table-cell office:value-type="string" calcext:value-type="string">
            <text:p>Catacol</text:p>
          </table:table-cell>
          <table:table-cell office:value-type="string" calcext:value-type="string">
            <text:p>SMPC</text:p>
          </table:table-cell>
          <table:table-cell office:value-type="float" office:value="55.69668" calcext:value-type="float">
            <text:p>55.69668</text:p>
          </table:table-cell>
          <table:table-cell office:value-type="float" office:value="-5.31787" calcext:value-type="float">
            <text:p>-5.31787</text:p>
          </table:table-cell>
          <table:table-cell office:value-type="string" calcext:value-type="string">
            <text:p>South Scotland &amp; Grampian</text:p>
          </table:table-cell>
          <table:table-cell table:formula="of:=VLOOKUP([.E129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bells</text:p>
          </table:table-cell>
          <table:table-cell office:value-type="string" calcext:value-type="string">
            <text:p>Cumbria</text:p>
          </table:table-cell>
          <table:table-cell office:value-type="float" office:value="54.57328" calcext:value-type="float">
            <text:p>54.57328</text:p>
          </table:table-cell>
          <table:table-cell office:value-type="float" office:value="-3.16953" calcext:value-type="float">
            <text:p>-3.16953</text:p>
          </table:table-cell>
          <table:table-cell office:value-type="string" calcext:value-type="string">
            <text:p>Lakes</text:p>
          </table:table-cell>
          <table:table-cell table:formula="of:=VLOOKUP([.E13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s Tor</text:p>
          </table:table-cell>
          <table:table-cell office:value-type="string" calcext:value-type="string">
            <text:p>Derbyshire</text:p>
          </table:table-cell>
          <table:table-cell office:value-type="float" office:value="53.28013" calcext:value-type="float">
            <text:p>53.28013</text:p>
          </table:table-cell>
          <table:table-cell office:value-type="float" office:value="-2.00997" calcext:value-type="float">
            <text:p>-2.00997</text:p>
          </table:table-cell>
          <table:table-cell office:value-type="string" calcext:value-type="string">
            <text:p>Central</text:p>
          </table:table-cell>
          <table:table-cell table:formula="of:=VLOOKUP([.E131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cats-tor/</text:p>
          </table:table-cell>
        </table:table-row>
        <table:table-row table:style-name="ro1">
          <table:table-cell office:value-type="string" calcext:value-type="string">
            <text:p>Cautley</text:p>
          </table:table-cell>
          <table:table-cell office:value-type="string" calcext:value-type="string">
            <text:p>Dales</text:p>
          </table:table-cell>
          <table:table-cell office:value-type="float" office:value="54.37131" calcext:value-type="float">
            <text:p>54.37131</text:p>
          </table:table-cell>
          <table:table-cell office:value-type="float" office:value="-2.481585" calcext:value-type="float">
            <text:p>-2.481585</text:p>
          </table:table-cell>
          <table:table-cell office:value-type="string" calcext:value-type="string">
            <text:p>Pennines &amp; Dales</text:p>
          </table:table-cell>
          <table:table-cell table:formula="of:=VLOOKUP([.E13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lton</text:p>
          </table:table-cell>
          <table:table-cell office:value-type="string" calcext:value-type="string">
            <text:p>Sky Surfing</text:p>
          </table:table-cell>
          <table:table-cell office:value-type="float" office:value="50.929515" calcext:value-type="float">
            <text:p>50.929515</text:p>
          </table:table-cell>
          <table:table-cell office:value-type="float" office:value="-0.954245" calcext:value-type="float">
            <text:p>-0.954245</text:p>
          </table:table-cell>
          <table:table-cell office:value-type="string" calcext:value-type="string">
            <text:p>South East</text:p>
          </table:table-cell>
          <table:table-cell table:formula="of:=VLOOKUP([.E133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mouth</text:p>
          </table:table-cell>
          <table:table-cell office:value-type="string" calcext:value-type="string">
            <text:p>Condors</text:p>
          </table:table-cell>
          <table:table-cell office:value-type="float" office:value="50.733045" calcext:value-type="float">
            <text:p>50.733045</text:p>
          </table:table-cell>
          <table:table-cell office:value-type="float" office:value="-2.89324" calcext:value-type="float">
            <text:p>-2.89324</text:p>
          </table:table-cell>
          <table:table-cell office:value-type="string" calcext:value-type="string">
            <text:p>South West</text:p>
          </table:table-cell>
          <table:table-cell table:formula="of:=VLOOKUP([.E134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hill</text:p>
          </table:table-cell>
          <table:table-cell office:value-type="string" calcext:value-type="string">
            <text:p>Gap</text:p>
          </table:table-cell>
          <table:table-cell office:value-type="float" office:value="51.42457" calcext:value-type="float">
            <text:p>51.42457</text:p>
          </table:table-cell>
          <table:table-cell office:value-type="float" office:value="-1.93176" calcext:value-type="float">
            <text:p>-1.93176</text:p>
          </table:table-cell>
          <table:table-cell office:value-type="string" calcext:value-type="string">
            <text:p>West</text:p>
          </table:table-cell>
          <table:table-cell table:formula="of:=VLOOKUP([.E135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lerton</text:p>
          </table:table-cell>
          <table:table-cell office:value-type="string" calcext:value-type="string">
            <text:p>Isle of Wight</text:p>
          </table:table-cell>
          <table:table-cell office:value-type="float" office:value="50.647735" calcext:value-type="float">
            <text:p>50.647735</text:p>
          </table:table-cell>
          <table:table-cell office:value-type="float" office:value="-1.32695" calcext:value-type="float">
            <text:p>-1.32695</text:p>
          </table:table-cell>
          <table:table-cell office:value-type="string" calcext:value-type="string">
            <text:p>Isle of Wight</text:p>
          </table:table-cell>
          <table:table-cell table:formula="of:=VLOOKUP([.E136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2"/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Chinkwell Tor</text:p>
          </table:table-cell>
          <table:table-cell office:value-type="string" calcext:value-type="string">
            <text:p>South Devon</text:p>
          </table:table-cell>
          <table:table-cell office:value-type="float" office:value="50.588645" calcext:value-type="float">
            <text:p>50.588645</text:p>
          </table:table-cell>
          <table:table-cell office:value-type="float" office:value="-3.797265" calcext:value-type="float">
            <text:p>-3.797265</text:p>
          </table:table-cell>
          <table:table-cell office:value-type="string" calcext:value-type="string">
            <text:p>South West</text:p>
          </table:table-cell>
          <table:table-cell table:formula="of:=VLOOKUP([.E137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sdhgpc.org.uk/sites/chinkwell</text:p>
          </table:table-cell>
        </table:table-row>
        <table:table-row table:style-name="ro1">
          <table:table-cell office:value-type="string" calcext:value-type="string">
            <text:p>Chinnor</text:p>
          </table:table-cell>
          <table:table-cell office:value-type="string" calcext:value-type="string">
            <text:p>Dunstable</text:p>
          </table:table-cell>
          <table:table-cell office:value-type="float" office:value="51.69957" calcext:value-type="float">
            <text:p>51.69957</text:p>
          </table:table-cell>
          <table:table-cell office:value-type="float" office:value="-0.89113" calcext:value-type="float">
            <text:p>-0.89113</text:p>
          </table:table-cell>
          <table:table-cell office:value-type="string" calcext:value-type="string">
            <text:p>South East</text:p>
          </table:table-cell>
          <table:table-cell table:formula="of:=VLOOKUP([.E138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dunstablehpc.com/site-guides/chinnor-site-guide/</text:p>
          </table:table-cell>
        </table:table-row>
        <table:table-row table:style-name="ro1">
          <table:table-cell office:value-type="string" calcext:value-type="string">
            <text:p>Choinneachain Hill</text:p>
          </table:table-cell>
          <table:table-cell office:value-type="string" calcext:value-type="string">
            <text:p>SMPC</text:p>
          </table:table-cell>
          <table:table-cell office:value-type="float" office:value="56.42272" calcext:value-type="float">
            <text:p>56.42272</text:p>
          </table:table-cell>
          <table:table-cell office:value-type="float" office:value="-3.91312" calcext:value-type="float">
            <text:p>-3.91312</text:p>
          </table:table-cell>
          <table:table-cell office:value-type="string" calcext:value-type="string">
            <text:p>South Scotland &amp; Grampian</text:p>
          </table:table-cell>
          <table:table-cell table:formula="of:=VLOOKUP([.E139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tter</text:p>
          </table:table-cell>
          <table:table-cell office:value-type="string" calcext:value-type="string">
            <text:p>Mid Wales</text:p>
          </table:table-cell>
          <table:table-cell office:value-type="float" office:value="52.557375" calcext:value-type="float">
            <text:p>52.557375</text:p>
          </table:table-cell>
          <table:table-cell office:value-type="float" office:value="-3.469925" calcext:value-type="float">
            <text:p>-3.469925</text:p>
          </table:table-cell>
          <table:table-cell office:value-type="string" calcext:value-type="string">
            <text:p>Mid Wales &amp; Mynd</text:p>
          </table:table-cell>
          <table:table-cell table:formula="of:=VLOOKUP([.E140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gh Head</text:p>
          </table:table-cell>
          <table:table-cell office:value-type="string" calcext:value-type="string">
            <text:p>Cumbria</text:p>
          </table:table-cell>
          <table:table-cell office:value-type="float" office:value="54.5974" calcext:value-type="float">
            <text:p>54.5974</text:p>
          </table:table-cell>
          <table:table-cell office:value-type="float" office:value="-3.04325" calcext:value-type="float">
            <text:p>-3.04325</text:p>
          </table:table-cell>
          <table:table-cell office:value-type="string" calcext:value-type="string">
            <text:p>Lakes</text:p>
          </table:table-cell>
          <table:table-cell table:formula="of:=VLOOKUP([.E14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CLH</text:p>
          </table:table-cell>
        </table:table-row>
        <table:table-row table:style-name="ro1">
          <table:table-cell office:value-type="string" calcext:value-type="string">
            <text:p>Cock Up</text:p>
          </table:table-cell>
          <table:table-cell office:value-type="string" calcext:value-type="string">
            <text:p>Cumbria</text:p>
          </table:table-cell>
          <table:table-cell office:value-type="float" office:value="54.673275" calcext:value-type="float">
            <text:p>54.673275</text:p>
          </table:table-cell>
          <table:table-cell office:value-type="float" office:value="-3.15" calcext:value-type="float">
            <text:p>-3.15</text:p>
          </table:table-cell>
          <table:table-cell office:value-type="string" calcext:value-type="string">
            <text:p>Lakes</text:p>
          </table:table-cell>
          <table:table-cell table:formula="of:=VLOOKUP([.E14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ing Tor</text:p>
          </table:table-cell>
          <table:table-cell office:value-type="string" calcext:value-type="string">
            <text:p>Derbyshire</text:p>
          </table:table-cell>
          <table:table-cell office:value-type="float" office:value="53.1431" calcext:value-type="float">
            <text:p>53.1431</text:p>
          </table:table-cell>
          <table:table-cell office:value-type="float" office:value="-1.48246" calcext:value-type="float">
            <text:p>-1.48246</text:p>
          </table:table-cell>
          <table:table-cell office:value-type="string" calcext:value-type="string">
            <text:p>Central</text:p>
          </table:table-cell>
          <table:table-cell table:formula="of:=VLOOKUP([.E143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cocking-tor/</text:p>
          </table:table-cell>
        </table:table-row>
        <table:table-row table:style-name="ro1">
          <table:table-cell office:value-type="string" calcext:value-type="string">
            <text:p>Codden Hill</text:p>
          </table:table-cell>
          <table:table-cell office:value-type="string" calcext:value-type="string">
            <text:p>North Devon</text:p>
          </table:table-cell>
          <table:table-cell office:value-type="float" office:value="51.04903" calcext:value-type="float">
            <text:p>51.04903</text:p>
          </table:table-cell>
          <table:table-cell office:value-type="float" office:value="-4.02324" calcext:value-type="float">
            <text:p>-4.02324</text:p>
          </table:table-cell>
          <table:table-cell office:value-type="string" calcext:value-type="string">
            <text:p>South West</text:p>
          </table:table-cell>
          <table:table-cell table:formula="of:=VLOOKUP([.E144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ndhpc.co.uk/sites_guide/codden_hill_guide</text:p>
          </table:table-cell>
        </table:table-row>
        <table:table-row table:style-name="ro1">
          <table:table-cell office:value-type="string" calcext:value-type="string">
            <text:p>Cogden</text:p>
          </table:table-cell>
          <table:table-cell office:value-type="string" calcext:value-type="string">
            <text:p>Condors</text:p>
          </table:table-cell>
          <table:table-cell office:value-type="float" office:value="50.694735" calcext:value-type="float">
            <text:p>50.694735</text:p>
          </table:table-cell>
          <table:table-cell office:value-type="float" office:value="-2.717035" calcext:value-type="float">
            <text:p>-2.717035</text:p>
          </table:table-cell>
          <table:table-cell office:value-type="string" calcext:value-type="string">
            <text:p>South West</text:p>
          </table:table-cell>
          <table:table-cell table:formula="of:=VLOOKUP([.E145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liochbhar</text:p>
          </table:table-cell>
          <table:table-cell office:value-type="string" calcext:value-type="string">
            <text:p>Aberdeen</text:p>
          </table:table-cell>
          <table:table-cell office:value-type="float" office:value="57.23063" calcext:value-type="float">
            <text:p>57.23063</text:p>
          </table:table-cell>
          <table:table-cell office:value-type="float" office:value="-2.81837" calcext:value-type="float">
            <text:p>-2.81837</text:p>
          </table:table-cell>
          <table:table-cell office:value-type="string" calcext:value-type="string">
            <text:p>South Scotland &amp; Grampian</text:p>
          </table:table-cell>
          <table:table-cell table:formula="of:=VLOOKUP([.E14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re Nan Cisteachan</text:p>
          </table:table-cell>
          <table:table-cell office:value-type="string" calcext:value-type="string">
            <text:p>Highland</text:p>
          </table:table-cell>
          <table:table-cell office:value-type="float" office:value="56.89856" calcext:value-type="float">
            <text:p>56.89856</text:p>
          </table:table-cell>
          <table:table-cell office:value-type="float" office:value="-4.20522" calcext:value-type="float">
            <text:p>-4.20522</text:p>
          </table:table-cell>
          <table:table-cell office:value-type="string" calcext:value-type="string">
            <text:p>Highlands</text:p>
          </table:table-cell>
          <table:table-cell table:formula="of:=VLOOKUP([.E147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e Gibbet</text:p>
          </table:table-cell>
          <table:table-cell office:value-type="string" calcext:value-type="string">
            <text:p>Thames Valley</text:p>
          </table:table-cell>
          <table:table-cell office:value-type="float" office:value="51.35858" calcext:value-type="float">
            <text:p>51.35858</text:p>
          </table:table-cell>
          <table:table-cell office:value-type="float" office:value="-1.480475" calcext:value-type="float">
            <text:p>-1.480475</text:p>
          </table:table-cell>
          <table:table-cell office:value-type="string" calcext:value-type="string">
            <text:p>West</text:p>
          </table:table-cell>
          <table:table-cell table:formula="of:=VLOOKUP([.E14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combe-gibbet</text:p>
          </table:table-cell>
        </table:table-row>
        <table:table-row table:style-name="ro1">
          <table:table-cell office:value-type="string" calcext:value-type="string">
            <text:p>Compton Reds</text:p>
          </table:table-cell>
          <table:table-cell office:value-type="string" calcext:value-type="string">
            <text:p>Isle of Wight</text:p>
          </table:table-cell>
          <table:table-cell office:value-type="float" office:value="50.662695" calcext:value-type="float">
            <text:p>50.662695</text:p>
          </table:table-cell>
          <table:table-cell office:value-type="float" office:value="-1.473465" calcext:value-type="float">
            <text:p>-1.473465</text:p>
          </table:table-cell>
          <table:table-cell office:value-type="string" calcext:value-type="string">
            <text:p>Isle of Wight</text:p>
          </table:table-cell>
          <table:table-cell table:formula="of:=VLOOKUP([.E149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2"/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Coniston Old Man</text:p>
          </table:table-cell>
          <table:table-cell office:value-type="string" calcext:value-type="string">
            <text:p>Cumbria</text:p>
          </table:table-cell>
          <table:table-cell office:value-type="float" office:value="54.36845" calcext:value-type="float">
            <text:p>54.36845</text:p>
          </table:table-cell>
          <table:table-cell office:value-type="float" office:value="-3.11632" calcext:value-type="float">
            <text:p>-3.11632</text:p>
          </table:table-cell>
          <table:table-cell office:value-type="string" calcext:value-type="string">
            <text:p>Lakes</text:p>
          </table:table-cell>
          <table:table-cell table:formula="of:=VLOOKUP([.E15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COM</text:p>
          </table:table-cell>
        </table:table-row>
        <table:table-row table:style-name="ro1">
          <table:table-cell office:value-type="string" calcext:value-type="string">
            <text:p>Coombe</text:p>
          </table:table-cell>
          <table:table-cell office:value-type="string" calcext:value-type="string">
            <text:p>Thames Valley</text:p>
          </table:table-cell>
          <table:table-cell office:value-type="float" office:value="51.35865" calcext:value-type="float">
            <text:p>51.35865</text:p>
          </table:table-cell>
          <table:table-cell office:value-type="float" office:value="-1.47922" calcext:value-type="float">
            <text:p>-1.47922</text:p>
          </table:table-cell>
          <table:table-cell office:value-type="string" calcext:value-type="string">
            <text:p>West</text:p>
          </table:table-cell>
          <table:table-cell table:formula="of:=VLOOKUP([.E15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 Ridge</text:p>
          </table:table-cell>
          <table:table-cell office:value-type="string" calcext:value-type="string">
            <text:p>South Devon</text:p>
          </table:table-cell>
          <table:table-cell office:value-type="float" office:value="50.68646" calcext:value-type="float">
            <text:p>50.68646</text:p>
          </table:table-cell>
          <table:table-cell office:value-type="float" office:value="-4.04919" calcext:value-type="float">
            <text:p>-4.04919</text:p>
          </table:table-cell>
          <table:table-cell office:value-type="string" calcext:value-type="string">
            <text:p>South West</text:p>
          </table:table-cell>
          <table:table-cell table:formula="of:=VLOOKUP([.E152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sdhgpc.org.uk/sites/corn-ridge</text:p>
          </table:table-cell>
        </table:table-row>
        <table:table-row table:style-name="ro1">
          <table:table-cell office:value-type="string" calcext:value-type="string">
            <text:p>Corndon</text:p>
          </table:table-cell>
          <table:table-cell office:value-type="string" calcext:value-type="string">
            <text:p>Long Mynd</text:p>
          </table:table-cell>
          <table:table-cell office:value-type="float" office:value="52.56568" calcext:value-type="float">
            <text:p>52.56568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Mid Wales &amp; Mynd</text:p>
          </table:table-cell>
          <table:table-cell table:formula="of:=VLOOKUP([.E153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2"/>
          <table:table-cell office:value-type="string" calcext:value-type="string">
            <text:p>http://www.longmynd.org/?page_id=272</text:p>
          </table:table-cell>
        </table:table-row>
        <table:table-row table:style-name="ro1">
          <table:table-cell office:value-type="string" calcext:value-type="string">
            <text:p>Corney Fell</text:p>
          </table:table-cell>
          <table:table-cell office:value-type="string" calcext:value-type="string">
            <text:p>Cumbria</text:p>
          </table:table-cell>
          <table:table-cell office:value-type="float" office:value="54.32188" calcext:value-type="float">
            <text:p>54.32188</text:p>
          </table:table-cell>
          <table:table-cell office:value-type="float" office:value="-3.32382" calcext:value-type="float">
            <text:p>-3.32382</text:p>
          </table:table-cell>
          <table:table-cell office:value-type="string" calcext:value-type="string">
            <text:p>Lakes</text:p>
          </table:table-cell>
          <table:table-cell table:formula="of:=VLOOKUP([.E15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CNF</text:p>
          </table:table-cell>
        </table:table-row>
        <table:table-row table:style-name="ro1">
          <table:table-cell office:value-type="string" calcext:value-type="string">
            <text:p>Corton Denham</text:p>
          </table:table-cell>
          <table:table-cell office:value-type="string" calcext:value-type="string">
            <text:p>Wessex</text:p>
          </table:table-cell>
          <table:table-cell office:value-type="float" office:value="51.007525" calcext:value-type="float">
            <text:p>51.007525</text:p>
          </table:table-cell>
          <table:table-cell office:value-type="float" office:value="-2.524" calcext:value-type="float">
            <text:p>-2.524</text:p>
          </table:table-cell>
          <table:table-cell office:value-type="string" calcext:value-type="string">
            <text:p>West</text:p>
          </table:table-cell>
          <table:table-cell table:formula="of:=VLOOKUP([.E155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erside</text:p>
          </table:table-cell>
          <table:table-cell office:value-type="string" calcext:value-type="string">
            <text:p>Dales</text:p>
          </table:table-cell>
          <table:table-cell office:value-type="float" office:value="54.3376" calcext:value-type="float">
            <text:p>54.3376</text:p>
          </table:table-cell>
          <table:table-cell office:value-type="float" office:value="-2.29659" calcext:value-type="float">
            <text:p>-2.29659</text:p>
          </table:table-cell>
          <table:table-cell office:value-type="string" calcext:value-type="string">
            <text:p>Pennines &amp; Dales</text:p>
          </table:table-cell>
          <table:table-cell table:formula="of:=VLOOKUP([.E156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 Close Fell</text:p>
          </table:table-cell>
          <table:table-cell office:value-type="string" calcext:value-type="string">
            <text:p>Dales</text:p>
          </table:table-cell>
          <table:table-cell office:value-type="float" office:value="54.15457" calcext:value-type="float">
            <text:p>54.15457</text:p>
          </table:table-cell>
          <table:table-cell office:value-type="float" office:value="-2.17244" calcext:value-type="float">
            <text:p>-2.17244</text:p>
          </table:table-cell>
          <table:table-cell office:value-type="string" calcext:value-type="string">
            <text:p>Pennines &amp; Dales</text:p>
          </table:table-cell>
          <table:table-cell table:formula="of:=VLOOKUP([.E157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cow-close-fell</text:p>
          </table:table-cell>
        </table:table-row>
        <table:table-row table:style-name="ro1">
          <table:table-cell office:value-type="string" calcext:value-type="string">
            <text:p>Cowden</text:p>
          </table:table-cell>
          <table:table-cell office:value-type="string" calcext:value-type="string">
            <text:p>Cayley</text:p>
          </table:table-cell>
          <table:table-cell office:value-type="float" office:value="53.863075" calcext:value-type="float">
            <text:p>53.863075</text:p>
          </table:table-cell>
          <table:table-cell office:value-type="float" office:value="-0.12186" calcext:value-type="float">
            <text:p>-0.12186</text:p>
          </table:table-cell>
          <table:table-cell office:value-type="string" calcext:value-type="string">
            <text:p>North East</text:p>
          </table:table-cell>
          <table:table-cell table:formula="of:=VLOOKUP([.E158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down</text:p>
          </table:table-cell>
          <table:table-cell office:value-type="string" calcext:value-type="string">
            <text:p>Condors</text:p>
          </table:table-cell>
          <table:table-cell office:value-type="float" office:value="50.797005" calcext:value-type="float">
            <text:p>50.797005</text:p>
          </table:table-cell>
          <table:table-cell office:value-type="float" office:value="-2.51357" calcext:value-type="float">
            <text:p>-2.51357</text:p>
          </table:table-cell>
          <table:table-cell office:value-type="string" calcext:value-type="string">
            <text:p>South West</text:p>
          </table:table-cell>
          <table:table-cell table:formula="of:=VLOOKUP([.E159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lod</text:p>
          </table:table-cell>
          <table:table-cell office:value-type="string" calcext:value-type="string">
            <text:p>Mid Wales</text:p>
          </table:table-cell>
          <table:table-cell office:value-type="float" office:value="52.26499" calcext:value-type="float">
            <text:p>52.26499</text:p>
          </table:table-cell>
          <table:table-cell office:value-type="float" office:value="-3.23585" calcext:value-type="float">
            <text:p>-3.23585</text:p>
          </table:table-cell>
          <table:table-cell office:value-type="string" calcext:value-type="string">
            <text:p>Mid Wales &amp; Mynd</text:p>
          </table:table-cell>
          <table:table-cell table:formula="of:=VLOOKUP([.E160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g Hill</text:p>
          </table:table-cell>
          <table:table-cell office:value-type="string" calcext:value-type="string">
            <text:p>Cumbria</text:p>
          </table:table-cell>
          <table:table-cell office:value-type="float" office:value="54.571785" calcext:value-type="float">
            <text:p>54.571785</text:p>
          </table:table-cell>
          <table:table-cell office:value-type="float" office:value="-3.24955" calcext:value-type="float">
            <text:p>-3.24955</text:p>
          </table:table-cell>
          <table:table-cell office:value-type="string" calcext:value-type="string">
            <text:p>Lakes</text:p>
          </table:table-cell>
          <table:table-cell table:formula="of:=VLOOKUP([.E16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gdale Moor</text:p>
          </table:table-cell>
          <table:table-cell office:value-type="string" calcext:value-type="string">
            <text:p>Dales</text:p>
          </table:table-cell>
          <table:table-cell office:value-type="float" office:value="54.24274" calcext:value-type="float">
            <text:p>54.24274</text:p>
          </table:table-cell>
          <table:table-cell office:value-type="float" office:value="-2.149665" calcext:value-type="float">
            <text:p>-2.149665</text:p>
          </table:table-cell>
          <table:table-cell office:value-type="string" calcext:value-type="string">
            <text:p>Pennines &amp; Dales</text:p>
          </table:table-cell>
          <table:table-cell table:formula="of:=VLOOKUP([.E16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 Hulich</text:p>
          </table:table-cell>
          <table:table-cell office:value-type="string" calcext:value-type="string">
            <text:p>SMPC</text:p>
          </table:table-cell>
          <table:table-cell office:value-type="float" office:value="56.518175" calcext:value-type="float">
            <text:p>56.518175</text:p>
          </table:table-cell>
          <table:table-cell office:value-type="float" office:value="-3.799075" calcext:value-type="float">
            <text:p>-3.799075</text:p>
          </table:table-cell>
          <table:table-cell office:value-type="string" calcext:value-type="string">
            <text:p>South Scotland &amp; Grampian</text:p>
          </table:table-cell>
          <table:table-cell table:formula="of:=VLOOKUP([.E16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ellachie</text:p>
          </table:table-cell>
          <table:table-cell office:value-type="string" calcext:value-type="string">
            <text:p>Highland</text:p>
          </table:table-cell>
          <table:table-cell office:value-type="float" office:value="57.189015" calcext:value-type="float">
            <text:p>57.189015</text:p>
          </table:table-cell>
          <table:table-cell office:value-type="float" office:value="-3.85102" calcext:value-type="float">
            <text:p>-3.85102</text:p>
          </table:table-cell>
          <table:table-cell office:value-type="string" calcext:value-type="string">
            <text:p>Highlands</text:p>
          </table:table-cell>
          <table:table-cell table:formula="of:=VLOOKUP([.E16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lich</text:p>
          </table:table-cell>
          <table:table-cell office:value-type="string" calcext:value-type="string">
            <text:p>Aberdeen</text:p>
          </table:table-cell>
          <table:table-cell office:value-type="float" office:value="57.136735" calcext:value-type="float">
            <text:p>57.136735</text:p>
          </table:table-cell>
          <table:table-cell office:value-type="float" office:value="-2.77367" calcext:value-type="float">
            <text:p>-2.77367</text:p>
          </table:table-cell>
          <table:table-cell office:value-type="string" calcext:value-type="string">
            <text:p>South Scotland &amp; Grampian</text:p>
          </table:table-cell>
          <table:table-cell table:formula="of:=VLOOKUP([.E16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An Earbaill</text:p>
          </table:table-cell>
          <table:table-cell office:value-type="string" calcext:value-type="string">
            <text:p>Highland</text:p>
          </table:table-cell>
          <table:table-cell office:value-type="float" office:value="57.29197" calcext:value-type="float">
            <text:p>57.29197</text:p>
          </table:table-cell>
          <table:table-cell office:value-type="float" office:value="-5.55068" calcext:value-type="float">
            <text:p>-5.55068</text:p>
          </table:table-cell>
          <table:table-cell office:value-type="string" calcext:value-type="string">
            <text:p>Highlands</text:p>
          </table:table-cell>
          <table:table-cell table:formula="of:=VLOOKUP([.E166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Dhubh</text:p>
          </table:table-cell>
          <table:table-cell office:value-type="string" calcext:value-type="string">
            <text:p>Highland</text:p>
          </table:table-cell>
          <table:table-cell office:value-type="float" office:value="57.10048" calcext:value-type="float">
            <text:p>57.10048</text:p>
          </table:table-cell>
          <table:table-cell office:value-type="float" office:value="-4.10193" calcext:value-type="float">
            <text:p>-4.10193</text:p>
          </table:table-cell>
          <table:table-cell office:value-type="string" calcext:value-type="string">
            <text:p>Highlands</text:p>
          </table:table-cell>
          <table:table-cell table:formula="of:=VLOOKUP([.E167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Ghleannain</text:p>
          </table:table-cell>
          <table:table-cell office:value-type="string" calcext:value-type="string">
            <text:p>Highland</text:p>
          </table:table-cell>
          <table:table-cell office:value-type="float" office:value="57.17835" calcext:value-type="float">
            <text:p>57.17835</text:p>
          </table:table-cell>
          <table:table-cell office:value-type="float" office:value="-3.889825" calcext:value-type="float">
            <text:p>-3.889825</text:p>
          </table:table-cell>
          <table:table-cell office:value-type="string" calcext:value-type="string">
            <text:p>Highlands</text:p>
          </table:table-cell>
          <table:table-cell table:formula="of:=VLOOKUP([.E16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Meagaidh</text:p>
          </table:table-cell>
          <table:table-cell office:value-type="string" calcext:value-type="string">
            <text:p>Highland</text:p>
          </table:table-cell>
          <table:table-cell office:value-type="float" office:value="56.95488" calcext:value-type="float">
            <text:p>56.95488</text:p>
          </table:table-cell>
          <table:table-cell office:value-type="float" office:value="-4.533125" calcext:value-type="float">
            <text:p>-4.533125</text:p>
          </table:table-cell>
          <table:table-cell office:value-type="string" calcext:value-type="string">
            <text:p>Highlands</text:p>
          </table:table-cell>
          <table:table-cell table:formula="of:=VLOOKUP([.E169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Meageaidh</text:p>
          </table:table-cell>
          <table:table-cell office:value-type="string" calcext:value-type="string">
            <text:p>Highland</text:p>
          </table:table-cell>
          <table:table-cell office:value-type="float" office:value="56.9712" calcext:value-type="float">
            <text:p>56.9712</text:p>
          </table:table-cell>
          <table:table-cell office:value-type="float" office:value="-4.51507" calcext:value-type="float">
            <text:p>-4.51507</text:p>
          </table:table-cell>
          <table:table-cell office:value-type="string" calcext:value-type="string">
            <text:p>Highlands</text:p>
          </table:table-cell>
          <table:table-cell table:formula="of:=VLOOKUP([.E170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Mhigeachaidh</text:p>
          </table:table-cell>
          <table:table-cell office:value-type="string" calcext:value-type="string">
            <text:p>Highland</text:p>
          </table:table-cell>
          <table:table-cell office:value-type="float" office:value="57.099135" calcext:value-type="float">
            <text:p>57.099135</text:p>
          </table:table-cell>
          <table:table-cell office:value-type="float" office:value="-3.865565" calcext:value-type="float">
            <text:p>-3.865565</text:p>
          </table:table-cell>
          <table:table-cell office:value-type="string" calcext:value-type="string">
            <text:p>Highlands</text:p>
          </table:table-cell>
          <table:table-cell table:formula="of:=VLOOKUP([.E171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Na Caillich</text:p>
          </table:table-cell>
          <table:table-cell office:value-type="string" calcext:value-type="string">
            <text:p>SMPC</text:p>
          </table:table-cell>
          <table:table-cell office:value-type="float" office:value="56.494375" calcext:value-type="float">
            <text:p>56.494375</text:p>
          </table:table-cell>
          <table:table-cell office:value-type="float" office:value="-4.346695" calcext:value-type="float">
            <text:p>-4.346695</text:p>
          </table:table-cell>
          <table:table-cell office:value-type="string" calcext:value-type="string">
            <text:p>South Scotland &amp; Grampian</text:p>
          </table:table-cell>
          <table:table-cell table:formula="of:=VLOOKUP([.E17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Nan Gabhar</text:p>
          </table:table-cell>
          <table:table-cell office:value-type="string" calcext:value-type="string">
            <text:p>Aberdeen</text:p>
          </table:table-cell>
          <table:table-cell office:value-type="float" office:value="56.93675" calcext:value-type="float">
            <text:p>56.93675</text:p>
          </table:table-cell>
          <table:table-cell office:value-type="float" office:value="-3.40203" calcext:value-type="float">
            <text:p>-3.40203</text:p>
          </table:table-cell>
          <table:table-cell office:value-type="string" calcext:value-type="string">
            <text:p>South Scotland &amp; Grampian</text:p>
          </table:table-cell>
          <table:table-cell table:formula="of:=VLOOKUP([.E17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 Ruadh</text:p>
          </table:table-cell>
          <table:table-cell office:value-type="string" calcext:value-type="string">
            <text:p>Highland</text:p>
          </table:table-cell>
          <table:table-cell office:value-type="float" office:value="57.5474" calcext:value-type="float">
            <text:p>57.5474</text:p>
          </table:table-cell>
          <table:table-cell office:value-type="float" office:value="-4.86833" calcext:value-type="float">
            <text:p>-4.86833</text:p>
          </table:table-cell>
          <table:table-cell office:value-type="string" calcext:value-type="string">
            <text:p>Highlands</text:p>
          </table:table-cell>
          <table:table-cell table:formula="of:=VLOOKUP([.E17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gan Gorm</text:p>
          </table:table-cell>
          <table:table-cell office:value-type="string" calcext:value-type="string">
            <text:p>Highland</text:p>
          </table:table-cell>
          <table:table-cell office:value-type="float" office:value="57.187535" calcext:value-type="float">
            <text:p>57.187535</text:p>
          </table:table-cell>
          <table:table-cell office:value-type="float" office:value="-3.695015" calcext:value-type="float">
            <text:p>-3.695015</text:p>
          </table:table-cell>
          <table:table-cell office:value-type="string" calcext:value-type="string">
            <text:p>Highlands</text:p>
          </table:table-cell>
          <table:table-cell table:formula="of:=VLOOKUP([.E175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ngle</text:p>
          </table:table-cell>
          <table:table-cell office:value-type="string" calcext:value-type="string">
            <text:p>North Yorks</text:p>
          </table:table-cell>
          <table:table-cell office:value-type="float" office:value="54.42112" calcext:value-type="float">
            <text:p>54.42112</text:p>
          </table:table-cell>
          <table:table-cell office:value-type="float" office:value="-1.17202" calcext:value-type="float">
            <text:p>-1.17202</text:p>
          </table:table-cell>
          <table:table-cell office:value-type="string" calcext:value-type="string">
            <text:p>North East</text:p>
          </table:table-cell>
          <table:table-cell table:formula="of:=VLOOKUP([.E176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Fell</text:p>
          </table:table-cell>
          <table:table-cell office:value-type="string" calcext:value-type="string">
            <text:p>Northumbria</text:p>
          </table:table-cell>
          <table:table-cell office:value-type="float" office:value="54.70137" calcext:value-type="float">
            <text:p>54.70137</text:p>
          </table:table-cell>
          <table:table-cell office:value-type="float" office:value="-2.52788" calcext:value-type="float">
            <text:p>-2.52788</text:p>
          </table:table-cell>
          <table:table-cell office:value-type="string" calcext:value-type="string">
            <text:p>Borders</text:p>
          </table:table-cell>
          <table:table-cell table:formula="of:=VLOOKUP([.E177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bar</text:p>
          </table:table-cell>
          <table:table-cell office:value-type="string" calcext:value-type="string">
            <text:p>Derbyshire</text:p>
          </table:table-cell>
          <table:table-cell office:value-type="float" office:value="53.2694" calcext:value-type="float">
            <text:p>53.2694</text:p>
          </table:table-cell>
          <table:table-cell office:value-type="float" office:value="-1.61147" calcext:value-type="float">
            <text:p>-1.61147</text:p>
          </table:table-cell>
          <table:table-cell office:value-type="string" calcext:value-type="string">
            <text:p>Central</text:p>
          </table:table-cell>
          <table:table-cell table:formula="of:=VLOOKUP([.E178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curbar/</text:p>
          </table:table-cell>
        </table:table-row>
        <table:table-row table:style-name="ro1">
          <table:table-cell office:value-type="string" calcext:value-type="string">
            <text:p>Cwmafan</text:p>
          </table:table-cell>
          <table:table-cell office:value-type="string" calcext:value-type="string">
            <text:p>SW Wales</text:p>
          </table:table-cell>
          <table:table-cell office:value-type="float" office:value="51.62673" calcext:value-type="float">
            <text:p>51.62673</text:p>
          </table:table-cell>
          <table:table-cell office:value-type="float" office:value="-3.76633" calcext:value-type="float">
            <text:p>-3.76633</text:p>
          </table:table-cell>
          <table:table-cell office:value-type="string" calcext:value-type="string">
            <text:p>South Wales</text:p>
          </table:table-cell>
          <table:table-cell table:formula="of:=VLOOKUP([.E17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wmbran</text:p>
          </table:table-cell>
          <table:table-cell office:value-type="string" calcext:value-type="string">
            <text:p>SE Wales</text:p>
          </table:table-cell>
          <table:table-cell office:value-type="float" office:value="51.67538" calcext:value-type="float">
            <text:p>51.67538</text:p>
          </table:table-cell>
          <table:table-cell office:value-type="float" office:value="-3.05492" calcext:value-type="float">
            <text:p>-3.05492</text:p>
          </table:table-cell>
          <table:table-cell office:value-type="string" calcext:value-type="string">
            <text:p>South Wales</text:p>
          </table:table-cell>
          <table:table-cell table:formula="of:=VLOOKUP([.E18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rniau</text:p>
          </table:table-cell>
          <table:table-cell office:value-type="string" calcext:value-type="string">
            <text:p>North Wales</text:p>
          </table:table-cell>
          <table:table-cell office:value-type="float" office:value="52.81572" calcext:value-type="float">
            <text:p>52.81572</text:p>
          </table:table-cell>
          <table:table-cell office:value-type="float" office:value="-3.40228" calcext:value-type="float">
            <text:p>-3.40228</text:p>
          </table:table-cell>
          <table:table-cell office:value-type="string" calcext:value-type="string">
            <text:p>North Wales</text:p>
          </table:table-cell>
          <table:table-cell table:formula="of:=VLOOKUP([.E181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e Head</text:p>
          </table:table-cell>
          <table:table-cell office:value-type="string" calcext:value-type="string">
            <text:p>Cumbria</text:p>
          </table:table-cell>
          <table:table-cell office:value-type="float" office:value="54.52678" calcext:value-type="float">
            <text:p>54.52678</text:p>
          </table:table-cell>
          <table:table-cell office:value-type="float" office:value="-3.20282" calcext:value-type="float">
            <text:p>-3.20282</text:p>
          </table:table-cell>
          <table:table-cell office:value-type="string" calcext:value-type="string">
            <text:p>Lakes</text:p>
          </table:table-cell>
          <table:table-cell table:formula="of:=VLOOKUP([.E18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s://derbyshiresoaringclub.org.uk/site-guide/dale-head/</text:p>
          </table:table-cell>
        </table:table-row>
        <table:table-row table:style-name="ro1">
          <table:table-cell office:value-type="string" calcext:value-type="string">
            <text:p>Dalefoot</text:p>
          </table:table-cell>
          <table:table-cell office:value-type="string" calcext:value-type="string">
            <text:p>Dales</text:p>
          </table:table-cell>
          <table:table-cell office:value-type="float" office:value="54.43709" calcext:value-type="float">
            <text:p>54.43709</text:p>
          </table:table-cell>
          <table:table-cell office:value-type="float" office:value="-2.33715" calcext:value-type="float">
            <text:p>-2.33715</text:p>
          </table:table-cell>
          <table:table-cell office:value-type="string" calcext:value-type="string">
            <text:p>Pennines &amp; Dales</text:p>
          </table:table-cell>
          <table:table-cell table:formula="of:=VLOOKUP([.E183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whinnie</text:p>
          </table:table-cell>
          <table:table-cell office:value-type="string" calcext:value-type="string">
            <text:p>Highland</text:p>
          </table:table-cell>
          <table:table-cell office:value-type="float" office:value="56.8977" calcext:value-type="float">
            <text:p>56.8977</text:p>
          </table:table-cell>
          <table:table-cell office:value-type="float" office:value="-4.20859" calcext:value-type="float">
            <text:p>-4.20859</text:p>
          </table:table-cell>
          <table:table-cell office:value-type="string" calcext:value-type="string">
            <text:p>Highlands</text:p>
          </table:table-cell>
          <table:table-cell table:formula="of:=VLOOKUP([.E18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dale</text:p>
          </table:table-cell>
          <table:table-cell office:value-type="string" calcext:value-type="string">
            <text:p>Dales</text:p>
          </table:table-cell>
          <table:table-cell office:value-type="float" office:value="54.23792" calcext:value-type="float">
            <text:p>54.23792</text:p>
          </table:table-cell>
          <table:table-cell office:value-type="float" office:value="-2.4133" calcext:value-type="float">
            <text:p>-2.4133</text:p>
          </table:table-cell>
          <table:table-cell office:value-type="string" calcext:value-type="string">
            <text:p>Pennines &amp; Dales</text:p>
          </table:table-cell>
          <table:table-cell table:formula="of:=VLOOKUP([.E18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/>
        </table:table-row>
        <table:table-row table:style-name="ro1">
          <table:table-cell office:value-type="string" calcext:value-type="string">
            <text:p>Devils Dyke</text:p>
          </table:table-cell>
          <table:table-cell office:value-type="string" calcext:value-type="string">
            <text:p>Southern</text:p>
          </table:table-cell>
          <table:table-cell office:value-type="float" office:value="50.88575" calcext:value-type="float">
            <text:p>50.88575</text:p>
          </table:table-cell>
          <table:table-cell office:value-type="float" office:value="-0.21312" calcext:value-type="float">
            <text:p>-0.21312</text:p>
          </table:table-cell>
          <table:table-cell office:value-type="string" calcext:value-type="string">
            <text:p>South East</text:p>
          </table:table-cell>
          <table:table-cell table:formula="of:=VLOOKUP([.E186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Devonshaw Hill</text:p>
          </table:table-cell>
          <table:table-cell office:value-type="string" calcext:value-type="string">
            <text:p>LLSC</text:p>
          </table:table-cell>
          <table:table-cell office:value-type="float" office:value="55.541055" calcext:value-type="float">
            <text:p>55.541055</text:p>
          </table:table-cell>
          <table:table-cell office:value-type="float" office:value="-3.649395" calcext:value-type="float">
            <text:p>-3.649395</text:p>
          </table:table-cell>
          <table:table-cell office:value-type="string" calcext:value-type="string">
            <text:p>Borders</text:p>
          </table:table-cell>
          <table:table-cell table:formula="of:=VLOOKUP([.E187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dling Hill</text:p>
          </table:table-cell>
          <table:table-cell office:value-type="string" calcext:value-type="string">
            <text:p>Sky Surfing</text:p>
          </table:table-cell>
          <table:table-cell office:value-type="float" office:value="50.953315" calcext:value-type="float">
            <text:p>50.953315</text:p>
          </table:table-cell>
          <table:table-cell office:value-type="float" office:value="-0.821375" calcext:value-type="float">
            <text:p>-0.821375</text:p>
          </table:table-cell>
          <table:table-cell office:value-type="string" calcext:value-type="string">
            <text:p>South East</text:p>
          </table:table-cell>
          <table:table-cell table:formula="of:=VLOOKUP([.E188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chling</text:p>
          </table:table-cell>
          <table:table-cell office:value-type="string" calcext:value-type="string">
            <text:p>Southern</text:p>
          </table:table-cell>
          <table:table-cell office:value-type="float" office:value="50.901035" calcext:value-type="float">
            <text:p>50.901035</text:p>
          </table:table-cell>
          <table:table-cell office:value-type="float" office:value="-0.103435" calcext:value-type="float">
            <text:p>-0.103435</text:p>
          </table:table-cell>
          <table:table-cell office:value-type="string" calcext:value-type="string">
            <text:p>South East</text:p>
          </table:table-cell>
          <table:table-cell table:formula="of:=VLOOKUP([.E189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Dodd Fell</text:p>
          </table:table-cell>
          <table:table-cell office:value-type="string" calcext:value-type="string">
            <text:p>Dales</text:p>
          </table:table-cell>
          <table:table-cell office:value-type="float" office:value="54.24897" calcext:value-type="float">
            <text:p>54.24897</text:p>
          </table:table-cell>
          <table:table-cell office:value-type="float" office:value="-2.26377" calcext:value-type="float">
            <text:p>-2.26377</text:p>
          </table:table-cell>
          <table:table-cell office:value-type="string" calcext:value-type="string">
            <text:p>Pennines &amp; Dales</text:p>
          </table:table-cell>
          <table:table-cell table:formula="of:=VLOOKUP([.E19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dodd-fell-grove-head</text:p>
          </table:table-cell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LLSC</text:p>
          </table:table-cell>
          <table:table-cell office:value-type="float" office:value="56.17331" calcext:value-type="float">
            <text:p>56.17331</text:p>
          </table:table-cell>
          <table:table-cell office:value-type="float" office:value="-3.68507" calcext:value-type="float">
            <text:p>-3.68507</text:p>
          </table:table-cell>
          <table:table-cell office:value-type="string" calcext:value-type="string">
            <text:p>South Scotland &amp; Grampian</text:p>
          </table:table-cell>
          <table:table-cell table:formula="of:=VLOOKUP([.E19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mochter</text:p>
          </table:table-cell>
          <table:table-cell office:value-type="string" calcext:value-type="string">
            <text:p>Highland</text:p>
          </table:table-cell>
          <table:table-cell office:value-type="float" office:value="56.8679" calcext:value-type="float">
            <text:p>56.8679</text:p>
          </table:table-cell>
          <table:table-cell office:value-type="float" office:value="-4.21493" calcext:value-type="float">
            <text:p>-4.21493</text:p>
          </table:table-cell>
          <table:table-cell office:value-type="string" calcext:value-type="string">
            <text:p>Highlands</text:p>
          </table:table-cell>
          <table:table-cell table:formula="of:=VLOOKUP([.E19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yat</text:p>
          </table:table-cell>
          <table:table-cell office:value-type="string" calcext:value-type="string">
            <text:p>LLSC</text:p>
          </table:table-cell>
          <table:table-cell office:value-type="float" office:value="56.1543" calcext:value-type="float">
            <text:p>56.1543</text:p>
          </table:table-cell>
          <table:table-cell office:value-type="float" office:value="-3.88057" calcext:value-type="float">
            <text:p>-3.88057</text:p>
          </table:table-cell>
          <table:table-cell office:value-type="string" calcext:value-type="string">
            <text:p>South Scotland &amp; Grampian</text:p>
          </table:table-cell>
          <table:table-cell table:formula="of:=VLOOKUP([.E19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gavel</text:p>
          </table:table-cell>
          <table:table-cell office:value-type="string" calcext:value-type="string">
            <text:p>LLSC</text:p>
          </table:table-cell>
          <table:table-cell office:value-type="float" office:value="55.55825" calcext:value-type="float">
            <text:p>55.55825</text:p>
          </table:table-cell>
          <table:table-cell office:value-type="float" office:value="-3.68532" calcext:value-type="float">
            <text:p>-3.68532</text:p>
          </table:table-cell>
          <table:table-cell office:value-type="string" calcext:value-type="string">
            <text:p>Borders</text:p>
          </table:table-cell>
          <table:table-cell table:formula="of:=VLOOKUP([.E19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nstable</text:p>
          </table:table-cell>
          <table:table-cell office:value-type="float" office:value="51.869975" calcext:value-type="float">
            <text:p>51.869975</text:p>
          </table:table-cell>
          <table:table-cell office:value-type="float" office:value="-0.53799" calcext:value-type="float">
            <text:p>-0.53799</text:p>
          </table:table-cell>
          <table:table-cell office:value-type="string" calcext:value-type="string">
            <text:p>South East</text:p>
          </table:table-cell>
          <table:table-cell table:formula="of:=VLOOKUP([.E195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dunstablehpc.com/site-guides/dunstable-downs-site-guide/</text:p>
          </table:table-cell>
        </table:table-row>
        <table:table-row table:style-name="ro1">
          <table:table-cell office:value-type="string" calcext:value-type="string">
            <text:p>East Hill</text:p>
          </table:table-cell>
          <table:table-cell office:value-type="string" calcext:value-type="string">
            <text:p>North Wales</text:p>
          </table:table-cell>
          <table:table-cell office:value-type="float" office:value="53.081195" calcext:value-type="float">
            <text:p>53.081195</text:p>
          </table:table-cell>
          <table:table-cell office:value-type="float" office:value="-2.603665" calcext:value-type="float">
            <text:p>-2.603665</text:p>
          </table:table-cell>
          <table:table-cell office:value-type="string" calcext:value-type="string">
            <text:p>North Wales</text:p>
          </table:table-cell>
          <table:table-cell table:formula="of:=VLOOKUP([.E196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Lomond</text:p>
          </table:table-cell>
          <table:table-cell office:value-type="string" calcext:value-type="string">
            <text:p>LLSC</text:p>
          </table:table-cell>
          <table:table-cell office:value-type="float" office:value="56.2422" calcext:value-type="float">
            <text:p>56.2422</text:p>
          </table:table-cell>
          <table:table-cell office:value-type="float" office:value="-3.221405" calcext:value-type="float">
            <text:p>-3.221405</text:p>
          </table:table-cell>
          <table:table-cell office:value-type="string" calcext:value-type="string">
            <text:p>South Scotland &amp; Grampian</text:p>
          </table:table-cell>
          <table:table-cell table:formula="of:=VLOOKUP([.E19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bw Vale</text:p>
          </table:table-cell>
          <table:table-cell office:value-type="string" calcext:value-type="string">
            <text:p>SE Wales</text:p>
          </table:table-cell>
          <table:table-cell office:value-type="float" office:value="51.7524" calcext:value-type="float">
            <text:p>51.7524</text:p>
          </table:table-cell>
          <table:table-cell office:value-type="float" office:value="-3.20664" calcext:value-type="float">
            <text:p>-3.20664</text:p>
          </table:table-cell>
          <table:table-cell office:value-type="string" calcext:value-type="string">
            <text:p>South Wales</text:p>
          </table:table-cell>
          <table:table-cell table:formula="of:=VLOOKUP([.E198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n</text:p>
          </table:table-cell>
          <table:table-cell office:value-type="string" calcext:value-type="string">
            <text:p>Derbyshire</text:p>
          </table:table-cell>
          <table:table-cell office:value-type="float" office:value="53.11943" calcext:value-type="float">
            <text:p>53.11943</text:p>
          </table:table-cell>
          <table:table-cell office:value-type="float" office:value="-1.8514" calcext:value-type="float">
            <text:p>-1.8514</text:p>
          </table:table-cell>
          <table:table-cell office:value-type="string" calcext:value-type="string">
            <text:p>Central</text:p>
          </table:table-cell>
          <table:table-cell table:formula="of:=VLOOKUP([.E199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nfield</text:p>
          </table:table-cell>
          <table:table-cell office:value-type="string" calcext:value-type="string">
            <text:p>Pennine</text:p>
          </table:table-cell>
          <table:table-cell office:value-type="float" office:value="53.65658" calcext:value-type="float">
            <text:p>53.65658</text:p>
          </table:table-cell>
          <table:table-cell office:value-type="float" office:value="-2.27196" calcext:value-type="float">
            <text:p>-2.27196</text:p>
          </table:table-cell>
          <table:table-cell office:value-type="string" calcext:value-type="string">
            <text:p>Pennines &amp; Dales</text:p>
          </table:table-cell>
          <table:table-cell table:formula="of:=VLOOKUP([.E20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edenfield/</text:p>
          </table:table-cell>
        </table:table-row>
        <table:table-row table:style-name="ro1">
          <table:table-cell office:value-type="string" calcext:value-type="string">
            <text:p>Edge Top</text:p>
          </table:table-cell>
          <table:table-cell office:value-type="string" calcext:value-type="string">
            <text:p>Derbyshire</text:p>
          </table:table-cell>
          <table:table-cell office:value-type="float" office:value="53.18847" calcext:value-type="float">
            <text:p>53.18847</text:p>
          </table:table-cell>
          <table:table-cell office:value-type="float" office:value="-1.9191" calcext:value-type="float">
            <text:p>-1.9191</text:p>
          </table:table-cell>
          <table:table-cell office:value-type="string" calcext:value-type="string">
            <text:p>Central</text:p>
          </table:table-cell>
          <table:table-cell table:formula="of:=VLOOKUP([.E201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n Valley</text:p>
          </table:table-cell>
          <table:table-cell office:value-type="string" calcext:value-type="string">
            <text:p>Mid Wales</text:p>
          </table:table-cell>
          <table:table-cell office:value-type="float" office:value="52.33142" calcext:value-type="float">
            <text:p>52.33142</text:p>
          </table:table-cell>
          <table:table-cell office:value-type="float" office:value="-3.60265" calcext:value-type="float">
            <text:p>-3.60265</text:p>
          </table:table-cell>
          <table:table-cell office:value-type="string" calcext:value-type="string">
            <text:p>Mid Wales &amp; Mynd</text:p>
          </table:table-cell>
          <table:table-cell table:formula="of:=VLOOKUP([.E202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dir Fach</text:p>
          </table:table-cell>
          <table:table-cell office:value-type="string" calcext:value-type="string">
            <text:p>Snowdonia</text:p>
          </table:table-cell>
          <table:table-cell office:value-type="float" office:value="53.13093" calcext:value-type="float">
            <text:p>53.13093</text:p>
          </table:table-cell>
          <table:table-cell office:value-type="float" office:value="-4.09171" calcext:value-type="float">
            <text:p>-4.09171</text:p>
          </table:table-cell>
          <table:table-cell office:value-type="string" calcext:value-type="string">
            <text:p>North Wales</text:p>
          </table:table-cell>
          <table:table-cell table:formula="of:=VLOOKUP([.E203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2"/>
          <table:table-cell office:value-type="string" calcext:value-type="string">
            <text:p>https://www.snowdoniaskysports.co.uk/cms/node/8</text:p>
          </table:table-cell>
        </table:table-row>
        <table:table-row table:style-name="ro1">
          <table:table-cell office:value-type="string" calcext:value-type="string">
            <text:p>Ellerside</text:p>
          </table:table-cell>
          <table:table-cell office:value-type="string" calcext:value-type="string">
            <text:p>Cumbria</text:p>
          </table:table-cell>
          <table:table-cell office:value-type="float" office:value="54.21653" calcext:value-type="float">
            <text:p>54.21653</text:p>
          </table:table-cell>
          <table:table-cell office:value-type="float" office:value="-2.99003" calcext:value-type="float">
            <text:p>-2.99003</text:p>
          </table:table-cell>
          <table:table-cell office:value-type="string" calcext:value-type="string">
            <text:p>Lakes</text:p>
          </table:table-cell>
          <table:table-cell table:formula="of:=VLOOKUP([.E20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ELS</text:p>
          </table:table-cell>
        </table:table-row>
        <table:table-row table:style-name="ro1">
          <table:table-cell office:value-type="string" calcext:value-type="string">
            <text:p>Ennerdale</text:p>
          </table:table-cell>
          <table:table-cell office:value-type="string" calcext:value-type="string">
            <text:p>Cumbria</text:p>
          </table:table-cell>
          <table:table-cell office:value-type="float" office:value="54.52008" calcext:value-type="float">
            <text:p>54.52008</text:p>
          </table:table-cell>
          <table:table-cell office:value-type="float" office:value="-3.3957" calcext:value-type="float">
            <text:p>-3.3957</text:p>
          </table:table-cell>
          <table:table-cell office:value-type="string" calcext:value-type="string">
            <text:p>Lakes</text:p>
          </table:table-cell>
          <table:table-cell table:formula="of:=VLOOKUP([.E205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yam</text:p>
          </table:table-cell>
          <table:table-cell office:value-type="string" calcext:value-type="string">
            <text:p>Derbyshire</text:p>
          </table:table-cell>
          <table:table-cell office:value-type="float" office:value="53.29617" calcext:value-type="float">
            <text:p>53.29617</text:p>
          </table:table-cell>
          <table:table-cell office:value-type="float" office:value="-1.69618" calcext:value-type="float">
            <text:p>-1.69618</text:p>
          </table:table-cell>
          <table:table-cell office:value-type="string" calcext:value-type="string">
            <text:p>Central</text:p>
          </table:table-cell>
          <table:table-cell table:formula="of:=VLOOKUP([.E206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eyam-edge</text:p>
          </table:table-cell>
        </table:table-row>
        <table:table-row table:style-name="ro1">
          <table:table-cell office:value-type="string" calcext:value-type="string">
            <text:p>Eype</text:p>
          </table:table-cell>
          <table:table-cell office:value-type="string" calcext:value-type="string">
            <text:p>Condors</text:p>
          </table:table-cell>
          <table:table-cell office:value-type="float" office:value="50.71583" calcext:value-type="float">
            <text:p>50.71583</text:p>
          </table:table-cell>
          <table:table-cell office:value-type="float" office:value="-2.77895" calcext:value-type="float">
            <text:p>-2.77895</text:p>
          </table:table-cell>
          <table:table-cell office:value-type="string" calcext:value-type="string">
            <text:p>South West</text:p>
          </table:table-cell>
          <table:table-cell table:formula="of:=VLOOKUP([.E207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snape</text:p>
          </table:table-cell>
          <table:table-cell office:value-type="string" calcext:value-type="string">
            <text:p>Pennine</text:p>
          </table:table-cell>
          <table:table-cell office:value-type="float" office:value="53.91135" calcext:value-type="float">
            <text:p>53.91135</text:p>
          </table:table-cell>
          <table:table-cell office:value-type="float" office:value="-2.617225" calcext:value-type="float">
            <text:p>-2.617225</text:p>
          </table:table-cell>
          <table:table-cell office:value-type="string" calcext:value-type="string">
            <text:p>Pennines &amp; Dales</text:p>
          </table:table-cell>
          <table:table-cell table:formula="of:=VLOOKUP([.E208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parlick/</text:p>
          </table:table-cell>
        </table:table-row>
        <table:table-row table:style-name="ro1">
          <table:table-cell office:value-type="string" calcext:value-type="string">
            <text:p>Fan Brycheiniog</text:p>
          </table:table-cell>
          <table:table-cell office:value-type="string" calcext:value-type="string">
            <text:p>SW Wales</text:p>
          </table:table-cell>
          <table:table-cell office:value-type="float" office:value="51.87991" calcext:value-type="float">
            <text:p>51.87991</text:p>
          </table:table-cell>
          <table:table-cell office:value-type="float" office:value="-3.70435" calcext:value-type="float">
            <text:p>-3.70435</text:p>
          </table:table-cell>
          <table:table-cell office:value-type="string" calcext:value-type="string">
            <text:p>South Wales</text:p>
          </table:table-cell>
          <table:table-cell table:formula="of:=VLOOKUP([.E20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 Frynych</text:p>
          </table:table-cell>
          <table:table-cell office:value-type="string" calcext:value-type="string">
            <text:p>SW Wales</text:p>
          </table:table-cell>
          <table:table-cell office:value-type="float" office:value="51.89755" calcext:value-type="float">
            <text:p>51.89755</text:p>
          </table:table-cell>
          <table:table-cell office:value-type="float" office:value="-3.510595" calcext:value-type="float">
            <text:p>-3.510595</text:p>
          </table:table-cell>
          <table:table-cell office:value-type="string" calcext:value-type="string">
            <text:p>South Wales</text:p>
          </table:table-cell>
          <table:table-cell table:formula="of:=VLOOKUP([.E21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 Gyhirych</text:p>
          </table:table-cell>
          <table:table-cell office:value-type="string" calcext:value-type="string">
            <text:p>SW Wales</text:p>
          </table:table-cell>
          <table:table-cell office:value-type="float" office:value="51.85895" calcext:value-type="float">
            <text:p>51.85895</text:p>
          </table:table-cell>
          <table:table-cell office:value-type="float" office:value="-3.62795" calcext:value-type="float">
            <text:p>-3.62795</text:p>
          </table:table-cell>
          <table:table-cell office:value-type="string" calcext:value-type="string">
            <text:p>South Wales</text:p>
          </table:table-cell>
          <table:table-cell table:formula="of:=VLOOKUP([.E211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leton</text:p>
          </table:table-cell>
          <table:table-cell office:value-type="string" calcext:value-type="string">
            <text:p>Dales</text:p>
          </table:table-cell>
          <table:table-cell office:value-type="float" office:value="54.21823" calcext:value-type="float">
            <text:p>54.21823</text:p>
          </table:table-cell>
          <table:table-cell office:value-type="float" office:value="-2.70955" calcext:value-type="float">
            <text:p>-2.70955</text:p>
          </table:table-cell>
          <table:table-cell office:value-type="string" calcext:value-type="string">
            <text:p>Pennines &amp; Dales</text:p>
          </table:table-cell>
          <table:table-cell table:formula="of:=VLOOKUP([.E21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FKT</text:p>
          </table:table-cell>
        </table:table-row>
        <table:table-row table:style-name="ro1">
          <table:table-cell office:value-type="string" calcext:value-type="string">
            <text:p>Fast Heugh</text:p>
          </table:table-cell>
          <table:table-cell office:value-type="string" calcext:value-type="string">
            <text:p>LLSC</text:p>
          </table:table-cell>
          <table:table-cell office:value-type="float" office:value="55.54987" calcext:value-type="float">
            <text:p>55.54987</text:p>
          </table:table-cell>
          <table:table-cell office:value-type="float" office:value="-2.95538" calcext:value-type="float">
            <text:p>-2.95538</text:p>
          </table:table-cell>
          <table:table-cell office:value-type="string" calcext:value-type="string">
            <text:p>Borders</text:p>
          </table:table-cell>
          <table:table-cell table:formula="of:=VLOOKUP([.E21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2"/>
          <table:table-cell office:value-type="string" calcext:value-type="string">
            <text:p>http://www.wingbeat-paragliding.co.uk/index.php/sites/fastheugh</text:p>
          </table:table-cell>
        </table:table-row>
        <table:table-row table:style-name="ro1">
          <table:table-cell office:value-type="string" calcext:value-type="string">
            <text:p>Feshiebridge</text:p>
          </table:table-cell>
          <table:table-cell office:value-type="string" calcext:value-type="string">
            <text:p>Highland</text:p>
          </table:table-cell>
          <table:table-cell office:value-type="float" office:value="57.09047" calcext:value-type="float">
            <text:p>57.09047</text:p>
          </table:table-cell>
          <table:table-cell office:value-type="float" office:value="-3.84713" calcext:value-type="float">
            <text:p>-3.84713</text:p>
          </table:table-cell>
          <table:table-cell office:value-type="string" calcext:value-type="string">
            <text:p>Highlands</text:p>
          </table:table-cell>
          <table:table-cell table:formula="of:=VLOOKUP([.E21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armers</text:p>
          </table:table-cell>
          <table:table-cell office:value-type="string" calcext:value-type="string">
            <text:p>SW Wales</text:p>
          </table:table-cell>
          <table:table-cell office:value-type="float" office:value="52.1126" calcext:value-type="float">
            <text:p>52.1126</text:p>
          </table:table-cell>
          <table:table-cell office:value-type="float" office:value="-3.97267" calcext:value-type="float">
            <text:p>-3.97267</text:p>
          </table:table-cell>
          <table:table-cell office:value-type="string" calcext:value-type="string">
            <text:p>South Wales</text:p>
          </table:table-cell>
          <table:table-cell table:formula="of:=VLOOKUP([.E215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orest Farm</text:p>
          </table:table-cell>
          <table:table-cell office:value-type="string" calcext:value-type="string">
            <text:p>Joint Services</text:p>
          </table:table-cell>
          <table:table-cell office:value-type="float" office:value="52.16525" calcext:value-type="float">
            <text:p>52.16525</text:p>
          </table:table-cell>
          <table:table-cell office:value-type="float" office:value="-3.33028" calcext:value-type="float">
            <text:p>-3.33028</text:p>
          </table:table-cell>
          <table:table-cell office:value-type="string" calcext:value-type="string">
            <text:p>South Wales</text:p>
          </table:table-cell>
          <table:table-cell table:formula="of:=VLOOKUP([.E216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le</text:p>
          </table:table-cell>
          <table:table-cell office:value-type="string" calcext:value-type="string">
            <text:p>Southern</text:p>
          </table:table-cell>
          <table:table-cell office:value-type="float" office:value="50.83497" calcext:value-type="float">
            <text:p>50.83497</text:p>
          </table:table-cell>
          <table:table-cell office:value-type="float" office:value="0.081015" calcext:value-type="float">
            <text:p>0.081015</text:p>
          </table:table-cell>
          <table:table-cell office:value-type="string" calcext:value-type="string">
            <text:p>South East</text:p>
          </table:table-cell>
          <table:table-cell table:formula="of:=VLOOKUP([.E217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Fochriw</text:p>
          </table:table-cell>
          <table:table-cell office:value-type="string" calcext:value-type="string">
            <text:p>SW Wales</text:p>
          </table:table-cell>
          <table:table-cell office:value-type="float" office:value="51.73535" calcext:value-type="float">
            <text:p>51.73535</text:p>
          </table:table-cell>
          <table:table-cell office:value-type="float" office:value="-3.306415" calcext:value-type="float">
            <text:p>-3.306415</text:p>
          </table:table-cell>
          <table:table-cell office:value-type="string" calcext:value-type="string">
            <text:p>South Wales</text:p>
          </table:table-cell>
          <table:table-cell table:formula="of:=VLOOKUP([.E218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el Fadian</text:p>
          </table:table-cell>
          <table:table-cell office:value-type="string" calcext:value-type="string">
            <text:p>Mid Wales</text:p>
          </table:table-cell>
          <table:table-cell office:value-type="float" office:value="52.543825" calcext:value-type="float">
            <text:p>52.543825</text:p>
          </table:table-cell>
          <table:table-cell office:value-type="float" office:value="-3.730015" calcext:value-type="float">
            <text:p>-3.730015</text:p>
          </table:table-cell>
          <table:table-cell office:value-type="string" calcext:value-type="string">
            <text:p>Mid Wales &amp; Mynd</text:p>
          </table:table-cell>
          <table:table-cell table:formula="of:=VLOOKUP([.E219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man Hill</text:p>
          </table:table-cell>
          <table:table-cell office:value-type="string" calcext:value-type="string">
            <text:p>Aberdeen</text:p>
          </table:table-cell>
          <table:table-cell office:value-type="float" office:value="57.500895" calcext:value-type="float">
            <text:p>57.500895</text:p>
          </table:table-cell>
          <table:table-cell office:value-type="float" office:value="-2.716795" calcext:value-type="float">
            <text:p>-2.716795</text:p>
          </table:table-cell>
          <table:table-cell office:value-type="string" calcext:value-type="string">
            <text:p>South Scotland &amp; Grampian</text:p>
          </table:table-cell>
          <table:table-cell table:formula="of:=VLOOKUP([.E22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athy</text:p>
          </table:table-cell>
          <table:table-cell office:value-type="string" calcext:value-type="string">
            <text:p>South Devon</text:p>
          </table:table-cell>
          <table:table-cell office:value-type="float" office:value="50.344935" calcext:value-type="float">
            <text:p>50.344935</text:p>
          </table:table-cell>
          <table:table-cell office:value-type="float" office:value="-4.24835" calcext:value-type="float">
            <text:p>-4.24835</text:p>
          </table:table-cell>
          <table:table-cell office:value-type="string" calcext:value-type="string">
            <text:p>South West</text:p>
          </table:table-cell>
          <table:table-cell table:formula="of:=VLOOKUP([.E221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mington</text:p>
          </table:table-cell>
          <table:table-cell office:value-type="string" calcext:value-type="string">
            <text:p>Dales</text:p>
          </table:table-cell>
          <table:table-cell office:value-type="float" office:value="54.39755" calcext:value-type="float">
            <text:p>54.39755</text:p>
          </table:table-cell>
          <table:table-cell office:value-type="float" office:value="-1.92925" calcext:value-type="float">
            <text:p>-1.92925</text:p>
          </table:table-cell>
          <table:table-cell office:value-type="string" calcext:value-type="string">
            <text:p>Pennines &amp; Dales</text:p>
          </table:table-cell>
          <table:table-cell table:formula="of:=VLOOKUP([.E22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fremington-edge</text:p>
          </table:table-cell>
        </table:table-row>
        <table:table-row table:style-name="ro1">
          <table:table-cell office:value-type="string" calcext:value-type="string">
            <text:p>Friar Waddon</text:p>
          </table:table-cell>
          <table:table-cell office:value-type="string" calcext:value-type="string">
            <text:p>Condors</text:p>
          </table:table-cell>
          <table:table-cell office:value-type="float" office:value="50.66747" calcext:value-type="float">
            <text:p>50.66747</text:p>
          </table:table-cell>
          <table:table-cell office:value-type="float" office:value="-2.50895" calcext:value-type="float">
            <text:p>-2.50895</text:p>
          </table:table-cell>
          <table:table-cell office:value-type="string" calcext:value-type="string">
            <text:p>South West</text:p>
          </table:table-cell>
          <table:table-cell table:formula="of:=VLOOKUP([.E223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cester</text:p>
          </table:table-cell>
          <table:table-cell office:value-type="string" calcext:value-type="string">
            <text:p>Avon</text:p>
          </table:table-cell>
          <table:table-cell office:value-type="float" office:value="51.70922" calcext:value-type="float">
            <text:p>51.70922</text:p>
          </table:table-cell>
          <table:table-cell office:value-type="float" office:value="-2.29993" calcext:value-type="float">
            <text:p>-2.29993</text:p>
          </table:table-cell>
          <table:table-cell office:value-type="string" calcext:value-type="string">
            <text:p>West</text:p>
          </table:table-cell>
          <table:table-cell table:formula="of:=VLOOKUP([.E224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Fuar Mhonadh</text:p>
          </table:table-cell>
          <table:table-cell office:value-type="string" calcext:value-type="string">
            <text:p>SMPC</text:p>
          </table:table-cell>
          <table:table-cell office:value-type="float" office:value="56.85597" calcext:value-type="float">
            <text:p>56.85597</text:p>
          </table:table-cell>
          <table:table-cell office:value-type="float" office:value="-4.21438" calcext:value-type="float">
            <text:p>-4.21438</text:p>
          </table:table-cell>
          <table:table-cell office:value-type="string" calcext:value-type="string">
            <text:p>South Scotland &amp; Grampian</text:p>
          </table:table-cell>
          <table:table-cell table:formula="of:=VLOOKUP([.E22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t Yr Ogof</text:p>
          </table:table-cell>
          <table:table-cell office:value-type="string" calcext:value-type="string">
            <text:p>Snowdonia</text:p>
          </table:table-cell>
          <table:table-cell office:value-type="float" office:value="53.10545" calcext:value-type="float">
            <text:p>53.10545</text:p>
          </table:table-cell>
          <table:table-cell office:value-type="float" office:value="-3.95147" calcext:value-type="float">
            <text:p>-3.95147</text:p>
          </table:table-cell>
          <table:table-cell office:value-type="string" calcext:value-type="string">
            <text:p>North Wales</text:p>
          </table:table-cell>
          <table:table-cell table:formula="of:=VLOOKUP([.E226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 Rhiw</text:p>
          </table:table-cell>
          <table:table-cell office:value-type="string" calcext:value-type="string">
            <text:p>Mid Wales</text:p>
          </table:table-cell>
          <table:table-cell office:value-type="float" office:value="52.24465" calcext:value-type="float">
            <text:p>52.24465</text:p>
          </table:table-cell>
          <table:table-cell office:value-type="float" office:value="-3.52982" calcext:value-type="float">
            <text:p>-3.52982</text:p>
          </table:table-cell>
          <table:table-cell office:value-type="string" calcext:value-type="string">
            <text:p>Mid Wales &amp; Mynd</text:p>
          </table:table-cell>
          <table:table-cell table:formula="of:=VLOOKUP([.E227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unnock Hills</text:p>
          </table:table-cell>
          <table:table-cell office:value-type="string" calcext:value-type="string">
            <text:p>LLSC</text:p>
          </table:table-cell>
          <table:table-cell office:value-type="float" office:value="56.09398" calcext:value-type="float">
            <text:p>56.09398</text:p>
          </table:table-cell>
          <table:table-cell office:value-type="float" office:value="-4.16061" calcext:value-type="float">
            <text:p>-4.16061</text:p>
          </table:table-cell>
          <table:table-cell office:value-type="string" calcext:value-type="string">
            <text:p>South Scotland &amp; Grampian</text:p>
          </table:table-cell>
          <table:table-cell table:formula="of:=VLOOKUP([.E228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ret</text:p>
          </table:table-cell>
          <table:table-cell office:value-type="string" calcext:value-type="string">
            <text:p>Snowdonia</text:p>
          </table:table-cell>
          <table:table-cell office:value-type="float" office:value="53.130375" calcext:value-type="float">
            <text:p>53.130375</text:p>
          </table:table-cell>
          <table:table-cell office:value-type="float" office:value="-4.09969" calcext:value-type="float">
            <text:p>-4.09969</text:p>
          </table:table-cell>
          <table:table-cell office:value-type="string" calcext:value-type="string">
            <text:p>North Wales</text:p>
          </table:table-cell>
          <table:table-cell table:formula="of:=VLOOKUP([.E229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way</text:p>
          </table:table-cell>
          <table:table-cell office:value-type="string" calcext:value-type="string">
            <text:p>SE Wales</text:p>
          </table:table-cell>
          <table:table-cell office:value-type="float" office:value="51.920355" calcext:value-type="float">
            <text:p>51.920355</text:p>
          </table:table-cell>
          <table:table-cell office:value-type="float" office:value="-2.822335" calcext:value-type="float">
            <text:p>-2.822335</text:p>
          </table:table-cell>
          <table:table-cell office:value-type="string" calcext:value-type="string">
            <text:p>South Wales</text:p>
          </table:table-cell>
          <table:table-cell table:formula="of:=VLOOKUP([.E23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 Clova</text:p>
          </table:table-cell>
          <table:table-cell office:value-type="string" calcext:value-type="string">
            <text:p>Aberdeen</text:p>
          </table:table-cell>
          <table:table-cell office:value-type="float" office:value="56.823025" calcext:value-type="float">
            <text:p>56.823025</text:p>
          </table:table-cell>
          <table:table-cell office:value-type="float" office:value="-3.02755" calcext:value-type="float">
            <text:p>-3.02755</text:p>
          </table:table-cell>
          <table:table-cell office:value-type="string" calcext:value-type="string">
            <text:p>South Scotland &amp; Grampian</text:p>
          </table:table-cell>
          <table:table-cell table:formula="of:=VLOOKUP([.E23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 Ogle</text:p>
          </table:table-cell>
          <table:table-cell office:value-type="string" calcext:value-type="string">
            <text:p>SMPC</text:p>
          </table:table-cell>
          <table:table-cell office:value-type="float" office:value="56.42518" calcext:value-type="float">
            <text:p>56.42518</text:p>
          </table:table-cell>
          <table:table-cell office:value-type="float" office:value="-4.32393" calcext:value-type="float">
            <text:p>-4.32393</text:p>
          </table:table-cell>
          <table:table-cell office:value-type="string" calcext:value-type="string">
            <text:p>South Scotland &amp; Grampian</text:p>
          </table:table-cell>
          <table:table-cell table:formula="of:=VLOOKUP([.E23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coe</text:p>
          </table:table-cell>
          <table:table-cell office:value-type="string" calcext:value-type="string">
            <text:p>SMPC</text:p>
          </table:table-cell>
          <table:table-cell office:value-type="float" office:value="56.62842" calcext:value-type="float">
            <text:p>56.62842</text:p>
          </table:table-cell>
          <table:table-cell office:value-type="float" office:value="-4.84147" calcext:value-type="float">
            <text:p>-4.84147</text:p>
          </table:table-cell>
          <table:table-cell office:value-type="string" calcext:value-type="string">
            <text:p>South Scotland &amp; Grampian</text:p>
          </table:table-cell>
          <table:table-cell table:formula="of:=VLOOKUP([.E23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finna</text:p>
          </table:table-cell>
          <table:table-cell office:value-type="string" calcext:value-type="string">
            <text:p>SMPC</text:p>
          </table:table-cell>
          <table:table-cell office:value-type="float" office:value="56.88111" calcext:value-type="float">
            <text:p>56.88111</text:p>
          </table:table-cell>
          <table:table-cell office:value-type="float" office:value="-5.450175" calcext:value-type="float">
            <text:p>-5.450175</text:p>
          </table:table-cell>
          <table:table-cell office:value-type="string" calcext:value-type="string">
            <text:p>South Scotland &amp; Grampian</text:p>
          </table:table-cell>
          <table:table-cell table:formula="of:=VLOOKUP([.E23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yder</text:p>
          </table:table-cell>
          <table:table-cell office:value-type="string" calcext:value-type="string">
            <text:p>Snowdonia</text:p>
          </table:table-cell>
          <table:table-cell office:value-type="float" office:value="53.092355" calcext:value-type="float">
            <text:p>53.092355</text:p>
          </table:table-cell>
          <table:table-cell office:value-type="float" office:value="-3.997325" calcext:value-type="float">
            <text:p>-3.997325</text:p>
          </table:table-cell>
          <table:table-cell office:value-type="string" calcext:value-type="string">
            <text:p>North Wales</text:p>
          </table:table-cell>
          <table:table-cell table:formula="of:=VLOOKUP([.E235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2"/>
          <table:table-cell office:value-type="string" calcext:value-type="string">
            <text:p>https://www.snowdoniaskysports.co.uk/cms/node/11</text:p>
          </table:table-cell>
        </table:table-row>
        <table:table-row table:style-name="ro1">
          <table:table-cell office:value-type="string" calcext:value-type="string">
            <text:p>Golden Ball</text:p>
          </table:table-cell>
          <table:table-cell office:value-type="string" calcext:value-type="string">
            <text:p>Thames Valley</text:p>
          </table:table-cell>
          <table:table-cell office:value-type="float" office:value="51.37275" calcext:value-type="float">
            <text:p>51.37275</text:p>
          </table:table-cell>
          <table:table-cell office:value-type="float" office:value="-1.82039" calcext:value-type="float">
            <text:p>-1.82039</text:p>
          </table:table-cell>
          <table:table-cell office:value-type="string" calcext:value-type="string">
            <text:p>West</text:p>
          </table:table-cell>
          <table:table-cell table:formula="of:=VLOOKUP([.E236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golden-ball</text:p>
          </table:table-cell>
        </table:table-row>
        <table:table-row table:style-name="ro1">
          <table:table-cell office:value-type="string" calcext:value-type="string">
            <text:p>Gorllwyn</text:p>
          </table:table-cell>
          <table:table-cell office:value-type="string" calcext:value-type="string">
            <text:p>Snowdonia</text:p>
          </table:table-cell>
          <table:table-cell office:value-type="float" office:value="52.95441" calcext:value-type="float">
            <text:p>52.95441</text:p>
          </table:table-cell>
          <table:table-cell office:value-type="float" office:value="-4.13307" calcext:value-type="float">
            <text:p>-4.13307</text:p>
          </table:table-cell>
          <table:table-cell office:value-type="string" calcext:value-type="string">
            <text:p>North Wales</text:p>
          </table:table-cell>
          <table:table-cell table:formula="of:=VLOOKUP([.E237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gareth</text:p>
          </table:table-cell>
          <table:table-cell office:value-type="string" calcext:value-type="string">
            <text:p>Dales</text:p>
          </table:table-cell>
          <table:table-cell office:value-type="float" office:value="54.20421" calcext:value-type="float">
            <text:p>54.20421</text:p>
          </table:table-cell>
          <table:table-cell office:value-type="float" office:value="-2.47841" calcext:value-type="float">
            <text:p>-2.47841</text:p>
          </table:table-cell>
          <table:table-cell office:value-type="string" calcext:value-type="string">
            <text:p>Pennines &amp; Dales</text:p>
          </table:table-cell>
          <table:table-cell table:formula="of:=VLOOKUP([.E238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/>
        </table:table-row>
        <table:table-row table:style-name="ro1">
          <table:table-cell office:value-type="string" calcext:value-type="string">
            <text:p>Graig Fawr</text:p>
          </table:table-cell>
          <table:table-cell office:value-type="string" calcext:value-type="string">
            <text:p>SW Wales</text:p>
          </table:table-cell>
          <table:table-cell office:value-type="float" office:value="51.75305" calcext:value-type="float">
            <text:p>51.75305</text:p>
          </table:table-cell>
          <table:table-cell office:value-type="float" office:value="-3.99029" calcext:value-type="float">
            <text:p>-3.99029</text:p>
          </table:table-cell>
          <table:table-cell office:value-type="string" calcext:value-type="string">
            <text:p>South Wales</text:p>
          </table:table-cell>
          <table:table-cell table:formula="of:=VLOOKUP([.E23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Coum</text:p>
          </table:table-cell>
          <table:table-cell office:value-type="string" calcext:value-type="string">
            <text:p>Dales</text:p>
          </table:table-cell>
          <table:table-cell office:value-type="float" office:value="54.24703" calcext:value-type="float">
            <text:p>54.24703</text:p>
          </table:table-cell>
          <table:table-cell office:value-type="float" office:value="-2.45715" calcext:value-type="float">
            <text:p>-2.45715</text:p>
          </table:table-cell>
          <table:table-cell office:value-type="string" calcext:value-type="string">
            <text:p>Pennines &amp; Dales</text:p>
          </table:table-cell>
          <table:table-cell table:formula="of:=VLOOKUP([.E24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Whernside</text:p>
          </table:table-cell>
          <table:table-cell office:value-type="string" calcext:value-type="string">
            <text:p>Dales</text:p>
          </table:table-cell>
          <table:table-cell office:value-type="float" office:value="54.17188" calcext:value-type="float">
            <text:p>54.17188</text:p>
          </table:table-cell>
          <table:table-cell office:value-type="float" office:value="-2.00633" calcext:value-type="float">
            <text:p>-2.00633</text:p>
          </table:table-cell>
          <table:table-cell office:value-type="string" calcext:value-type="string">
            <text:p>Pennines &amp; Dales</text:p>
          </table:table-cell>
          <table:table-cell table:formula="of:=VLOOKUP([.E241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great-whernside</text:p>
          </table:table-cell>
        </table:table-row>
        <table:table-row table:style-name="ro1">
          <table:table-cell office:value-type="string" calcext:value-type="string">
            <text:p>Green How</text:p>
          </table:table-cell>
          <table:table-cell office:value-type="string" calcext:value-type="string">
            <text:p>Cumbria</text:p>
          </table:table-cell>
          <table:table-cell office:value-type="float" office:value="54.44812" calcext:value-type="float">
            <text:p>54.44812</text:p>
          </table:table-cell>
          <table:table-cell office:value-type="float" office:value="-3.246415" calcext:value-type="float">
            <text:p>-3.246415</text:p>
          </table:table-cell>
          <table:table-cell office:value-type="string" calcext:value-type="string">
            <text:p>Lakes</text:p>
          </table:table-cell>
          <table:table-cell table:formula="of:=VLOOKUP([.E24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hill</text:p>
          </table:table-cell>
          <table:table-cell office:value-type="string" calcext:value-type="string">
            <text:p>LLSC</text:p>
          </table:table-cell>
          <table:table-cell office:value-type="float" office:value="55.58776" calcext:value-type="float">
            <text:p>55.58776</text:p>
          </table:table-cell>
          <table:table-cell office:value-type="float" office:value="-3.700225" calcext:value-type="float">
            <text:p>-3.700225</text:p>
          </table:table-cell>
          <table:table-cell office:value-type="string" calcext:value-type="string">
            <text:p>Borders</text:p>
          </table:table-cell>
          <table:table-cell table:formula="of:=VLOOKUP([.E24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y Mares Tail</text:p>
          </table:table-cell>
          <table:table-cell office:value-type="string" calcext:value-type="string">
            <text:p>LLSC</text:p>
          </table:table-cell>
          <table:table-cell office:value-type="float" office:value="55.41957" calcext:value-type="float">
            <text:p>55.41957</text:p>
          </table:table-cell>
          <table:table-cell office:value-type="float" office:value="-3.32182" calcext:value-type="float">
            <text:p>-3.32182</text:p>
          </table:table-cell>
          <table:table-cell office:value-type="string" calcext:value-type="string">
            <text:p>Borders</text:p>
          </table:table-cell>
          <table:table-cell table:formula="of:=VLOOKUP([.E24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y Scars</text:p>
          </table:table-cell>
          <table:table-cell office:value-type="string" calcext:value-type="string">
            <text:p>Dales</text:p>
          </table:table-cell>
          <table:table-cell office:value-type="float" office:value="54.141255" calcext:value-type="float">
            <text:p>54.141255</text:p>
          </table:table-cell>
          <table:table-cell office:value-type="float" office:value="-2.41602" calcext:value-type="float">
            <text:p>-2.41602</text:p>
          </table:table-cell>
          <table:table-cell office:value-type="string" calcext:value-type="string">
            <text:p>Pennines &amp; Dales</text:p>
          </table:table-cell>
          <table:table-cell table:formula="of:=VLOOKUP([.E24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rn Moelfre</text:p>
          </table:table-cell>
          <table:table-cell office:value-type="string" calcext:value-type="string">
            <text:p>North Wales</text:p>
          </table:table-cell>
          <table:table-cell office:value-type="float" office:value="52.85125" calcext:value-type="float">
            <text:p>52.85125</text:p>
          </table:table-cell>
          <table:table-cell office:value-type="float" office:value="-3.20795" calcext:value-type="float">
            <text:p>-3.20795</text:p>
          </table:table-cell>
          <table:table-cell office:value-type="string" calcext:value-type="string">
            <text:p>North Wales</text:p>
          </table:table-cell>
          <table:table-cell table:formula="of:=VLOOKUP([.E246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g</text:p>
          </table:table-cell>
          <table:table-cell office:value-type="string" calcext:value-type="string">
            <text:p>Cumbria</text:p>
          </table:table-cell>
          <table:table-cell office:value-type="float" office:value="54.549675" calcext:value-type="float">
            <text:p>54.549675</text:p>
          </table:table-cell>
          <table:table-cell office:value-type="float" office:value="-3.599365" calcext:value-type="float">
            <text:p>-3.599365</text:p>
          </table:table-cell>
          <table:table-cell office:value-type="string" calcext:value-type="string">
            <text:p>Lakes</text:p>
          </table:table-cell>
          <table:table-cell table:formula="of:=VLOOKUP([.E247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HGP</text:p>
          </table:table-cell>
        </table:table-row>
        <table:table-row table:style-name="ro1">
          <table:table-cell office:value-type="string" calcext:value-type="string">
            <text:p>Hambledon</text:p>
          </table:table-cell>
          <table:table-cell office:value-type="string" calcext:value-type="string">
            <text:p>Wessex</text:p>
          </table:table-cell>
          <table:table-cell office:value-type="float" office:value="50.914615" calcext:value-type="float">
            <text:p>50.914615</text:p>
          </table:table-cell>
          <table:table-cell office:value-type="float" office:value="-2.22205" calcext:value-type="float">
            <text:p>-2.22205</text:p>
          </table:table-cell>
          <table:table-cell office:value-type="string" calcext:value-type="string">
            <text:p>West</text:p>
          </table:table-cell>
          <table:table-cell table:formula="of:=VLOOKUP([.E24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esfield</text:p>
          </table:table-cell>
          <table:table-cell office:value-type="string" calcext:value-type="string">
            <text:p>Avon</text:p>
          </table:table-cell>
          <table:table-cell office:value-type="float" office:value="51.7793" calcext:value-type="float">
            <text:p>51.7793</text:p>
          </table:table-cell>
          <table:table-cell office:value-type="float" office:value="-2.25599" calcext:value-type="float">
            <text:p>-2.25599</text:p>
          </table:table-cell>
          <table:table-cell office:value-type="string" calcext:value-type="string">
            <text:p>West</text:p>
          </table:table-cell>
          <table:table-cell table:formula="of:=VLOOKUP([.E249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Harting</text:p>
          </table:table-cell>
          <table:table-cell office:value-type="string" calcext:value-type="string">
            <text:p>Sky Surfing</text:p>
          </table:table-cell>
          <table:table-cell office:value-type="float" office:value="50.95948" calcext:value-type="float">
            <text:p>50.95948</text:p>
          </table:table-cell>
          <table:table-cell office:value-type="float" office:value="-0.87007" calcext:value-type="float">
            <text:p>-0.87007</text:p>
          </table:table-cell>
          <table:table-cell office:value-type="string" calcext:value-type="string">
            <text:p>South East</text:p>
          </table:table-cell>
          <table:table-cell table:formula="of:=VLOOKUP([.E250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Haughmond Hill</text:p>
          </table:table-cell>
          <table:table-cell office:value-type="string" calcext:value-type="string">
            <text:p>Long Mynd</text:p>
          </table:table-cell>
          <table:table-cell office:value-type="float" office:value="52.719635" calcext:value-type="float">
            <text:p>52.719635</text:p>
          </table:table-cell>
          <table:table-cell office:value-type="float" office:value="-2.687735" calcext:value-type="float">
            <text:p>-2.687735</text:p>
          </table:table-cell>
          <table:table-cell office:value-type="string" calcext:value-type="string">
            <text:p>Mid Wales &amp; Mynd</text:p>
          </table:table-cell>
          <table:table-cell table:formula="of:=VLOOKUP([.E251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wkswick</text:p>
          </table:table-cell>
          <table:table-cell office:value-type="string" calcext:value-type="string">
            <text:p>Dales</text:p>
          </table:table-cell>
          <table:table-cell office:value-type="float" office:value="54.12898" calcext:value-type="float">
            <text:p>54.12898</text:p>
          </table:table-cell>
          <table:table-cell office:value-type="float" office:value="-2.05297" calcext:value-type="float">
            <text:p>-2.05297</text:p>
          </table:table-cell>
          <table:table-cell office:value-type="string" calcext:value-type="string">
            <text:p>Pennines &amp; Dales</text:p>
          </table:table-cell>
          <table:table-cell table:formula="of:=VLOOKUP([.E25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 Bluff</text:p>
          </table:table-cell>
          <table:table-cell office:value-type="string" calcext:value-type="string">
            <text:p>Joint Services</text:p>
          </table:table-cell>
          <table:table-cell office:value-type="float" office:value="52.02262" calcext:value-type="float">
            <text:p>52.02262</text:p>
          </table:table-cell>
          <table:table-cell office:value-type="float" office:value="-3.103875" calcext:value-type="float">
            <text:p>-3.103875</text:p>
          </table:table-cell>
          <table:table-cell office:value-type="string" calcext:value-type="string">
            <text:p>South Wales</text:p>
          </table:table-cell>
          <table:table-cell table:formula="of:=VLOOKUP([.E253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2"/>
          <table:table-cell office:value-type="string" calcext:value-type="string">
            <text:p>https://www.flysouthwales.co.uk/site-guides</text:p>
          </table:table-cell>
        </table:table-row>
        <table:table-row table:style-name="ro1">
          <table:table-cell office:value-type="string" calcext:value-type="string">
            <text:p>Heol Senni</text:p>
          </table:table-cell>
          <table:table-cell office:value-type="string" calcext:value-type="string">
            <text:p>SW Wales</text:p>
          </table:table-cell>
          <table:table-cell office:value-type="float" office:value="51.8892" calcext:value-type="float">
            <text:p>51.8892</text:p>
          </table:table-cell>
          <table:table-cell office:value-type="float" office:value="-3.58188" calcext:value-type="float">
            <text:p>-3.58188</text:p>
          </table:table-cell>
          <table:table-cell office:value-type="string" calcext:value-type="string">
            <text:p>South Wales</text:p>
          </table:table-cell>
          <table:table-cell table:formula="of:=VLOOKUP([.E254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ne Bay</text:p>
          </table:table-cell>
          <table:table-cell office:value-type="string" calcext:value-type="string">
            <text:p>Dover</text:p>
          </table:table-cell>
          <table:table-cell office:value-type="float" office:value="51.375045" calcext:value-type="float">
            <text:p>51.375045</text:p>
          </table:table-cell>
          <table:table-cell office:value-type="float" office:value="1.175235" calcext:value-type="float">
            <text:p>1.175235</text:p>
          </table:table-cell>
          <table:table-cell office:value-type="string" calcext:value-type="string">
            <text:p>South East</text:p>
          </table:table-cell>
          <table:table-cell table:formula="of:=VLOOKUP([.E255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www.dfhgc.org/sites/herne-bay</text:p>
          </table:table-cell>
        </table:table-row>
        <table:table-row table:style-name="ro1">
          <table:table-cell office:value-type="string" calcext:value-type="string">
            <text:p>Heron Pike</text:p>
          </table:table-cell>
          <table:table-cell office:value-type="string" calcext:value-type="string">
            <text:p>Cumbria</text:p>
          </table:table-cell>
          <table:table-cell office:value-type="float" office:value="54.46479" calcext:value-type="float">
            <text:p>54.46479</text:p>
          </table:table-cell>
          <table:table-cell office:value-type="float" office:value="-2.99615" calcext:value-type="float">
            <text:p>-2.99615</text:p>
          </table:table-cell>
          <table:table-cell office:value-type="string" calcext:value-type="string">
            <text:p>Lakes</text:p>
          </table:table-cell>
          <table:table-cell table:formula="of:=VLOOKUP([.E25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And Over</text:p>
          </table:table-cell>
          <table:table-cell office:value-type="string" calcext:value-type="string">
            <text:p>Southern</text:p>
          </table:table-cell>
          <table:table-cell office:value-type="float" office:value="50.79118" calcext:value-type="float">
            <text:p>50.79118</text:p>
          </table:table-cell>
          <table:table-cell office:value-type="float" office:value="0.14232" calcext:value-type="float">
            <text:p>0.14232</text:p>
          </table:table-cell>
          <table:table-cell office:value-type="string" calcext:value-type="string">
            <text:p>South East</text:p>
          </table:table-cell>
          <table:table-cell table:formula="of:=VLOOKUP([.E257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www.shgc.org.uk/highandover</text:p>
          </table:table-cell>
        </table:table-row>
        <table:table-row table:style-name="ro1">
          <table:table-cell office:value-type="string" calcext:value-type="string">
            <text:p>High Cap</text:p>
          </table:table-cell>
          <table:table-cell office:value-type="string" calcext:value-type="string">
            <text:p>Northumbria</text:p>
          </table:table-cell>
          <table:table-cell office:value-type="float" office:value="54.70132" calcext:value-type="float">
            <text:p>54.70132</text:p>
          </table:table-cell>
          <table:table-cell office:value-type="float" office:value="-2.526485" calcext:value-type="float">
            <text:p>-2.526485</text:p>
          </table:table-cell>
          <table:table-cell office:value-type="string" calcext:value-type="string">
            <text:p>Lakes</text:p>
          </table:table-cell>
          <table:table-cell table:formula="of:=VLOOKUP([.E25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Street</text:p>
          </table:table-cell>
          <table:table-cell office:value-type="string" calcext:value-type="string">
            <text:p>Cumbria</text:p>
          </table:table-cell>
          <table:table-cell office:value-type="float" office:value="54.493725" calcext:value-type="float">
            <text:p>54.493725</text:p>
          </table:table-cell>
          <table:table-cell office:value-type="float" office:value="-2.862045" calcext:value-type="float">
            <text:p>-2.862045</text:p>
          </table:table-cell>
          <table:table-cell office:value-type="string" calcext:value-type="string">
            <text:p>Lakes</text:p>
          </table:table-cell>
          <table:table-cell table:formula="of:=VLOOKUP([.E259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Wheeldon</text:p>
          </table:table-cell>
          <table:table-cell office:value-type="string" calcext:value-type="string">
            <text:p>Derbyshire</text:p>
          </table:table-cell>
          <table:table-cell office:value-type="float" office:value="53.190085" calcext:value-type="float">
            <text:p>53.190085</text:p>
          </table:table-cell>
          <table:table-cell office:value-type="float" office:value="-1.850865" calcext:value-type="float">
            <text:p>-1.850865</text:p>
          </table:table-cell>
          <table:table-cell office:value-type="string" calcext:value-type="string">
            <text:p>Central</text:p>
          </table:table-cell>
          <table:table-cell table:formula="of:=VLOOKUP([.E260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 End Beach</text:p>
          </table:table-cell>
          <table:table-cell office:value-type="string" calcext:value-type="string">
            <text:p>SW Wales</text:p>
          </table:table-cell>
          <table:table-cell office:value-type="float" office:value="51.580415" calcext:value-type="float">
            <text:p>51.580415</text:p>
          </table:table-cell>
          <table:table-cell office:value-type="float" office:value="-4.287775" calcext:value-type="float">
            <text:p>-4.287775</text:p>
          </table:table-cell>
          <table:table-cell office:value-type="string" calcext:value-type="string">
            <text:p>South Wales</text:p>
          </table:table-cell>
          <table:table-cell table:formula="of:=VLOOKUP([.E261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 Farm</text:p>
          </table:table-cell>
          <table:table-cell office:value-type="string" calcext:value-type="string">
            <text:p>Rutland</text:p>
          </table:table-cell>
          <table:table-cell office:value-type="float" office:value="52.69155" calcext:value-type="float">
            <text:p>52.69155</text:p>
          </table:table-cell>
          <table:table-cell office:value-type="float" office:value="0.81357" calcext:value-type="float">
            <text:p>0.81357</text:p>
          </table:table-cell>
          <table:table-cell office:value-type="string" calcext:value-type="string">
            <text:p>East</text:p>
          </table:table-cell>
          <table:table-cell table:formula="of:=VLOOKUP([.E262];[group_links.$A$2:.$B$17];2;FALSE())" office:value-type="string" office:string-value="https://t.me/joinchat/1oNELt0BqesxNjJk" calcext:value-type="string">
            <text:p>https://t.me/joinchat/1oNELt0BqesxNj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 Of Noth</text:p>
          </table:table-cell>
          <table:table-cell office:value-type="string" calcext:value-type="string">
            <text:p>Aberdeen</text:p>
          </table:table-cell>
          <table:table-cell office:value-type="float" office:value="57.35942" calcext:value-type="float">
            <text:p>57.35942</text:p>
          </table:table-cell>
          <table:table-cell office:value-type="float" office:value="-2.816895" calcext:value-type="float">
            <text:p>-2.816895</text:p>
          </table:table-cell>
          <table:table-cell office:value-type="string" calcext:value-type="string">
            <text:p>South Scotland &amp; Grampian</text:p>
          </table:table-cell>
          <table:table-cell table:formula="of:=VLOOKUP([.E26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gden Law</text:p>
          </table:table-cell>
          <table:table-cell office:value-type="string" calcext:value-type="string">
            <text:p>Northumbria</text:p>
          </table:table-cell>
          <table:table-cell office:value-type="float" office:value="55.407675" calcext:value-type="float">
            <text:p>55.407675</text:p>
          </table:table-cell>
          <table:table-cell office:value-type="float" office:value="-2.07423" calcext:value-type="float">
            <text:p>-2.07423</text:p>
          </table:table-cell>
          <table:table-cell office:value-type="string" calcext:value-type="string">
            <text:p>Borders</text:p>
          </table:table-cell>
          <table:table-cell table:formula="of:=VLOOKUP([.E26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den</text:p>
          </table:table-cell>
          <table:table-cell office:value-type="string" calcext:value-type="string">
            <text:p>North Yorks</text:p>
          </table:table-cell>
          <table:table-cell office:value-type="float" office:value="54.76379" calcext:value-type="float">
            <text:p>54.76379</text:p>
          </table:table-cell>
          <table:table-cell office:value-type="float" office:value="-1.29924" calcext:value-type="float">
            <text:p>-1.29924</text:p>
          </table:table-cell>
          <table:table-cell office:value-type="string" calcext:value-type="string">
            <text:p>North East</text:p>
          </table:table-cell>
          <table:table-cell table:formula="of:=VLOOKUP([.E265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don</text:p>
          </table:table-cell>
          <table:table-cell office:value-type="string" calcext:value-type="string">
            <text:p>North Yorks</text:p>
          </table:table-cell>
          <table:table-cell office:value-type="float" office:value="54.791255" calcext:value-type="float">
            <text:p>54.791255</text:p>
          </table:table-cell>
          <table:table-cell office:value-type="float" office:value="-1.311755" calcext:value-type="float">
            <text:p>-1.311755</text:p>
          </table:table-cell>
          <table:table-cell office:value-type="string" calcext:value-type="string">
            <text:p>North East</text:p>
          </table:table-cell>
          <table:table-cell table:formula="of:=VLOOKUP([.E266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nam</text:p>
          </table:table-cell>
          <table:table-cell office:value-type="string" calcext:value-type="string">
            <text:p>Northumbria</text:p>
          </table:table-cell>
          <table:table-cell office:value-type="float" office:value="55.48852" calcext:value-type="float">
            <text:p>55.48852</text:p>
          </table:table-cell>
          <table:table-cell office:value-type="float" office:value="-2.329" calcext:value-type="float">
            <text:p>-2.329</text:p>
          </table:table-cell>
          <table:table-cell office:value-type="string" calcext:value-type="string">
            <text:p>Borders</text:p>
          </table:table-cell>
          <table:table-cell table:formula="of:=VLOOKUP([.E267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ish</text:p>
          </table:table-cell>
          <table:table-cell office:value-type="string" calcext:value-type="string">
            <text:p>Thames Valley</text:p>
          </table:table-cell>
          <table:table-cell office:value-type="float" office:value="51.37337" calcext:value-type="float">
            <text:p>51.37337</text:p>
          </table:table-cell>
          <table:table-cell office:value-type="float" office:value="-1.78157" calcext:value-type="float">
            <text:p>-1.78157</text:p>
          </table:table-cell>
          <table:table-cell office:value-type="string" calcext:value-type="string">
            <text:p>West</text:p>
          </table:table-cell>
          <table:table-cell table:formula="of:=VLOOKUP([.E26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bleton Hill</text:p>
          </table:table-cell>
          <table:table-cell office:value-type="string" calcext:value-type="string">
            <text:p>Northumbria</text:p>
          </table:table-cell>
          <table:table-cell office:value-type="float" office:value="55.54903" calcext:value-type="float">
            <text:p>55.54903</text:p>
          </table:table-cell>
          <table:table-cell office:value-type="float" office:value="-2.05217" calcext:value-type="float">
            <text:p>-2.05217</text:p>
          </table:table-cell>
          <table:table-cell office:value-type="string" calcext:value-type="string">
            <text:p>Borders</text:p>
          </table:table-cell>
          <table:table-cell table:formula="of:=VLOOKUP([.E269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 Bell</text:p>
          </table:table-cell>
          <table:table-cell office:value-type="string" calcext:value-type="string">
            <text:p>Cumbria</text:p>
          </table:table-cell>
          <table:table-cell office:value-type="float" office:value="54.494695" calcext:value-type="float">
            <text:p>54.494695</text:p>
          </table:table-cell>
          <table:table-cell office:value-type="float" office:value="-2.944195" calcext:value-type="float">
            <text:p>-2.944195</text:p>
          </table:table-cell>
          <table:table-cell office:value-type="string" calcext:value-type="string">
            <text:p>Lakes</text:p>
          </table:table-cell>
          <table:table-cell table:formula="of:=VLOOKUP([.E27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borough</text:p>
          </table:table-cell>
          <table:table-cell office:value-type="string" calcext:value-type="string">
            <text:p>Dales</text:p>
          </table:table-cell>
          <table:table-cell office:value-type="float" office:value="54.17053" calcext:value-type="float">
            <text:p>54.17053</text:p>
          </table:table-cell>
          <table:table-cell office:value-type="float" office:value="-2.38332" calcext:value-type="float">
            <text:p>-2.38332</text:p>
          </table:table-cell>
          <table:table-cell office:value-type="string" calcext:value-type="string">
            <text:p>Pennines &amp; Dales</text:p>
          </table:table-cell>
          <table:table-cell table:formula="of:=VLOOKUP([.E271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</text:p>
          </table:table-cell>
          <table:table-cell office:value-type="string" calcext:value-type="string">
            <text:p>Cumbria</text:p>
          </table:table-cell>
          <table:table-cell office:value-type="float" office:value="54.63073" calcext:value-type="float">
            <text:p>54.63073</text:p>
          </table:table-cell>
          <table:table-cell office:value-type="float" office:value="-3.120965" calcext:value-type="float">
            <text:p>-3.120965</text:p>
          </table:table-cell>
          <table:table-cell office:value-type="string" calcext:value-type="string">
            <text:p>Lakes</text:p>
          </table:table-cell>
          <table:table-cell table:formula="of:=VLOOKUP([.E27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JKH</text:p>
          </table:table-cell>
        </table:table-row>
        <table:table-row table:style-name="ro1">
          <table:table-cell office:value-type="string" calcext:value-type="string">
            <text:p>Johnny Barnes</text:p>
          </table:table-cell>
          <table:table-cell office:value-type="string" calcext:value-type="string">
            <text:p>Dales</text:p>
          </table:table-cell>
          <table:table-cell office:value-type="float" office:value="54.231355" calcext:value-type="float">
            <text:p>54.231355</text:p>
          </table:table-cell>
          <table:table-cell office:value-type="float" office:value="-2.55285" calcext:value-type="float">
            <text:p>-2.55285</text:p>
          </table:table-cell>
          <table:table-cell office:value-type="string" calcext:value-type="string">
            <text:p>Pennines &amp; Dales</text:p>
          </table:table-cell>
          <table:table-cell table:formula="of:=VLOOKUP([.E273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loch</text:p>
          </table:table-cell>
          <table:table-cell office:value-type="string" calcext:value-type="string">
            <text:p>Aberdeen</text:p>
          </table:table-cell>
          <table:table-cell office:value-type="float" office:value="56.98236" calcext:value-type="float">
            <text:p>56.98236</text:p>
          </table:table-cell>
          <table:table-cell office:value-type="float" office:value="-2.503035" calcext:value-type="float">
            <text:p>-2.503035</text:p>
          </table:table-cell>
          <table:table-cell office:value-type="string" calcext:value-type="string">
            <text:p>South Scotland &amp; Grampian</text:p>
          </table:table-cell>
          <table:table-cell table:formula="of:=VLOOKUP([.E27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tle Sings</text:p>
          </table:table-cell>
          <table:table-cell office:value-type="string" calcext:value-type="string">
            <text:p>Malvern</text:p>
          </table:table-cell>
          <table:table-cell office:value-type="float" office:value="52.0769" calcext:value-type="float">
            <text:p>52.0769</text:p>
          </table:table-cell>
          <table:table-cell office:value-type="float" office:value="-2.33928" calcext:value-type="float">
            <text:p>-2.33928</text:p>
          </table:table-cell>
          <table:table-cell office:value-type="string" calcext:value-type="string">
            <text:p>West</text:p>
          </table:table-cell>
          <table:table-cell table:formula="of:=VLOOKUP([.E275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joomla.malvern-hang.org.uk/index.php/pinnacle-meniu</text:p>
          </table:table-cell>
        </table:table-row>
        <table:table-row table:style-name="ro1">
          <table:table-cell office:value-type="string" calcext:value-type="string">
            <text:p>Kilnsey</text:p>
          </table:table-cell>
          <table:table-cell office:value-type="string" calcext:value-type="string">
            <text:p>Dales</text:p>
          </table:table-cell>
          <table:table-cell office:value-type="float" office:value="54.1057" calcext:value-type="float">
            <text:p>54.1057</text:p>
          </table:table-cell>
          <table:table-cell office:value-type="float" office:value="-2.04653" calcext:value-type="float">
            <text:p>-2.04653</text:p>
          </table:table-cell>
          <table:table-cell office:value-type="string" calcext:value-type="string">
            <text:p>Pennines &amp; Dales</text:p>
          </table:table-cell>
          <table:table-cell table:formula="of:=VLOOKUP([.E276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kilnsey</text:p>
          </table:table-cell>
        </table:table-row>
        <table:table-row table:style-name="ro1">
          <table:table-cell office:value-type="string" calcext:value-type="string">
            <text:p>Kimmeridge</text:p>
          </table:table-cell>
          <table:table-cell office:value-type="string" calcext:value-type="string">
            <text:p>Wessex</text:p>
          </table:table-cell>
          <table:table-cell office:value-type="float" office:value="50.61489" calcext:value-type="float">
            <text:p>50.61489</text:p>
          </table:table-cell>
          <table:table-cell office:value-type="float" office:value="-2.104835" calcext:value-type="float">
            <text:p>-2.104835</text:p>
          </table:table-cell>
          <table:table-cell office:value-type="string" calcext:value-type="string">
            <text:p>West</text:p>
          </table:table-cell>
          <table:table-cell table:formula="of:=VLOOKUP([.E277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 Tor</text:p>
          </table:table-cell>
          <table:table-cell office:value-type="string" calcext:value-type="string">
            <text:p>South Devon</text:p>
          </table:table-cell>
          <table:table-cell office:value-type="float" office:value="50.619725" calcext:value-type="float">
            <text:p>50.619725</text:p>
          </table:table-cell>
          <table:table-cell office:value-type="float" office:value="-3.823875" calcext:value-type="float">
            <text:p>-3.823875</text:p>
          </table:table-cell>
          <table:table-cell office:value-type="string" calcext:value-type="string">
            <text:p>South West</text:p>
          </table:table-cell>
          <table:table-cell table:formula="of:=VLOOKUP([.E278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sdhgpc.org.uk/sites/king-tor</text:p>
          </table:table-cell>
        </table:table-row>
        <table:table-row table:style-name="ro1">
          <table:table-cell office:value-type="string" calcext:value-type="string">
            <text:p>Kings Seat</text:p>
          </table:table-cell>
          <table:table-cell office:value-type="string" calcext:value-type="string">
            <text:p>SMPC</text:p>
          </table:table-cell>
          <table:table-cell office:value-type="float" office:value="56.481015" calcext:value-type="float">
            <text:p>56.481015</text:p>
          </table:table-cell>
          <table:table-cell office:value-type="float" office:value="-3.24962" calcext:value-type="float">
            <text:p>-3.24962</text:p>
          </table:table-cell>
          <table:table-cell office:value-type="string" calcext:value-type="string">
            <text:p>South Scotland &amp; Grampian</text:p>
          </table:table-cell>
          <table:table-cell table:formula="of:=VLOOKUP([.E279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tail</text:p>
          </table:table-cell>
          <table:table-cell office:value-type="string" calcext:value-type="string">
            <text:p>Highland</text:p>
          </table:table-cell>
          <table:table-cell office:value-type="float" office:value="57.222515" calcext:value-type="float">
            <text:p>57.222515</text:p>
          </table:table-cell>
          <table:table-cell office:value-type="float" office:value="-5.40846" calcext:value-type="float">
            <text:p>-5.40846</text:p>
          </table:table-cell>
          <table:table-cell office:value-type="string" calcext:value-type="string">
            <text:p>Highlands</text:p>
          </table:table-cell>
          <table:table-cell table:formula="of:=VLOOKUP([.E280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tson</text:p>
          </table:table-cell>
          <table:table-cell office:value-type="string" calcext:value-type="string">
            <text:p>Wessex</text:p>
          </table:table-cell>
          <table:table-cell office:value-type="float" office:value="50.62963" calcext:value-type="float">
            <text:p>50.62963</text:p>
          </table:table-cell>
          <table:table-cell office:value-type="float" office:value="-1.99473" calcext:value-type="float">
            <text:p>-1.99473</text:p>
          </table:table-cell>
          <table:table-cell office:value-type="string" calcext:value-type="string">
            <text:p>West</text:p>
          </table:table-cell>
          <table:table-cell table:formula="of:=VLOOKUP([.E28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ck Hill</text:p>
          </table:table-cell>
          <table:table-cell office:value-type="string" calcext:value-type="string">
            <text:p>Aberdeen</text:p>
          </table:table-cell>
          <table:table-cell office:value-type="float" office:value="57.58362" calcext:value-type="float">
            <text:p>57.58362</text:p>
          </table:table-cell>
          <table:table-cell office:value-type="float" office:value="-2.77698" calcext:value-type="float">
            <text:p>-2.77698</text:p>
          </table:table-cell>
          <table:table-cell office:value-type="string" calcext:value-type="string">
            <text:p>South Scotland &amp; Grampian</text:p>
          </table:table-cell>
          <table:table-cell table:formula="of:=VLOOKUP([.E28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ck Of Formal</text:p>
          </table:table-cell>
          <table:table-cell office:value-type="string" calcext:value-type="string">
            <text:p>Aberdeen</text:p>
          </table:table-cell>
          <table:table-cell office:value-type="float" office:value="56.67662" calcext:value-type="float">
            <text:p>56.67662</text:p>
          </table:table-cell>
          <table:table-cell office:value-type="float" office:value="-3.2127" calcext:value-type="float">
            <text:p>-3.2127</text:p>
          </table:table-cell>
          <table:table-cell office:value-type="string" calcext:value-type="string">
            <text:p>South Scotland &amp; Grampian</text:p>
          </table:table-cell>
          <table:table-cell table:formula="of:=VLOOKUP([.E28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dales</text:p>
          </table:table-cell>
          <table:table-cell office:value-type="string" calcext:value-type="string">
            <text:p>Cumbria</text:p>
          </table:table-cell>
          <table:table-cell office:value-type="float" office:value="54.4554" calcext:value-type="float">
            <text:p>54.4554</text:p>
          </table:table-cell>
          <table:table-cell office:value-type="float" office:value="-3.104655" calcext:value-type="float">
            <text:p>-3.104655</text:p>
          </table:table-cell>
          <table:table-cell office:value-type="string" calcext:value-type="string">
            <text:p>Lakes</text:p>
          </table:table-cell>
          <table:table-cell table:formula="of:=VLOOKUP([.E28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GLG</text:p>
          </table:table-cell>
        </table:table-row>
        <table:table-row table:style-name="ro1">
          <table:table-cell office:value-type="string" calcext:value-type="string">
            <text:p>Langholm</text:p>
          </table:table-cell>
          <table:table-cell office:value-type="string" calcext:value-type="string">
            <text:p>Northumbria</text:p>
          </table:table-cell>
          <table:table-cell office:value-type="float" office:value="55.19375" calcext:value-type="float">
            <text:p>55.19375</text:p>
          </table:table-cell>
          <table:table-cell office:value-type="float" office:value="-3.01533" calcext:value-type="float">
            <text:p>-3.01533</text:p>
          </table:table-cell>
          <table:table-cell office:value-type="string" calcext:value-type="string">
            <text:p>Borders</text:p>
          </table:table-cell>
          <table:table-cell table:formula="of:=VLOOKUP([.E285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rigg</text:p>
          </table:table-cell>
          <table:table-cell office:value-type="string" calcext:value-type="string">
            <text:p>Cumbria</text:p>
          </table:table-cell>
          <table:table-cell office:value-type="float" office:value="54.6126" calcext:value-type="float">
            <text:p>54.6126</text:p>
          </table:table-cell>
          <table:table-cell office:value-type="float" office:value="-3.1208" calcext:value-type="float">
            <text:p>-3.1208</text:p>
          </table:table-cell>
          <table:table-cell office:value-type="string" calcext:value-type="string">
            <text:p>Lakes</text:p>
          </table:table-cell>
          <table:table-cell table:formula="of:=VLOOKUP([.E28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LTR</text:p>
          </table:table-cell>
        </table:table-row>
        <table:table-row table:style-name="ro1">
          <table:table-cell office:value-type="string" calcext:value-type="string">
            <text:p>Lawley</text:p>
          </table:table-cell>
          <table:table-cell office:value-type="string" calcext:value-type="string">
            <text:p>Long Mynd</text:p>
          </table:table-cell>
          <table:table-cell office:value-type="float" office:value="52.58052" calcext:value-type="float">
            <text:p>52.58052</text:p>
          </table:table-cell>
          <table:table-cell office:value-type="float" office:value="-2.73953" calcext:value-type="float">
            <text:p>-2.73953</text:p>
          </table:table-cell>
          <table:table-cell office:value-type="string" calcext:value-type="string">
            <text:p>Mid Wales &amp; Mynd</text:p>
          </table:table-cell>
          <table:table-cell table:formula="of:=VLOOKUP([.E287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vesleys Hill</text:p>
          </table:table-cell>
          <table:table-cell office:value-type="string" calcext:value-type="string">
            <text:p>Long Mynd</text:p>
          </table:table-cell>
          <table:table-cell office:value-type="float" office:value="52.50114" calcext:value-type="float">
            <text:p>52.50114</text:p>
          </table:table-cell>
          <table:table-cell office:value-type="float" office:value="-3.03457" calcext:value-type="float">
            <text:p>-3.03457</text:p>
          </table:table-cell>
          <table:table-cell office:value-type="string" calcext:value-type="string">
            <text:p>Mid Wales &amp; Mynd</text:p>
          </table:table-cell>
          <table:table-cell table:formula="of:=VLOOKUP([.E288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ckhampton</text:p>
          </table:table-cell>
          <table:table-cell office:value-type="string" calcext:value-type="string">
            <text:p>XClent</text:p>
          </table:table-cell>
          <table:table-cell office:value-type="float" office:value="51.86505" calcext:value-type="float">
            <text:p>51.86505</text:p>
          </table:table-cell>
          <table:table-cell office:value-type="float" office:value="-2.06652" calcext:value-type="float">
            <text:p>-2.06652</text:p>
          </table:table-cell>
          <table:table-cell office:value-type="string" calcext:value-type="string">
            <text:p>West</text:p>
          </table:table-cell>
          <table:table-cell table:formula="of:=VLOOKUP([.E289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joomla.malvern-hang.org.uk/index.php/leckhampton</text:p>
          </table:table-cell>
        </table:table-row>
        <table:table-row table:style-name="ro1">
          <table:table-cell office:value-type="string" calcext:value-type="string">
            <text:p>Liddington</text:p>
          </table:table-cell>
          <table:table-cell office:value-type="string" calcext:value-type="string">
            <text:p>Thames Valley</text:p>
          </table:table-cell>
          <table:table-cell office:value-type="float" office:value="51.51725" calcext:value-type="float">
            <text:p>51.51725</text:p>
          </table:table-cell>
          <table:table-cell office:value-type="float" office:value="-1.70132" calcext:value-type="float">
            <text:p>-1.70132</text:p>
          </table:table-cell>
          <table:table-cell office:value-type="string" calcext:value-type="string">
            <text:p>West</text:p>
          </table:table-cell>
          <table:table-cell table:formula="of:=VLOOKUP([.E290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liddington</text:p>
          </table:table-cell>
        </table:table-row>
        <table:table-row table:style-name="ro1">
          <table:table-cell office:value-type="string" calcext:value-type="string">
            <text:p>Little London</text:p>
          </table:table-cell>
          <table:table-cell office:value-type="string" calcext:value-type="string">
            <text:p>Mid Wales</text:p>
          </table:table-cell>
          <table:table-cell office:value-type="float" office:value="52.48875" calcext:value-type="float">
            <text:p>52.48875</text:p>
          </table:table-cell>
          <table:table-cell office:value-type="float" office:value="-3.41212" calcext:value-type="float">
            <text:p>-3.41212</text:p>
          </table:table-cell>
          <table:table-cell office:value-type="string" calcext:value-type="string">
            <text:p>Mid Wales &amp; Mynd</text:p>
          </table:table-cell>
          <table:table-cell table:formula="of:=VLOOKUP([.E291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le Mell Fell</text:p>
          </table:table-cell>
          <table:table-cell office:value-type="string" calcext:value-type="string">
            <text:p>Cumbria</text:p>
          </table:table-cell>
          <table:table-cell office:value-type="float" office:value="54.606925" calcext:value-type="float">
            <text:p>54.606925</text:p>
          </table:table-cell>
          <table:table-cell office:value-type="float" office:value="-2.890945" calcext:value-type="float">
            <text:p>-2.890945</text:p>
          </table:table-cell>
          <table:table-cell office:value-type="string" calcext:value-type="string">
            <text:p>Lakes</text:p>
          </table:table-cell>
          <table:table-cell table:formula="of:=VLOOKUP([.E29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le Wyvis</text:p>
          </table:table-cell>
          <table:table-cell office:value-type="string" calcext:value-type="string">
            <text:p>Highland</text:p>
          </table:table-cell>
          <table:table-cell office:value-type="float" office:value="57.64492" calcext:value-type="float">
            <text:p>57.64492</text:p>
          </table:table-cell>
          <table:table-cell office:value-type="float" office:value="-4.63332" calcext:value-type="float">
            <text:p>-4.63332</text:p>
          </table:table-cell>
          <table:table-cell office:value-type="string" calcext:value-type="string">
            <text:p>Highlands</text:p>
          </table:table-cell>
          <table:table-cell table:formula="of:=VLOOKUP([.E29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bedr</text:p>
          </table:table-cell>
          <table:table-cell office:value-type="string" calcext:value-type="string">
            <text:p>SE Wales</text:p>
          </table:table-cell>
          <table:table-cell office:value-type="float" office:value="51.90815" calcext:value-type="float">
            <text:p>51.90815</text:p>
          </table:table-cell>
          <table:table-cell office:value-type="float" office:value="-3.122905" calcext:value-type="float">
            <text:p>-3.122905</text:p>
          </table:table-cell>
          <table:table-cell office:value-type="string" calcext:value-type="string">
            <text:p>South Wales</text:p>
          </table:table-cell>
          <table:table-cell table:formula="of:=VLOOKUP([.E294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dewi Brefi</text:p>
          </table:table-cell>
          <table:table-cell office:value-type="string" calcext:value-type="string">
            <text:p>Mid Wales</text:p>
          </table:table-cell>
          <table:table-cell office:value-type="float" office:value="52.16727" calcext:value-type="float">
            <text:p>52.16727</text:p>
          </table:table-cell>
          <table:table-cell office:value-type="float" office:value="-3.971565" calcext:value-type="float">
            <text:p>-3.971565</text:p>
          </table:table-cell>
          <table:table-cell office:value-type="string" calcext:value-type="string">
            <text:p>Mid Wales &amp; Mynd</text:p>
          </table:table-cell>
          <table:table-cell table:formula="of:=VLOOKUP([.E295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dinam</text:p>
          </table:table-cell>
          <table:table-cell office:value-type="string" calcext:value-type="string">
            <text:p>Mid Wales</text:p>
          </table:table-cell>
          <table:table-cell office:value-type="float" office:value="52.471895" calcext:value-type="float">
            <text:p>52.471895</text:p>
          </table:table-cell>
          <table:table-cell office:value-type="float" office:value="-3.42457" calcext:value-type="float">
            <text:p>-3.42457</text:p>
          </table:table-cell>
          <table:table-cell office:value-type="string" calcext:value-type="string">
            <text:p>Mid Wales &amp; Mynd</text:p>
          </table:table-cell>
          <table:table-cell table:formula="of:=VLOOKUP([.E296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gollen</text:p>
          </table:table-cell>
          <table:table-cell office:value-type="string" calcext:value-type="string">
            <text:p>North Wales</text:p>
          </table:table-cell>
          <table:table-cell office:value-type="float" office:value="52.95615" calcext:value-type="float">
            <text:p>52.95615</text:p>
          </table:table-cell>
          <table:table-cell office:value-type="float" office:value="-3.13631" calcext:value-type="float">
            <text:p>-3.13631</text:p>
          </table:table-cell>
          <table:table-cell office:value-type="string" calcext:value-type="string">
            <text:p>North Wales</text:p>
          </table:table-cell>
          <table:table-cell table:formula="of:=VLOOKUP([.E297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gorse</text:p>
          </table:table-cell>
          <table:table-cell office:value-type="string" calcext:value-type="string">
            <text:p>SE Wales</text:p>
          </table:table-cell>
          <table:table-cell office:value-type="float" office:value="51.93855" calcext:value-type="float">
            <text:p>51.93855</text:p>
          </table:table-cell>
          <table:table-cell office:value-type="float" office:value="-3.2232" calcext:value-type="float">
            <text:p>-3.2232</text:p>
          </table:table-cell>
          <table:table-cell office:value-type="string" calcext:value-type="string">
            <text:p>South Wales</text:p>
          </table:table-cell>
          <table:table-cell table:formula="of:=VLOOKUP([.E298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ntysilio</text:p>
          </table:table-cell>
          <table:table-cell office:value-type="string" calcext:value-type="string">
            <text:p>North Wales</text:p>
          </table:table-cell>
          <table:table-cell office:value-type="float" office:value="52.99828" calcext:value-type="float">
            <text:p>52.99828</text:p>
          </table:table-cell>
          <table:table-cell office:value-type="float" office:value="-3.26452" calcext:value-type="float">
            <text:p>-3.26452</text:p>
          </table:table-cell>
          <table:table-cell office:value-type="string" calcext:value-type="string">
            <text:p>North Wales</text:p>
          </table:table-cell>
          <table:table-cell table:formula="of:=VLOOKUP([.E299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pot Hill</text:p>
          </table:table-cell>
          <table:table-cell office:value-type="string" calcext:value-type="string">
            <text:p>Cumbria</text:p>
          </table:table-cell>
          <table:table-cell office:value-type="float" office:value="54.55643" calcext:value-type="float">
            <text:p>54.55643</text:p>
          </table:table-cell>
          <table:table-cell office:value-type="float" office:value="-2.84407" calcext:value-type="float">
            <text:p>-2.84407</text:p>
          </table:table-cell>
          <table:table-cell office:value-type="string" calcext:value-type="string">
            <text:p>Lakes</text:p>
          </table:table-cell>
          <table:table-cell table:formula="of:=VLOOKUP([.E300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bden</text:p>
          </table:table-cell>
          <table:table-cell office:value-type="string" calcext:value-type="string">
            <text:p>Pennine</text:p>
          </table:table-cell>
          <table:table-cell office:value-type="float" office:value="53.661275" calcext:value-type="float">
            <text:p>53.661275</text:p>
          </table:table-cell>
          <table:table-cell office:value-type="float" office:value="-2.15541" calcext:value-type="float">
            <text:p>-2.15541</text:p>
          </table:table-cell>
          <table:table-cell office:value-type="string" calcext:value-type="string">
            <text:p>Pennines &amp; Dales</text:p>
          </table:table-cell>
          <table:table-cell table:formula="of:=VLOOKUP([.E301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 Torridon</text:p>
          </table:table-cell>
          <table:table-cell office:value-type="string" calcext:value-type="string">
            <text:p>Highland</text:p>
          </table:table-cell>
          <table:table-cell office:value-type="float" office:value="57.56567" calcext:value-type="float">
            <text:p>57.56567</text:p>
          </table:table-cell>
          <table:table-cell office:value-type="float" office:value="-5.595895" calcext:value-type="float">
            <text:p>-5.595895</text:p>
          </table:table-cell>
          <table:table-cell office:value-type="string" calcext:value-type="string">
            <text:p>Highlands</text:p>
          </table:table-cell>
          <table:table-cell table:formula="of:=VLOOKUP([.E30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craig Head</text:p>
          </table:table-cell>
          <table:table-cell office:value-type="string" calcext:value-type="string">
            <text:p>LLSC</text:p>
          </table:table-cell>
          <table:table-cell office:value-type="float" office:value="55.452" calcext:value-type="float">
            <text:p>55.452</text:p>
          </table:table-cell>
          <table:table-cell office:value-type="float" office:value="-3.3145" calcext:value-type="float">
            <text:p>-3.3145</text:p>
          </table:table-cell>
          <table:table-cell office:value-type="string" calcext:value-type="string">
            <text:p>Borders</text:p>
          </table:table-cell>
          <table:table-cell table:formula="of:=VLOOKUP([.E30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2"/>
          <table:table-cell office:value-type="string" calcext:value-type="string">
            <text:p>http://www.wingbeat-paragliding.co.uk/index.php/sites/lochcraig-head</text:p>
          </table:table-cell>
        </table:table-row>
        <table:table-row table:style-name="ro1">
          <table:table-cell office:value-type="string" calcext:value-type="string">
            <text:p>Lochindorb</text:p>
          </table:table-cell>
          <table:table-cell office:value-type="string" calcext:value-type="string">
            <text:p>Highland</text:p>
          </table:table-cell>
          <table:table-cell office:value-type="float" office:value="57.40333" calcext:value-type="float">
            <text:p>57.40333</text:p>
          </table:table-cell>
          <table:table-cell office:value-type="float" office:value="-3.69412" calcext:value-type="float">
            <text:p>-3.69412</text:p>
          </table:table-cell>
          <table:table-cell office:value-type="string" calcext:value-type="string">
            <text:p>Highlands</text:p>
          </table:table-cell>
          <table:table-cell table:formula="of:=VLOOKUP([.E30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lyock Hill</text:p>
          </table:table-cell>
          <table:table-cell office:value-type="string" calcext:value-type="string">
            <text:p>LLSC</text:p>
          </table:table-cell>
          <table:table-cell office:value-type="float" office:value="55.58799" calcext:value-type="float">
            <text:p>55.58799</text:p>
          </table:table-cell>
          <table:table-cell office:value-type="float" office:value="-3.69897" calcext:value-type="float">
            <text:p>-3.69897</text:p>
          </table:table-cell>
          <table:table-cell office:value-type="string" calcext:value-type="string">
            <text:p>Borders</text:p>
          </table:table-cell>
          <table:table-cell table:formula="of:=VLOOKUP([.E305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Knoll</text:p>
          </table:table-cell>
          <table:table-cell office:value-type="string" calcext:value-type="string">
            <text:p>Wessex</text:p>
          </table:table-cell>
          <table:table-cell office:value-type="float" office:value="51.13749" calcext:value-type="float">
            <text:p>51.13749</text:p>
          </table:table-cell>
          <table:table-cell office:value-type="float" office:value="-2.2909" calcext:value-type="float">
            <text:p>-2.2909</text:p>
          </table:table-cell>
          <table:table-cell office:value-type="string" calcext:value-type="string">
            <text:p>West</text:p>
          </table:table-cell>
          <table:table-cell table:formula="of:=VLOOKUP([.E306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Long Mountain</text:p>
          </table:table-cell>
          <table:table-cell office:value-type="string" calcext:value-type="string">
            <text:p>Long Mynd</text:p>
          </table:table-cell>
          <table:table-cell office:value-type="float" office:value="52.67568" calcext:value-type="float">
            <text:p>52.67568</text:p>
          </table:table-cell>
          <table:table-cell office:value-type="float" office:value="-3.0631" calcext:value-type="float">
            <text:p>-3.0631</text:p>
          </table:table-cell>
          <table:table-cell office:value-type="string" calcext:value-type="string">
            <text:p>Mid Wales &amp; Mynd</text:p>
          </table:table-cell>
          <table:table-cell table:formula="of:=VLOOKUP([.E307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ong Mynd</text:p>
          </table:table-cell>
          <table:table-cell office:value-type="float" office:value="52.52245" calcext:value-type="float">
            <text:p>52.52245</text:p>
          </table:table-cell>
          <table:table-cell office:value-type="float" office:value="-2.88137" calcext:value-type="float">
            <text:p>-2.88137</text:p>
          </table:table-cell>
          <table:table-cell office:value-type="string" calcext:value-type="string">
            <text:p>Mid Wales &amp; Mynd</text:p>
          </table:table-cell>
          <table:table-cell table:formula="of:=VLOOKUP([.E308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2"/>
          <table:table-cell office:value-type="string" calcext:value-type="string">
            <text:p>http://www.longmynd.org/?page_id=284</text:p>
          </table:table-cell>
        </table:table-row>
        <table:table-row table:style-name="ro1">
          <table:table-cell office:value-type="string" calcext:value-type="string">
            <text:p>Long Mynd Black Knoll</text:p>
          </table:table-cell>
          <table:table-cell office:value-type="string" calcext:value-type="string">
            <text:p>Long Mynd</text:p>
          </table:table-cell>
          <table:table-cell office:value-type="float" office:value="52.494585" calcext:value-type="float">
            <text:p>52.494585</text:p>
          </table:table-cell>
          <table:table-cell office:value-type="float" office:value="-2.8957" calcext:value-type="float">
            <text:p>-2.8957</text:p>
          </table:table-cell>
          <table:table-cell office:value-type="string" calcext:value-type="string">
            <text:p>Mid Wales &amp; Mynd</text:p>
          </table:table-cell>
          <table:table-cell table:formula="of:=VLOOKUP([.E309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ridge</text:p>
          </table:table-cell>
          <table:table-cell office:value-type="string" calcext:value-type="string">
            <text:p>Pennine</text:p>
          </table:table-cell>
          <table:table-cell office:value-type="float" office:value="53.85948" calcext:value-type="float">
            <text:p>53.85948</text:p>
          </table:table-cell>
          <table:table-cell office:value-type="float" office:value="-2.54372" calcext:value-type="float">
            <text:p>-2.54372</text:p>
          </table:table-cell>
          <table:table-cell office:value-type="string" calcext:value-type="string">
            <text:p>Pennines &amp; Dales</text:p>
          </table:table-cell>
          <table:table-cell table:formula="of:=VLOOKUP([.E31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longridge/</text:p>
          </table:table-cell>
        </table:table-row>
        <table:table-row table:style-name="ro1">
          <table:table-cell office:value-type="string" calcext:value-type="string">
            <text:p>Longstone Edge</text:p>
          </table:table-cell>
          <table:table-cell office:value-type="string" calcext:value-type="string">
            <text:p>Derbyshire</text:p>
          </table:table-cell>
          <table:table-cell office:value-type="float" office:value="53.25455" calcext:value-type="float">
            <text:p>53.25455</text:p>
          </table:table-cell>
          <table:table-cell office:value-type="float" office:value="-1.695635" calcext:value-type="float">
            <text:p>-1.695635</text:p>
          </table:table-cell>
          <table:table-cell office:value-type="string" calcext:value-type="string">
            <text:p>Central</text:p>
          </table:table-cell>
          <table:table-cell table:formula="of:=VLOOKUP([.E311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s Seat</text:p>
          </table:table-cell>
          <table:table-cell office:value-type="string" calcext:value-type="string">
            <text:p>Derbyshire</text:p>
          </table:table-cell>
          <table:table-cell office:value-type="float" office:value="53.3481" calcext:value-type="float">
            <text:p>53.3481</text:p>
          </table:table-cell>
          <table:table-cell office:value-type="float" office:value="-1.8218" calcext:value-type="float">
            <text:p>-1.8218</text:p>
          </table:table-cell>
          <table:table-cell office:value-type="string" calcext:value-type="string">
            <text:p>Central</text:p>
          </table:table-cell>
          <table:table-cell table:formula="of:=VLOOKUP([.E312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lords-seat</text:p>
          </table:table-cell>
        </table:table-row>
        <table:table-row table:style-name="ro1">
          <table:table-cell office:value-type="string" calcext:value-type="string">
            <text:p>Lowther</text:p>
          </table:table-cell>
          <table:table-cell office:value-type="string" calcext:value-type="string">
            <text:p>LLSC</text:p>
          </table:table-cell>
          <table:table-cell office:value-type="float" office:value="55.37818" calcext:value-type="float">
            <text:p>55.37818</text:p>
          </table:table-cell>
          <table:table-cell office:value-type="float" office:value="-3.75755" calcext:value-type="float">
            <text:p>-3.75755</text:p>
          </table:table-cell>
          <table:table-cell office:value-type="string" calcext:value-type="string">
            <text:p>Borders</text:p>
          </table:table-cell>
          <table:table-cell table:formula="of:=VLOOKUP([.E31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sden Law</text:p>
          </table:table-cell>
          <table:table-cell office:value-type="string" calcext:value-type="string">
            <text:p>Northumbria</text:p>
          </table:table-cell>
          <table:table-cell office:value-type="float" office:value="55.34366" calcext:value-type="float">
            <text:p>55.34366</text:p>
          </table:table-cell>
          <table:table-cell office:value-type="float" office:value="-2.43517" calcext:value-type="float">
            <text:p>-2.43517</text:p>
          </table:table-cell>
          <table:table-cell office:value-type="string" calcext:value-type="string">
            <text:p>Borders</text:p>
          </table:table-cell>
          <table:table-cell table:formula="of:=VLOOKUP([.E31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 Wales</text:p>
          </table:table-cell>
          <table:table-cell office:value-type="float" office:value="51.888485" calcext:value-type="float">
            <text:p>51.888485</text:p>
          </table:table-cell>
          <table:table-cell office:value-type="float" office:value="-3.14114" calcext:value-type="float">
            <text:p>-3.14114</text:p>
          </table:table-cell>
          <table:table-cell office:value-type="string" calcext:value-type="string">
            <text:p>South Wales</text:p>
          </table:table-cell>
          <table:table-cell table:formula="of:=VLOOKUP([.E315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den Castle</text:p>
          </table:table-cell>
          <table:table-cell office:value-type="string" calcext:value-type="string">
            <text:p>Condors</text:p>
          </table:table-cell>
          <table:table-cell office:value-type="float" office:value="50.6968" calcext:value-type="float">
            <text:p>50.6968</text:p>
          </table:table-cell>
          <table:table-cell office:value-type="float" office:value="-2.468465" calcext:value-type="float">
            <text:p>-2.468465</text:p>
          </table:table-cell>
          <table:table-cell office:value-type="string" calcext:value-type="string">
            <text:p>South West</text:p>
          </table:table-cell>
          <table:table-cell table:formula="of:=VLOOKUP([.E316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lerstang</text:p>
          </table:table-cell>
          <table:table-cell office:value-type="string" calcext:value-type="string">
            <text:p>Dales</text:p>
          </table:table-cell>
          <table:table-cell office:value-type="float" office:value="54.420285" calcext:value-type="float">
            <text:p>54.420285</text:p>
          </table:table-cell>
          <table:table-cell office:value-type="float" office:value="-2.30946" calcext:value-type="float">
            <text:p>-2.30946</text:p>
          </table:table-cell>
          <table:table-cell office:value-type="string" calcext:value-type="string">
            <text:p>Pennines &amp; Dales</text:p>
          </table:table-cell>
          <table:table-cell table:formula="of:=VLOOKUP([.E317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lvern</text:p>
          </table:table-cell>
          <table:table-cell office:value-type="float" office:value="52.07678" calcext:value-type="float">
            <text:p>52.07678</text:p>
          </table:table-cell>
          <table:table-cell office:value-type="float" office:value="-2.33935" calcext:value-type="float">
            <text:p>-2.33935</text:p>
          </table:table-cell>
          <table:table-cell office:value-type="string" calcext:value-type="string">
            <text:p>West</text:p>
          </table:table-cell>
          <table:table-cell table:formula="of:=VLOOKUP([.E31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 Tor</text:p>
          </table:table-cell>
          <table:table-cell office:value-type="string" calcext:value-type="string">
            <text:p>Derbyshire</text:p>
          </table:table-cell>
          <table:table-cell office:value-type="float" office:value="53.34995" calcext:value-type="float">
            <text:p>53.34995</text:p>
          </table:table-cell>
          <table:table-cell office:value-type="float" office:value="-1.80867" calcext:value-type="float">
            <text:p>-1.80867</text:p>
          </table:table-cell>
          <table:table-cell office:value-type="string" calcext:value-type="string">
            <text:p>Central</text:p>
          </table:table-cell>
          <table:table-cell table:formula="of:=VLOOKUP([.E319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mam-tor-nw</text:p>
          </table:table-cell>
        </table:table-row>
        <table:table-row table:style-name="ro1">
          <table:table-cell office:value-type="string" calcext:value-type="string">
            <text:p>Marske</text:p>
          </table:table-cell>
          <table:table-cell office:value-type="string" calcext:value-type="string">
            <text:p>North Yorks</text:p>
          </table:table-cell>
          <table:table-cell office:value-type="float" office:value="54.595635" calcext:value-type="float">
            <text:p>54.595635</text:p>
          </table:table-cell>
          <table:table-cell office:value-type="float" office:value="-1.011055" calcext:value-type="float">
            <text:p>-1.011055</text:p>
          </table:table-cell>
          <table:table-cell office:value-type="string" calcext:value-type="string">
            <text:p>North East</text:p>
          </table:table-cell>
          <table:table-cell table:formula="of:=VLOOKUP([.E320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ld</text:p>
          </table:table-cell>
          <table:table-cell office:value-type="string" calcext:value-type="string">
            <text:p>Highland</text:p>
          </table:table-cell>
          <table:table-cell office:value-type="float" office:value="57.40223" calcext:value-type="float">
            <text:p>57.40223</text:p>
          </table:table-cell>
          <table:table-cell office:value-type="float" office:value="-4.66152" calcext:value-type="float">
            <text:p>-4.66152</text:p>
          </table:table-cell>
          <table:table-cell office:value-type="string" calcext:value-type="string">
            <text:p>Highlands</text:p>
          </table:table-cell>
          <table:table-cell table:formula="of:=VLOOKUP([.E321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A Bhuachaille</text:p>
          </table:table-cell>
          <table:table-cell office:value-type="string" calcext:value-type="string">
            <text:p>Highland</text:p>
          </table:table-cell>
          <table:table-cell office:value-type="float" office:value="57.18303" calcext:value-type="float">
            <text:p>57.18303</text:p>
          </table:table-cell>
          <table:table-cell office:value-type="float" office:value="-3.67267" calcext:value-type="float">
            <text:p>-3.67267</text:p>
          </table:table-cell>
          <table:table-cell office:value-type="string" calcext:value-type="string">
            <text:p>Highlands</text:p>
          </table:table-cell>
          <table:table-cell table:formula="of:=VLOOKUP([.E32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A Bhuiridh</text:p>
          </table:table-cell>
          <table:table-cell office:value-type="string" calcext:value-type="string">
            <text:p>SMPC</text:p>
          </table:table-cell>
          <table:table-cell office:value-type="float" office:value="56.61175" calcext:value-type="float">
            <text:p>56.61175</text:p>
          </table:table-cell>
          <table:table-cell office:value-type="float" office:value="-4.84418" calcext:value-type="float">
            <text:p>-4.84418</text:p>
          </table:table-cell>
          <table:table-cell office:value-type="string" calcext:value-type="string">
            <text:p>South Scotland &amp; Grampian</text:p>
          </table:table-cell>
          <table:table-cell table:formula="of:=VLOOKUP([.E323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A Chaorainn</text:p>
          </table:table-cell>
          <table:table-cell office:value-type="string" calcext:value-type="string">
            <text:p>SMPC</text:p>
          </table:table-cell>
          <table:table-cell office:value-type="float" office:value="56.739475" calcext:value-type="float">
            <text:p>56.739475</text:p>
          </table:table-cell>
          <table:table-cell office:value-type="float" office:value="-5.090165" calcext:value-type="float">
            <text:p>-5.090165</text:p>
          </table:table-cell>
          <table:table-cell office:value-type="string" calcext:value-type="string">
            <text:p>South Scotland &amp; Grampian</text:p>
          </table:table-cell>
          <table:table-cell table:formula="of:=VLOOKUP([.E32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An T-Seallaidh</text:p>
          </table:table-cell>
          <table:table-cell office:value-type="string" calcext:value-type="string">
            <text:p>SMPC</text:p>
          </table:table-cell>
          <table:table-cell office:value-type="float" office:value="56.36672" calcext:value-type="float">
            <text:p>56.36672</text:p>
          </table:table-cell>
          <table:table-cell office:value-type="float" office:value="-4.34837" calcext:value-type="float">
            <text:p>-4.34837</text:p>
          </table:table-cell>
          <table:table-cell office:value-type="string" calcext:value-type="string">
            <text:p>South Scotland &amp; Grampian</text:p>
          </table:table-cell>
          <table:table-cell table:formula="of:=VLOOKUP([.E32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Bhanbhaid</text:p>
          </table:table-cell>
          <table:table-cell office:value-type="string" calcext:value-type="string">
            <text:p>SMPC</text:p>
          </table:table-cell>
          <table:table-cell office:value-type="float" office:value="56.863775" calcext:value-type="float">
            <text:p>56.863775</text:p>
          </table:table-cell>
          <table:table-cell office:value-type="float" office:value="-5.091255" calcext:value-type="float">
            <text:p>-5.091255</text:p>
          </table:table-cell>
          <table:table-cell office:value-type="string" calcext:value-type="string">
            <text:p>South Scotland &amp; Grampian</text:p>
          </table:table-cell>
          <table:table-cell table:formula="of:=VLOOKUP([.E32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Donn</text:p>
          </table:table-cell>
          <table:table-cell office:value-type="string" calcext:value-type="string">
            <text:p>Highland</text:p>
          </table:table-cell>
          <table:table-cell office:value-type="float" office:value="57.25252" calcext:value-type="float">
            <text:p>57.25252</text:p>
          </table:table-cell>
          <table:table-cell office:value-type="float" office:value="-4.36915" calcext:value-type="float">
            <text:p>-4.36915</text:p>
          </table:table-cell>
          <table:table-cell office:value-type="string" calcext:value-type="string">
            <text:p>Highlands</text:p>
          </table:table-cell>
          <table:table-cell table:formula="of:=VLOOKUP([.E327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Leacachain</text:p>
          </table:table-cell>
          <table:table-cell office:value-type="string" calcext:value-type="string">
            <text:p>Highland</text:p>
          </table:table-cell>
          <table:table-cell office:value-type="float" office:value="57.75313" calcext:value-type="float">
            <text:p>57.75313</text:p>
          </table:table-cell>
          <table:table-cell office:value-type="float" office:value="-4.9743" calcext:value-type="float">
            <text:p>-4.9743</text:p>
          </table:table-cell>
          <table:table-cell office:value-type="string" calcext:value-type="string">
            <text:p>Highlands</text:p>
          </table:table-cell>
          <table:table-cell table:formula="of:=VLOOKUP([.E32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Monachyle</text:p>
          </table:table-cell>
          <table:table-cell office:value-type="string" calcext:value-type="string">
            <text:p>SMPC</text:p>
          </table:table-cell>
          <table:table-cell office:value-type="float" office:value="56.34988" calcext:value-type="float">
            <text:p>56.34988</text:p>
          </table:table-cell>
          <table:table-cell office:value-type="float" office:value="-4.48517" calcext:value-type="float">
            <text:p>-4.48517</text:p>
          </table:table-cell>
          <table:table-cell office:value-type="string" calcext:value-type="string">
            <text:p>South Scotland &amp; Grampian</text:p>
          </table:table-cell>
          <table:table-cell table:formula="of:=VLOOKUP([.E329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l Nan Bradan Leathan</text:p>
          </table:table-cell>
          <table:table-cell office:value-type="string" calcext:value-type="string">
            <text:p>Highland</text:p>
          </table:table-cell>
          <table:table-cell office:value-type="float" office:value="57.70198" calcext:value-type="float">
            <text:p>57.70198</text:p>
          </table:table-cell>
          <table:table-cell office:value-type="float" office:value="-4.51005" calcext:value-type="float">
            <text:p>-4.51005</text:p>
          </table:table-cell>
          <table:table-cell office:value-type="string" calcext:value-type="string">
            <text:p>Highlands</text:p>
          </table:table-cell>
          <table:table-cell table:formula="of:=VLOOKUP([.E330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merby Low Scar</text:p>
          </table:table-cell>
          <table:table-cell office:value-type="string" calcext:value-type="string">
            <text:p>Northumbria</text:p>
          </table:table-cell>
          <table:table-cell office:value-type="float" office:value="54.73657" calcext:value-type="float">
            <text:p>54.73657</text:p>
          </table:table-cell>
          <table:table-cell office:value-type="float" office:value="-2.57178" calcext:value-type="float">
            <text:p>-2.57178</text:p>
          </table:table-cell>
          <table:table-cell office:value-type="string" calcext:value-type="string">
            <text:p>Lakes</text:p>
          </table:table-cell>
          <table:table-cell table:formula="of:=VLOOKUP([.E33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ips</text:p>
          </table:table-cell>
          <table:table-cell office:value-type="string" calcext:value-type="string">
            <text:p>Wessex</text:p>
          </table:table-cell>
          <table:table-cell office:value-type="float" office:value="51.26302" calcext:value-type="float">
            <text:p>51.26302</text:p>
          </table:table-cell>
          <table:table-cell office:value-type="float" office:value="-2.73075" calcext:value-type="float">
            <text:p>-2.73075</text:p>
          </table:table-cell>
          <table:table-cell office:value-type="string" calcext:value-type="string">
            <text:p>West</text:p>
          </table:table-cell>
          <table:table-cell table:formula="of:=VLOOKUP([.E332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strie</text:p>
          </table:table-cell>
          <table:table-cell office:value-type="string" calcext:value-type="string">
            <text:p>LLSC</text:p>
          </table:table-cell>
          <table:table-cell office:value-type="float" office:value="56.15962" calcext:value-type="float">
            <text:p>56.15962</text:p>
          </table:table-cell>
          <table:table-cell office:value-type="float" office:value="-3.84355" calcext:value-type="float">
            <text:p>-3.84355</text:p>
          </table:table-cell>
          <table:table-cell office:value-type="string" calcext:value-type="string">
            <text:p>Borders</text:p>
          </table:table-cell>
          <table:table-cell table:formula="of:=VLOOKUP([.E33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Sky Surfing</text:p>
          </table:table-cell>
          <table:table-cell office:value-type="float" office:value="50.97413" calcext:value-type="float">
            <text:p>50.97413</text:p>
          </table:table-cell>
          <table:table-cell office:value-type="float" office:value="-1.03855" calcext:value-type="float">
            <text:p>-1.03855</text:p>
          </table:table-cell>
          <table:table-cell office:value-type="string" calcext:value-type="string">
            <text:p>South East</text:p>
          </table:table-cell>
          <table:table-cell table:formula="of:=VLOOKUP([.E334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Mere</text:p>
          </table:table-cell>
          <table:table-cell office:value-type="string" calcext:value-type="string">
            <text:p>Wessex</text:p>
          </table:table-cell>
          <table:table-cell office:value-type="float" office:value="51.10858" calcext:value-type="float">
            <text:p>51.10858</text:p>
          </table:table-cell>
          <table:table-cell office:value-type="float" office:value="-2.272205" calcext:value-type="float">
            <text:p>-2.272205</text:p>
          </table:table-cell>
          <table:table-cell office:value-type="string" calcext:value-type="string">
            <text:p>West</text:p>
          </table:table-cell>
          <table:table-cell table:formula="of:=VLOOKUP([.E335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Merthyr</text:p>
          </table:table-cell>
          <table:table-cell office:value-type="string" calcext:value-type="string">
            <text:p>SW Wales</text:p>
          </table:table-cell>
          <table:table-cell office:value-type="float" office:value="51.72333" calcext:value-type="float">
            <text:p>51.72333</text:p>
          </table:table-cell>
          <table:table-cell office:value-type="float" office:value="-3.33597" calcext:value-type="float">
            <text:p>-3.33597</text:p>
          </table:table-cell>
          <table:table-cell office:value-type="string" calcext:value-type="string">
            <text:p>South Wales</text:p>
          </table:table-cell>
          <table:table-cell table:formula="of:=VLOOKUP([.E336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Eildon</text:p>
          </table:table-cell>
          <table:table-cell office:value-type="string" calcext:value-type="string">
            <text:p>LLSC</text:p>
          </table:table-cell>
          <table:table-cell office:value-type="float" office:value="55.58695" calcext:value-type="float">
            <text:p>55.58695</text:p>
          </table:table-cell>
          <table:table-cell office:value-type="float" office:value="-2.70832" calcext:value-type="float">
            <text:p>-2.70832</text:p>
          </table:table-cell>
          <table:table-cell office:value-type="string" calcext:value-type="string">
            <text:p>Borders</text:p>
          </table:table-cell>
          <table:table-cell table:formula="of:=VLOOKUP([.E337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 Of Nowhere</text:p>
          </table:table-cell>
          <table:table-cell office:value-type="string" calcext:value-type="string">
            <text:p>Highland</text:p>
          </table:table-cell>
          <table:table-cell office:value-type="float" office:value="56.911" calcext:value-type="float">
            <text:p>56.911</text:p>
          </table:table-cell>
          <table:table-cell office:value-type="float" office:value="-4.318965" calcext:value-type="float">
            <text:p>-4.318965</text:p>
          </table:table-cell>
          <table:table-cell office:value-type="string" calcext:value-type="string">
            <text:p>Highlands</text:p>
          </table:table-cell>
          <table:table-cell table:formula="of:=VLOOKUP([.E33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ark</text:p>
          </table:table-cell>
          <table:table-cell office:value-type="string" calcext:value-type="string">
            <text:p>Dales</text:p>
          </table:table-cell>
          <table:table-cell office:value-type="float" office:value="54.39815" calcext:value-type="float">
            <text:p>54.39815</text:p>
          </table:table-cell>
          <table:table-cell office:value-type="float" office:value="-2.3607" calcext:value-type="float">
            <text:p>-2.3607</text:p>
          </table:table-cell>
          <table:table-cell office:value-type="string" calcext:value-type="string">
            <text:p>Pennines &amp; Dales</text:p>
          </table:table-cell>
          <table:table-cell table:formula="of:=VLOOKUP([.E339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k Hill White Horse</text:p>
          </table:table-cell>
          <table:table-cell office:value-type="string" calcext:value-type="string">
            <text:p>Grupa 303</text:p>
          </table:table-cell>
          <table:table-cell office:value-type="float" office:value="51.37282" calcext:value-type="float">
            <text:p>51.37282</text:p>
          </table:table-cell>
          <table:table-cell office:value-type="float" office:value="-1.85684" calcext:value-type="float">
            <text:p>-1.85684</text:p>
          </table:table-cell>
          <table:table-cell office:value-type="string" calcext:value-type="string">
            <text:p>West</text:p>
          </table:table-cell>
          <table:table-cell table:formula="of:=VLOOKUP([.E340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milk-hill-white-horse</text:p>
          </table:table-cell>
        </table:table-row>
        <table:table-row table:style-name="ro1">
          <table:table-cell office:value-type="string" calcext:value-type="string">
            <text:p>Milk Massif</text:p>
          </table:table-cell>
          <table:table-cell office:value-type="string" calcext:value-type="string">
            <text:p>Thames Valley</text:p>
          </table:table-cell>
          <table:table-cell office:value-type="float" office:value="51.37321" calcext:value-type="float">
            <text:p>51.37321</text:p>
          </table:table-cell>
          <table:table-cell office:value-type="float" office:value="-1.7441" calcext:value-type="float">
            <text:p>-1.7441</text:p>
          </table:table-cell>
          <table:table-cell office:value-type="string" calcext:value-type="string">
            <text:p>West</text:p>
          </table:table-cell>
          <table:table-cell table:formula="of:=VLOOKUP([.E34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milk-hill</text:p>
          </table:table-cell>
        </table:table-row>
        <table:table-row table:style-name="ro1">
          <table:table-cell office:value-type="string" calcext:value-type="string">
            <text:p>Millington</text:p>
          </table:table-cell>
          <table:table-cell office:value-type="string" calcext:value-type="string">
            <text:p>Cayley</text:p>
          </table:table-cell>
          <table:table-cell office:value-type="float" office:value="53.95217" calcext:value-type="float">
            <text:p>53.95217</text:p>
          </table:table-cell>
          <table:table-cell office:value-type="float" office:value="-0.72655" calcext:value-type="float">
            <text:p>-0.72655</text:p>
          </table:table-cell>
          <table:table-cell office:value-type="string" calcext:value-type="string">
            <text:p>North East</text:p>
          </table:table-cell>
          <table:table-cell table:formula="of:=VLOOKUP([.E342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 Ridge</text:p>
          </table:table-cell>
          <table:table-cell office:value-type="string" calcext:value-type="string">
            <text:p>North Yorks</text:p>
          </table:table-cell>
          <table:table-cell office:value-type="float" office:value="54.42238" calcext:value-type="float">
            <text:p>54.42238</text:p>
          </table:table-cell>
          <table:table-cell office:value-type="float" office:value="-1.1927" calcext:value-type="float">
            <text:p>-1.1927</text:p>
          </table:table-cell>
          <table:table-cell office:value-type="string" calcext:value-type="string">
            <text:p>North East</text:p>
          </table:table-cell>
          <table:table-cell table:formula="of:=VLOOKUP([.E343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el Accre</text:p>
          </table:table-cell>
          <table:table-cell office:value-type="string" calcext:value-type="string">
            <text:p>North Wales</text:p>
          </table:table-cell>
          <table:table-cell office:value-type="float" office:value="53.0672" calcext:value-type="float">
            <text:p>53.0672</text:p>
          </table:table-cell>
          <table:table-cell office:value-type="float" office:value="-3.24137" calcext:value-type="float">
            <text:p>-3.24137</text:p>
          </table:table-cell>
          <table:table-cell office:value-type="string" calcext:value-type="string">
            <text:p>North Wales</text:p>
          </table:table-cell>
          <table:table-cell table:formula="of:=VLOOKUP([.E344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el Berfedd</text:p>
          </table:table-cell>
          <table:table-cell office:value-type="string" calcext:value-type="string">
            <text:p>Snowdonia</text:p>
          </table:table-cell>
          <table:table-cell office:value-type="float" office:value="53.08238" calcext:value-type="float">
            <text:p>53.08238</text:p>
          </table:table-cell>
          <table:table-cell office:value-type="float" office:value="-4.0101" calcext:value-type="float">
            <text:p>-4.0101</text:p>
          </table:table-cell>
          <table:table-cell office:value-type="string" calcext:value-type="string">
            <text:p>North Wales</text:p>
          </table:table-cell>
          <table:table-cell table:formula="of:=VLOOKUP([.E345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2"/>
          <table:table-cell office:value-type="string" calcext:value-type="string">
            <text:p>https://www.snowdoniaskysports.co.uk/cms/node/10</text:p>
          </table:table-cell>
        </table:table-row>
        <table:table-row table:style-name="ro1">
          <table:table-cell office:value-type="string" calcext:value-type="string">
            <text:p>Moel Eilio</text:p>
          </table:table-cell>
          <table:table-cell office:value-type="string" calcext:value-type="string">
            <text:p>Snowdonia</text:p>
          </table:table-cell>
          <table:table-cell office:value-type="float" office:value="53.10893" calcext:value-type="float">
            <text:p>53.10893</text:p>
          </table:table-cell>
          <table:table-cell office:value-type="float" office:value="-4.14007" calcext:value-type="float">
            <text:p>-4.14007</text:p>
          </table:table-cell>
          <table:table-cell office:value-type="string" calcext:value-type="string">
            <text:p>North Wales</text:p>
          </table:table-cell>
          <table:table-cell table:formula="of:=VLOOKUP([.E346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2"/>
          <table:table-cell office:value-type="string" calcext:value-type="string">
            <text:p>https://www.snowdoniaskysports.co.uk/cms/node/5</text:p>
          </table:table-cell>
        </table:table-row>
        <table:table-row table:style-name="ro1">
          <table:table-cell office:value-type="string" calcext:value-type="string">
            <text:p>Moel Famau</text:p>
          </table:table-cell>
          <table:table-cell office:value-type="string" calcext:value-type="string">
            <text:p>North Wales</text:p>
          </table:table-cell>
          <table:table-cell office:value-type="float" office:value="53.13865" calcext:value-type="float">
            <text:p>53.13865</text:p>
          </table:table-cell>
          <table:table-cell office:value-type="float" office:value="-3.25977" calcext:value-type="float">
            <text:p>-3.25977</text:p>
          </table:table-cell>
          <table:table-cell office:value-type="string" calcext:value-type="string">
            <text:p>North Wales</text:p>
          </table:table-cell>
          <table:table-cell table:formula="of:=VLOOKUP([.E347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ls Cleuch Dod</text:p>
          </table:table-cell>
          <table:table-cell office:value-type="string" calcext:value-type="string">
            <text:p>LLSC</text:p>
          </table:table-cell>
          <table:table-cell office:value-type="float" office:value="55.445425" calcext:value-type="float">
            <text:p>55.445425</text:p>
          </table:table-cell>
          <table:table-cell office:value-type="float" office:value="-3.35529" calcext:value-type="float">
            <text:p>-3.35529</text:p>
          </table:table-cell>
          <table:table-cell office:value-type="string" calcext:value-type="string">
            <text:p>Borders</text:p>
          </table:table-cell>
          <table:table-cell table:formula="of:=VLOOKUP([.E348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eylaws</text:p>
          </table:table-cell>
          <table:table-cell office:value-type="string" calcext:value-type="string">
            <text:p>Northumbria</text:p>
          </table:table-cell>
          <table:table-cell office:value-type="float" office:value="55.60686" calcext:value-type="float">
            <text:p>55.60686</text:p>
          </table:table-cell>
          <table:table-cell office:value-type="float" office:value="-2.205535" calcext:value-type="float">
            <text:p>-2.205535</text:p>
          </table:table-cell>
          <table:table-cell office:value-type="string" calcext:value-type="string">
            <text:p>Borders</text:p>
          </table:table-cell>
          <table:table-cell table:formula="of:=VLOOKUP([.E349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ksdown</text:p>
          </table:table-cell>
          <table:table-cell office:value-type="string" calcext:value-type="string">
            <text:p>Wessex</text:p>
          </table:table-cell>
          <table:table-cell office:value-type="float" office:value="50.98638" calcext:value-type="float">
            <text:p>50.98638</text:p>
          </table:table-cell>
          <table:table-cell office:value-type="float" office:value="-2.087075" calcext:value-type="float">
            <text:p>-2.087075</text:p>
          </table:table-cell>
          <table:table-cell office:value-type="string" calcext:value-type="string">
            <text:p>West</text:p>
          </table:table-cell>
          <table:table-cell table:formula="of:=VLOOKUP([.E350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wessexhgpg.org.uk/Sites/SiteGuide/MonksDown.pdf</text:p>
          </table:table-cell>
        </table:table-row>
        <table:table-row table:style-name="ro1">
          <table:table-cell office:value-type="string" calcext:value-type="string">
            <text:p>Moorfoots</text:p>
          </table:table-cell>
          <table:table-cell office:value-type="string" calcext:value-type="string">
            <text:p>LLSC</text:p>
          </table:table-cell>
          <table:table-cell office:value-type="float" office:value="55.77353" calcext:value-type="float">
            <text:p>55.77353</text:p>
          </table:table-cell>
          <table:table-cell office:value-type="float" office:value="-3.04622" calcext:value-type="float">
            <text:p>-3.04622</text:p>
          </table:table-cell>
          <table:table-cell office:value-type="string" calcext:value-type="string">
            <text:p>Borders</text:p>
          </table:table-cell>
          <table:table-cell table:formula="of:=VLOOKUP([.E351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rone</text:p>
          </table:table-cell>
          <table:table-cell office:value-type="string" calcext:value-type="string">
            <text:p>Highland</text:p>
          </table:table-cell>
          <table:table-cell office:value-type="float" office:value="56.98075" calcext:value-type="float">
            <text:p>56.98075</text:p>
          </table:table-cell>
          <table:table-cell office:value-type="float" office:value="-3.42837" calcext:value-type="float">
            <text:p>-3.42837</text:p>
          </table:table-cell>
          <table:table-cell office:value-type="string" calcext:value-type="string">
            <text:p>Highlands</text:p>
          </table:table-cell>
          <table:table-cell table:formula="of:=VLOOKUP([.E35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uisg</text:p>
          </table:table-cell>
          <table:table-cell office:value-type="string" calcext:value-type="string">
            <text:p>Highland</text:p>
          </table:table-cell>
          <table:table-cell office:value-type="float" office:value="57.51735" calcext:value-type="float">
            <text:p>57.51735</text:p>
          </table:table-cell>
          <table:table-cell office:value-type="float" office:value="-5.16415" calcext:value-type="float">
            <text:p>-5.16415</text:p>
          </table:table-cell>
          <table:table-cell office:value-type="string" calcext:value-type="string">
            <text:p>Highlands</text:p>
          </table:table-cell>
          <table:table-cell table:formula="of:=VLOOKUP([.E35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ven</text:p>
          </table:table-cell>
          <table:table-cell office:value-type="string" calcext:value-type="string">
            <text:p>Aberdeen</text:p>
          </table:table-cell>
          <table:table-cell office:value-type="float" office:value="57.12432" calcext:value-type="float">
            <text:p>57.12432</text:p>
          </table:table-cell>
          <table:table-cell office:value-type="float" office:value="-2.99882" calcext:value-type="float">
            <text:p>-2.99882</text:p>
          </table:table-cell>
          <table:table-cell office:value-type="string" calcext:value-type="string">
            <text:p>South Scotland &amp; Grampian</text:p>
          </table:table-cell>
          <table:table-cell table:formula="of:=VLOOKUP([.E35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 Benger</text:p>
          </table:table-cell>
          <table:table-cell office:value-type="string" calcext:value-type="string">
            <text:p>LLSC</text:p>
          </table:table-cell>
          <table:table-cell office:value-type="float" office:value="55.53187" calcext:value-type="float">
            <text:p>55.53187</text:p>
          </table:table-cell>
          <table:table-cell office:value-type="float" office:value="-3.09345" calcext:value-type="float">
            <text:p>-3.09345</text:p>
          </table:table-cell>
          <table:table-cell office:value-type="string" calcext:value-type="string">
            <text:p>Borders</text:p>
          </table:table-cell>
          <table:table-cell table:formula="of:=VLOOKUP([.E355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2"/>
          <table:table-cell office:value-type="string" calcext:value-type="string">
            <text:p>http://www.wingbeat-paragliding.co.uk/index.php/sites/mountbenger</text:p>
          </table:table-cell>
        </table:table-row>
        <table:table-row table:style-name="ro1">
          <table:table-cell office:value-type="string" calcext:value-type="string">
            <text:p>Mount Caburn</text:p>
          </table:table-cell>
          <table:table-cell office:value-type="string" calcext:value-type="string">
            <text:p>Southern</text:p>
          </table:table-cell>
          <table:table-cell office:value-type="float" office:value="50.86133" calcext:value-type="float">
            <text:p>50.86133</text:p>
          </table:table-cell>
          <table:table-cell office:value-type="float" office:value="0.050325" calcext:value-type="float">
            <text:p>0.050325</text:p>
          </table:table-cell>
          <table:table-cell office:value-type="string" calcext:value-type="string">
            <text:p>South East</text:p>
          </table:table-cell>
          <table:table-cell table:formula="of:=VLOOKUP([.E356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Much Marcle</text:p>
          </table:table-cell>
          <table:table-cell office:value-type="string" calcext:value-type="string">
            <text:p>Malvern</text:p>
          </table:table-cell>
          <table:table-cell office:value-type="float" office:value="51.99117" calcext:value-type="float">
            <text:p>51.99117</text:p>
          </table:table-cell>
          <table:table-cell office:value-type="float" office:value="-2.53972" calcext:value-type="float">
            <text:p>-2.53972</text:p>
          </table:table-cell>
          <table:table-cell office:value-type="string" calcext:value-type="string">
            <text:p>West</text:p>
          </table:table-cell>
          <table:table-cell table:formula="of:=VLOOKUP([.E357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joomla.malvern-hang.org.uk/index.php/main-much-marcle</text:p>
          </table:table-cell>
        </table:table-row>
        <table:table-row table:style-name="ro1">
          <table:table-cell office:value-type="string" calcext:value-type="string">
            <text:p>Murton Pike</text:p>
          </table:table-cell>
          <table:table-cell office:value-type="string" calcext:value-type="string">
            <text:p>Northumbria</text:p>
          </table:table-cell>
          <table:table-cell office:value-type="float" office:value="54.60163" calcext:value-type="float">
            <text:p>54.60163</text:p>
          </table:table-cell>
          <table:table-cell office:value-type="float" office:value="-2.41442" calcext:value-type="float">
            <text:p>-2.41442</text:p>
          </table:table-cell>
          <table:table-cell office:value-type="string" calcext:value-type="string">
            <text:p>Lakes</text:p>
          </table:table-cell>
          <table:table-cell table:formula="of:=VLOOKUP([.E35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MTP</text:p>
          </table:table-cell>
        </table:table-row>
        <table:table-row table:style-name="ro1">
          <table:table-cell office:value-type="string" calcext:value-type="string">
            <text:p>Mynydd Llysiau</text:p>
          </table:table-cell>
          <table:table-cell office:value-type="string" calcext:value-type="string">
            <text:p>SE Wales</text:p>
          </table:table-cell>
          <table:table-cell office:value-type="float" office:value="51.9469" calcext:value-type="float">
            <text:p>51.9469</text:p>
          </table:table-cell>
          <table:table-cell office:value-type="float" office:value="-3.158625" calcext:value-type="float">
            <text:p>-3.158625</text:p>
          </table:table-cell>
          <table:table-cell office:value-type="string" calcext:value-type="string">
            <text:p>South Wales</text:p>
          </table:table-cell>
          <table:table-cell table:formula="of:=VLOOKUP([.E35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nydd Meio</text:p>
          </table:table-cell>
          <table:table-cell office:value-type="string" calcext:value-type="string">
            <text:p>SW Wales</text:p>
          </table:table-cell>
          <table:table-cell office:value-type="float" office:value="51.586525" calcext:value-type="float">
            <text:p>51.586525</text:p>
          </table:table-cell>
          <table:table-cell office:value-type="float" office:value="-3.280885" calcext:value-type="float">
            <text:p>-3.280885</text:p>
          </table:table-cell>
          <table:table-cell office:value-type="string" calcext:value-type="string">
            <text:p>South Wales</text:p>
          </table:table-cell>
          <table:table-cell table:formula="of:=VLOOKUP([.E360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eton</text:p>
          </table:table-cell>
          <table:table-cell office:value-type="string" calcext:value-type="string">
            <text:p>LLSC</text:p>
          </table:table-cell>
          <table:table-cell office:value-type="float" office:value="56.16015" calcext:value-type="float">
            <text:p>56.16015</text:p>
          </table:table-cell>
          <table:table-cell office:value-type="float" office:value="-3.84343" calcext:value-type="float">
            <text:p>-3.84343</text:p>
          </table:table-cell>
          <table:table-cell office:value-type="string" calcext:value-type="string">
            <text:p>South Scotland &amp; Grampian</text:p>
          </table:table-cell>
          <table:table-cell table:formula="of:=VLOOKUP([.E361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Cnapanan</text:p>
          </table:table-cell>
          <table:table-cell office:value-type="string" calcext:value-type="string">
            <text:p>Highland</text:p>
          </table:table-cell>
          <table:table-cell office:value-type="float" office:value="56.96742" calcext:value-type="float">
            <text:p>56.96742</text:p>
          </table:table-cell>
          <table:table-cell office:value-type="float" office:value="-4.5118" calcext:value-type="float">
            <text:p>-4.5118</text:p>
          </table:table-cell>
          <table:table-cell office:value-type="string" calcext:value-type="string">
            <text:p>Highlands</text:p>
          </table:table-cell>
          <table:table-cell table:formula="of:=VLOOKUP([.E36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t</text:p>
          </table:table-cell>
          <table:table-cell office:value-type="string" calcext:value-type="string">
            <text:p>Snowdonia</text:p>
          </table:table-cell>
          <table:table-cell office:value-type="float" office:value="52.96924" calcext:value-type="float">
            <text:p>52.96924</text:p>
          </table:table-cell>
          <table:table-cell office:value-type="float" office:value="-4.459285" calcext:value-type="float">
            <text:p>-4.459285</text:p>
          </table:table-cell>
          <table:table-cell office:value-type="string" calcext:value-type="string">
            <text:p>North Wales</text:p>
          </table:table-cell>
          <table:table-cell table:formula="of:=VLOOKUP([.E363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t Y Moel</text:p>
          </table:table-cell>
          <table:table-cell office:value-type="string" calcext:value-type="string">
            <text:p>SW Wales</text:p>
          </table:table-cell>
          <table:table-cell office:value-type="float" office:value="51.632525" calcext:value-type="float">
            <text:p>51.632525</text:p>
          </table:table-cell>
          <table:table-cell office:value-type="float" office:value="-3.52589" calcext:value-type="float">
            <text:p>-3.52589</text:p>
          </table:table-cell>
          <table:table-cell office:value-type="string" calcext:value-type="string">
            <text:p>South Wales</text:p>
          </table:table-cell>
          <table:table-cell table:formula="of:=VLOOKUP([.E364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r Abington</text:p>
          </table:table-cell>
          <table:table-cell office:value-type="string" calcext:value-type="string">
            <text:p>LLSC</text:p>
          </table:table-cell>
          <table:table-cell office:value-type="float" office:value="55.486375" calcext:value-type="float">
            <text:p>55.486375</text:p>
          </table:table-cell>
          <table:table-cell office:value-type="float" office:value="-3.67649" calcext:value-type="float">
            <text:p>-3.67649</text:p>
          </table:table-cell>
          <table:table-cell office:value-type="string" calcext:value-type="string">
            <text:p>Borders</text:p>
          </table:table-cell>
          <table:table-cell table:formula="of:=VLOOKUP([.E365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vis Range</text:p>
          </table:table-cell>
          <table:table-cell office:value-type="string" calcext:value-type="string">
            <text:p>SMPC</text:p>
          </table:table-cell>
          <table:table-cell office:value-type="float" office:value="56.84188" calcext:value-type="float">
            <text:p>56.84188</text:p>
          </table:table-cell>
          <table:table-cell office:value-type="float" office:value="-4.97152" calcext:value-type="float">
            <text:p>-4.97152</text:p>
          </table:table-cell>
          <table:table-cell office:value-type="string" calcext:value-type="string">
            <text:p>South Scotland &amp; Grampian</text:p>
          </table:table-cell>
          <table:table-cell table:formula="of:=VLOOKUP([.E36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burgh</text:p>
          </table:table-cell>
          <table:table-cell office:value-type="string" calcext:value-type="string">
            <text:p>LLSC</text:p>
          </table:table-cell>
          <table:table-cell office:value-type="float" office:value="56.35788" calcext:value-type="float">
            <text:p>56.35788</text:p>
          </table:table-cell>
          <table:table-cell office:value-type="float" office:value="-3.19452" calcext:value-type="float">
            <text:p>-3.19452</text:p>
          </table:table-cell>
          <table:table-cell office:value-type="string" calcext:value-type="string">
            <text:p>South Scotland &amp; Grampian</text:p>
          </table:table-cell>
          <table:table-cell table:formula="of:=VLOOKUP([.E36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gale</text:p>
          </table:table-cell>
          <table:table-cell office:value-type="string" calcext:value-type="string">
            <text:p>SW Wales</text:p>
          </table:table-cell>
          <table:table-cell office:value-type="float" office:value="51.83807" calcext:value-type="float">
            <text:p>51.83807</text:p>
          </table:table-cell>
          <table:table-cell office:value-type="float" office:value="-5.112865" calcext:value-type="float">
            <text:p>-5.112865</text:p>
          </table:table-cell>
          <table:table-cell office:value-type="string" calcext:value-type="string">
            <text:p>South Wales</text:p>
          </table:table-cell>
          <table:table-cell table:formula="of:=VLOOKUP([.E368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haven</text:p>
          </table:table-cell>
          <table:table-cell office:value-type="string" calcext:value-type="string">
            <text:p>Southern</text:p>
          </table:table-cell>
          <table:table-cell office:value-type="float" office:value="50.782" calcext:value-type="float">
            <text:p>50.782</text:p>
          </table:table-cell>
          <table:table-cell office:value-type="float" office:value="0.04792" calcext:value-type="float">
            <text:p>0.04792</text:p>
          </table:table-cell>
          <table:table-cell office:value-type="string" calcext:value-type="string">
            <text:p>South East</text:p>
          </table:table-cell>
          <table:table-cell table:formula="of:=VLOOKUP([.E369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Nont Sarahs</text:p>
          </table:table-cell>
          <table:table-cell office:value-type="string" calcext:value-type="string">
            <text:p>Derbyshire</text:p>
          </table:table-cell>
          <table:table-cell office:value-type="float" office:value="53.61865" calcext:value-type="float">
            <text:p>53.61865</text:p>
          </table:table-cell>
          <table:table-cell office:value-type="float" office:value="-1.97303" calcext:value-type="float">
            <text:p>-1.97303</text:p>
          </table:table-cell>
          <table:table-cell office:value-type="string" calcext:value-type="string">
            <text:p>Pennines &amp; Dales</text:p>
          </table:table-cell>
          <table:table-cell table:formula="of:=VLOOKUP([.E37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nont-sarahs/</text:p>
          </table:table-cell>
        </table:table-row>
        <table:table-row table:style-name="ro1">
          <table:table-cell office:value-type="string" calcext:value-type="string">
            <text:p>North Luffenham</text:p>
          </table:table-cell>
          <table:table-cell office:value-type="string" calcext:value-type="string">
            <text:p>Rutland</text:p>
          </table:table-cell>
          <table:table-cell office:value-type="float" office:value="52.63035" calcext:value-type="float">
            <text:p>52.63035</text:p>
          </table:table-cell>
          <table:table-cell office:value-type="float" office:value="-0.60998" calcext:value-type="float">
            <text:p>-0.60998</text:p>
          </table:table-cell>
          <table:table-cell office:value-type="string" calcext:value-type="string">
            <text:p>East</text:p>
          </table:table-cell>
          <table:table-cell table:formula="of:=VLOOKUP([.E371];[group_links.$A$2:.$B$17];2;FALSE())" office:value-type="string" office:string-value="https://t.me/joinchat/1oNELt0BqesxNjJk" calcext:value-type="string">
            <text:p>https://t.me/joinchat/1oNELt0BqesxNj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 Broughton</text:p>
          </table:table-cell>
          <table:table-cell office:value-type="string" calcext:value-type="string">
            <text:p>LLSC</text:p>
          </table:table-cell>
          <table:table-cell office:value-type="float" office:value="55.61485" calcext:value-type="float">
            <text:p>55.61485</text:p>
          </table:table-cell>
          <table:table-cell office:value-type="float" office:value="-3.39281" calcext:value-type="float">
            <text:p>-3.39281</text:p>
          </table:table-cell>
          <table:table-cell office:value-type="string" calcext:value-type="string">
            <text:p>Borders</text:p>
          </table:table-cell>
          <table:table-cell table:formula="of:=VLOOKUP([.E372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 Dolgarrog</text:p>
          </table:table-cell>
          <table:table-cell office:value-type="string" calcext:value-type="string">
            <text:p>Snowdonia</text:p>
          </table:table-cell>
          <table:table-cell office:value-type="float" office:value="53.17441" calcext:value-type="float">
            <text:p>53.17441</text:p>
          </table:table-cell>
          <table:table-cell office:value-type="float" office:value="-3.87424" calcext:value-type="float">
            <text:p>-3.87424</text:p>
          </table:table-cell>
          <table:table-cell office:value-type="string" calcext:value-type="string">
            <text:p>North Wales</text:p>
          </table:table-cell>
          <table:table-cell table:formula="of:=VLOOKUP([.E373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 Bewick</text:p>
          </table:table-cell>
          <table:table-cell office:value-type="string" calcext:value-type="string">
            <text:p>Northumbria</text:p>
          </table:table-cell>
          <table:table-cell office:value-type="float" office:value="55.48752" calcext:value-type="float">
            <text:p>55.48752</text:p>
          </table:table-cell>
          <table:table-cell office:value-type="float" office:value="-1.87987" calcext:value-type="float">
            <text:p>-1.87987</text:p>
          </table:table-cell>
          <table:table-cell office:value-type="string" calcext:value-type="string">
            <text:p>Borders</text:p>
          </table:table-cell>
          <table:table-cell table:formula="of:=VLOOKUP([.E37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</text:p>
          </table:table-cell>
          <table:table-cell office:value-type="string" calcext:value-type="string">
            <text:p>SE Wales</text:p>
          </table:table-cell>
          <table:table-cell office:value-type="float" office:value="51.90795" calcext:value-type="float">
            <text:p>51.90795</text:p>
          </table:table-cell>
          <table:table-cell office:value-type="float" office:value="-2.99456" calcext:value-type="float">
            <text:p>-2.99456</text:p>
          </table:table-cell>
          <table:table-cell office:value-type="string" calcext:value-type="string">
            <text:p>South Wales</text:p>
          </table:table-cell>
          <table:table-cell table:formula="of:=VLOOKUP([.E375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 Ridge</text:p>
          </table:table-cell>
          <table:table-cell office:value-type="string" calcext:value-type="string">
            <text:p>SE Wales</text:p>
          </table:table-cell>
          <table:table-cell office:value-type="float" office:value="51.93762" calcext:value-type="float">
            <text:p>51.93762</text:p>
          </table:table-cell>
          <table:table-cell office:value-type="float" office:value="-3.00817" calcext:value-type="float">
            <text:p>-3.00817</text:p>
          </table:table-cell>
          <table:table-cell office:value-type="string" calcext:value-type="string">
            <text:p>South Wales</text:p>
          </table:table-cell>
          <table:table-cell table:formula="of:=VLOOKUP([.E376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orama</text:p>
          </table:table-cell>
          <table:table-cell office:value-type="string" calcext:value-type="string">
            <text:p>North Wales</text:p>
          </table:table-cell>
          <table:table-cell office:value-type="float" office:value="52.98267" calcext:value-type="float">
            <text:p>52.98267</text:p>
          </table:table-cell>
          <table:table-cell office:value-type="float" office:value="-3.13775" calcext:value-type="float">
            <text:p>-3.13775</text:p>
          </table:table-cell>
          <table:table-cell office:value-type="string" calcext:value-type="string">
            <text:p>North Wales</text:p>
          </table:table-cell>
          <table:table-cell table:formula="of:=VLOOKUP([.E377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 Fell</text:p>
          </table:table-cell>
          <table:table-cell office:value-type="string" calcext:value-type="string">
            <text:p>Dales</text:p>
          </table:table-cell>
          <table:table-cell office:value-type="float" office:value="54.18967" calcext:value-type="float">
            <text:p>54.18967</text:p>
          </table:table-cell>
          <table:table-cell office:value-type="float" office:value="-2.35993" calcext:value-type="float">
            <text:p>-2.35993</text:p>
          </table:table-cell>
          <table:table-cell office:value-type="string" calcext:value-type="string">
            <text:p>Pennines &amp; Dales</text:p>
          </table:table-cell>
          <table:table-cell table:formula="of:=VLOOKUP([.E378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 office:value-type="string" calcext:value-type="string">
            <text:p>Training site, contact Active Edge before flying https://www.activeedge.co.uk/</text:p>
          </table:table-cell>
        </table:table-row>
        <table:table-row table:style-name="ro1">
          <table:table-cell office:value-type="string" calcext:value-type="string">
            <text:p>Parlick</text:p>
          </table:table-cell>
          <table:table-cell office:value-type="string" calcext:value-type="string">
            <text:p>Pennine</text:p>
          </table:table-cell>
          <table:table-cell office:value-type="float" office:value="53.89987" calcext:value-type="float">
            <text:p>53.89987</text:p>
          </table:table-cell>
          <table:table-cell office:value-type="float" office:value="-2.61796" calcext:value-type="float">
            <text:p>-2.61796</text:p>
          </table:table-cell>
          <table:table-cell office:value-type="string" calcext:value-type="string">
            <text:p>Pennines &amp; Dales</text:p>
          </table:table-cell>
          <table:table-cell table:formula="of:=VLOOKUP([.E379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parlick/</text:p>
          </table:table-cell>
        </table:table-row>
        <table:table-row table:style-name="ro1">
          <table:table-cell office:value-type="string" calcext:value-type="string">
            <text:p>Parracombe</text:p>
          </table:table-cell>
          <table:table-cell office:value-type="string" calcext:value-type="string">
            <text:p>North Devon</text:p>
          </table:table-cell>
          <table:table-cell office:value-type="float" office:value="51.17836" calcext:value-type="float">
            <text:p>51.17836</text:p>
          </table:table-cell>
          <table:table-cell office:value-type="float" office:value="-3.87586" calcext:value-type="float">
            <text:p>-3.87586</text:p>
          </table:table-cell>
          <table:table-cell office:value-type="string" calcext:value-type="string">
            <text:p>South West</text:p>
          </table:table-cell>
          <table:table-cell table:formula="of:=VLOOKUP([.E380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 Dinas</text:p>
          </table:table-cell>
          <table:table-cell office:value-type="string" calcext:value-type="string">
            <text:p>Mid Wales</text:p>
          </table:table-cell>
          <table:table-cell office:value-type="float" office:value="52.39909" calcext:value-type="float">
            <text:p>52.39909</text:p>
          </table:table-cell>
          <table:table-cell office:value-type="float" office:value="-4.089325" calcext:value-type="float">
            <text:p>-4.089325</text:p>
          </table:table-cell>
          <table:table-cell office:value-type="string" calcext:value-type="string">
            <text:p>Mid Wales &amp; Mynd</text:p>
          </table:table-cell>
          <table:table-cell table:formula="of:=VLOOKUP([.E381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 Y Fan</text:p>
          </table:table-cell>
          <table:table-cell office:value-type="string" calcext:value-type="string">
            <text:p>SW Wales</text:p>
          </table:table-cell>
          <table:table-cell office:value-type="float" office:value="51.88303" calcext:value-type="float">
            <text:p>51.88303</text:p>
          </table:table-cell>
          <table:table-cell office:value-type="float" office:value="-3.44538" calcext:value-type="float">
            <text:p>-3.44538</text:p>
          </table:table-cell>
          <table:table-cell office:value-type="string" calcext:value-type="string">
            <text:p>South Wales</text:p>
          </table:table-cell>
          <table:table-cell table:formula="of:=VLOOKUP([.E382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le</text:p>
          </table:table-cell>
          <table:table-cell office:value-type="string" calcext:value-type="string">
            <text:p>Pennine</text:p>
          </table:table-cell>
          <table:table-cell office:value-type="float" office:value="53.857325" calcext:value-type="float">
            <text:p>53.857325</text:p>
          </table:table-cell>
          <table:table-cell office:value-type="float" office:value="-2.33822" calcext:value-type="float">
            <text:p>-2.33822</text:p>
          </table:table-cell>
          <table:table-cell office:value-type="string" calcext:value-type="string">
            <text:p>Pennines &amp; Dales</text:p>
          </table:table-cell>
          <table:table-cell table:formula="of:=VLOOKUP([.E383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pendle/</text:p>
          </table:table-cell>
        </table:table-row>
        <table:table-row table:style-name="ro1">
          <table:table-cell office:value-type="string" calcext:value-type="string">
            <text:p>Pendle East</text:p>
          </table:table-cell>
          <table:table-cell office:value-type="string" calcext:value-type="string">
            <text:p>Pennine</text:p>
          </table:table-cell>
          <table:table-cell office:value-type="float" office:value="53.871805" calcext:value-type="float">
            <text:p>53.871805</text:p>
          </table:table-cell>
          <table:table-cell office:value-type="float" office:value="-2.29665" calcext:value-type="float">
            <text:p>-2.29665</text:p>
          </table:table-cell>
          <table:table-cell office:value-type="string" calcext:value-type="string">
            <text:p>Pennines &amp; Dales</text:p>
          </table:table-cell>
          <table:table-cell table:formula="of:=VLOOKUP([.E384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o flying</text:p>
          </table:table-cell>
          <table:table-cell/>
        </table:table-row>
        <table:table-row table:style-name="ro1">
          <table:table-cell office:value-type="string" calcext:value-type="string">
            <text:p>Penmaen Bach</text:p>
          </table:table-cell>
          <table:table-cell office:value-type="string" calcext:value-type="string">
            <text:p>Snowdonia</text:p>
          </table:table-cell>
          <table:table-cell office:value-type="float" office:value="53.28425" calcext:value-type="float">
            <text:p>53.28425</text:p>
          </table:table-cell>
          <table:table-cell office:value-type="float" office:value="-3.87592" calcext:value-type="float">
            <text:p>-3.87592</text:p>
          </table:table-cell>
          <table:table-cell office:value-type="string" calcext:value-type="string">
            <text:p>North Wales</text:p>
          </table:table-cell>
          <table:table-cell table:formula="of:=VLOOKUP([.E385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ycloddiau</text:p>
          </table:table-cell>
          <table:table-cell office:value-type="string" calcext:value-type="string">
            <text:p>North Wales</text:p>
          </table:table-cell>
          <table:table-cell office:value-type="float" office:value="53.2048" calcext:value-type="float">
            <text:p>53.2048</text:p>
          </table:table-cell>
          <table:table-cell office:value-type="float" office:value="-3.30875" calcext:value-type="float">
            <text:p>-3.30875</text:p>
          </table:table-cell>
          <table:table-cell office:value-type="string" calcext:value-type="string">
            <text:p>North Wales</text:p>
          </table:table-cell>
          <table:table-cell table:formula="of:=VLOOKUP([.E386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yghent</text:p>
          </table:table-cell>
          <table:table-cell office:value-type="string" calcext:value-type="string">
            <text:p>Dales</text:p>
          </table:table-cell>
          <table:table-cell office:value-type="float" office:value="54.159015" calcext:value-type="float">
            <text:p>54.159015</text:p>
          </table:table-cell>
          <table:table-cell office:value-type="float" office:value="-2.250465" calcext:value-type="float">
            <text:p>-2.250465</text:p>
          </table:table-cell>
          <table:table-cell office:value-type="string" calcext:value-type="string">
            <text:p>Pennines &amp; Dales</text:p>
          </table:table-cell>
          <table:table-cell table:formula="of:=VLOOKUP([.E387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acle Hill</text:p>
          </table:table-cell>
          <table:table-cell office:value-type="string" calcext:value-type="string">
            <text:p>Malvern</text:p>
          </table:table-cell>
          <table:table-cell office:value-type="float" office:value="52.07676" calcext:value-type="float">
            <text:p>52.07676</text:p>
          </table:table-cell>
          <table:table-cell office:value-type="float" office:value="-2.33912" calcext:value-type="float">
            <text:p>-2.33912</text:p>
          </table:table-cell>
          <table:table-cell office:value-type="string" calcext:value-type="string">
            <text:p>West</text:p>
          </table:table-cell>
          <table:table-cell table:formula="of:=VLOOKUP([.E38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tlottyn</text:p>
          </table:table-cell>
          <table:table-cell office:value-type="string" calcext:value-type="string">
            <text:p>SW Wales</text:p>
          </table:table-cell>
          <table:table-cell office:value-type="float" office:value="51.738675" calcext:value-type="float">
            <text:p>51.738675</text:p>
          </table:table-cell>
          <table:table-cell office:value-type="float" office:value="-3.281915" calcext:value-type="float">
            <text:p>-3.281915</text:p>
          </table:table-cell>
          <table:table-cell office:value-type="string" calcext:value-type="string">
            <text:p>South Wales</text:p>
          </table:table-cell>
          <table:table-cell table:formula="of:=VLOOKUP([.E38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endye</text:p>
          </table:table-cell>
          <table:table-cell office:value-type="string" calcext:value-type="string">
            <text:p>Aberdeen</text:p>
          </table:table-cell>
          <table:table-cell office:value-type="float" office:value="57.167715" calcext:value-type="float">
            <text:p>57.167715</text:p>
          </table:table-cell>
          <table:table-cell office:value-type="float" office:value="-2.84776" calcext:value-type="float">
            <text:p>-2.84776</text:p>
          </table:table-cell>
          <table:table-cell office:value-type="string" calcext:value-type="string">
            <text:p>South Scotland &amp; Grampian</text:p>
          </table:table-cell>
          <table:table-cell table:formula="of:=VLOOKUP([.E39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rose Valley</text:p>
          </table:table-cell>
          <table:table-cell office:value-type="string" calcext:value-type="string">
            <text:p>Cayley</text:p>
          </table:table-cell>
          <table:table-cell office:value-type="float" office:value="54.19188" calcext:value-type="float">
            <text:p>54.19188</text:p>
          </table:table-cell>
          <table:table-cell office:value-type="float" office:value="-0.2823" calcext:value-type="float">
            <text:p>-0.2823</text:p>
          </table:table-cell>
          <table:table-cell office:value-type="string" calcext:value-type="string">
            <text:p>North East</text:p>
          </table:table-cell>
          <table:table-cell table:formula="of:=VLOOKUP([.E391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nag</text:p>
          </table:table-cell>
          <table:table-cell office:value-type="string" calcext:value-type="string">
            <text:p>Highland</text:p>
          </table:table-cell>
          <table:table-cell office:value-type="float" office:value="58.19839" calcext:value-type="float">
            <text:p>58.19839</text:p>
          </table:table-cell>
          <table:table-cell office:value-type="float" office:value="-5.023595" calcext:value-type="float">
            <text:p>-5.023595</text:p>
          </table:table-cell>
          <table:table-cell office:value-type="string" calcext:value-type="string">
            <text:p>Highlands</text:p>
          </table:table-cell>
          <table:table-cell table:formula="of:=VLOOKUP([.E392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raing</text:p>
          </table:table-cell>
          <table:table-cell office:value-type="string" calcext:value-type="string">
            <text:p>Highland</text:p>
          </table:table-cell>
          <table:table-cell office:value-type="float" office:value="57.6291" calcext:value-type="float">
            <text:p>57.6291</text:p>
          </table:table-cell>
          <table:table-cell office:value-type="float" office:value="-6.28901" calcext:value-type="float">
            <text:p>-6.28901</text:p>
          </table:table-cell>
          <table:table-cell office:value-type="string" calcext:value-type="string">
            <text:p>Highlands</text:p>
          </table:table-cell>
          <table:table-cell table:formula="of:=VLOOKUP([.E393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ar Masts</text:p>
          </table:table-cell>
          <table:table-cell office:value-type="string" calcext:value-type="string">
            <text:p>Northumbria</text:p>
          </table:table-cell>
          <table:table-cell office:value-type="float" office:value="54.7572" calcext:value-type="float">
            <text:p>54.7572</text:p>
          </table:table-cell>
          <table:table-cell office:value-type="float" office:value="-2.574685" calcext:value-type="float">
            <text:p>-2.574685</text:p>
          </table:table-cell>
          <table:table-cell office:value-type="string" calcext:value-type="string">
            <text:p>Lakes</text:p>
          </table:table-cell>
          <table:table-cell table:formula="of:=VLOOKUP([.E39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Cumbria</text:p>
          </table:table-cell>
          <table:table-cell office:value-type="float" office:value="54.19645" calcext:value-type="float">
            <text:p>54.19645</text:p>
          </table:table-cell>
          <table:table-cell office:value-type="float" office:value="-3.182425" calcext:value-type="float">
            <text:p>-3.182425</text:p>
          </table:table-cell>
          <table:table-cell office:value-type="string" calcext:value-type="string">
            <text:p>Lakes</text:p>
          </table:table-cell>
          <table:table-cell table:formula="of:=VLOOKUP([.E395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RBA</text:p>
          </table:table-cell>
        </table:table-row>
        <table:table-row table:style-name="ro1">
          <table:table-cell office:value-type="string" calcext:value-type="string">
            <text:p>Red Pike</text:p>
          </table:table-cell>
          <table:table-cell office:value-type="string" calcext:value-type="string">
            <text:p>Cumbria</text:p>
          </table:table-cell>
          <table:table-cell office:value-type="float" office:value="54.52747" calcext:value-type="float">
            <text:p>54.52747</text:p>
          </table:table-cell>
          <table:table-cell office:value-type="float" office:value="-3.29862" calcext:value-type="float">
            <text:p>-3.29862</text:p>
          </table:table-cell>
          <table:table-cell office:value-type="string" calcext:value-type="string">
            <text:p>Lakes</text:p>
          </table:table-cell>
          <table:table-cell table:formula="of:=VLOOKUP([.E39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Screes</text:p>
          </table:table-cell>
          <table:table-cell office:value-type="string" calcext:value-type="string">
            <text:p>Cumbria</text:p>
          </table:table-cell>
          <table:table-cell office:value-type="float" office:value="54.46935" calcext:value-type="float">
            <text:p>54.46935</text:p>
          </table:table-cell>
          <table:table-cell office:value-type="float" office:value="-2.93378" calcext:value-type="float">
            <text:p>-2.93378</text:p>
          </table:table-cell>
          <table:table-cell office:value-type="string" calcext:value-type="string">
            <text:p>Lakes</text:p>
          </table:table-cell>
          <table:table-cell table:formula="of:=VLOOKUP([.E397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ghton</text:p>
          </table:table-cell>
          <table:table-cell office:value-type="string" calcext:value-type="string">
            <text:p>Cayley</text:p>
          </table:table-cell>
          <table:table-cell office:value-type="float" office:value="54.16498" calcext:value-type="float">
            <text:p>54.16498</text:p>
          </table:table-cell>
          <table:table-cell office:value-type="float" office:value="-0.24596" calcext:value-type="float">
            <text:p>-0.24596</text:p>
          </table:table-cell>
          <table:table-cell office:value-type="string" calcext:value-type="string">
            <text:p>North East</text:p>
          </table:table-cell>
          <table:table-cell table:formula="of:=VLOOKUP([.E398];[group_links.$A$2:.$B$17];2;FALSE())" office:value-type="string" office:string-value="https://t.me/joinchat/1uCqybLRETIyNTRk" calcext:value-type="string">
            <text:p>https://t.me/joinchat/1uCqybLRETIyNT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iw Wen</text:p>
          </table:table-cell>
          <table:table-cell office:value-type="string" calcext:value-type="string">
            <text:p>SW Wales</text:p>
          </table:table-cell>
          <table:table-cell office:value-type="float" office:value="51.855975" calcext:value-type="float">
            <text:p>51.855975</text:p>
          </table:table-cell>
          <table:table-cell office:value-type="float" office:value="-3.848115" calcext:value-type="float">
            <text:p>-3.848115</text:p>
          </table:table-cell>
          <table:table-cell office:value-type="string" calcext:value-type="string">
            <text:p>South Wales</text:p>
          </table:table-cell>
          <table:table-cell table:formula="of:=VLOOKUP([.E39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stead</text:p>
          </table:table-cell>
          <table:table-cell office:value-type="string" calcext:value-type="string">
            <text:p>Wessex</text:p>
          </table:table-cell>
          <table:table-cell office:value-type="float" office:value="50.640175" calcext:value-type="float">
            <text:p>50.640175</text:p>
          </table:table-cell>
          <table:table-cell office:value-type="float" office:value="-2.34191" calcext:value-type="float">
            <text:p>-2.34191</text:p>
          </table:table-cell>
          <table:table-cell office:value-type="string" calcext:value-type="string">
            <text:p>West</text:p>
          </table:table-cell>
          <table:table-cell table:formula="of:=VLOOKUP([.E400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ches</text:p>
          </table:table-cell>
          <table:table-cell office:value-type="string" calcext:value-type="string">
            <text:p>Derbyshire</text:p>
          </table:table-cell>
          <table:table-cell office:value-type="float" office:value="53.169285" calcext:value-type="float">
            <text:p>53.169285</text:p>
          </table:table-cell>
          <table:table-cell office:value-type="float" office:value="-2.003125" calcext:value-type="float">
            <text:p>-2.003125</text:p>
          </table:table-cell>
          <table:table-cell office:value-type="string" calcext:value-type="string">
            <text:p>Central</text:p>
          </table:table-cell>
          <table:table-cell table:formula="of:=VLOOKUP([.E401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</text:p>
          </table:table-cell>
          <table:table-cell office:value-type="string" calcext:value-type="string">
            <text:p>Cumbria</text:p>
          </table:table-cell>
          <table:table-cell office:value-type="float" office:value="54.53732" calcext:value-type="float">
            <text:p>54.53732</text:p>
          </table:table-cell>
          <table:table-cell office:value-type="float" office:value="-3.23605" calcext:value-type="float">
            <text:p>-3.23605</text:p>
          </table:table-cell>
          <table:table-cell office:value-type="string" calcext:value-type="string">
            <text:p>Lakes</text:p>
          </table:table-cell>
          <table:table-cell table:formula="of:=VLOOKUP([.E402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el Gate</text:p>
          </table:table-cell>
          <table:table-cell office:value-type="string" calcext:value-type="string">
            <text:p>XClent</text:p>
          </table:table-cell>
          <table:table-cell office:value-type="float" office:value="51.91705" calcext:value-type="float">
            <text:p>51.91705</text:p>
          </table:table-cell>
          <table:table-cell office:value-type="float" office:value="-1.924425" calcext:value-type="float">
            <text:p>-1.924425</text:p>
          </table:table-cell>
          <table:table-cell office:value-type="string" calcext:value-type="string">
            <text:p>West</text:p>
          </table:table-cell>
          <table:table-cell table:formula="of:=VLOOKUP([.E403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gh Knowe</text:p>
          </table:table-cell>
          <table:table-cell office:value-type="string" calcext:value-type="string">
            <text:p>LLSC</text:p>
          </table:table-cell>
          <table:table-cell office:value-type="float" office:value="55.52201" calcext:value-type="float">
            <text:p>55.52201</text:p>
          </table:table-cell>
          <table:table-cell office:value-type="float" office:value="-2.99485" calcext:value-type="float">
            <text:p>-2.99485</text:p>
          </table:table-cell>
          <table:table-cell office:value-type="string" calcext:value-type="string">
            <text:p>Borders</text:p>
          </table:table-cell>
          <table:table-cell table:formula="of:=VLOOKUP([.E404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up</text:p>
          </table:table-cell>
          <table:table-cell office:value-type="string" calcext:value-type="string">
            <text:p>Derbyshire</text:p>
          </table:table-cell>
          <table:table-cell office:value-type="float" office:value="53.34732" calcext:value-type="float">
            <text:p>53.34732</text:p>
          </table:table-cell>
          <table:table-cell office:value-type="float" office:value="-1.82382" calcext:value-type="float">
            <text:p>-1.82382</text:p>
          </table:table-cell>
          <table:table-cell office:value-type="string" calcext:value-type="string">
            <text:p>Central</text:p>
          </table:table-cell>
          <table:table-cell table:formula="of:=VLOOKUP([.E405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tland Airsports</text:p>
          </table:table-cell>
          <table:table-cell office:value-type="string" calcext:value-type="string">
            <text:p>Rutland</text:p>
          </table:table-cell>
          <table:table-cell office:value-type="float" office:value="52.630445" calcext:value-type="float">
            <text:p>52.630445</text:p>
          </table:table-cell>
          <table:table-cell office:value-type="float" office:value="-0.605775" calcext:value-type="float">
            <text:p>-0.605775</text:p>
          </table:table-cell>
          <table:table-cell office:value-type="string" calcext:value-type="string">
            <text:p>East</text:p>
          </table:table-cell>
          <table:table-cell table:formula="of:=VLOOKUP([.E406];[group_links.$A$2:.$B$17];2;FALSE())" office:value-type="string" office:string-value="https://t.me/joinchat/1oNELt0BqesxNjJk" calcext:value-type="string">
            <text:p>https://t.me/joinchat/1oNELt0BqesxNjJk</text:p>
          </table:table-cell>
          <table:table-cell table:number-columns-repeated="2"/>
          <table:table-cell office:value-type="string" calcext:value-type="string">
            <text:p>https://rutlandairsport.wordpress.com/site-guide/</text:p>
          </table:table-cell>
        </table:table-row>
        <table:table-row table:style-name="ro1">
          <table:table-cell office:value-type="string" calcext:value-type="string">
            <text:p>Rybury</text:p>
          </table:table-cell>
          <table:table-cell office:value-type="string" calcext:value-type="string">
            <text:p>Grupa 303</text:p>
          </table:table-cell>
          <table:table-cell office:value-type="float" office:value="51.37278" calcext:value-type="float">
            <text:p>51.37278</text:p>
          </table:table-cell>
          <table:table-cell office:value-type="float" office:value="-1.88167" calcext:value-type="float">
            <text:p>-1.88167</text:p>
          </table:table-cell>
          <table:table-cell office:value-type="string" calcext:value-type="string">
            <text:p>West</text:p>
          </table:table-cell>
          <table:table-cell table:formula="of:=VLOOKUP([.E407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rybury</text:p>
          </table:table-cell>
        </table:table-row>
        <table:table-row table:style-name="ro1">
          <table:table-cell office:value-type="string" calcext:value-type="string">
            <text:p>Saddle Yoke</text:p>
          </table:table-cell>
          <table:table-cell office:value-type="string" calcext:value-type="string">
            <text:p>LLSC</text:p>
          </table:table-cell>
          <table:table-cell office:value-type="float" office:value="55.38602" calcext:value-type="float">
            <text:p>55.38602</text:p>
          </table:table-cell>
          <table:table-cell office:value-type="float" office:value="-3.34808" calcext:value-type="float">
            <text:p>-3.34808</text:p>
          </table:table-cell>
          <table:table-cell office:value-type="string" calcext:value-type="string">
            <text:p>Borders</text:p>
          </table:table-cell>
          <table:table-cell table:formula="of:=VLOOKUP([.E408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ymouth</text:p>
          </table:table-cell>
          <table:table-cell office:value-type="string" calcext:value-type="string">
            <text:p>South Devon</text:p>
          </table:table-cell>
          <table:table-cell office:value-type="float" office:value="50.85997" calcext:value-type="float">
            <text:p>50.85997</text:p>
          </table:table-cell>
          <table:table-cell office:value-type="float" office:value="-4.55508" calcext:value-type="float">
            <text:p>-4.55508</text:p>
          </table:table-cell>
          <table:table-cell office:value-type="string" calcext:value-type="string">
            <text:p>South West</text:p>
          </table:table-cell>
          <table:table-cell table:formula="of:=VLOOKUP([.E409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n</text:p>
          </table:table-cell>
          <table:table-cell office:value-type="string" calcext:value-type="string">
            <text:p>Long Mynd</text:p>
          </table:table-cell>
          <table:table-cell office:value-type="float" office:value="52.50295" calcext:value-type="float">
            <text:p>52.50295</text:p>
          </table:table-cell>
          <table:table-cell office:value-type="float" office:value="-3.14252" calcext:value-type="float">
            <text:p>-3.14252</text:p>
          </table:table-cell>
          <table:table-cell office:value-type="string" calcext:value-type="string">
            <text:p>Mid Wales &amp; Mynd</text:p>
          </table:table-cell>
          <table:table-cell table:formula="of:=VLOOKUP([.E410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es Fell</text:p>
          </table:table-cell>
          <table:table-cell office:value-type="string" calcext:value-type="string">
            <text:p>Cumbria</text:p>
          </table:table-cell>
          <table:table-cell office:value-type="float" office:value="54.63858" calcext:value-type="float">
            <text:p>54.63858</text:p>
          </table:table-cell>
          <table:table-cell office:value-type="float" office:value="-3.02565" calcext:value-type="float">
            <text:p>-3.02565</text:p>
          </table:table-cell>
          <table:table-cell office:value-type="string" calcext:value-type="string">
            <text:p>Lakes</text:p>
          </table:table-cell>
          <table:table-cell table:formula="of:=VLOOKUP([.E41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ehallion</text:p>
          </table:table-cell>
          <table:table-cell office:value-type="string" calcext:value-type="string">
            <text:p>SMPC</text:p>
          </table:table-cell>
          <table:table-cell office:value-type="float" office:value="56.666075" calcext:value-type="float">
            <text:p>56.666075</text:p>
          </table:table-cell>
          <table:table-cell office:value-type="float" office:value="-4.07636" calcext:value-type="float">
            <text:p>-4.07636</text:p>
          </table:table-cell>
          <table:table-cell office:value-type="string" calcext:value-type="string">
            <text:p>South Scotland &amp; Grampian</text:p>
          </table:table-cell>
          <table:table-cell table:formula="of:=VLOOKUP([.E412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 Sandal</text:p>
          </table:table-cell>
          <table:table-cell office:value-type="string" calcext:value-type="string">
            <text:p>Cumbria</text:p>
          </table:table-cell>
          <table:table-cell office:value-type="float" office:value="54.49046" calcext:value-type="float">
            <text:p>54.49046</text:p>
          </table:table-cell>
          <table:table-cell office:value-type="float" office:value="-3.03585" calcext:value-type="float">
            <text:p>-3.03585</text:p>
          </table:table-cell>
          <table:table-cell office:value-type="string" calcext:value-type="string">
            <text:p>Lakes</text:p>
          </table:table-cell>
          <table:table-cell table:formula="of:=VLOOKUP([.E413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sley</text:p>
          </table:table-cell>
          <table:table-cell office:value-type="string" calcext:value-type="string">
            <text:p>Avon</text:p>
          </table:table-cell>
          <table:table-cell office:value-type="float" office:value="51.72742" calcext:value-type="float">
            <text:p>51.72742</text:p>
          </table:table-cell>
          <table:table-cell office:value-type="float" office:value="-2.25043" calcext:value-type="float">
            <text:p>-2.25043</text:p>
          </table:table-cell>
          <table:table-cell office:value-type="string" calcext:value-type="string">
            <text:p>West</text:p>
          </table:table-cell>
          <table:table-cell table:formula="of:=VLOOKUP([.E414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Semer Water</text:p>
          </table:table-cell>
          <table:table-cell office:value-type="string" calcext:value-type="string">
            <text:p>Dales</text:p>
          </table:table-cell>
          <table:table-cell office:value-type="float" office:value="54.28856" calcext:value-type="float">
            <text:p>54.28856</text:p>
          </table:table-cell>
          <table:table-cell office:value-type="float" office:value="-2.13954" calcext:value-type="float">
            <text:p>-2.13954</text:p>
          </table:table-cell>
          <table:table-cell office:value-type="string" calcext:value-type="string">
            <text:p>Pennines &amp; Dales</text:p>
          </table:table-cell>
          <table:table-cell table:formula="of:=VLOOKUP([.E41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semer-water</text:p>
          </table:table-cell>
        </table:table-row>
        <table:table-row table:style-name="ro1">
          <table:table-cell office:value-type="string" calcext:value-type="string">
            <text:p>Seven Sisters</text:p>
          </table:table-cell>
          <table:table-cell office:value-type="string" calcext:value-type="string">
            <text:p>SW Wales</text:p>
          </table:table-cell>
          <table:table-cell office:value-type="float" office:value="51.7471" calcext:value-type="float">
            <text:p>51.7471</text:p>
          </table:table-cell>
          <table:table-cell office:value-type="float" office:value="-3.70062" calcext:value-type="float">
            <text:p>-3.70062</text:p>
          </table:table-cell>
          <table:table-cell office:value-type="string" calcext:value-type="string">
            <text:p>South Wales</text:p>
          </table:table-cell>
          <table:table-cell table:formula="of:=VLOOKUP([.E416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or Gaoithe</text:p>
          </table:table-cell>
          <table:table-cell office:value-type="string" calcext:value-type="string">
            <text:p>Highland</text:p>
          </table:table-cell>
          <table:table-cell office:value-type="float" office:value="57.27755" calcext:value-type="float">
            <text:p>57.27755</text:p>
          </table:table-cell>
          <table:table-cell office:value-type="float" office:value="-3.53576" calcext:value-type="float">
            <text:p>-3.53576</text:p>
          </table:table-cell>
          <table:table-cell office:value-type="string" calcext:value-type="string">
            <text:p>Highlands</text:p>
          </table:table-cell>
          <table:table-cell table:formula="of:=VLOOKUP([.E417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urr An Airgid</text:p>
          </table:table-cell>
          <table:table-cell office:value-type="string" calcext:value-type="string">
            <text:p>Highland</text:p>
          </table:table-cell>
          <table:table-cell office:value-type="float" office:value="57.237705" calcext:value-type="float">
            <text:p>57.237705</text:p>
          </table:table-cell>
          <table:table-cell office:value-type="float" office:value="-5.39644" calcext:value-type="float">
            <text:p>-5.39644</text:p>
          </table:table-cell>
          <table:table-cell office:value-type="string" calcext:value-type="string">
            <text:p>Highlands</text:p>
          </table:table-cell>
          <table:table-cell table:formula="of:=VLOOKUP([.E418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urr An Fhuarail</text:p>
          </table:table-cell>
          <table:table-cell office:value-type="string" calcext:value-type="string">
            <text:p>Highland</text:p>
          </table:table-cell>
          <table:table-cell office:value-type="float" office:value="57.16208" calcext:value-type="float">
            <text:p>57.16208</text:p>
          </table:table-cell>
          <table:table-cell office:value-type="float" office:value="-5.201" calcext:value-type="float">
            <text:p>-5.201</text:p>
          </table:table-cell>
          <table:table-cell office:value-type="string" calcext:value-type="string">
            <text:p>Highlands</text:p>
          </table:table-cell>
          <table:table-cell table:formula="of:=VLOOKUP([.E419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urr Finniosgaig</text:p>
          </table:table-cell>
          <table:table-cell office:value-type="string" calcext:value-type="string">
            <text:p>SMPC</text:p>
          </table:table-cell>
          <table:table-cell office:value-type="float" office:value="56.842225" calcext:value-type="float">
            <text:p>56.842225</text:p>
          </table:table-cell>
          <table:table-cell office:value-type="float" office:value="-4.971065" calcext:value-type="float">
            <text:p>-4.971065</text:p>
          </table:table-cell>
          <table:table-cell office:value-type="string" calcext:value-type="string">
            <text:p>South Scotland &amp; Grampian</text:p>
          </table:table-cell>
          <table:table-cell table:formula="of:=VLOOKUP([.E42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urr Na Feartaig</text:p>
          </table:table-cell>
          <table:table-cell office:value-type="string" calcext:value-type="string">
            <text:p>Highland</text:p>
          </table:table-cell>
          <table:table-cell office:value-type="float" office:value="57.467725" calcext:value-type="float">
            <text:p>57.467725</text:p>
          </table:table-cell>
          <table:table-cell office:value-type="float" office:value="-5.246675" calcext:value-type="float">
            <text:p>-5.246675</text:p>
          </table:table-cell>
          <table:table-cell office:value-type="string" calcext:value-type="string">
            <text:p>Highlands</text:p>
          </table:table-cell>
          <table:table-cell table:formula="of:=VLOOKUP([.E421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penhoe</text:p>
          </table:table-cell>
          <table:table-cell office:value-type="string" calcext:value-type="string">
            <text:p>Dunstable</text:p>
          </table:table-cell>
          <table:table-cell office:value-type="float" office:value="51.9582" calcext:value-type="float">
            <text:p>51.9582</text:p>
          </table:table-cell>
          <table:table-cell office:value-type="float" office:value="-0.44589" calcext:value-type="float">
            <text:p>-0.44589</text:p>
          </table:table-cell>
          <table:table-cell office:value-type="string" calcext:value-type="string">
            <text:p>South East</text:p>
          </table:table-cell>
          <table:table-cell table:formula="of:=VLOOKUP([.E422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dunstablehpc.com/site-guides/sharpenhoe-site-guide/</text:p>
          </table:table-cell>
        </table:table-row>
        <table:table-row table:style-name="ro1">
          <table:table-cell office:value-type="string" calcext:value-type="string">
            <text:p>Shining Tor</text:p>
          </table:table-cell>
          <table:table-cell office:value-type="string" calcext:value-type="string">
            <text:p>Derbyshire</text:p>
          </table:table-cell>
          <table:table-cell office:value-type="float" office:value="53.258625" calcext:value-type="float">
            <text:p>53.258625</text:p>
          </table:table-cell>
          <table:table-cell office:value-type="float" office:value="-2.01091" calcext:value-type="float">
            <text:p>-2.01091</text:p>
          </table:table-cell>
          <table:table-cell office:value-type="string" calcext:value-type="string">
            <text:p>Central</text:p>
          </table:table-cell>
          <table:table-cell table:formula="of:=VLOOKUP([.E423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 Fell</text:p>
          </table:table-cell>
          <table:table-cell office:value-type="string" calcext:value-type="string">
            <text:p>Dales</text:p>
          </table:table-cell>
          <table:table-cell office:value-type="float" office:value="54.16994" calcext:value-type="float">
            <text:p>54.16994</text:p>
          </table:table-cell>
          <table:table-cell office:value-type="float" office:value="-2.369575" calcext:value-type="float">
            <text:p>-2.369575</text:p>
          </table:table-cell>
          <table:table-cell office:value-type="string" calcext:value-type="string">
            <text:p>Pennines &amp; Dales</text:p>
          </table:table-cell>
          <table:table-cell table:formula="of:=VLOOKUP([.E424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/>
        </table:table-row>
        <table:table-row table:style-name="ro1">
          <table:table-cell office:value-type="string" calcext:value-type="string">
            <text:p>Skiddaw</text:p>
          </table:table-cell>
          <table:table-cell office:value-type="string" calcext:value-type="string">
            <text:p>Cumbria</text:p>
          </table:table-cell>
          <table:table-cell office:value-type="float" office:value="54.63947" calcext:value-type="float">
            <text:p>54.63947</text:p>
          </table:table-cell>
          <table:table-cell office:value-type="float" office:value="-3.13732" calcext:value-type="float">
            <text:p>-3.13732</text:p>
          </table:table-cell>
          <table:table-cell office:value-type="string" calcext:value-type="string">
            <text:p>Lakes</text:p>
          </table:table-cell>
          <table:table-cell table:formula="of:=VLOOKUP([.E425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irrid</text:p>
          </table:table-cell>
          <table:table-cell office:value-type="string" calcext:value-type="string">
            <text:p>SE Wales</text:p>
          </table:table-cell>
          <table:table-cell office:value-type="float" office:value="51.8549" calcext:value-type="float">
            <text:p>51.8549</text:p>
          </table:table-cell>
          <table:table-cell office:value-type="float" office:value="-2.97482" calcext:value-type="float">
            <text:p>-2.97482</text:p>
          </table:table-cell>
          <table:table-cell office:value-type="string" calcext:value-type="string">
            <text:p>South Wales</text:p>
          </table:table-cell>
          <table:table-cell table:formula="of:=VLOOKUP([.E426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ggyford</text:p>
          </table:table-cell>
          <table:table-cell office:value-type="string" calcext:value-type="string">
            <text:p>Northumbria</text:p>
          </table:table-cell>
          <table:table-cell office:value-type="float" office:value="54.850975" calcext:value-type="float">
            <text:p>54.850975</text:p>
          </table:table-cell>
          <table:table-cell office:value-type="float" office:value="-2.515355" calcext:value-type="float">
            <text:p>-2.515355</text:p>
          </table:table-cell>
          <table:table-cell office:value-type="string" calcext:value-type="string">
            <text:p>Lakes</text:p>
          </table:table-cell>
          <table:table-cell table:formula="of:=VLOOKUP([.E427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 Glen</text:p>
          </table:table-cell>
          <table:table-cell office:value-type="string" calcext:value-type="string">
            <text:p>SMPC</text:p>
          </table:table-cell>
          <table:table-cell office:value-type="float" office:value="56.46551" calcext:value-type="float">
            <text:p>56.46551</text:p>
          </table:table-cell>
          <table:table-cell office:value-type="float" office:value="-3.81529" calcext:value-type="float">
            <text:p>-3.81529</text:p>
          </table:table-cell>
          <table:table-cell office:value-type="string" calcext:value-type="string">
            <text:p>South Scotland &amp; Grampian</text:p>
          </table:table-cell>
          <table:table-cell table:formula="of:=VLOOKUP([.E428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don</text:p>
          </table:table-cell>
          <table:table-cell office:value-type="string" calcext:value-type="string">
            <text:p>Snowdonia</text:p>
          </table:table-cell>
          <table:table-cell office:value-type="float" office:value="53.074725" calcext:value-type="float">
            <text:p>53.074725</text:p>
          </table:table-cell>
          <table:table-cell office:value-type="float" office:value="-4.071575" calcext:value-type="float">
            <text:p>-4.071575</text:p>
          </table:table-cell>
          <table:table-cell office:value-type="string" calcext:value-type="string">
            <text:p>North Wales</text:p>
          </table:table-cell>
          <table:table-cell table:formula="of:=VLOOKUP([.E429];[group_links.$A$2:.$B$17];2;FALSE())" office:value-type="string" office:string-value="https://t.me/joinchat/tP6m0r9gNJJmOTM8" calcext:value-type="string">
            <text:p>https://t.me/joinchat/tP6m0r9gNJJmOTM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ton</text:p>
          </table:table-cell>
          <table:table-cell office:value-type="string" calcext:value-type="string">
            <text:p>South Devon</text:p>
          </table:table-cell>
          <table:table-cell office:value-type="float" office:value="50.69002" calcext:value-type="float">
            <text:p>50.69002</text:p>
          </table:table-cell>
          <table:table-cell office:value-type="float" office:value="-4.06627" calcext:value-type="float">
            <text:p>-4.06627</text:p>
          </table:table-cell>
          <table:table-cell office:value-type="string" calcext:value-type="string">
            <text:p>South West</text:p>
          </table:table-cell>
          <table:table-cell table:formula="of:=VLOOKUP([.E430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sdhgpc.org.uk/sites/sourton</text:p>
          </table:table-cell>
        </table:table-row>
        <table:table-row table:style-name="ro1">
          <table:table-cell office:value-type="string" calcext:value-type="string">
            <text:p>South Cerney</text:p>
          </table:table-cell>
          <table:table-cell office:value-type="string" calcext:value-type="string">
            <text:p>XClent</text:p>
          </table:table-cell>
          <table:table-cell office:value-type="float" office:value="51.68687" calcext:value-type="float">
            <text:p>51.68687</text:p>
          </table:table-cell>
          <table:table-cell office:value-type="float" office:value="-1.92145" calcext:value-type="float">
            <text:p>-1.92145</text:p>
          </table:table-cell>
          <table:table-cell office:value-type="string" calcext:value-type="string">
            <text:p>West</text:p>
          </table:table-cell>
          <table:table-cell table:formula="of:=VLOOKUP([.E43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bourne</text:p>
          </table:table-cell>
          <table:table-cell office:value-type="string" calcext:value-type="string">
            <text:p>Isle of Wight</text:p>
          </table:table-cell>
          <table:table-cell office:value-type="float" office:value="50.7215" calcext:value-type="float">
            <text:p>50.7215</text:p>
          </table:table-cell>
          <table:table-cell office:value-type="float" office:value="-1.8166" calcext:value-type="float">
            <text:p>-1.8166</text:p>
          </table:table-cell>
          <table:table-cell office:value-type="string" calcext:value-type="string">
            <text:p>West</text:p>
          </table:table-cell>
          <table:table-cell table:formula="of:=VLOOKUP([.E432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r Fell</text:p>
          </table:table-cell>
          <table:table-cell office:value-type="string" calcext:value-type="string">
            <text:p>Cumbria</text:p>
          </table:table-cell>
          <table:table-cell office:value-type="float" office:value="54.652675" calcext:value-type="float">
            <text:p>54.652675</text:p>
          </table:table-cell>
          <table:table-cell office:value-type="float" office:value="-2.998565" calcext:value-type="float">
            <text:p>-2.998565</text:p>
          </table:table-cell>
          <table:table-cell office:value-type="string" calcext:value-type="string">
            <text:p>Lakes</text:p>
          </table:table-cell>
          <table:table-cell table:formula="of:=VLOOKUP([.E433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SRF</text:p>
          </table:table-cell>
        </table:table-row>
        <table:table-row table:style-name="ro1">
          <table:table-cell office:value-type="string" calcext:value-type="string">
            <text:p>Sow Of Athol</text:p>
          </table:table-cell>
          <table:table-cell office:value-type="string" calcext:value-type="string">
            <text:p>SMPC</text:p>
          </table:table-cell>
          <table:table-cell office:value-type="float" office:value="56.83914" calcext:value-type="float">
            <text:p>56.83914</text:p>
          </table:table-cell>
          <table:table-cell office:value-type="float" office:value="-4.255375" calcext:value-type="float">
            <text:p>-4.255375</text:p>
          </table:table-cell>
          <table:table-cell office:value-type="string" calcext:value-type="string">
            <text:p>South Scotland &amp; Grampian</text:p>
          </table:table-cell>
          <table:table-cell table:formula="of:=VLOOKUP([.E43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on A Gharbh Choire Bhig</text:p>
          </table:table-cell>
          <table:table-cell office:value-type="string" calcext:value-type="string">
            <text:p>SMPC</text:p>
          </table:table-cell>
          <table:table-cell office:value-type="float" office:value="56.68805" calcext:value-type="float">
            <text:p>56.68805</text:p>
          </table:table-cell>
          <table:table-cell office:value-type="float" office:value="-5.39589" calcext:value-type="float">
            <text:p>-5.39589</text:p>
          </table:table-cell>
          <table:table-cell office:value-type="string" calcext:value-type="string">
            <text:p>South Scotland &amp; Grampian</text:p>
          </table:table-cell>
          <table:table-cell table:formula="of:=VLOOKUP([.E43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Bees</text:p>
          </table:table-cell>
          <table:table-cell office:value-type="string" calcext:value-type="string">
            <text:p>Cumbria</text:p>
          </table:table-cell>
          <table:table-cell office:value-type="float" office:value="54.512705" calcext:value-type="float">
            <text:p>54.512705</text:p>
          </table:table-cell>
          <table:table-cell office:value-type="float" office:value="-3.63922" calcext:value-type="float">
            <text:p>-3.63922</text:p>
          </table:table-cell>
          <table:table-cell office:value-type="string" calcext:value-type="string">
            <text:p>Lakes</text:p>
          </table:table-cell>
          <table:table-cell table:formula="of:=VLOOKUP([.E436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SBS</text:p>
          </table:table-cell>
        </table:table-row>
        <table:table-row table:style-name="ro1">
          <table:table-cell office:value-type="string" calcext:value-type="string">
            <text:p>St Cats</text:p>
          </table:table-cell>
          <table:table-cell office:value-type="string" calcext:value-type="string">
            <text:p>Isle of Wight</text:p>
          </table:table-cell>
          <table:table-cell office:value-type="float" office:value="50.5964" calcext:value-type="float">
            <text:p>50.5964</text:p>
          </table:table-cell>
          <table:table-cell office:value-type="float" office:value="-1.30578" calcext:value-type="float">
            <text:p>-1.30578</text:p>
          </table:table-cell>
          <table:table-cell office:value-type="string" calcext:value-type="string">
            <text:p>Isle of Wight</text:p>
          </table:table-cell>
          <table:table-cell table:formula="of:=VLOOKUP([.E437];[group_links.$A$2:.$B$17];2;FALSE())" office:value-type="string" office:string-value="https://t.me/joinchat/tSmGEGKwsGpkMTg0" calcext:value-type="string">
            <text:p>https://t.me/joinchat/tSmGEGKwsGpkM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Aldhelms</text:p>
          </table:table-cell>
          <table:table-cell office:value-type="string" calcext:value-type="string">
            <text:p>Wessex</text:p>
          </table:table-cell>
          <table:table-cell office:value-type="float" office:value="50.59287" calcext:value-type="float">
            <text:p>50.59287</text:p>
          </table:table-cell>
          <table:table-cell office:value-type="float" office:value="-2.05952" calcext:value-type="float">
            <text:p>-2.05952</text:p>
          </table:table-cell>
          <table:table-cell office:value-type="string" calcext:value-type="string">
            <text:p>West</text:p>
          </table:table-cell>
          <table:table-cell table:formula="of:=VLOOKUP([.E43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Bees</text:p>
          </table:table-cell>
          <table:table-cell office:value-type="string" calcext:value-type="string">
            <text:p>Cumbria</text:p>
          </table:table-cell>
          <table:table-cell office:value-type="float" office:value="54.489875" calcext:value-type="float">
            <text:p>54.489875</text:p>
          </table:table-cell>
          <table:table-cell office:value-type="float" office:value="-3.61055" calcext:value-type="float">
            <text:p>-3.61055</text:p>
          </table:table-cell>
          <table:table-cell office:value-type="string" calcext:value-type="string">
            <text:p>Lakes</text:p>
          </table:table-cell>
          <table:table-cell table:formula="of:=VLOOKUP([.E439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gs Fell</text:p>
          </table:table-cell>
          <table:table-cell office:value-type="string" calcext:value-type="string">
            <text:p>Dales</text:p>
          </table:table-cell>
          <table:table-cell office:value-type="float" office:value="54.3266" calcext:value-type="float">
            <text:p>54.3266</text:p>
          </table:table-cell>
          <table:table-cell office:value-type="float" office:value="-2.19745" calcext:value-type="float">
            <text:p>-2.19745</text:p>
          </table:table-cell>
          <table:table-cell office:value-type="string" calcext:value-type="string">
            <text:p>Pennines &amp; Dales</text:p>
          </table:table-cell>
          <table:table-cell table:formula="of:=VLOOKUP([.E440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stags-fell</text:p>
          </table:table-cell>
        </table:table-row>
        <table:table-row table:style-name="ro1">
          <table:table-cell office:value-type="string" calcext:value-type="string">
            <text:p>Stanage</text:p>
          </table:table-cell>
          <table:table-cell office:value-type="string" calcext:value-type="string">
            <text:p>Derbyshire</text:p>
          </table:table-cell>
          <table:table-cell office:value-type="float" office:value="53.34632" calcext:value-type="float">
            <text:p>53.34632</text:p>
          </table:table-cell>
          <table:table-cell office:value-type="float" office:value="-1.63178" calcext:value-type="float">
            <text:p>-1.63178</text:p>
          </table:table-cell>
          <table:table-cell office:value-type="string" calcext:value-type="string">
            <text:p>Central</text:p>
          </table:table-cell>
          <table:table-cell table:formula="of:=VLOOKUP([.E441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stanage</text:p>
          </table:table-cell>
        </table:table-row>
        <table:table-row table:style-name="ro1">
          <table:table-cell office:value-type="string" calcext:value-type="string">
            <text:p>Standon Hill</text:p>
          </table:table-cell>
          <table:table-cell office:value-type="string" calcext:value-type="string">
            <text:p>South Devon</text:p>
          </table:table-cell>
          <table:table-cell office:value-type="float" office:value="50.612875" calcext:value-type="float">
            <text:p>50.612875</text:p>
          </table:table-cell>
          <table:table-cell office:value-type="float" office:value="-4.04571" calcext:value-type="float">
            <text:p>-4.04571</text:p>
          </table:table-cell>
          <table:table-cell office:value-type="string" calcext:value-type="string">
            <text:p>South West</text:p>
          </table:table-cell>
          <table:table-cell table:formula="of:=VLOOKUP([.E442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odley Pike</text:p>
          </table:table-cell>
          <table:table-cell office:value-type="string" calcext:value-type="string">
            <text:p>Pennine</text:p>
          </table:table-cell>
          <table:table-cell office:value-type="float" office:value="53.71378" calcext:value-type="float">
            <text:p>53.71378</text:p>
          </table:table-cell>
          <table:table-cell office:value-type="float" office:value="-2.04317" calcext:value-type="float">
            <text:p>-2.04317</text:p>
          </table:table-cell>
          <table:table-cell office:value-type="string" calcext:value-type="string">
            <text:p>Pennines &amp; Dales</text:p>
          </table:table-cell>
          <table:table-cell table:formula="of:=VLOOKUP([.E443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h Rusdale</text:p>
          </table:table-cell>
          <table:table-cell office:value-type="string" calcext:value-type="string">
            <text:p>Highland</text:p>
          </table:table-cell>
          <table:table-cell office:value-type="float" office:value="57.768515" calcext:value-type="float">
            <text:p>57.768515</text:p>
          </table:table-cell>
          <table:table-cell office:value-type="float" office:value="-4.37814" calcext:value-type="float">
            <text:p>-4.37814</text:p>
          </table:table-cell>
          <table:table-cell office:value-type="string" calcext:value-type="string">
            <text:p>Highlands</text:p>
          </table:table-cell>
          <table:table-cell table:formula="of:=VLOOKUP([.E444];[group_links.$A$2:.$B$17];2;FALSE())" office:value-type="string" office:string-value="https://t.me/joinchat/gx0JDL-JdONiMGZk" calcext:value-type="string">
            <text:p>https://t.me/joinchat/gx0JDL-JdONiMG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hyre</text:p>
          </table:table-cell>
          <table:table-cell office:value-type="string" calcext:value-type="string">
            <text:p>SMPC</text:p>
          </table:table-cell>
          <table:table-cell office:value-type="float" office:value="56.3259" calcext:value-type="float">
            <text:p>56.3259</text:p>
          </table:table-cell>
          <table:table-cell office:value-type="float" office:value="-4.29433" calcext:value-type="float">
            <text:p>-4.29433</text:p>
          </table:table-cell>
          <table:table-cell office:value-type="string" calcext:value-type="string">
            <text:p>South Scotland &amp; Grampian</text:p>
          </table:table-cell>
          <table:table-cell table:formula="of:=VLOOKUP([.E44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end</text:p>
          </table:table-cell>
          <table:table-cell office:value-type="string" calcext:value-type="string">
            <text:p>LLSC</text:p>
          </table:table-cell>
          <table:table-cell office:value-type="float" office:value="56.07711" calcext:value-type="float">
            <text:p>56.07711</text:p>
          </table:table-cell>
          <table:table-cell office:value-type="float" office:value="-4.20669" calcext:value-type="float">
            <text:p>-4.20669</text:p>
          </table:table-cell>
          <table:table-cell office:value-type="string" calcext:value-type="string">
            <text:p>South Scotland &amp; Grampian</text:p>
          </table:table-cell>
          <table:table-cell table:formula="of:=VLOOKUP([.E44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ddick</text:p>
          </table:table-cell>
          <table:table-cell office:value-type="string" calcext:value-type="string">
            <text:p>South Devon</text:p>
          </table:table-cell>
          <table:table-cell office:value-type="float" office:value="50.366" calcext:value-type="float">
            <text:p>50.366</text:p>
          </table:table-cell>
          <table:table-cell office:value-type="float" office:value="-4.40427" calcext:value-type="float">
            <text:p>-4.40427</text:p>
          </table:table-cell>
          <table:table-cell office:value-type="string" calcext:value-type="string">
            <text:p>South West</text:p>
          </table:table-cell>
          <table:table-cell table:formula="of:=VLOOKUP([.E447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gar Hill</text:p>
          </table:table-cell>
          <table:table-cell office:value-type="string" calcext:value-type="string">
            <text:p>Thames Valley</text:p>
          </table:table-cell>
          <table:table-cell office:value-type="float" office:value="51.50662" calcext:value-type="float">
            <text:p>51.50662</text:p>
          </table:table-cell>
          <table:table-cell office:value-type="float" office:value="-1.65892" calcext:value-type="float">
            <text:p>-1.65892</text:p>
          </table:table-cell>
          <table:table-cell office:value-type="string" calcext:value-type="string">
            <text:p>West</text:p>
          </table:table-cell>
          <table:table-cell table:formula="of:=VLOOKUP([.E44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sugar-hill</text:p>
          </table:table-cell>
        </table:table-row>
        <table:table-row table:style-name="ro1">
          <table:table-cell office:value-type="string" calcext:value-type="string">
            <text:p>Sugar Loaf</text:p>
          </table:table-cell>
          <table:table-cell office:value-type="string" calcext:value-type="string">
            <text:p>SE Wales</text:p>
          </table:table-cell>
          <table:table-cell office:value-type="float" office:value="51.84308" calcext:value-type="float">
            <text:p>51.84308</text:p>
          </table:table-cell>
          <table:table-cell office:value-type="float" office:value="-3.05893" calcext:value-type="float">
            <text:p>-3.05893</text:p>
          </table:table-cell>
          <table:table-cell office:value-type="string" calcext:value-type="string">
            <text:p>South Wales</text:p>
          </table:table-cell>
          <table:table-cell table:formula="of:=VLOOKUP([.E449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dhe Fhearghas</text:p>
          </table:table-cell>
          <table:table-cell office:value-type="string" calcext:value-type="string">
            <text:p>LLSC</text:p>
          </table:table-cell>
          <table:table-cell office:value-type="float" office:value="55.660675" calcext:value-type="float">
            <text:p>55.660675</text:p>
          </table:table-cell>
          <table:table-cell office:value-type="float" office:value="-5.19681" calcext:value-type="float">
            <text:p>-5.19681</text:p>
          </table:table-cell>
          <table:table-cell office:value-type="string" calcext:value-type="string">
            <text:p>South Scotland &amp; Grampian</text:p>
          </table:table-cell>
          <table:table-cell table:formula="of:=VLOOKUP([.E45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lowcliffe</text:p>
          </table:table-cell>
          <table:table-cell office:value-type="string" calcext:value-type="string">
            <text:p>Wessex</text:p>
          </table:table-cell>
          <table:table-cell office:value-type="float" office:value="51.03013" calcext:value-type="float">
            <text:p>51.03013</text:p>
          </table:table-cell>
          <table:table-cell office:value-type="float" office:value="-2.03677" calcext:value-type="float">
            <text:p>-2.03677</text:p>
          </table:table-cell>
          <table:table-cell office:value-type="string" calcext:value-type="string">
            <text:p>West</text:p>
          </table:table-cell>
          <table:table-cell table:formula="of:=VLOOKUP([.E45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rth Fell</text:p>
          </table:table-cell>
          <table:table-cell office:value-type="string" calcext:value-type="string">
            <text:p>Dales</text:p>
          </table:table-cell>
          <table:table-cell office:value-type="float" office:value="54.36477" calcext:value-type="float">
            <text:p>54.36477</text:p>
          </table:table-cell>
          <table:table-cell office:value-type="float" office:value="-2.37548" calcext:value-type="float">
            <text:p>-2.37548</text:p>
          </table:table-cell>
          <table:table-cell office:value-type="string" calcext:value-type="string">
            <text:p>Pennines &amp; Dales</text:p>
          </table:table-cell>
          <table:table-cell table:formula="of:=VLOOKUP([.E45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dale</text:p>
          </table:table-cell>
          <table:table-cell office:value-type="string" calcext:value-type="string">
            <text:p>Cumbria</text:p>
          </table:table-cell>
          <table:table-cell office:value-type="float" office:value="54.544775" calcext:value-type="float">
            <text:p>54.544775</text:p>
          </table:table-cell>
          <table:table-cell office:value-type="float" office:value="-3.029695" calcext:value-type="float">
            <text:p>-3.029695</text:p>
          </table:table-cell>
          <table:table-cell office:value-type="string" calcext:value-type="string">
            <text:p>Lakes</text:p>
          </table:table-cell>
          <table:table-cell table:formula="of:=VLOOKUP([.E453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side</text:p>
          </table:table-cell>
          <table:table-cell office:value-type="string" calcext:value-type="string">
            <text:p>Cumbria</text:p>
          </table:table-cell>
          <table:table-cell office:value-type="float" office:value="54.60806" calcext:value-type="float">
            <text:p>54.60806</text:p>
          </table:table-cell>
          <table:table-cell office:value-type="float" office:value="-3.281725" calcext:value-type="float">
            <text:p>-3.281725</text:p>
          </table:table-cell>
          <table:table-cell office:value-type="string" calcext:value-type="string">
            <text:p>Lakes</text:p>
          </table:table-cell>
          <table:table-cell table:formula="of:=VLOOKUP([.E454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SWS</text:p>
          </table:table-cell>
        </table:table-row>
        <table:table-row table:style-name="ro1">
          <table:table-cell office:value-type="string" calcext:value-type="string">
            <text:p>Tailbridge</text:p>
          </table:table-cell>
          <table:table-cell office:value-type="string" calcext:value-type="string">
            <text:p>Dales</text:p>
          </table:table-cell>
          <table:table-cell office:value-type="float" office:value="54.438585" calcext:value-type="float">
            <text:p>54.438585</text:p>
          </table:table-cell>
          <table:table-cell office:value-type="float" office:value="-2.304225" calcext:value-type="float">
            <text:p>-2.304225</text:p>
          </table:table-cell>
          <table:table-cell office:value-type="string" calcext:value-type="string">
            <text:p>Pennines &amp; Dales</text:p>
          </table:table-cell>
          <table:table-cell table:formula="of:=VLOOKUP([.E45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tailbridge</text:p>
          </table:table-cell>
        </table:table-row>
        <table:table-row table:style-name="ro1">
          <table:table-cell office:value-type="string" calcext:value-type="string">
            <text:p>Talybont</text:p>
          </table:table-cell>
          <table:table-cell office:value-type="string" calcext:value-type="string">
            <text:p>SW Wales</text:p>
          </table:table-cell>
          <table:table-cell office:value-type="float" office:value="51.86419" calcext:value-type="float">
            <text:p>51.86419</text:p>
          </table:table-cell>
          <table:table-cell office:value-type="float" office:value="-3.35693" calcext:value-type="float">
            <text:p>-3.35693</text:p>
          </table:table-cell>
          <table:table-cell office:value-type="string" calcext:value-type="string">
            <text:p>South Wales</text:p>
          </table:table-cell>
          <table:table-cell table:formula="of:=VLOOKUP([.E456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machan</text:p>
          </table:table-cell>
          <table:table-cell office:value-type="string" calcext:value-type="string">
            <text:p>SMPC</text:p>
          </table:table-cell>
          <table:table-cell office:value-type="float" office:value="56.51268" calcext:value-type="float">
            <text:p>56.51268</text:p>
          </table:table-cell>
          <table:table-cell office:value-type="float" office:value="-4.292435" calcext:value-type="float">
            <text:p>-4.292435</text:p>
          </table:table-cell>
          <table:table-cell office:value-type="string" calcext:value-type="string">
            <text:p>South Scotland &amp; Grampian</text:p>
          </table:table-cell>
          <table:table-cell table:formula="of:=VLOOKUP([.E457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graph Hill</text:p>
          </table:table-cell>
          <table:table-cell office:value-type="string" calcext:value-type="string">
            <text:p>Wessex</text:p>
          </table:table-cell>
          <table:table-cell office:value-type="float" office:value="50.84407" calcext:value-type="float">
            <text:p>50.84407</text:p>
          </table:table-cell>
          <table:table-cell office:value-type="float" office:value="-2.5102" calcext:value-type="float">
            <text:p>-2.5102</text:p>
          </table:table-cell>
          <table:table-cell office:value-type="string" calcext:value-type="string">
            <text:p>West</text:p>
          </table:table-cell>
          <table:table-cell table:formula="of:=VLOOKUP([.E458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lkeld Knotts</text:p>
          </table:table-cell>
          <table:table-cell office:value-type="string" calcext:value-type="string">
            <text:p>Cumbria</text:p>
          </table:table-cell>
          <table:table-cell office:value-type="float" office:value="54.59718" calcext:value-type="float">
            <text:p>54.59718</text:p>
          </table:table-cell>
          <table:table-cell office:value-type="float" office:value="-3.04247" calcext:value-type="float">
            <text:p>-3.04247</text:p>
          </table:table-cell>
          <table:table-cell office:value-type="string" calcext:value-type="string">
            <text:p>Lakes</text:p>
          </table:table-cell>
          <table:table-cell table:formula="of:=VLOOKUP([.E459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ndergay</text:p>
          </table:table-cell>
          <table:table-cell office:value-type="string" calcext:value-type="string">
            <text:p>SMPC</text:p>
          </table:table-cell>
          <table:table-cell office:value-type="float" office:value="55.65658" calcext:value-type="float">
            <text:p>55.65658</text:p>
          </table:table-cell>
          <table:table-cell office:value-type="float" office:value="-5.3462" calcext:value-type="float">
            <text:p>-5.3462</text:p>
          </table:table-cell>
          <table:table-cell office:value-type="string" calcext:value-type="string">
            <text:p>South Scotland &amp; Grampian</text:p>
          </table:table-cell>
          <table:table-cell table:formula="of:=VLOOKUP([.E46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nham</text:p>
          </table:table-cell>
          <table:table-cell office:value-type="string" calcext:value-type="string">
            <text:p>Dover</text:p>
          </table:table-cell>
          <table:table-cell office:value-type="float" office:value="51.29471" calcext:value-type="float">
            <text:p>51.29471</text:p>
          </table:table-cell>
          <table:table-cell office:value-type="float" office:value="0.588415" calcext:value-type="float">
            <text:p>0.588415</text:p>
          </table:table-cell>
          <table:table-cell office:value-type="string" calcext:value-type="string">
            <text:p>South East</text:p>
          </table:table-cell>
          <table:table-cell table:formula="of:=VLOOKUP([.E461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www.dfhgc.org/sites/thurnham</text:p>
          </table:table-cell>
        </table:table-row>
        <table:table-row table:style-name="ro1">
          <table:table-cell office:value-type="string" calcext:value-type="string">
            <text:p>Tinto</text:p>
          </table:table-cell>
          <table:table-cell office:value-type="string" calcext:value-type="string">
            <text:p>LLSC</text:p>
          </table:table-cell>
          <table:table-cell office:value-type="float" office:value="55.59112" calcext:value-type="float">
            <text:p>55.59112</text:p>
          </table:table-cell>
          <table:table-cell office:value-type="float" office:value="-3.701085" calcext:value-type="float">
            <text:p>-3.701085</text:p>
          </table:table-cell>
          <table:table-cell office:value-type="string" calcext:value-type="string">
            <text:p>Borders</text:p>
          </table:table-cell>
          <table:table-cell table:formula="of:=VLOOKUP([.E462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to East</text:p>
          </table:table-cell>
          <table:table-cell office:value-type="string" calcext:value-type="string">
            <text:p>LLSC</text:p>
          </table:table-cell>
          <table:table-cell office:value-type="float" office:value="55.60432" calcext:value-type="float">
            <text:p>55.60432</text:p>
          </table:table-cell>
          <table:table-cell office:value-type="float" office:value="-3.65757" calcext:value-type="float">
            <text:p>-3.65757</text:p>
          </table:table-cell>
          <table:table-cell office:value-type="string" calcext:value-type="string">
            <text:p>Borders</text:p>
          </table:table-cell>
          <table:table-cell table:formula="of:=VLOOKUP([.E463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 Scar</text:p>
          </table:table-cell>
          <table:table-cell office:value-type="string" calcext:value-type="string">
            <text:p>Dales</text:p>
          </table:table-cell>
          <table:table-cell office:value-type="float" office:value="54.1746" calcext:value-type="float">
            <text:p>54.1746</text:p>
          </table:table-cell>
          <table:table-cell office:value-type="float" office:value="-2.480905" calcext:value-type="float">
            <text:p>-2.480905</text:p>
          </table:table-cell>
          <table:table-cell office:value-type="string" calcext:value-type="string">
            <text:p>Pennines &amp; Dales</text:p>
          </table:table-cell>
          <table:table-cell table:formula="of:=VLOOKUP([.E464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Active Edge school site</text:p>
          </table:table-cell>
          <table:table-cell/>
        </table:table-row>
        <table:table-row table:style-name="ro1">
          <table:table-cell office:value-type="string" calcext:value-type="string">
            <text:p>Tops Of Fichell</text:p>
          </table:table-cell>
          <table:table-cell office:value-type="string" calcext:value-type="string">
            <text:p>Aberdeen</text:p>
          </table:table-cell>
          <table:table-cell office:value-type="float" office:value="56.79968" calcext:value-type="float">
            <text:p>56.79968</text:p>
          </table:table-cell>
          <table:table-cell office:value-type="float" office:value="-3.01902" calcext:value-type="float">
            <text:p>-3.01902</text:p>
          </table:table-cell>
          <table:table-cell office:value-type="string" calcext:value-type="string">
            <text:p>South Scotland &amp; Grampian</text:p>
          </table:table-cell>
          <table:table-cell table:formula="of:=VLOOKUP([.E465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k Cliff</text:p>
          </table:table-cell>
          <table:table-cell office:value-type="string" calcext:value-type="string">
            <text:p>Derbyshire</text:p>
          </table:table-cell>
          <table:table-cell office:value-type="float" office:value="53.34285" calcext:value-type="float">
            <text:p>53.34285</text:p>
          </table:table-cell>
          <table:table-cell office:value-type="float" office:value="-1.79862" calcext:value-type="float">
            <text:p>-1.79862</text:p>
          </table:table-cell>
          <table:table-cell office:value-type="string" calcext:value-type="string">
            <text:p>Central</text:p>
          </table:table-cell>
          <table:table-cell table:formula="of:=VLOOKUP([.E466];[group_links.$A$2:.$B$17];2;FALSE())" office:value-type="string" office:string-value="https://t.me/joinchat/5iHr6hnc-gI4MDg0" calcext:value-type="string">
            <text:p>https://t.me/joinchat/5iHr6hnc-gI4MDg0</text:p>
          </table:table-cell>
          <table:table-cell table:number-columns-repeated="2"/>
          <table:table-cell office:value-type="string" calcext:value-type="string">
            <text:p>https://derbyshiresoaringclub.org.uk/site-guide/treak-cliff</text:p>
          </table:table-cell>
        </table:table-row>
        <table:table-row table:style-name="ro1">
          <table:table-cell office:value-type="string" calcext:value-type="string">
            <text:p>Tremmaen</text:p>
          </table:table-cell>
          <table:table-cell office:value-type="string" calcext:value-type="string">
            <text:p>Joint Services</text:p>
          </table:table-cell>
          <table:table-cell office:value-type="float" office:value="52.163375" calcext:value-type="float">
            <text:p>52.163375</text:p>
          </table:table-cell>
          <table:table-cell office:value-type="float" office:value="-3.340835" calcext:value-type="float">
            <text:p>-3.340835</text:p>
          </table:table-cell>
          <table:table-cell office:value-type="string" calcext:value-type="string">
            <text:p>South Wales</text:p>
          </table:table-cell>
          <table:table-cell table:formula="of:=VLOOKUP([.E467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ntishoe</text:p>
          </table:table-cell>
          <table:table-cell office:value-type="string" calcext:value-type="string">
            <text:p>North Devon</text:p>
          </table:table-cell>
          <table:table-cell office:value-type="float" office:value="51.21494" calcext:value-type="float">
            <text:p>51.21494</text:p>
          </table:table-cell>
          <table:table-cell office:value-type="float" office:value="-3.96708" calcext:value-type="float">
            <text:p>-3.96708</text:p>
          </table:table-cell>
          <table:table-cell office:value-type="string" calcext:value-type="string">
            <text:p>South West</text:p>
          </table:table-cell>
          <table:table-cell table:formula="of:=VLOOKUP([.E468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ndhpc.co.uk/sites_guide/trentishoe</text:p>
          </table:table-cell>
        </table:table-row>
        <table:table-row table:style-name="ro1">
          <table:table-cell office:value-type="string" calcext:value-type="string">
            <text:p>Tresparret</text:p>
          </table:table-cell>
          <table:table-cell office:value-type="string" calcext:value-type="string">
            <text:p>South Devon</text:p>
          </table:table-cell>
          <table:table-cell office:value-type="float" office:value="50.71204" calcext:value-type="float">
            <text:p>50.71204</text:p>
          </table:table-cell>
          <table:table-cell office:value-type="float" office:value="-4.65161" calcext:value-type="float">
            <text:p>-4.65161</text:p>
          </table:table-cell>
          <table:table-cell office:value-type="string" calcext:value-type="string">
            <text:p>South West</text:p>
          </table:table-cell>
          <table:table-cell table:formula="of:=VLOOKUP([.E469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scombe</text:p>
          </table:table-cell>
          <table:table-cell office:value-type="string" calcext:value-type="string">
            <text:p>Condors</text:p>
          </table:table-cell>
          <table:table-cell office:value-type="float" office:value="51.10595" calcext:value-type="float">
            <text:p>51.10595</text:p>
          </table:table-cell>
          <table:table-cell office:value-type="float" office:value="-3.19767" calcext:value-type="float">
            <text:p>-3.19767</text:p>
          </table:table-cell>
          <table:table-cell office:value-type="string" calcext:value-type="string">
            <text:p>South West</text:p>
          </table:table-cell>
          <table:table-cell table:formula="of:=VLOOKUP([.E470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tbeck</text:p>
          </table:table-cell>
          <table:table-cell office:value-type="string" calcext:value-type="string">
            <text:p>Cumbria</text:p>
          </table:table-cell>
          <table:table-cell office:value-type="float" office:value="54.420885" calcext:value-type="float">
            <text:p>54.420885</text:p>
          </table:table-cell>
          <table:table-cell office:value-type="float" office:value="-2.887085" calcext:value-type="float">
            <text:p>-2.887085</text:p>
          </table:table-cell>
          <table:table-cell office:value-type="string" calcext:value-type="string">
            <text:p>Lakes</text:p>
          </table:table-cell>
          <table:table-cell table:formula="of:=VLOOKUP([.E47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TBK</text:p>
          </table:table-cell>
        </table:table-row>
        <table:table-row table:style-name="ro1">
          <table:table-cell office:value-type="string" calcext:value-type="string">
            <text:p>Tudhope Hill</text:p>
          </table:table-cell>
          <table:table-cell office:value-type="string" calcext:value-type="string">
            <text:p>Northumbria</text:p>
          </table:table-cell>
          <table:table-cell office:value-type="float" office:value="55.280345" calcext:value-type="float">
            <text:p>55.280345</text:p>
          </table:table-cell>
          <table:table-cell office:value-type="float" office:value="-2.895935" calcext:value-type="float">
            <text:p>-2.895935</text:p>
          </table:table-cell>
          <table:table-cell office:value-type="string" calcext:value-type="string">
            <text:p>Borders</text:p>
          </table:table-cell>
          <table:table-cell table:formula="of:=VLOOKUP([.E472];[group_links.$A$2:.$B$17];2;FALSE())" office:value-type="string" office:string-value="https://t.me/joinchat/gQNkjnuA51IwOTg0" calcext:value-type="string">
            <text:p>https://t.me/joinchat/gQNkjnuA51IwOT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ley</text:p>
          </table:table-cell>
          <table:table-cell office:value-type="string" calcext:value-type="string">
            <text:p>Gap</text:p>
          </table:table-cell>
          <table:table-cell office:value-type="float" office:value="51.31175" calcext:value-type="float">
            <text:p>51.31175</text:p>
          </table:table-cell>
          <table:table-cell office:value-type="float" office:value="-2.67549" calcext:value-type="float">
            <text:p>-2.67549</text:p>
          </table:table-cell>
          <table:table-cell office:value-type="string" calcext:value-type="string">
            <text:p>West</text:p>
          </table:table-cell>
          <table:table-cell table:formula="of:=VLOOKUP([.E473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Uffington</text:p>
          </table:table-cell>
          <table:table-cell office:value-type="string" calcext:value-type="string">
            <text:p>Thames Valley</text:p>
          </table:table-cell>
          <table:table-cell office:value-type="float" office:value="51.57718" calcext:value-type="float">
            <text:p>51.57718</text:p>
          </table:table-cell>
          <table:table-cell office:value-type="float" office:value="-1.567135" calcext:value-type="float">
            <text:p>-1.567135</text:p>
          </table:table-cell>
          <table:table-cell office:value-type="string" calcext:value-type="string">
            <text:p>West</text:p>
          </table:table-cell>
          <table:table-cell table:formula="of:=VLOOKUP([.E474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s://www.tvhgc.co.uk/uffington-white-horse</text:p>
          </table:table-cell>
        </table:table-row>
        <table:table-row table:style-name="ro1">
          <table:table-cell office:value-type="string" calcext:value-type="string">
            <text:p>Ullock</text:p>
          </table:table-cell>
          <table:table-cell office:value-type="string" calcext:value-type="string">
            <text:p>Cumbria</text:p>
          </table:table-cell>
          <table:table-cell office:value-type="float" office:value="54.66175" calcext:value-type="float">
            <text:p>54.66175</text:p>
          </table:table-cell>
          <table:table-cell office:value-type="float" office:value="-3.17945" calcext:value-type="float">
            <text:p>-3.17945</text:p>
          </table:table-cell>
          <table:table-cell office:value-type="string" calcext:value-type="string">
            <text:p>Lakes</text:p>
          </table:table-cell>
          <table:table-cell table:formula="of:=VLOOKUP([.E475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ULP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E Wales</text:p>
          </table:table-cell>
          <table:table-cell office:value-type="float" office:value="51.80427" calcext:value-type="float">
            <text:p>51.80427</text:p>
          </table:table-cell>
          <table:table-cell office:value-type="float" office:value="-2.99565" calcext:value-type="float">
            <text:p>-2.99565</text:p>
          </table:table-cell>
          <table:table-cell office:value-type="string" calcext:value-type="string">
            <text:p>South Wales</text:p>
          </table:table-cell>
          <table:table-cell table:formula="of:=VLOOKUP([.E476];[group_links.$A$2:.$B$17];2;FALSE())" office:value-type="string" office:string-value="https://t.me/joinchat/ksosguoLjyI0ZGFk" calcext:value-type="string">
            <text:p>https://t.me/joinchat/ksosguoLjyI0ZG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a</text:p>
          </table:table-cell>
          <table:table-cell office:value-type="string" calcext:value-type="string">
            <text:p>Cumbria</text:p>
          </table:table-cell>
          <table:table-cell office:value-type="float" office:value="54.58312" calcext:value-type="float">
            <text:p>54.58312</text:p>
          </table:table-cell>
          <table:table-cell office:value-type="float" office:value="-3.118915" calcext:value-type="float">
            <text:p>-3.118915</text:p>
          </table:table-cell>
          <table:table-cell office:value-type="string" calcext:value-type="string">
            <text:p>Lakes</text:p>
          </table:table-cell>
          <table:table-cell table:formula="of:=VLOOKUP([.E477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WAC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Dover</text:p>
          </table:table-cell>
          <table:table-cell office:value-type="float" office:value="51.1016" calcext:value-type="float">
            <text:p>51.1016</text:p>
          </table:table-cell>
          <table:table-cell office:value-type="float" office:value="1.22615" calcext:value-type="float">
            <text:p>1.22615</text:p>
          </table:table-cell>
          <table:table-cell office:value-type="string" calcext:value-type="string">
            <text:p>South East</text:p>
          </table:table-cell>
          <table:table-cell table:formula="of:=VLOOKUP([.E478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s://www.dfhgc.org/sites/warren</text:p>
          </table:table-cell>
        </table:table-row>
        <table:table-row table:style-name="ro1">
          <table:table-cell office:value-type="string" calcext:value-type="string">
            <text:p>Wasdale Screes</text:p>
          </table:table-cell>
          <table:table-cell office:value-type="string" calcext:value-type="string">
            <text:p>Cumbria</text:p>
          </table:table-cell>
          <table:table-cell office:value-type="float" office:value="54.417075" calcext:value-type="float">
            <text:p>54.417075</text:p>
          </table:table-cell>
          <table:table-cell office:value-type="float" office:value="-3.31664" calcext:value-type="float">
            <text:p>-3.31664</text:p>
          </table:table-cell>
          <table:table-cell office:value-type="string" calcext:value-type="string">
            <text:p>Lakes</text:p>
          </table:table-cell>
          <table:table-cell table:formula="of:=VLOOKUP([.E479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Lomand</text:p>
          </table:table-cell>
          <table:table-cell office:value-type="string" calcext:value-type="string">
            <text:p>LLSC</text:p>
          </table:table-cell>
          <table:table-cell office:value-type="float" office:value="56.24695" calcext:value-type="float">
            <text:p>56.24695</text:p>
          </table:table-cell>
          <table:table-cell office:value-type="float" office:value="-3.30207" calcext:value-type="float">
            <text:p>-3.30207</text:p>
          </table:table-cell>
          <table:table-cell office:value-type="string" calcext:value-type="string">
            <text:p>South Scotland &amp; Grampian</text:p>
          </table:table-cell>
          <table:table-cell table:formula="of:=VLOOKUP([.E480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bury</text:p>
          </table:table-cell>
          <table:table-cell office:value-type="string" calcext:value-type="string">
            <text:p>Gap</text:p>
          </table:table-cell>
          <table:table-cell office:value-type="float" office:value="51.2626" calcext:value-type="float">
            <text:p>51.2626</text:p>
          </table:table-cell>
          <table:table-cell office:value-type="float" office:value="-2.14746" calcext:value-type="float">
            <text:p>-2.14746</text:p>
          </table:table-cell>
          <table:table-cell office:value-type="string" calcext:value-type="string">
            <text:p>West</text:p>
          </table:table-cell>
          <table:table-cell table:formula="of:=VLOOKUP([.E481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Westward Ho!</text:p>
          </table:table-cell>
          <table:table-cell office:value-type="string" calcext:value-type="string">
            <text:p>North Devon</text:p>
          </table:table-cell>
          <table:table-cell office:value-type="float" office:value="51.035975" calcext:value-type="float">
            <text:p>51.035975</text:p>
          </table:table-cell>
          <table:table-cell office:value-type="float" office:value="-4.25735" calcext:value-type="float">
            <text:p>-4.25735</text:p>
          </table:table-cell>
          <table:table-cell office:value-type="string" calcext:value-type="string">
            <text:p>South West</text:p>
          </table:table-cell>
          <table:table-cell table:formula="of:=VLOOKUP([.E482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ndhpc.co.uk/sites_guide/cornborough</text:p>
          </table:table-cell>
        </table:table-row>
        <table:table-row table:style-name="ro1">
          <table:table-cell office:value-type="string" calcext:value-type="string">
            <text:p>Wether Fell</text:p>
          </table:table-cell>
          <table:table-cell office:value-type="string" calcext:value-type="string">
            <text:p>Dales</text:p>
          </table:table-cell>
          <table:table-cell office:value-type="float" office:value="54.27013" calcext:value-type="float">
            <text:p>54.27013</text:p>
          </table:table-cell>
          <table:table-cell office:value-type="float" office:value="-2.20558" calcext:value-type="float">
            <text:p>-2.20558</text:p>
          </table:table-cell>
          <table:table-cell office:value-type="string" calcext:value-type="string">
            <text:p>Pennines &amp; Dales</text:p>
          </table:table-cell>
          <table:table-cell table:formula="of:=VLOOKUP([.E483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wether-fell</text:p>
          </table:table-cell>
        </table:table-row>
        <table:table-row table:style-name="ro1">
          <table:table-cell office:value-type="string" calcext:value-type="string">
            <text:p>Weybourne</text:p>
          </table:table-cell>
          <table:table-cell office:value-type="string" calcext:value-type="string">
            <text:p>Rutland</text:p>
          </table:table-cell>
          <table:table-cell office:value-type="float" office:value="52.948605" calcext:value-type="float">
            <text:p>52.948605</text:p>
          </table:table-cell>
          <table:table-cell office:value-type="float" office:value="1.14494" calcext:value-type="float">
            <text:p>1.14494</text:p>
          </table:table-cell>
          <table:table-cell office:value-type="string" calcext:value-type="string">
            <text:p>East</text:p>
          </table:table-cell>
          <table:table-cell table:formula="of:=VLOOKUP([.E484];[group_links.$A$2:.$B$17];2;FALSE())" office:value-type="string" office:string-value="https://t.me/joinchat/1oNELt0BqesxNjJk" calcext:value-type="string">
            <text:p>https://t.me/joinchat/1oNELt0BqesxNj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rnside</text:p>
          </table:table-cell>
          <table:table-cell office:value-type="string" calcext:value-type="string">
            <text:p>Dales</text:p>
          </table:table-cell>
          <table:table-cell office:value-type="float" office:value="54.207335" calcext:value-type="float">
            <text:p>54.207335</text:p>
          </table:table-cell>
          <table:table-cell office:value-type="float" office:value="-2.41976" calcext:value-type="float">
            <text:p>-2.41976</text:p>
          </table:table-cell>
          <table:table-cell office:value-type="string" calcext:value-type="string">
            <text:p>Pennines &amp; Dales</text:p>
          </table:table-cell>
          <table:table-cell table:formula="of:=VLOOKUP([.E48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s://www.dhpc.org.uk/site-guide/whernside</text:p>
          </table:table-cell>
        </table:table-row>
        <table:table-row table:style-name="ro1">
          <table:table-cell office:value-type="string" calcext:value-type="string">
            <text:p>White Corries</text:p>
          </table:table-cell>
          <table:table-cell office:value-type="string" calcext:value-type="string">
            <text:p>SMPC</text:p>
          </table:table-cell>
          <table:table-cell office:value-type="float" office:value="56.62787" calcext:value-type="float">
            <text:p>56.62787</text:p>
          </table:table-cell>
          <table:table-cell office:value-type="float" office:value="-4.84022" calcext:value-type="float">
            <text:p>-4.84022</text:p>
          </table:table-cell>
          <table:table-cell office:value-type="string" calcext:value-type="string">
            <text:p>South Scotland &amp; Grampian</text:p>
          </table:table-cell>
          <table:table-cell table:formula="of:=VLOOKUP([.E486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string" calcext:value-type="string">
            <text:p>Condors</text:p>
          </table:table-cell>
          <table:table-cell office:value-type="float" office:value="50.6586" calcext:value-type="float">
            <text:p>50.6586</text:p>
          </table:table-cell>
          <table:table-cell office:value-type="float" office:value="-2.40473" calcext:value-type="float">
            <text:p>-2.40473</text:p>
          </table:table-cell>
          <table:table-cell office:value-type="string" calcext:value-type="string">
            <text:p>South West</text:p>
          </table:table-cell>
          <table:table-cell table:formula="of:=VLOOKUP([.E487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://www.wessexhgpg.org.uk/Sites/SiteGuide/WhiteHorse.pdf</text:p>
          </table:table-cell>
        </table:table-row>
        <table:table-row table:style-name="ro1">
          <table:table-cell office:value-type="string" calcext:value-type="string">
            <text:p>White Pike</text:p>
          </table:table-cell>
          <table:table-cell office:value-type="string" calcext:value-type="string">
            <text:p>Cumbria</text:p>
          </table:table-cell>
          <table:table-cell office:value-type="float" office:value="54.47383" calcext:value-type="float">
            <text:p>54.47383</text:p>
          </table:table-cell>
          <table:table-cell office:value-type="float" office:value="-3.090985" calcext:value-type="float">
            <text:p>-3.090985</text:p>
          </table:table-cell>
          <table:table-cell office:value-type="string" calcext:value-type="string">
            <text:p>Lakes</text:p>
          </table:table-cell>
          <table:table-cell table:formula="of:=VLOOKUP([.E488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less Pike</text:p>
          </table:table-cell>
          <table:table-cell office:value-type="string" calcext:value-type="string">
            <text:p>Cumbria</text:p>
          </table:table-cell>
          <table:table-cell office:value-type="float" office:value="54.55924" calcext:value-type="float">
            <text:p>54.55924</text:p>
          </table:table-cell>
          <table:table-cell office:value-type="float" office:value="-3.27151" calcext:value-type="float">
            <text:p>-3.27151</text:p>
          </table:table-cell>
          <table:table-cell office:value-type="string" calcext:value-type="string">
            <text:p>Lakes</text:p>
          </table:table-cell>
          <table:table-cell table:formula="of:=VLOOKUP([.E489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sheet</text:p>
          </table:table-cell>
          <table:table-cell office:value-type="string" calcext:value-type="string">
            <text:p>Wessex</text:p>
          </table:table-cell>
          <table:table-cell office:value-type="float" office:value="51.01293" calcext:value-type="float">
            <text:p>51.01293</text:p>
          </table:table-cell>
          <table:table-cell office:value-type="float" office:value="-2.09212" calcext:value-type="float">
            <text:p>-2.09212</text:p>
          </table:table-cell>
          <table:table-cell office:value-type="string" calcext:value-type="string">
            <text:p>West</text:p>
          </table:table-cell>
          <table:table-cell table:formula="of:=VLOOKUP([.E490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wessexhgpg.org.uk/Sites/SiteGuide/WhiteSheet.pdf</text:p>
          </table:table-cell>
        </table:table-row>
        <table:table-row table:style-name="ro1">
          <table:table-cell office:value-type="string" calcext:value-type="string">
            <text:p>Whiteside</text:p>
          </table:table-cell>
          <table:table-cell office:value-type="string" calcext:value-type="string">
            <text:p>Cumbria</text:p>
          </table:table-cell>
          <table:table-cell office:value-type="float" office:value="54.5864" calcext:value-type="float">
            <text:p>54.5864</text:p>
          </table:table-cell>
          <table:table-cell office:value-type="float" office:value="-3.28691" calcext:value-type="float">
            <text:p>-3.28691</text:p>
          </table:table-cell>
          <table:table-cell office:value-type="string" calcext:value-type="string">
            <text:p>Lakes</text:p>
          </table:table-cell>
          <table:table-cell table:formula="of:=VLOOKUP([.E49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stones</text:p>
          </table:table-cell>
          <table:table-cell office:value-type="string" calcext:value-type="string">
            <text:p>Dales</text:p>
          </table:table-cell>
          <table:table-cell office:value-type="float" office:value="54.3809" calcext:value-type="float">
            <text:p>54.3809</text:p>
          </table:table-cell>
          <table:table-cell office:value-type="float" office:value="-2.56474" calcext:value-type="float">
            <text:p>-2.56474</text:p>
          </table:table-cell>
          <table:table-cell office:value-type="string" calcext:value-type="string">
            <text:p>Pennines &amp; Dales</text:p>
          </table:table-cell>
          <table:table-cell table:formula="of:=VLOOKUP([.E492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WHS</text:p>
          </table:table-cell>
        </table:table-row>
        <table:table-row table:style-name="ro1">
          <table:table-cell office:value-type="string" calcext:value-type="string">
            <text:p>Whitewool</text:p>
          </table:table-cell>
          <table:table-cell office:value-type="string" calcext:value-type="string">
            <text:p>Sky Surfing</text:p>
          </table:table-cell>
          <table:table-cell office:value-type="float" office:value="50.97898" calcext:value-type="float">
            <text:p>50.97898</text:p>
          </table:table-cell>
          <table:table-cell office:value-type="float" office:value="-1.075675" calcext:value-type="float">
            <text:p>-1.075675</text:p>
          </table:table-cell>
          <table:table-cell office:value-type="string" calcext:value-type="string">
            <text:p>South East</text:p>
          </table:table-cell>
          <table:table-cell table:formula="of:=VLOOKUP([.E493];[group_links.$A$2:.$B$17];2;FALSE())" office:value-type="string" office:string-value="https://t.me/joinchat/GOaWSlE5YAswZjc0" calcext:value-type="string">
            <text:p>https://t.me/joinchat/GOaWSlE5YAswZjc0</text:p>
          </table:table-cell>
          <table:table-cell table:number-columns-repeated="2"/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Widgery Cross</text:p>
          </table:table-cell>
          <table:table-cell office:value-type="string" calcext:value-type="string">
            <text:p>South Devon</text:p>
          </table:table-cell>
          <table:table-cell office:value-type="float" office:value="50.65193" calcext:value-type="float">
            <text:p>50.65193</text:p>
          </table:table-cell>
          <table:table-cell office:value-type="float" office:value="-4.06855" calcext:value-type="float">
            <text:p>-4.06855</text:p>
          </table:table-cell>
          <table:table-cell office:value-type="string" calcext:value-type="string">
            <text:p>South West</text:p>
          </table:table-cell>
          <table:table-cell table:formula="of:=VLOOKUP([.E494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bank</text:p>
          </table:table-cell>
          <table:table-cell office:value-type="string" calcext:value-type="string">
            <text:p>Dales</text:p>
          </table:table-cell>
          <table:table-cell office:value-type="float" office:value="54.12924" calcext:value-type="float">
            <text:p>54.12924</text:p>
          </table:table-cell>
          <table:table-cell office:value-type="float" office:value="-2.05327" calcext:value-type="float">
            <text:p>-2.05327</text:p>
          </table:table-cell>
          <table:table-cell office:value-type="string" calcext:value-type="string">
            <text:p>Pennines &amp; Dales</text:p>
          </table:table-cell>
          <table:table-cell table:formula="of:=VLOOKUP([.E49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Hill</text:p>
          </table:table-cell>
          <table:table-cell office:value-type="string" calcext:value-type="string">
            <text:p>Pennine</text:p>
          </table:table-cell>
          <table:table-cell office:value-type="float" office:value="53.62974" calcext:value-type="float">
            <text:p>53.62974</text:p>
          </table:table-cell>
          <table:table-cell office:value-type="float" office:value="-2.513545" calcext:value-type="float">
            <text:p>-2.513545</text:p>
          </table:table-cell>
          <table:table-cell office:value-type="string" calcext:value-type="string">
            <text:p>Pennines &amp; Dales</text:p>
          </table:table-cell>
          <table:table-cell table:formula="of:=VLOOKUP([.E496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 table:number-columns-repeated="2"/>
          <table:table-cell office:value-type="string" calcext:value-type="string">
            <text:p>http://www.penninesoaringclub.org.uk/sites/winter-hill/</text:p>
          </table:table-cell>
        </table:table-row>
        <table:table-row table:style-name="ro1">
          <table:table-cell office:value-type="string" calcext:value-type="string">
            <text:p>Wolf Crags</text:p>
          </table:table-cell>
          <table:table-cell office:value-type="string" calcext:value-type="string">
            <text:p>Cumbria</text:p>
          </table:table-cell>
          <table:table-cell office:value-type="float" office:value="54.5922" calcext:value-type="float">
            <text:p>54.5922</text:p>
          </table:table-cell>
          <table:table-cell office:value-type="float" office:value="-2.986195" calcext:value-type="float">
            <text:p>-2.986195</text:p>
          </table:table-cell>
          <table:table-cell office:value-type="string" calcext:value-type="string">
            <text:p>Lakes</text:p>
          </table:table-cell>
          <table:table-cell table:formula="of:=VLOOKUP([.E497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WFC</text:p>
          </table:table-cell>
        </table:table-row>
        <table:table-row table:style-name="ro1">
          <table:table-cell office:value-type="string" calcext:value-type="string">
            <text:p>Woolacombe</text:p>
          </table:table-cell>
          <table:table-cell office:value-type="string" calcext:value-type="string">
            <text:p>North Devon</text:p>
          </table:table-cell>
          <table:table-cell office:value-type="float" office:value="51.15888" calcext:value-type="float">
            <text:p>51.15888</text:p>
          </table:table-cell>
          <table:table-cell office:value-type="float" office:value="-4.20607" calcext:value-type="float">
            <text:p>-4.20607</text:p>
          </table:table-cell>
          <table:table-cell office:value-type="string" calcext:value-type="string">
            <text:p>South West</text:p>
          </table:table-cell>
          <table:table-cell table:formula="of:=VLOOKUP([.E498];[group_links.$A$2:.$B$17];2;FALSE())" office:value-type="string" office:string-value="https://t.me/joinchat/yg6UPwjHlFNhOGVk" calcext:value-type="string">
            <text:p>https://t.me/joinchat/yg6UPwjHlFNhOGVk</text:p>
          </table:table-cell>
          <table:table-cell table:number-columns-repeated="2"/>
          <table:table-cell office:value-type="string" calcext:value-type="string">
            <text:p>https://ndhpc.co.uk/sites_guide/woolacombe_site_guide</text:p>
          </table:table-cell>
        </table:table-row>
        <table:table-row table:style-name="ro1">
          <table:table-cell office:value-type="string" calcext:value-type="string">
            <text:p>Worcester Beacon</text:p>
          </table:table-cell>
          <table:table-cell office:value-type="string" calcext:value-type="string">
            <text:p>Malvern</text:p>
          </table:table-cell>
          <table:table-cell office:value-type="float" office:value="52.10445" calcext:value-type="float">
            <text:p>52.10445</text:p>
          </table:table-cell>
          <table:table-cell office:value-type="float" office:value="-2.3394" calcext:value-type="float">
            <text:p>-2.3394</text:p>
          </table:table-cell>
          <table:table-cell office:value-type="string" calcext:value-type="string">
            <text:p>West</text:p>
          </table:table-cell>
          <table:table-cell table:formula="of:=VLOOKUP([.E499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2"/>
          <table:table-cell office:value-type="string" calcext:value-type="string">
            <text:p>http://www.joomla.malvern-hang.org.uk/index.php/beacon</text:p>
          </table:table-cell>
        </table:table-row>
        <table:table-row table:style-name="ro1">
          <table:table-cell office:value-type="string" calcext:value-type="string">
            <text:p>Wrekin</text:p>
          </table:table-cell>
          <table:table-cell office:value-type="string" calcext:value-type="string">
            <text:p>Long Mynd</text:p>
          </table:table-cell>
          <table:table-cell office:value-type="float" office:value="52.66943" calcext:value-type="float">
            <text:p>52.66943</text:p>
          </table:table-cell>
          <table:table-cell office:value-type="float" office:value="-2.55195" calcext:value-type="float">
            <text:p>-2.55195</text:p>
          </table:table-cell>
          <table:table-cell office:value-type="string" calcext:value-type="string">
            <text:p>Mid Wales &amp; Mynd</text:p>
          </table:table-cell>
          <table:table-cell table:formula="of:=VLOOKUP([.E500];[group_links.$A$2:.$B$17];2;FALSE())" office:value-type="string" office:string-value="https://t.me/joinchat/RuC0kVJ1ygY2OTY8" calcext:value-type="string">
            <text:p>https://t.me/joinchat/RuC0kVJ1ygY2OTY8</text:p>
          </table:table-cell>
          <table:table-cell table:number-columns-repeated="2"/>
          <table:table-cell office:value-type="string" calcext:value-type="string">
            <text:p>http://www.longmynd.org/?page_id=292</text:p>
          </table:table-cell>
        </table:table-row>
        <table:table-row table:style-name="ro1">
          <table:table-cell office:value-type="string" calcext:value-type="string">
            <text:p>Wrynose</text:p>
          </table:table-cell>
          <table:table-cell office:value-type="string" calcext:value-type="string">
            <text:p>Cumbria</text:p>
          </table:table-cell>
          <table:table-cell office:value-type="float" office:value="54.41832" calcext:value-type="float">
            <text:p>54.41832</text:p>
          </table:table-cell>
          <table:table-cell office:value-type="float" office:value="-3.1118" calcext:value-type="float">
            <text:p>-3.1118</text:p>
          </table:table-cell>
          <table:table-cell office:value-type="string" calcext:value-type="string">
            <text:p>Lakes</text:p>
          </table:table-cell>
          <table:table-cell table:formula="of:=VLOOKUP([.E501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2"/>
          <table:table-cell office:value-type="string" calcext:value-type="string">
            <text:p>http://www.cumbriasoaringclub.co.uk/SiteManagement/CSC_Specific_Site.php?site=WYP</text:p>
          </table:table-cell>
        </table:table-row>
        <table:table-row table:style-name="ro1">
          <table:table-cell office:value-type="string" calcext:value-type="string">
            <text:p>Xclent</text:p>
          </table:table-cell>
          <table:table-cell office:value-type="string" calcext:value-type="string">
            <text:p>XClent</text:p>
          </table:table-cell>
          <table:table-cell office:value-type="float" office:value="51.91455" calcext:value-type="float">
            <text:p>51.91455</text:p>
          </table:table-cell>
          <table:table-cell office:value-type="float" office:value="-1.92412" calcext:value-type="float">
            <text:p>-1.92412</text:p>
          </table:table-cell>
          <table:table-cell office:value-type="string" calcext:value-type="string">
            <text:p>West</text:p>
          </table:table-cell>
          <table:table-cell table:formula="of:=VLOOKUP([.E502];[group_links.$A$2:.$B$17];2;FALSE())" office:value-type="string" office:string-value="https://t.me/joinchat/xxEzm4aeX6dhNTJk" calcext:value-type="string">
            <text:p>https://t.me/joinchat/xxEzm4aeX6dhNT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ke</text:p>
          </table:table-cell>
          <table:table-cell office:value-type="string" calcext:value-type="string">
            <text:p>Cumbria</text:p>
          </table:table-cell>
          <table:table-cell office:value-type="float" office:value="54.450355" calcext:value-type="float">
            <text:p>54.450355</text:p>
          </table:table-cell>
          <table:table-cell office:value-type="float" office:value="-2.86792" calcext:value-type="float">
            <text:p>-2.86792</text:p>
          </table:table-cell>
          <table:table-cell office:value-type="string" calcext:value-type="string">
            <text:p>Lakes</text:p>
          </table:table-cell>
          <table:table-cell table:formula="of:=VLOOKUP([.E503];[group_links.$A$2:.$B$17];2;FALSE())" office:value-type="string" office:string-value="https://t.me/joinchat/nexjPNs95rY4Yzk8" calcext:value-type="string">
            <text:p>https://t.me/joinchat/nexjPNs95rY4Yz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unnock</text:p>
          </table:table-cell>
          <table:table-cell office:value-type="string" calcext:value-type="string">
            <text:p>LLSC</text:p>
          </table:table-cell>
          <table:table-cell office:value-type="float" office:value="56.11127" calcext:value-type="float">
            <text:p>56.11127</text:p>
          </table:table-cell>
          <table:table-cell office:value-type="float" office:value="-4.08335" calcext:value-type="float">
            <text:p>-4.08335</text:p>
          </table:table-cell>
          <table:table-cell office:value-type="string" calcext:value-type="string">
            <text:p>South Scotland &amp; Grampian</text:p>
          </table:table-cell>
          <table:table-cell table:formula="of:=VLOOKUP([.E504];[group_links.$A$2:.$B$17];2;FALSE())" office:value-type="string" office:string-value="https://t.me/joinchat/WLIel5HDs6ViOThk" calcext:value-type="string">
            <text:p>https://t.me/joinchat/WLIel5HDs6ViOT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e</text:p>
          </table:table-cell>
          <table:table-cell office:value-type="string" calcext:value-type="string">
            <text:p>Pennine</text:p>
          </table:table-cell>
          <table:table-cell office:value-type="float" office:value="53.5902168" calcext:value-type="float">
            <text:p>53.5902168</text:p>
          </table:table-cell>
          <table:table-cell office:value-type="float" office:value="-1.9534149" calcext:value-type="float">
            <text:p>-1.9534149</text:p>
          </table:table-cell>
          <table:table-cell office:value-type="string" calcext:value-type="string">
            <text:p>Pennines &amp; Dales</text:p>
          </table:table-cell>
          <table:table-cell table:formula="of:=VLOOKUP([.E505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/>
          <table:table-cell office:value-type="string" calcext:value-type="string">
            <text:p>Manually added</text:p>
          </table:table-cell>
          <table:table-cell office:value-type="string" calcext:value-type="string">
            <text:p><text:a xlink:href="http://www.penninesoaringclub.org.uk/sites/pule-hill/" xlink:type="simple">http://www.penninesoaringclub.org.uk/sites/pule-hill/</text:a></text:p>
          </table:table-cell>
        </table:table-row>
        <table:table-row table:style-name="ro1">
          <table:table-cell office:value-type="string" calcext:value-type="string">
            <text:p>Holme Moss</text:p>
          </table:table-cell>
          <table:table-cell office:value-type="string" calcext:value-type="string">
            <text:p>Pennine</text:p>
          </table:table-cell>
          <table:table-cell office:value-type="float" office:value="53.5320572" calcext:value-type="float">
            <text:p>53.5320572</text:p>
          </table:table-cell>
          <table:table-cell office:value-type="float" office:value="-1.8554027" calcext:value-type="float">
            <text:p>-1.8554027</text:p>
          </table:table-cell>
          <table:table-cell office:value-type="string" calcext:value-type="string">
            <text:p>Pennines &amp; Dales</text:p>
          </table:table-cell>
          <table:table-cell table:formula="of:=VLOOKUP([.E506];[group_links.$A$2:.$B$17];2;FALSE())" office:value-type="string" office:string-value="https://t.me/joinchat/NcCY7NcPJ3lkMTZk" calcext:value-type="string">
            <text:p>https://t.me/joinchat/NcCY7NcPJ3lkMTZk</text:p>
          </table:table-cell>
          <table:table-cell/>
          <table:table-cell office:value-type="string" calcext:value-type="string">
            <text:p>Manually added</text:p>
          </table:table-cell>
          <table:table-cell/>
        </table:table-row>
      </table:table>
      <table:table table:name="group_links" table:style-name="ta1">
        <table:table-column table:style-name="co6" table:number-columns-repeated="5" table:default-cell-style-name="Default"/>
        <table:table-column table:style-name="co6" table:number-columns-repeated="2" table:default-cell-style-name="ce3"/>
        <table:table-row table:style-name="ro1">
          <table:table-cell office:value-type="string" calcext:value-type="string">
            <text:p>telegram_group_name</text:p>
          </table:table-cell>
          <table:table-cell office:value-type="string" calcext:value-type="string">
            <text:p>telegram_ur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orders</text:p>
          </table:table-cell>
          <table:table-cell office:value-type="string" calcext:value-type="string">
            <text:p><text:a xlink:href="https://t.me/joinchat/gQNkjnuA51IwOTg0" xlink:type="simple">https://t.me/joinchat/gQNkjnuA51IwOTg0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entral</text:p>
          </table:table-cell>
          <table:table-cell office:value-type="string" calcext:value-type="string">
            <text:p><text:a xlink:href="https://t.me/joinchat/5iHr6hnc-gI4MDg0" xlink:type="simple">https://t.me/joinchat/5iHr6hnc-gI4MDg0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ast</text:p>
          </table:table-cell>
          <table:table-cell office:value-type="string" calcext:value-type="string">
            <text:p><text:a xlink:href="https://t.me/joinchat/1oNELt0BqesxNjJk" xlink:type="simple">https://t.me/joinchat/1oNELt0BqesxNjJ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ighlands</text:p>
          </table:table-cell>
          <table:table-cell office:value-type="string" calcext:value-type="string">
            <text:p><text:a xlink:href="https://t.me/joinchat/gx0JDL-JdONiMGZk" xlink:type="simple">https://t.me/joinchat/gx0JDL-JdONiMGZ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sle of Wight</text:p>
          </table:table-cell>
          <table:table-cell office:value-type="string" calcext:value-type="string">
            <text:p><text:a xlink:href="https://t.me/joinchat/tSmGEGKwsGpkMTg0" xlink:type="simple">https://t.me/joinchat/tSmGEGKwsGpkMTg0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akes</text:p>
          </table:table-cell>
          <table:table-cell office:value-type="string" calcext:value-type="string">
            <text:p><text:a xlink:href="https://t.me/joinchat/nexjPNs95rY4Yzk8" xlink:type="simple">https://t.me/joinchat/nexjPNs95rY4Yzk8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id Wales &amp; Mynd</text:p>
          </table:table-cell>
          <table:table-cell office:value-type="string" calcext:value-type="string">
            <text:p><text:a xlink:href="https://t.me/joinchat/RuC0kVJ1ygY2OTY8" xlink:type="simple">https://t.me/joinchat/RuC0kVJ1ygY2OTY8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orth East</text:p>
          </table:table-cell>
          <table:table-cell office:value-type="string" calcext:value-type="string">
            <text:p><text:a xlink:href="https://t.me/joinchat/1uCqybLRETIyNTRk" xlink:type="simple">https://t.me/joinchat/1uCqybLRETIyNTR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orth Wales</text:p>
          </table:table-cell>
          <table:table-cell office:value-type="string" calcext:value-type="string">
            <text:p><text:a xlink:href="https://t.me/joinchat/tP6m0r9gNJJmOTM8" xlink:type="simple">https://t.me/joinchat/tP6m0r9gNJJmOTM8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orthern Irelan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Pennines &amp; Dales</text:p>
          </table:table-cell>
          <table:table-cell office:value-type="string" calcext:value-type="string">
            <text:p><text:a xlink:href="https://t.me/joinchat/NcCY7NcPJ3lkMTZk" xlink:type="simple">https://t.me/joinchat/NcCY7NcPJ3lkMTZ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outh East</text:p>
          </table:table-cell>
          <table:table-cell office:value-type="string" calcext:value-type="string">
            <text:p><text:a xlink:href="https://t.me/joinchat/GOaWSlE5YAswZjc0" xlink:type="simple">https://t.me/joinchat/GOaWSlE5YAswZjc0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outh Scotland &amp; Grampian</text:p>
          </table:table-cell>
          <table:table-cell office:value-type="string" calcext:value-type="string">
            <text:p><text:a xlink:href="https://t.me/joinchat/WLIel5HDs6ViOThk" xlink:type="simple">https://t.me/joinchat/WLIel5HDs6ViOTh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outh Wales</text:p>
          </table:table-cell>
          <table:table-cell office:value-type="string" calcext:value-type="string">
            <text:p><text:a xlink:href="https://t.me/joinchat/ksosguoLjyI0ZGFk" xlink:type="simple">https://t.me/joinchat/ksosguoLjyI0ZGF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outh West</text:p>
          </table:table-cell>
          <table:table-cell office:value-type="string" calcext:value-type="string">
            <text:p><text:a xlink:href="https://t.me/joinchat/yg6UPwjHlFNhOGVk" xlink:type="simple">https://t.me/joinchat/yg6UPwjHlFNhOGVk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West</text:p>
          </table:table-cell>
          <table:table-cell office:value-type="string" calcext:value-type="string">
            <text:p><text:a xlink:href="https://t.me/joinchat/xxEzm4aeX6dhNTJk" xlink:type="simple">https://t.me/joinchat/xxEzm4aeX6dhNTJk</text:a></text:p>
          </table:table-cell>
          <table:table-cell table:number-columns-repeated="5"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te guides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keoff_name</text:p>
          </table:table-cell>
          <table:table-cell office:value-type="string" calcext:value-type="string">
            <text:p>site_guide_url</text:p>
          </table:table-cell>
        </table:table-row>
        <table:table-row table:style-name="ro1">
          <table:table-cell office:value-type="string" calcext:value-type="string">
            <text:p>100 House</text:p>
          </table:table-cell>
          <table:table-cell/>
        </table:table-row>
        <table:table-row table:style-name="ro1">
          <table:table-cell office:value-type="string" calcext:value-type="string">
            <text:p>A894 Hairpin</text:p>
          </table:table-cell>
          <table:table-cell/>
        </table:table-row>
        <table:table-row table:style-name="ro1">
          <table:table-cell office:value-type="string" calcext:value-type="string">
            <text:p>Aberedw Hill</text:p>
          </table:table-cell>
          <table:table-cell/>
        </table:table-row>
        <table:table-row table:style-name="ro1">
          <table:table-cell office:value-type="string" calcext:value-type="string">
            <text:p>Aberfoyle</text:p>
          </table:table-cell>
          <table:table-cell/>
        </table:table-row>
        <table:table-row table:style-name="ro1">
          <table:table-cell office:value-type="string" calcext:value-type="string">
            <text:p>Abernant</text:p>
          </table:table-cell>
          <table:table-cell/>
        </table:table-row>
        <table:table-row table:style-name="ro1">
          <table:table-cell office:value-type="string" calcext:value-type="string">
            <text:p>Abernethy</text:p>
          </table:table-cell>
          <table:table-cell/>
        </table:table-row>
        <table:table-row table:style-name="ro1">
          <table:table-cell office:value-type="string" calcext:value-type="string">
            <text:p>Abertysswg</text:p>
          </table:table-cell>
          <table:table-cell/>
        </table:table-row>
        <table:table-row table:style-name="ro1">
          <table:table-cell office:value-type="string" calcext:value-type="string">
            <text:p>Abington</text:p>
          </table:table-cell>
          <table:table-cell/>
        </table:table-row>
        <table:table-row table:style-name="ro1">
          <table:table-cell office:value-type="string" calcext:value-type="string">
            <text:p>Above The Pump, Snowdonia</text:p>
          </table:table-cell>
          <table:table-cell/>
        </table:table-row>
        <table:table-row table:style-name="ro1">
          <table:table-cell office:value-type="string" calcext:value-type="string">
            <text:p>Achnasheen</text:p>
          </table:table-cell>
          <table:table-cell/>
        </table:table-row>
        <table:table-row table:style-name="ro1">
          <table:table-cell office:value-type="string" calcext:value-type="string">
            <text:p>Afton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Airways</text:p>
          </table:table-cell>
          <table:table-cell/>
        </table:table-row>
        <table:table-row table:style-name="ro1">
          <table:table-cell office:value-type="string" calcext:value-type="string">
            <text:p>Alcock Tarn</text:p>
          </table:table-cell>
          <table:table-cell/>
        </table:table-row>
        <table:table-row table:style-name="ro1">
          <table:table-cell office:value-type="string" calcext:value-type="string">
            <text:p>Alva</text:p>
          </table:table-cell>
          <table:table-cell/>
        </table:table-row>
        <table:table-row table:style-name="ro1">
          <table:table-cell office:value-type="string" calcext:value-type="string">
            <text:p>Alvie</text:p>
          </table:table-cell>
          <table:table-cell/>
        </table:table-row>
        <table:table-row table:style-name="ro1">
          <table:table-cell office:value-type="string" calcext:value-type="string">
            <text:p>An Liathanach</text:p>
          </table:table-cell>
          <table:table-cell/>
        </table:table-row>
        <table:table-row table:style-name="ro1">
          <table:table-cell office:value-type="string" calcext:value-type="string">
            <text:p>An Soutar</text:p>
          </table:table-cell>
          <table:table-cell/>
        </table:table-row>
        <table:table-row table:style-name="ro1">
          <table:table-cell office:value-type="string" calcext:value-type="string">
            <text:p>An Teallach</text:p>
          </table:table-cell>
          <table:table-cell/>
        </table:table-row>
        <table:table-row table:style-name="ro1">
          <table:table-cell office:value-type="string" calcext:value-type="string">
            <text:p>Aonach Mor</text:p>
          </table:table-cell>
          <table:table-cell/>
        </table:table-row>
        <table:table-row table:style-name="ro1">
          <table:table-cell office:value-type="string" calcext:value-type="string">
            <text:p>Arenig Fawr</text:p>
          </table:table-cell>
          <table:table-cell office:value-type="string" calcext:value-type="string">
            <text:p>https://www.snowdoniaskysports.co.uk/cms/node/19</text:p>
          </table:table-cell>
        </table:table-row>
        <table:table-row table:style-name="ro1">
          <table:table-cell office:value-type="string" calcext:value-type="string">
            <text:p>Arreton</text:p>
          </table:table-cell>
          <table:table-cell/>
        </table:table-row>
        <table:table-row table:style-name="ro1">
          <table:table-cell office:value-type="string" calcext:value-type="string">
            <text:p>Atherfield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Bache</text:p>
          </table:table-cell>
          <table:table-cell/>
        </table:table-row>
        <table:table-row table:style-name="ro1">
          <table:table-cell office:value-type="string" calcext:value-type="string">
            <text:p>Backbarrow</text:p>
          </table:table-cell>
          <table:table-cell/>
        </table:table-row>
        <table:table-row table:style-name="ro1">
          <table:table-cell office:value-type="string" calcext:value-type="string">
            <text:p>Balladen</text:p>
          </table:table-cell>
          <table:table-cell office:value-type="string" calcext:value-type="string">
            <text:p>http://www.penninesoaringclub.org.uk/sites/balladen/</text:p>
          </table:table-cell>
        </table:table-row>
        <table:table-row table:style-name="ro1">
          <table:table-cell office:value-type="string" calcext:value-type="string">
            <text:p>Ballard Down</text:p>
          </table:table-cell>
          <table:table-cell/>
        </table:table-row>
        <table:table-row table:style-name="ro1">
          <table:table-cell office:value-type="string" calcext:value-type="string">
            <text:p>Balquhidder</text:p>
          </table:table-cell>
          <table:table-cell/>
        </table:table-row>
        <table:table-row table:style-name="ro1">
          <table:table-cell office:value-type="string" calcext:value-type="string">
            <text:p>Balquhider</text:p>
          </table:table-cell>
          <table:table-cell/>
        </table:table-row>
        <table:table-row table:style-name="ro1">
          <table:table-cell office:value-type="string" calcext:value-type="string">
            <text:p>Bank Hill</text:p>
          </table:table-cell>
          <table:table-cell/>
        </table:table-row>
        <table:table-row table:style-name="ro1">
          <table:table-cell office:value-type="string" calcext:value-type="string">
            <text:p>Barf</text:p>
          </table:table-cell>
          <table:table-cell/>
        </table:table-row>
        <table:table-row table:style-name="ro1">
          <table:table-cell office:value-type="string" calcext:value-type="string">
            <text:p>Barkin</text:p>
          </table:table-cell>
          <table:table-cell office:value-type="string" calcext:value-type="string">
            <text:p>http://www.cumbriasoaringclub.co.uk/SiteManagement/CSC_Specific_Site.php?site=BKF</text:p>
          </table:table-cell>
        </table:table-row>
        <table:table-row table:style-name="ro1">
          <table:table-cell office:value-type="string" calcext:value-type="string">
            <text:p>Barkin South</text:p>
          </table:table-cell>
          <table:table-cell/>
        </table:table-row>
        <table:table-row table:style-name="ro1">
          <table:table-cell office:value-type="string" calcext:value-type="string">
            <text:p>Barton</text:p>
          </table:table-cell>
          <table:table-cell office:value-type="string" calcext:value-type="string">
            <text:p>http://www.cumbriasoaringclub.co.uk/SiteManagement/CSC_Specific_Site.php?site=BRF</text:p>
          </table:table-cell>
        </table:table-row>
        <table:table-row table:style-name="ro1">
          <table:table-cell office:value-type="string" calcext:value-type="string">
            <text:p>Barton Fell</text:p>
          </table:table-cell>
          <table:table-cell office:value-type="string" calcext:value-type="string">
            <text:p>http://www.cumbriasoaringclub.co.uk/SiteManagement/CSC_Specific_Site.php?site=BRF</text:p>
          </table:table-cell>
        </table:table-row>
        <table:table-row table:style-name="ro1">
          <table:table-cell office:value-type="string" calcext:value-type="string">
            <text:p>Barton On Sea</text:p>
          </table:table-cell>
          <table:table-cell/>
        </table:table-row>
        <table:table-row table:style-name="ro1">
          <table:table-cell office:value-type="string" calcext:value-type="string">
            <text:p>Batcombe</text:p>
          </table:table-cell>
          <table:table-cell/>
        </table:table-row>
        <table:table-row table:style-name="ro1">
          <table:table-cell office:value-type="string" calcext:value-type="string">
            <text:p>Beardown</text:p>
          </table:table-cell>
          <table:table-cell/>
        </table:table-row>
        <table:table-row table:style-name="ro1">
          <table:table-cell office:value-type="string" calcext:value-type="string">
            <text:p>Beeftub</text:p>
          </table:table-cell>
          <table:table-cell/>
        </table:table-row>
        <table:table-row table:style-name="ro1">
          <table:table-cell office:value-type="string" calcext:value-type="string">
            <text:p>Beer Head</text:p>
          </table:table-cell>
          <table:table-cell/>
        </table:table-row>
        <table:table-row table:style-name="ro1">
          <table:table-cell office:value-type="string" calcext:value-type="string">
            <text:p>Being Na Caillich</text:p>
          </table:table-cell>
          <table:table-cell/>
        </table:table-row>
        <table:table-row table:style-name="ro1">
          <table:table-cell office:value-type="string" calcext:value-type="string">
            <text:p>Beinn A Chaorainn</text:p>
          </table:table-cell>
          <table:table-cell/>
        </table:table-row>
        <table:table-row table:style-name="ro1">
          <table:table-cell office:value-type="string" calcext:value-type="string">
            <text:p>Beinn A Muice</text:p>
          </table:table-cell>
          <table:table-cell/>
        </table:table-row>
        <table:table-row table:style-name="ro1">
          <table:table-cell office:value-type="string" calcext:value-type="string">
            <text:p>Beinn Chrulaiste</text:p>
          </table:table-cell>
          <table:table-cell/>
        </table:table-row>
        <table:table-row table:style-name="ro1">
          <table:table-cell office:value-type="string" calcext:value-type="string">
            <text:p>Beinn Clach An Fheadain</text:p>
          </table:table-cell>
          <table:table-cell/>
        </table:table-row>
        <table:table-row table:style-name="ro1">
          <table:table-cell office:value-type="string" calcext:value-type="string">
            <text:p>Beinn Dorain</text:p>
          </table:table-cell>
          <table:table-cell/>
        </table:table-row>
        <table:table-row table:style-name="ro1">
          <table:table-cell office:value-type="string" calcext:value-type="string">
            <text:p>Beinn Eighe</text:p>
          </table:table-cell>
          <table:table-cell/>
        </table:table-row>
        <table:table-row table:style-name="ro1">
          <table:table-cell office:value-type="string" calcext:value-type="string">
            <text:p>Beinn Leabhainn</text:p>
          </table:table-cell>
          <table:table-cell/>
        </table:table-row>
        <table:table-row table:style-name="ro1">
          <table:table-cell office:value-type="string" calcext:value-type="string">
            <text:p>Beinn Lutharn Bheag</text:p>
          </table:table-cell>
          <table:table-cell/>
        </table:table-row>
        <table:table-row table:style-name="ro1">
          <table:table-cell office:value-type="string" calcext:value-type="string">
            <text:p>Beinn Na Feusaige</text:p>
          </table:table-cell>
          <table:table-cell/>
        </table:table-row>
        <table:table-row table:style-name="ro1">
          <table:table-cell office:value-type="string" calcext:value-type="string">
            <text:p>Beinn Narnain</text:p>
          </table:table-cell>
          <table:table-cell/>
        </table:table-row>
        <table:table-row table:style-name="ro1">
          <table:table-cell office:value-type="string" calcext:value-type="string">
            <text:p>Bell Hill</text:p>
          </table:table-cell>
          <table:table-cell office:value-type="string" calcext:value-type="string">
            <text:p>http://www.wessexhgpg.org.uk/Sites/SiteGuide/BellHill.pdf</text:p>
          </table:table-cell>
        </table:table-row>
        <table:table-row table:style-name="ro1">
          <table:table-cell office:value-type="string" calcext:value-type="string">
            <text:p>Belstone</text:p>
          </table:table-cell>
          <table:table-cell office:value-type="string" calcext:value-type="string">
            <text:p>https://sdhgpc.org.uk/sites/belstone</text:p>
          </table:table-cell>
        </table:table-row>
        <table:table-row table:style-name="ro1">
          <table:table-cell office:value-type="string" calcext:value-type="string">
            <text:p>Ben Dorain</text:p>
          </table:table-cell>
          <table:table-cell/>
        </table:table-row>
        <table:table-row table:style-name="ro1">
          <table:table-cell office:value-type="string" calcext:value-type="string">
            <text:p>Ben Gulabin</text:p>
          </table:table-cell>
          <table:table-cell/>
        </table:table-row>
        <table:table-row table:style-name="ro1">
          <table:table-cell office:value-type="string" calcext:value-type="string">
            <text:p>Ben Hiel</text:p>
          </table:table-cell>
          <table:table-cell/>
        </table:table-row>
        <table:table-row table:style-name="ro1">
          <table:table-cell office:value-type="string" calcext:value-type="string">
            <text:p>Ben Lawers</text:p>
          </table:table-cell>
          <table:table-cell/>
        </table:table-row>
        <table:table-row table:style-name="ro1">
          <table:table-cell office:value-type="string" calcext:value-type="string">
            <text:p>Ben Ledi</text:p>
          </table:table-cell>
          <table:table-cell/>
        </table:table-row>
        <table:table-row table:style-name="ro1">
          <table:table-cell office:value-type="string" calcext:value-type="string">
            <text:p>Ben Luibhean</text:p>
          </table:table-cell>
          <table:table-cell/>
        </table:table-row>
        <table:table-row table:style-name="ro1">
          <table:table-cell office:value-type="string" calcext:value-type="string">
            <text:p>Ben Nevis</text:p>
          </table:table-cell>
          <table:table-cell/>
        </table:table-row>
        <table:table-row table:style-name="ro1">
          <table:table-cell office:value-type="string" calcext:value-type="string">
            <text:p>Ben Reid</text:p>
          </table:table-cell>
          <table:table-cell/>
        </table:table-row>
        <table:table-row table:style-name="ro1">
          <table:table-cell office:value-type="string" calcext:value-type="string">
            <text:p>Ben Rinnes</text:p>
          </table:table-cell>
          <table:table-cell/>
        </table:table-row>
        <table:table-row table:style-name="ro1">
          <table:table-cell office:value-type="string" calcext:value-type="string">
            <text:p>Ben Tirran</text:p>
          </table:table-cell>
          <table:table-cell/>
        </table:table-row>
        <table:table-row table:style-name="ro1">
          <table:table-cell office:value-type="string" calcext:value-type="string">
            <text:p>Ben Toaig</text:p>
          </table:table-cell>
          <table:table-cell/>
        </table:table-row>
        <table:table-row table:style-name="ro1">
          <table:table-cell office:value-type="string" calcext:value-type="string">
            <text:p>Ben Uarie</text:p>
          </table:table-cell>
          <table:table-cell/>
        </table:table-row>
        <table:table-row table:style-name="ro1">
          <table:table-cell office:value-type="string" calcext:value-type="string">
            <text:p>Ben Vorlich</text:p>
          </table:table-cell>
          <table:table-cell/>
        </table:table-row>
        <table:table-row table:style-name="ro1">
          <table:table-cell office:value-type="string" calcext:value-type="string">
            <text:p>Ben Wyvis</text:p>
          </table:table-cell>
          <table:table-cell/>
        </table:table-row>
        <table:table-row table:style-name="ro1">
          <table:table-cell office:value-type="string" calcext:value-type="string">
            <text:p>Bewaldeth</text:p>
          </table:table-cell>
          <table:table-cell office:value-type="string" calcext:value-type="string">
            <text:p>http://www.cumbriasoaringclub.co.uk/SiteManagement/CSC_Specific_Site.php?site=BWD</text:p>
          </table:table-cell>
        </table:table-row>
        <table:table-row table:style-name="ro1">
          <table:table-cell office:value-type="string" calcext:value-type="string">
            <text:p>Bin Of Cullen</text:p>
          </table:table-cell>
          <table:table-cell/>
        </table:table-row>
        <table:table-row table:style-name="ro1">
          <table:table-cell office:value-type="string" calcext:value-type="string">
            <text:p>Binsey</text:p>
          </table:table-cell>
          <table:table-cell/>
        </table:table-row>
        <table:table-row table:style-name="ro1">
          <table:table-cell office:value-type="string" calcext:value-type="string">
            <text:p>Birks Hill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/>
        </table:table-row>
        <table:table-row table:style-name="ro1">
          <table:table-cell office:value-type="string" calcext:value-type="string">
            <text:p>Black Combe</text:p>
          </table:table-cell>
          <table:table-cell office:value-type="string" calcext:value-type="string">
            <text:p>http://www.cumbriasoaringclub.co.uk/SiteManagement/CSC_Specific_Site.php?site=BCE</text:p>
          </table:table-cell>
        </table:table-row>
        <table:table-row table:style-name="ro1">
          <table:table-cell office:value-type="string" calcext:value-type="string">
            <text:p>Black Craig, Ayrshire</text:p>
          </table:table-cell>
          <table:table-cell/>
        </table:table-row>
        <table:table-row table:style-name="ro1">
          <table:table-cell office:value-type="string" calcext:value-type="string">
            <text:p>Black Hill</text:p>
          </table:table-cell>
          <table:table-cell/>
        </table:table-row>
        <table:table-row table:style-name="ro1">
          <table:table-cell office:value-type="string" calcext:value-type="string">
            <text:p>Blackers Hole</text:p>
          </table:table-cell>
          <table:table-cell/>
        </table:table-row>
        <table:table-row table:style-name="ro1">
          <table:table-cell office:value-type="string" calcext:value-type="string">
            <text:p>Blackgang</text:p>
          </table:table-cell>
          <table:table-cell/>
        </table:table-row>
        <table:table-row table:style-name="ro1">
          <table:table-cell office:value-type="string" calcext:value-type="string">
            <text:p>Blackmount</text:p>
          </table:table-cell>
          <table:table-cell/>
        </table:table-row>
        <table:table-row table:style-name="ro1">
          <table:table-cell office:value-type="string" calcext:value-type="string">
            <text:p>Blaenavon</text:p>
          </table:table-cell>
          <table:table-cell/>
        </table:table-row>
        <table:table-row table:style-name="ro1">
          <table:table-cell office:value-type="string" calcext:value-type="string">
            <text:p>Blaenplwyf</text:p>
          </table:table-cell>
          <table:table-cell/>
        </table:table-row>
        <table:table-row table:style-name="ro1">
          <table:table-cell office:value-type="string" calcext:value-type="string">
            <text:p>Blease Fell</text:p>
          </table:table-cell>
          <table:table-cell office:value-type="string" calcext:value-type="string">
            <text:p>http://www.cumbriasoaringclub.co.uk/SiteManagement/CSC_Specific_Site.php?site=BLF</text:p>
          </table:table-cell>
        </table:table-row>
        <table:table-row table:style-name="ro1">
          <table:table-cell office:value-type="string" calcext:value-type="string">
            <text:p>Blencathra</text:p>
          </table:table-cell>
          <table:table-cell/>
        </table:table-row>
        <table:table-row table:style-name="ro1">
          <table:table-cell office:value-type="string" calcext:value-type="string">
            <text:p>Blorenge</text:p>
          </table:table-cell>
          <table:table-cell/>
        </table:table-row>
        <table:table-row table:style-name="ro1">
          <table:table-cell office:value-type="string" calcext:value-type="string">
            <text:p>Blua Scar</text:p>
          </table:table-cell>
          <table:table-cell office:value-type="string" calcext:value-type="string">
            <text:p>Training site, contact Active Edge before flying https://www.activeedge.co.uk/</text:p>
          </table:table-cell>
        </table:table-row>
        <table:table-row table:style-name="ro1">
          <table:table-cell office:value-type="string" calcext:value-type="string">
            <text:p>Bo Peep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Bodesbeck Law</text:p>
          </table:table-cell>
          <table:table-cell office:value-type="string" calcext:value-type="string">
            <text:p>http://www.wingbeat-paragliding.co.uk/index.php/sites/bodesbeck</text:p>
          </table:table-cell>
        </table:table-row>
        <table:table-row table:style-name="ro1">
          <table:table-cell office:value-type="string" calcext:value-type="string">
            <text:p>Bossington</text:p>
          </table:table-cell>
          <table:table-cell/>
        </table:table-row>
        <table:table-row table:style-name="ro1">
          <table:table-cell office:value-type="string" calcext:value-type="string">
            <text:p>Bowfell</text:p>
          </table:table-cell>
          <table:table-cell/>
        </table:table-row>
        <table:table-row table:style-name="ro1">
          <table:table-cell office:value-type="string" calcext:value-type="string">
            <text:p>Bradwell</text:p>
          </table:table-cell>
          <table:table-cell office:value-type="string" calcext:value-type="string">
            <text:p>https://derbyshiresoaringclub.org.uk/site-guide/bradwell</text:p>
          </table:table-cell>
        </table:table-row>
        <table:table-row table:style-name="ro1">
          <table:table-cell office:value-type="string" calcext:value-type="string">
            <text:p>Braemore Junction</text:p>
          </table:table-cell>
          <table:table-cell/>
        </table:table-row>
        <table:table-row table:style-name="ro1">
          <table:table-cell office:value-type="string" calcext:value-type="string">
            <text:p>Branscombe</text:p>
          </table:table-cell>
          <table:table-cell/>
        </table:table-row>
        <table:table-row table:style-name="ro1">
          <table:table-cell office:value-type="string" calcext:value-type="string">
            <text:p>Brantside</text:p>
          </table:table-cell>
          <table:table-cell office:value-type="string" calcext:value-type="string">
            <text:p>https://www.dhpc.org.uk/site-guide/brant-side</text:p>
          </table:table-cell>
        </table:table-row>
        <table:table-row table:style-name="ro1">
          <table:table-cell office:value-type="string" calcext:value-type="string">
            <text:p>Bratton Camp</text:p>
          </table:table-cell>
          <table:table-cell/>
        </table:table-row>
        <table:table-row table:style-name="ro1">
          <table:table-cell office:value-type="string" calcext:value-type="string">
            <text:p>Bridge Of Don</text:p>
          </table:table-cell>
          <table:table-cell/>
        </table:table-row>
        <table:table-row table:style-name="ro1">
          <table:table-cell office:value-type="string" calcext:value-type="string">
            <text:p>Bridlington</text:p>
          </table:table-cell>
          <table:table-cell/>
        </table:table-row>
        <table:table-row table:style-name="ro1">
          <table:table-cell office:value-type="string" calcext:value-type="string">
            <text:p>Brighstone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Brigsteer</text:p>
          </table:table-cell>
          <table:table-cell office:value-type="string" calcext:value-type="string">
            <text:p>http://www.cumbriasoaringclub.co.uk/SiteManagement/CSC_Specific_Site.php?site=BRG</text:p>
          </table:table-cell>
        </table:table-row>
        <table:table-row table:style-name="ro1">
          <table:table-cell office:value-type="string" calcext:value-type="string">
            <text:p>Broadlee Bank</text:p>
          </table:table-cell>
          <table:table-cell office:value-type="string" calcext:value-type="string">
            <text:p>https://derbyshiresoaringclub.org.uk/site-guide/broadlee-bank/</text:p>
          </table:table-cell>
        </table:table-row>
        <table:table-row table:style-name="ro1">
          <table:table-cell office:value-type="string" calcext:value-type="string">
            <text:p>Broughton Heights</text:p>
          </table:table-cell>
          <table:table-cell/>
        </table:table-row>
        <table:table-row table:style-name="ro1">
          <table:table-cell office:value-type="string" calcext:value-type="string">
            <text:p>Brownber Hill</text:p>
          </table:table-cell>
          <table:table-cell/>
        </table:table-row>
        <table:table-row table:style-name="ro1">
          <table:table-cell office:value-type="string" calcext:value-type="string">
            <text:p>Bruthac Nan Uamh</text:p>
          </table:table-cell>
          <table:table-cell/>
        </table:table-row>
        <table:table-row table:style-name="ro1">
          <table:table-cell office:value-type="string" calcext:value-type="string">
            <text:p>Bryn Banog</text:p>
          </table:table-cell>
          <table:table-cell/>
        </table:table-row>
        <table:table-row table:style-name="ro1">
          <table:table-cell office:value-type="string" calcext:value-type="string">
            <text:p>Bryncaws</text:p>
          </table:table-cell>
          <table:table-cell/>
        </table:table-row>
        <table:table-row table:style-name="ro1">
          <table:table-cell office:value-type="string" calcext:value-type="string">
            <text:p>Buck Of Cabrach</text:p>
          </table:table-cell>
          <table:table-cell/>
        </table:table-row>
        <table:table-row table:style-name="ro1">
          <table:table-cell office:value-type="string" calcext:value-type="string">
            <text:p>Builth Wells</text:p>
          </table:table-cell>
          <table:table-cell office:value-type="string" calcext:value-type="string">
            <text:p>http://www.joomla.malvern-hang.org.uk/index.php/builth-wells</text:p>
          </table:table-cell>
        </table:table-row>
        <table:table-row table:style-name="ro1">
          <table:table-cell office:value-type="string" calcext:value-type="string">
            <text:p>Bulbarrow</text:p>
          </table:table-cell>
          <table:table-cell office:value-type="string" calcext:value-type="string">
            <text:p>http://www.wessexhgpg.org.uk/Sites/SiteGuide/Bulbarrow.pdf</text:p>
          </table:table-cell>
        </table:table-row>
        <table:table-row table:style-name="ro1">
          <table:table-cell office:value-type="string" calcext:value-type="string">
            <text:p>Bunster</text:p>
          </table:table-cell>
          <table:table-cell office:value-type="string" calcext:value-type="string">
            <text:p>https://www.paraguide.uk/guides/Bunster.pdf</text:p>
          </table:table-cell>
        </table:table-row>
        <table:table-row table:style-name="ro1">
          <table:table-cell office:value-type="string" calcext:value-type="string">
            <text:p>Burger Van</text:p>
          </table:table-cell>
          <table:table-cell/>
        </table:table-row>
        <table:table-row table:style-name="ro1">
          <table:table-cell office:value-type="string" calcext:value-type="string">
            <text:p>Burn Fell</text:p>
          </table:table-cell>
          <table:table-cell/>
        </table:table-row>
        <table:table-row table:style-name="ro1">
          <table:table-cell office:value-type="string" calcext:value-type="string">
            <text:p>Burnbank</text:p>
          </table:table-cell>
          <table:table-cell office:value-type="string" calcext:value-type="string">
            <text:p>http://www.cumbriasoaringclub.co.uk/SiteManagement/CSC_Specific_Site.php?site=BNB</text:p>
          </table:table-cell>
        </table:table-row>
        <table:table-row table:style-name="ro1">
          <table:table-cell office:value-type="string" calcext:value-type="string">
            <text:p>Burney</text:p>
          </table:table-cell>
          <table:table-cell office:value-type="string" calcext:value-type="string">
            <text:p>http://www.cumbriasoaringclub.co.uk/SiteManagement/CSC_Specific_Site.php?site=BNF</text:p>
          </table:table-cell>
        </table:table-row>
        <table:table-row table:style-name="ro1">
          <table:table-cell office:value-type="string" calcext:value-type="string">
            <text:p>Butser West</text:p>
          </table:table-cell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Buttermere Moss</text:p>
          </table:table-cell>
          <table:table-cell office:value-type="string" calcext:value-type="string">
            <text:p>http://www.cumbriasoaringclub.co.uk/SiteManagement/CSC_Specific_Site.php?site=BTM</text:p>
          </table:table-cell>
        </table:table-row>
        <table:table-row table:style-name="ro1">
          <table:table-cell office:value-type="string" calcext:value-type="string">
            <text:p>Cacra</text:p>
          </table:table-cell>
          <table:table-cell office:value-type="string" calcext:value-type="string">
            <text:p>http://www.wingbeat-paragliding.co.uk/index.php/sites/cacra-bank</text:p>
          </table:table-cell>
        </table:table-row>
        <table:table-row table:style-name="ro1">
          <table:table-cell office:value-type="string" calcext:value-type="string">
            <text:p>Cairn An Righ</text:p>
          </table:table-cell>
          <table:table-cell/>
        </table:table-row>
        <table:table-row table:style-name="ro1">
          <table:table-cell office:value-type="string" calcext:value-type="string">
            <text:p>Cairn O Mount</text:p>
          </table:table-cell>
          <table:table-cell/>
        </table:table-row>
        <table:table-row table:style-name="ro1">
          <table:table-cell office:value-type="string" calcext:value-type="string">
            <text:p>Cairn Vaich</text:p>
          </table:table-cell>
          <table:table-cell/>
        </table:table-row>
        <table:table-row table:style-name="ro1">
          <table:table-cell office:value-type="string" calcext:value-type="string">
            <text:p>Cairngorm</text:p>
          </table:table-cell>
          <table:table-cell/>
        </table:table-row>
        <table:table-row table:style-name="ro1">
          <table:table-cell office:value-type="string" calcext:value-type="string">
            <text:p>Cairnwell</text:p>
          </table:table-cell>
          <table:table-cell/>
        </table:table-row>
        <table:table-row table:style-name="ro1">
          <table:table-cell office:value-type="string" calcext:value-type="string">
            <text:p>Camlo</text:p>
          </table:table-cell>
          <table:table-cell/>
        </table:table-row>
        <table:table-row table:style-name="ro1">
          <table:table-cell office:value-type="string" calcext:value-type="string">
            <text:p>Campsie Fells</text:p>
          </table:table-cell>
          <table:table-cell/>
        </table:table-row>
        <table:table-row table:style-name="ro1">
          <table:table-cell office:value-type="string" calcext:value-type="string">
            <text:p>Canford Cliffs</text:p>
          </table:table-cell>
          <table:table-cell/>
        </table:table-row>
        <table:table-row table:style-name="ro1">
          <table:table-cell office:value-type="string" calcext:value-type="string">
            <text:p>Captain Cooks</text:p>
          </table:table-cell>
          <table:table-cell/>
        </table:table-row>
        <table:table-row table:style-name="ro1">
          <table:table-cell office:value-type="string" calcext:value-type="string">
            <text:p>Cardon Hill</text:p>
          </table:table-cell>
          <table:table-cell/>
        </table:table-row>
        <table:table-row table:style-name="ro1">
          <table:table-cell office:value-type="string" calcext:value-type="string">
            <text:p>Carlton Bank</text:p>
          </table:table-cell>
          <table:table-cell/>
        </table:table-row>
        <table:table-row table:style-name="ro1">
          <table:table-cell office:value-type="string" calcext:value-type="string">
            <text:p>Carn Ban</text:p>
          </table:table-cell>
          <table:table-cell/>
        </table:table-row>
        <table:table-row table:style-name="ro1">
          <table:table-cell office:value-type="string" calcext:value-type="string">
            <text:p>Carn Brea</text:p>
          </table:table-cell>
          <table:table-cell/>
        </table:table-row>
        <table:table-row table:style-name="ro1">
          <table:table-cell office:value-type="string" calcext:value-type="string">
            <text:p>Carn Dubh</text:p>
          </table:table-cell>
          <table:table-cell/>
        </table:table-row>
        <table:table-row table:style-name="ro1">
          <table:table-cell office:value-type="string" calcext:value-type="string">
            <text:p>Carn Ghluasaid</text:p>
          </table:table-cell>
          <table:table-cell/>
        </table:table-row>
        <table:table-row table:style-name="ro1">
          <table:table-cell office:value-type="string" calcext:value-type="string">
            <text:p>Carn Liath</text:p>
          </table:table-cell>
          <table:table-cell/>
        </table:table-row>
        <table:table-row table:style-name="ro1">
          <table:table-cell office:value-type="string" calcext:value-type="string">
            <text:p>Carn Moine</text:p>
          </table:table-cell>
          <table:table-cell/>
        </table:table-row>
        <table:table-row table:style-name="ro1">
          <table:table-cell office:value-type="string" calcext:value-type="string">
            <text:p>Carn Nam Feuaich</text:p>
          </table:table-cell>
          <table:table-cell/>
        </table:table-row>
        <table:table-row table:style-name="ro1">
          <table:table-cell office:value-type="string" calcext:value-type="string">
            <text:p>Carrock Fell</text:p>
          </table:table-cell>
          <table:table-cell office:value-type="string" calcext:value-type="string">
            <text:p>http://www.cumbriasoaringclub.co.uk/SiteManagement/CSC_Specific_Site.php?site=CRF</text:p>
          </table:table-cell>
        </table:table-row>
        <table:table-row table:style-name="ro1">
          <table:table-cell office:value-type="string" calcext:value-type="string">
            <text:p>Catacol</text:p>
          </table:table-cell>
          <table:table-cell/>
        </table:table-row>
        <table:table-row table:style-name="ro1">
          <table:table-cell office:value-type="string" calcext:value-type="string">
            <text:p>Catbells</text:p>
          </table:table-cell>
          <table:table-cell/>
        </table:table-row>
        <table:table-row table:style-name="ro1">
          <table:table-cell office:value-type="string" calcext:value-type="string">
            <text:p>Cats Tor</text:p>
          </table:table-cell>
          <table:table-cell office:value-type="string" calcext:value-type="string">
            <text:p>https://derbyshiresoaringclub.org.uk/site-guide/cats-tor/</text:p>
          </table:table-cell>
        </table:table-row>
        <table:table-row table:style-name="ro1">
          <table:table-cell office:value-type="string" calcext:value-type="string">
            <text:p>Cautley Spout</text:p>
          </table:table-cell>
          <table:table-cell/>
        </table:table-row>
        <table:table-row table:style-name="ro1">
          <table:table-cell office:value-type="string" calcext:value-type="string">
            <text:p>Chalton</text:p>
          </table:table-cell>
          <table:table-cell/>
        </table:table-row>
        <table:table-row table:style-name="ro1">
          <table:table-cell office:value-type="string" calcext:value-type="string">
            <text:p>Charmouth</text:p>
          </table:table-cell>
          <table:table-cell/>
        </table:table-row>
        <table:table-row table:style-name="ro1">
          <table:table-cell office:value-type="string" calcext:value-type="string">
            <text:p>Cherhill</text:p>
          </table:table-cell>
          <table:table-cell/>
        </table:table-row>
        <table:table-row table:style-name="ro1">
          <table:table-cell office:value-type="string" calcext:value-type="string">
            <text:p>Chillerton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Chinkwell Tor</text:p>
          </table:table-cell>
          <table:table-cell office:value-type="string" calcext:value-type="string">
            <text:p>https://sdhgpc.org.uk/sites/chinkwell</text:p>
          </table:table-cell>
        </table:table-row>
        <table:table-row table:style-name="ro1">
          <table:table-cell office:value-type="string" calcext:value-type="string">
            <text:p>Chinnor</text:p>
          </table:table-cell>
          <table:table-cell office:value-type="string" calcext:value-type="string">
            <text:p>https://dunstablehpc.com/site-guides/chinnor-site-guide/</text:p>
          </table:table-cell>
        </table:table-row>
        <table:table-row table:style-name="ro1">
          <table:table-cell office:value-type="string" calcext:value-type="string">
            <text:p>Choinneachain Hill</text:p>
          </table:table-cell>
          <table:table-cell/>
        </table:table-row>
        <table:table-row table:style-name="ro1">
          <table:table-cell office:value-type="string" calcext:value-type="string">
            <text:p>Clatter</text:p>
          </table:table-cell>
          <table:table-cell/>
        </table:table-row>
        <table:table-row table:style-name="ro1">
          <table:table-cell office:value-type="string" calcext:value-type="string">
            <text:p>Clough Head</text:p>
          </table:table-cell>
          <table:table-cell office:value-type="string" calcext:value-type="string">
            <text:p>http://www.cumbriasoaringclub.co.uk/SiteManagement/CSC_Specific_Site.php?site=CLH</text:p>
          </table:table-cell>
        </table:table-row>
        <table:table-row table:style-name="ro1">
          <table:table-cell office:value-type="string" calcext:value-type="string">
            <text:p>Clunbury</text:p>
          </table:table-cell>
          <table:table-cell/>
        </table:table-row>
        <table:table-row table:style-name="ro1">
          <table:table-cell office:value-type="string" calcext:value-type="string">
            <text:p>Cocking Tor</text:p>
          </table:table-cell>
          <table:table-cell office:value-type="string" calcext:value-type="string">
            <text:p>https://derbyshiresoaringclub.org.uk/site-guide/cocking-tor/</text:p>
          </table:table-cell>
        </table:table-row>
        <table:table-row table:style-name="ro1">
          <table:table-cell office:value-type="string" calcext:value-type="string">
            <text:p>Cockup</text:p>
          </table:table-cell>
          <table:table-cell/>
        </table:table-row>
        <table:table-row table:style-name="ro1">
          <table:table-cell office:value-type="string" calcext:value-type="string">
            <text:p>Codden Hill</text:p>
          </table:table-cell>
          <table:table-cell office:value-type="string" calcext:value-type="string">
            <text:p>https://ndhpc.co.uk/sites_guide/codden_hill_guide</text:p>
          </table:table-cell>
        </table:table-row>
        <table:table-row table:style-name="ro1">
          <table:table-cell office:value-type="string" calcext:value-type="string">
            <text:p>Coiliochbhar</text:p>
          </table:table-cell>
          <table:table-cell/>
        </table:table-row>
        <table:table-row table:style-name="ro1">
          <table:table-cell office:value-type="string" calcext:value-type="string">
            <text:p>Coire Nan Cisteachan</text:p>
          </table:table-cell>
          <table:table-cell/>
        </table:table-row>
        <table:table-row table:style-name="ro1">
          <table:table-cell office:value-type="string" calcext:value-type="string">
            <text:p>Combe Above Tebay</text:p>
          </table:table-cell>
          <table:table-cell/>
        </table:table-row>
        <table:table-row table:style-name="ro1">
          <table:table-cell office:value-type="string" calcext:value-type="string">
            <text:p>Combe Gibbet</text:p>
          </table:table-cell>
          <table:table-cell office:value-type="string" calcext:value-type="string">
            <text:p>https://www.tvhgc.co.uk/combe-gibbet</text:p>
          </table:table-cell>
        </table:table-row>
        <table:table-row table:style-name="ro1">
          <table:table-cell office:value-type="string" calcext:value-type="string">
            <text:p>Compton Reds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Coniston Old Man</text:p>
          </table:table-cell>
          <table:table-cell office:value-type="string" calcext:value-type="string">
            <text:p>http://www.cumbriasoaringclub.co.uk/SiteManagement/CSC_Specific_Site.php?site=COM</text:p>
          </table:table-cell>
        </table:table-row>
        <table:table-row table:style-name="ro1">
          <table:table-cell office:value-type="string" calcext:value-type="string">
            <text:p>Constitution Hill</text:p>
          </table:table-cell>
          <table:table-cell/>
        </table:table-row>
        <table:table-row table:style-name="ro1">
          <table:table-cell office:value-type="string" calcext:value-type="string">
            <text:p>Coombe</text:p>
          </table:table-cell>
          <table:table-cell/>
        </table:table-row>
        <table:table-row table:style-name="ro1">
          <table:table-cell office:value-type="string" calcext:value-type="string">
            <text:p>Corn Du</text:p>
          </table:table-cell>
          <table:table-cell/>
        </table:table-row>
        <table:table-row table:style-name="ro1">
          <table:table-cell office:value-type="string" calcext:value-type="string">
            <text:p>Corn Ridge</text:p>
          </table:table-cell>
          <table:table-cell office:value-type="string" calcext:value-type="string">
            <text:p>https://sdhgpc.org.uk/sites/corn-ridge</text:p>
          </table:table-cell>
        </table:table-row>
        <table:table-row table:style-name="ro1">
          <table:table-cell office:value-type="string" calcext:value-type="string">
            <text:p>Cornborough</text:p>
          </table:table-cell>
          <table:table-cell office:value-type="string" calcext:value-type="string">
            <text:p>https://ndhpc.co.uk/sites_guide/cornborough</text:p>
          </table:table-cell>
        </table:table-row>
        <table:table-row table:style-name="ro1">
          <table:table-cell office:value-type="string" calcext:value-type="string">
            <text:p>Corndon</text:p>
          </table:table-cell>
          <table:table-cell office:value-type="string" calcext:value-type="string">
            <text:p>http://www.longmynd.org/?page_id=272</text:p>
          </table:table-cell>
        </table:table-row>
        <table:table-row table:style-name="ro1">
          <table:table-cell office:value-type="string" calcext:value-type="string">
            <text:p>Corney Fell</text:p>
          </table:table-cell>
          <table:table-cell office:value-type="string" calcext:value-type="string">
            <text:p>http://www.cumbriasoaringclub.co.uk/SiteManagement/CSC_Specific_Site.php?site=CNF</text:p>
          </table:table-cell>
        </table:table-row>
        <table:table-row table:style-name="ro1">
          <table:table-cell office:value-type="string" calcext:value-type="string">
            <text:p>Corton Denham</text:p>
          </table:table-cell>
          <table:table-cell/>
        </table:table-row>
        <table:table-row table:style-name="ro1">
          <table:table-cell office:value-type="string" calcext:value-type="string">
            <text:p>Countisbury</text:p>
          </table:table-cell>
          <table:table-cell/>
        </table:table-row>
        <table:table-row table:style-name="ro1">
          <table:table-cell office:value-type="string" calcext:value-type="string">
            <text:p>Cow Close Fell</text:p>
          </table:table-cell>
          <table:table-cell office:value-type="string" calcext:value-type="string">
            <text:p>https://www.dhpc.org.uk/site-guide/cow-close-fell</text:p>
          </table:table-cell>
        </table:table-row>
        <table:table-row table:style-name="ro1">
          <table:table-cell office:value-type="string" calcext:value-type="string">
            <text:p>Cowdown</text:p>
          </table:table-cell>
          <table:table-cell/>
        </table:table-row>
        <table:table-row table:style-name="ro1">
          <table:table-cell office:value-type="string" calcext:value-type="string">
            <text:p>Cowlod</text:p>
          </table:table-cell>
          <table:table-cell/>
        </table:table-row>
        <table:table-row table:style-name="ro1">
          <table:table-cell office:value-type="string" calcext:value-type="string">
            <text:p>Cragdale Moor</text:p>
          </table:table-cell>
          <table:table-cell/>
        </table:table-row>
        <table:table-row table:style-name="ro1">
          <table:table-cell office:value-type="string" calcext:value-type="string">
            <text:p>Craig Chaorach</text:p>
          </table:table-cell>
          <table:table-cell/>
        </table:table-row>
        <table:table-row table:style-name="ro1">
          <table:table-cell office:value-type="string" calcext:value-type="string">
            <text:p>Craig Hulich</text:p>
          </table:table-cell>
          <table:table-cell/>
        </table:table-row>
        <table:table-row table:style-name="ro1">
          <table:table-cell office:value-type="string" calcext:value-type="string">
            <text:p>Craig Runavey</text:p>
          </table:table-cell>
          <table:table-cell/>
        </table:table-row>
        <table:table-row table:style-name="ro1">
          <table:table-cell office:value-type="string" calcext:value-type="string">
            <text:p>Craigellachie</text:p>
          </table:table-cell>
          <table:table-cell/>
        </table:table-row>
        <table:table-row table:style-name="ro1">
          <table:table-cell office:value-type="string" calcext:value-type="string">
            <text:p>Craiglich</text:p>
          </table:table-cell>
          <table:table-cell/>
        </table:table-row>
        <table:table-row table:style-name="ro1">
          <table:table-cell office:value-type="string" calcext:value-type="string">
            <text:p>Craswall</text:p>
          </table:table-cell>
          <table:table-cell/>
        </table:table-row>
        <table:table-row table:style-name="ro1">
          <table:table-cell office:value-type="string" calcext:value-type="string">
            <text:p>Creag An Earbaill</text:p>
          </table:table-cell>
          <table:table-cell/>
        </table:table-row>
        <table:table-row table:style-name="ro1">
          <table:table-cell office:value-type="string" calcext:value-type="string">
            <text:p>Creag Dhubh</text:p>
          </table:table-cell>
          <table:table-cell/>
        </table:table-row>
        <table:table-row table:style-name="ro1">
          <table:table-cell office:value-type="string" calcext:value-type="string">
            <text:p>Creag Dubh</text:p>
          </table:table-cell>
          <table:table-cell/>
        </table:table-row>
        <table:table-row table:style-name="ro1">
          <table:table-cell office:value-type="string" calcext:value-type="string">
            <text:p>Creag Ghleannain</text:p>
          </table:table-cell>
          <table:table-cell/>
        </table:table-row>
        <table:table-row table:style-name="ro1">
          <table:table-cell office:value-type="string" calcext:value-type="string">
            <text:p>Creag Meagaidh</text:p>
          </table:table-cell>
          <table:table-cell/>
        </table:table-row>
        <table:table-row table:style-name="ro1">
          <table:table-cell office:value-type="string" calcext:value-type="string">
            <text:p>Creag Mhigeachaidh</text:p>
          </table:table-cell>
          <table:table-cell/>
        </table:table-row>
        <table:table-row table:style-name="ro1">
          <table:table-cell office:value-type="string" calcext:value-type="string">
            <text:p>Creag Na Caillich</text:p>
          </table:table-cell>
          <table:table-cell/>
        </table:table-row>
        <table:table-row table:style-name="ro1">
          <table:table-cell office:value-type="string" calcext:value-type="string">
            <text:p>Creag Nan Gabhar</text:p>
          </table:table-cell>
          <table:table-cell/>
        </table:table-row>
        <table:table-row table:style-name="ro1">
          <table:table-cell office:value-type="string" calcext:value-type="string">
            <text:p>Creag Ruadh</text:p>
          </table:table-cell>
          <table:table-cell/>
        </table:table-row>
        <table:table-row table:style-name="ro1">
          <table:table-cell office:value-type="string" calcext:value-type="string">
            <text:p>Creagan Gorm</text:p>
          </table:table-cell>
          <table:table-cell/>
        </table:table-row>
        <table:table-row table:style-name="ro1">
          <table:table-cell office:value-type="string" calcext:value-type="string">
            <text:p>Crimdon</text:p>
          </table:table-cell>
          <table:table-cell/>
        </table:table-row>
        <table:table-row table:style-name="ro1">
          <table:table-cell office:value-type="string" calcext:value-type="string">
            <text:p>Cross Fell</text:p>
          </table:table-cell>
          <table:table-cell/>
        </table:table-row>
        <table:table-row table:style-name="ro1">
          <table:table-cell office:value-type="string" calcext:value-type="string">
            <text:p>Crovie</text:p>
          </table:table-cell>
          <table:table-cell/>
        </table:table-row>
        <table:table-row table:style-name="ro1">
          <table:table-cell office:value-type="string" calcext:value-type="string">
            <text:p>Curbar</text:p>
          </table:table-cell>
          <table:table-cell office:value-type="string" calcext:value-type="string">
            <text:p>https://derbyshiresoaringclub.org.uk/site-guide/curbar/</text:p>
          </table:table-cell>
        </table:table-row>
        <table:table-row table:style-name="ro1">
          <table:table-cell office:value-type="string" calcext:value-type="string">
            <text:p>Cwmafan</text:p>
          </table:table-cell>
          <table:table-cell/>
        </table:table-row>
        <table:table-row table:style-name="ro1">
          <table:table-cell office:value-type="string" calcext:value-type="string">
            <text:p>Cwmbran</text:p>
          </table:table-cell>
          <table:table-cell/>
        </table:table-row>
        <table:table-row table:style-name="ro1">
          <table:table-cell office:value-type="string" calcext:value-type="string">
            <text:p>Cyrniau</text:p>
          </table:table-cell>
          <table:table-cell/>
        </table:table-row>
        <table:table-row table:style-name="ro1">
          <table:table-cell office:value-type="string" calcext:value-type="string">
            <text:p>Dale Head</text:p>
          </table:table-cell>
          <table:table-cell office:value-type="string" calcext:value-type="string">
            <text:p>https://derbyshiresoaringclub.org.uk/site-guide/dale-head/</text:p>
          </table:table-cell>
        </table:table-row>
        <table:table-row table:style-name="ro1">
          <table:table-cell office:value-type="string" calcext:value-type="string">
            <text:p>Dalefoot</text:p>
          </table:table-cell>
          <table:table-cell/>
        </table:table-row>
        <table:table-row table:style-name="ro1">
          <table:table-cell office:value-type="string" calcext:value-type="string">
            <text:p>Dalwhinnie</text:p>
          </table:table-cell>
          <table:table-cell/>
        </table:table-row>
        <table:table-row table:style-name="ro1">
          <table:table-cell office:value-type="string" calcext:value-type="string">
            <text:p>Devils Dyke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Devonshaw Hill</text:p>
          </table:table-cell>
          <table:table-cell/>
        </table:table-row>
        <table:table-row table:style-name="ro1">
          <table:table-cell office:value-type="string" calcext:value-type="string">
            <text:p>Ditchling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Dodd Fell</text:p>
          </table:table-cell>
          <table:table-cell office:value-type="string" calcext:value-type="string">
            <text:p>https://www.dhpc.org.uk/site-guide/dodd-fell-grove-head</text:p>
          </table:table-cell>
        </table:table-row>
        <table:table-row table:style-name="ro1">
          <table:table-cell office:value-type="string" calcext:value-type="string">
            <text:p>Dollar</text:p>
          </table:table-cell>
          <table:table-cell/>
        </table:table-row>
        <table:table-row table:style-name="ro1">
          <table:table-cell office:value-type="string" calcext:value-type="string">
            <text:p>Dragons Tail (Y Crib)</text:p>
          </table:table-cell>
          <table:table-cell/>
        </table:table-row>
        <table:table-row table:style-name="ro1">
          <table:table-cell office:value-type="string" calcext:value-type="string">
            <text:p>Drumochter</text:p>
          </table:table-cell>
          <table:table-cell/>
        </table:table-row>
        <table:table-row table:style-name="ro1">
          <table:table-cell office:value-type="string" calcext:value-type="string">
            <text:p>Dungavel</text:p>
          </table:table-cell>
          <table:table-cell/>
        </table:table-row>
        <table:table-row table:style-name="ro1">
          <table:table-cell office:value-type="string" calcext:value-type="string">
            <text:p>Dungiven</text:p>
          </table:table-cell>
          <table:table-cell/>
        </table:table-row>
        <table:table-row table:style-name="ro1">
          <table:table-cell office:value-type="string" calcext:value-type="string">
            <text:p>Dunstable</text:p>
          </table:table-cell>
          <table:table-cell office:value-type="string" calcext:value-type="string">
            <text:p>https://dunstablehpc.com/site-guides/dunstable-downs-site-guide/</text:p>
          </table:table-cell>
        </table:table-row>
        <table:table-row table:style-name="ro1">
          <table:table-cell office:value-type="string" calcext:value-type="string">
            <text:p>Durdle Door</text:p>
          </table:table-cell>
          <table:table-cell/>
        </table:table-row>
        <table:table-row table:style-name="ro1">
          <table:table-cell office:value-type="string" calcext:value-type="string">
            <text:p>East Hill</text:p>
          </table:table-cell>
          <table:table-cell/>
        </table:table-row>
        <table:table-row table:style-name="ro1">
          <table:table-cell office:value-type="string" calcext:value-type="string">
            <text:p>Ebbw Vale</text:p>
          </table:table-cell>
          <table:table-cell/>
        </table:table-row>
        <table:table-row table:style-name="ro1">
          <table:table-cell office:value-type="string" calcext:value-type="string">
            <text:p>Ecton</text:p>
          </table:table-cell>
          <table:table-cell/>
        </table:table-row>
        <table:table-row table:style-name="ro1">
          <table:table-cell office:value-type="string" calcext:value-type="string">
            <text:p>Edenfield</text:p>
          </table:table-cell>
          <table:table-cell office:value-type="string" calcext:value-type="string">
            <text:p>http://www.penninesoaringclub.org.uk/sites/edenfield/</text:p>
          </table:table-cell>
        </table:table-row>
        <table:table-row table:style-name="ro1">
          <table:table-cell office:value-type="string" calcext:value-type="string">
            <text:p>Edge Top</text:p>
          </table:table-cell>
          <table:table-cell/>
        </table:table-row>
        <table:table-row table:style-name="ro1">
          <table:table-cell office:value-type="string" calcext:value-type="string">
            <text:p>Eildon N Hill</text:p>
          </table:table-cell>
          <table:table-cell office:value-type="string" calcext:value-type="string">
            <text:p>https://www.wingbeat-paragliding.co.uk/index.php/sites/eildons</text:p>
          </table:table-cell>
        </table:table-row>
        <table:table-row table:style-name="ro1">
          <table:table-cell office:value-type="string" calcext:value-type="string">
            <text:p>Elan Valley</text:p>
          </table:table-cell>
          <table:table-cell/>
        </table:table-row>
        <table:table-row table:style-name="ro1">
          <table:table-cell office:value-type="string" calcext:value-type="string">
            <text:p>Elidir Fach</text:p>
          </table:table-cell>
          <table:table-cell office:value-type="string" calcext:value-type="string">
            <text:p>https://www.snowdoniaskysports.co.uk/cms/node/8</text:p>
          </table:table-cell>
        </table:table-row>
        <table:table-row table:style-name="ro1">
          <table:table-cell office:value-type="string" calcext:value-type="string">
            <text:p>Ellerside</text:p>
          </table:table-cell>
          <table:table-cell office:value-type="string" calcext:value-type="string">
            <text:p>http://www.cumbriasoaringclub.co.uk/SiteManagement/CSC_Specific_Site.php?site=ELS</text:p>
          </table:table-cell>
        </table:table-row>
        <table:table-row table:style-name="ro1">
          <table:table-cell office:value-type="string" calcext:value-type="string">
            <text:p>Ennerdale</text:p>
          </table:table-cell>
          <table:table-cell/>
        </table:table-row>
        <table:table-row table:style-name="ro1">
          <table:table-cell office:value-type="string" calcext:value-type="string">
            <text:p>Eyam</text:p>
          </table:table-cell>
          <table:table-cell office:value-type="string" calcext:value-type="string">
            <text:p>https://derbyshiresoaringclub.org.uk/site-guide/eyam-edge</text:p>
          </table:table-cell>
        </table:table-row>
        <table:table-row table:style-name="ro1">
          <table:table-cell office:value-type="string" calcext:value-type="string">
            <text:p>Eype</text:p>
          </table:table-cell>
          <table:table-cell/>
        </table:table-row>
        <table:table-row table:style-name="ro1">
          <table:table-cell office:value-type="string" calcext:value-type="string">
            <text:p>Fab Frynach</text:p>
          </table:table-cell>
          <table:table-cell/>
        </table:table-row>
        <table:table-row table:style-name="ro1">
          <table:table-cell office:value-type="string" calcext:value-type="string">
            <text:p>Fairsnape</text:p>
          </table:table-cell>
          <table:table-cell office:value-type="string" calcext:value-type="string">
            <text:p>http://www.penninesoaringclub.org.uk/sites/parlick/</text:p>
          </table:table-cell>
        </table:table-row>
        <table:table-row table:style-name="ro1">
          <table:table-cell office:value-type="string" calcext:value-type="string">
            <text:p>Fan Brycheiniog</text:p>
          </table:table-cell>
          <table:table-cell/>
        </table:table-row>
        <table:table-row table:style-name="ro1">
          <table:table-cell office:value-type="string" calcext:value-type="string">
            <text:p>Fan Gyhirych</text:p>
          </table:table-cell>
          <table:table-cell/>
        </table:table-row>
        <table:table-row table:style-name="ro1">
          <table:table-cell office:value-type="string" calcext:value-type="string">
            <text:p>Farleton</text:p>
          </table:table-cell>
          <table:table-cell office:value-type="string" calcext:value-type="string">
            <text:p>http://www.cumbriasoaringclub.co.uk/SiteManagement/CSC_Specific_Site.php?site=FKT</text:p>
          </table:table-cell>
        </table:table-row>
        <table:table-row table:style-name="ro1">
          <table:table-cell office:value-type="string" calcext:value-type="string">
            <text:p>Fast Heugh</text:p>
          </table:table-cell>
          <table:table-cell office:value-type="string" calcext:value-type="string">
            <text:p>http://www.wingbeat-paragliding.co.uk/index.php/sites/fastheugh</text:p>
          </table:table-cell>
        </table:table-row>
        <table:table-row table:style-name="ro1">
          <table:table-cell office:value-type="string" calcext:value-type="string">
            <text:p>Feshiebridge</text:p>
          </table:table-cell>
          <table:table-cell/>
        </table:table-row>
        <table:table-row table:style-name="ro1">
          <table:table-cell office:value-type="string" calcext:value-type="string">
            <text:p>Ffarmers</text:p>
          </table:table-cell>
          <table:table-cell/>
        </table:table-row>
        <table:table-row table:style-name="ro1">
          <table:table-cell office:value-type="string" calcext:value-type="string">
            <text:p>Fforest Farm</text:p>
          </table:table-cell>
          <table:table-cell/>
        </table:table-row>
        <table:table-row table:style-name="ro1">
          <table:table-cell office:value-type="string" calcext:value-type="string">
            <text:p>Firle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Fleetwith Pike</text:p>
          </table:table-cell>
          <table:table-cell/>
        </table:table-row>
        <table:table-row table:style-name="ro1">
          <table:table-cell office:value-type="string" calcext:value-type="string">
            <text:p>Fochriw</text:p>
          </table:table-cell>
          <table:table-cell/>
        </table:table-row>
        <table:table-row table:style-name="ro1">
          <table:table-cell office:value-type="string" calcext:value-type="string">
            <text:p>Foel Fadian</text:p>
          </table:table-cell>
          <table:table-cell/>
        </table:table-row>
        <table:table-row table:style-name="ro1">
          <table:table-cell office:value-type="string" calcext:value-type="string">
            <text:p>Foel Lus</text:p>
          </table:table-cell>
          <table:table-cell office:value-type="string" calcext:value-type="string">
            <text:p>https://www.snowdoniaskysports.co.uk/cms/node/22</text:p>
          </table:table-cell>
        </table:table-row>
        <table:table-row table:style-name="ro1">
          <table:table-cell office:value-type="string" calcext:value-type="string">
            <text:p>Foreman Hill</text:p>
          </table:table-cell>
          <table:table-cell/>
        </table:table-row>
        <table:table-row table:style-name="ro1">
          <table:table-cell office:value-type="string" calcext:value-type="string">
            <text:p>Freathy</text:p>
          </table:table-cell>
          <table:table-cell/>
        </table:table-row>
        <table:table-row table:style-name="ro1">
          <table:table-cell office:value-type="string" calcext:value-type="string">
            <text:p>Fremington</text:p>
          </table:table-cell>
          <table:table-cell office:value-type="string" calcext:value-type="string">
            <text:p>https://www.dhpc.org.uk/site-guide/fremington-edge</text:p>
          </table:table-cell>
        </table:table-row>
        <table:table-row table:style-name="ro1">
          <table:table-cell office:value-type="string" calcext:value-type="string">
            <text:p>Friar Waddon</text:p>
          </table:table-cell>
          <table:table-cell/>
        </table:table-row>
        <table:table-row table:style-name="ro1">
          <table:table-cell office:value-type="string" calcext:value-type="string">
            <text:p>Frocester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Fuar Mhonadh</text:p>
          </table:table-cell>
          <table:table-cell/>
        </table:table-row>
        <table:table-row table:style-name="ro1">
          <table:table-cell office:value-type="string" calcext:value-type="string">
            <text:p>Gallt Yr Ogof</text:p>
          </table:table-cell>
          <table:table-cell/>
        </table:table-row>
        <table:table-row table:style-name="ro1">
          <table:table-cell office:value-type="string" calcext:value-type="string">
            <text:p>Gam Rhiw</text:p>
          </table:table-cell>
          <table:table-cell/>
        </table:table-row>
        <table:table-row table:style-name="ro1">
          <table:table-cell office:value-type="string" calcext:value-type="string">
            <text:p>Gargunnock</text:p>
          </table:table-cell>
          <table:table-cell/>
        </table:table-row>
        <table:table-row table:style-name="ro1">
          <table:table-cell office:value-type="string" calcext:value-type="string">
            <text:p>Gargunnock Hills</text:p>
          </table:table-cell>
          <table:table-cell/>
        </table:table-row>
        <table:table-row table:style-name="ro1">
          <table:table-cell office:value-type="string" calcext:value-type="string">
            <text:p>Garret</text:p>
          </table:table-cell>
          <table:table-cell/>
        </table:table-row>
        <table:table-row table:style-name="ro1">
          <table:table-cell office:value-type="string" calcext:value-type="string">
            <text:p>Garway</text:p>
          </table:table-cell>
          <table:table-cell/>
        </table:table-row>
        <table:table-row table:style-name="ro1">
          <table:table-cell office:value-type="string" calcext:value-type="string">
            <text:p>Glas Bheinn</text:p>
          </table:table-cell>
          <table:table-cell/>
        </table:table-row>
        <table:table-row table:style-name="ro1">
          <table:table-cell office:value-type="string" calcext:value-type="string">
            <text:p>Glen Clova</text:p>
          </table:table-cell>
          <table:table-cell/>
        </table:table-row>
        <table:table-row table:style-name="ro1">
          <table:table-cell office:value-type="string" calcext:value-type="string">
            <text:p>Glen Docherty View Point</text:p>
          </table:table-cell>
          <table:table-cell/>
        </table:table-row>
        <table:table-row table:style-name="ro1">
          <table:table-cell office:value-type="string" calcext:value-type="string">
            <text:p>Glen Ogle</text:p>
          </table:table-cell>
          <table:table-cell/>
        </table:table-row>
        <table:table-row table:style-name="ro1">
          <table:table-cell office:value-type="string" calcext:value-type="string">
            <text:p>Glen Strathfarrar</text:p>
          </table:table-cell>
          <table:table-cell/>
        </table:table-row>
        <table:table-row table:style-name="ro1">
          <table:table-cell office:value-type="string" calcext:value-type="string">
            <text:p>Glencoe</text:p>
          </table:table-cell>
          <table:table-cell/>
        </table:table-row>
        <table:table-row table:style-name="ro1">
          <table:table-cell office:value-type="string" calcext:value-type="string">
            <text:p>Glyder</text:p>
          </table:table-cell>
          <table:table-cell office:value-type="string" calcext:value-type="string">
            <text:p>https://www.snowdoniaskysports.co.uk/cms/node/11</text:p>
          </table:table-cell>
        </table:table-row>
        <table:table-row table:style-name="ro1">
          <table:table-cell office:value-type="string" calcext:value-type="string">
            <text:p>Golden Ball</text:p>
          </table:table-cell>
          <table:table-cell office:value-type="string" calcext:value-type="string">
            <text:p>https://www.tvhgc.co.uk/golden-ball</text:p>
          </table:table-cell>
        </table:table-row>
        <table:table-row table:style-name="ro1">
          <table:table-cell office:value-type="string" calcext:value-type="string">
            <text:p>Gorllwyn</text:p>
          </table:table-cell>
          <table:table-cell/>
        </table:table-row>
        <table:table-row table:style-name="ro1">
          <table:table-cell office:value-type="string" calcext:value-type="string">
            <text:p>Graig Fawr</text:p>
          </table:table-cell>
          <table:table-cell/>
        </table:table-row>
        <table:table-row table:style-name="ro1">
          <table:table-cell office:value-type="string" calcext:value-type="string">
            <text:p>Grange Farm</text:p>
          </table:table-cell>
          <table:table-cell/>
        </table:table-row>
        <table:table-row table:style-name="ro1">
          <table:table-cell office:value-type="string" calcext:value-type="string">
            <text:p>Great Coum</text:p>
          </table:table-cell>
          <table:table-cell/>
        </table:table-row>
        <table:table-row table:style-name="ro1">
          <table:table-cell office:value-type="string" calcext:value-type="string">
            <text:p>Great Whernside</text:p>
          </table:table-cell>
          <table:table-cell office:value-type="string" calcext:value-type="string">
            <text:p>https://www.dhpc.org.uk/site-guide/great-whernside</text:p>
          </table:table-cell>
        </table:table-row>
        <table:table-row table:style-name="ro1">
          <table:table-cell office:value-type="string" calcext:value-type="string">
            <text:p>Green Bell</text:p>
          </table:table-cell>
          <table:table-cell/>
        </table:table-row>
        <table:table-row table:style-name="ro1">
          <table:table-cell office:value-type="string" calcext:value-type="string">
            <text:p>Green How</text:p>
          </table:table-cell>
          <table:table-cell/>
        </table:table-row>
        <table:table-row table:style-name="ro1">
          <table:table-cell office:value-type="string" calcext:value-type="string">
            <text:p>Greenhill</text:p>
          </table:table-cell>
          <table:table-cell/>
        </table:table-row>
        <table:table-row table:style-name="ro1">
          <table:table-cell office:value-type="string" calcext:value-type="string">
            <text:p>Gregareth</text:p>
          </table:table-cell>
          <table:table-cell/>
        </table:table-row>
        <table:table-row table:style-name="ro1">
          <table:table-cell office:value-type="string" calcext:value-type="string">
            <text:p>Grey Mares Tail</text:p>
          </table:table-cell>
          <table:table-cell/>
        </table:table-row>
        <table:table-row table:style-name="ro1">
          <table:table-cell office:value-type="string" calcext:value-type="string">
            <text:p>Gummers How</text:p>
          </table:table-cell>
          <table:table-cell/>
        </table:table-row>
        <table:table-row table:style-name="ro1">
          <table:table-cell office:value-type="string" calcext:value-type="string">
            <text:p>Gyrn Moelfre</text:p>
          </table:table-cell>
          <table:table-cell/>
        </table:table-row>
        <table:table-row table:style-name="ro1">
          <table:table-cell office:value-type="string" calcext:value-type="string">
            <text:p>Haig</text:p>
          </table:table-cell>
          <table:table-cell office:value-type="string" calcext:value-type="string">
            <text:p>http://www.cumbriasoaringclub.co.uk/SiteManagement/CSC_Specific_Site.php?site=HGP</text:p>
          </table:table-cell>
        </table:table-row>
        <table:table-row table:style-name="ro1">
          <table:table-cell office:value-type="string" calcext:value-type="string">
            <text:p>Hambledon</text:p>
          </table:table-cell>
          <table:table-cell/>
        </table:table-row>
        <table:table-row table:style-name="ro1">
          <table:table-cell office:value-type="string" calcext:value-type="string">
            <text:p>Haresfield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Harting</text:p>
          </table:table-cell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Haughmond Hill</text:p>
          </table:table-cell>
          <table:table-cell/>
        </table:table-row>
        <table:table-row table:style-name="ro1">
          <table:table-cell office:value-type="string" calcext:value-type="string">
            <text:p>Hay Bluff</text:p>
          </table:table-cell>
          <table:table-cell office:value-type="string" calcext:value-type="string">
            <text:p>https://www.flysouthwales.co.uk/site-guides</text:p>
          </table:table-cell>
        </table:table-row>
        <table:table-row table:style-name="ro1">
          <table:table-cell office:value-type="string" calcext:value-type="string">
            <text:p>Heol Senni</text:p>
          </table:table-cell>
          <table:table-cell/>
        </table:table-row>
        <table:table-row table:style-name="ro1">
          <table:table-cell office:value-type="string" calcext:value-type="string">
            <text:p>Herne Bay</text:p>
          </table:table-cell>
          <table:table-cell office:value-type="string" calcext:value-type="string">
            <text:p>https://www.dfhgc.org/sites/herne-bay</text:p>
          </table:table-cell>
        </table:table-row>
        <table:table-row table:style-name="ro1">
          <table:table-cell office:value-type="string" calcext:value-type="string">
            <text:p>Heron Pike</text:p>
          </table:table-cell>
          <table:table-cell/>
        </table:table-row>
        <table:table-row table:style-name="ro1">
          <table:table-cell office:value-type="string" calcext:value-type="string">
            <text:p>High And Over</text:p>
          </table:table-cell>
          <table:table-cell office:value-type="string" calcext:value-type="string">
            <text:p>https://www.shgc.org.uk/highandover</text:p>
          </table:table-cell>
        </table:table-row>
        <table:table-row table:style-name="ro1">
          <table:table-cell office:value-type="string" calcext:value-type="string">
            <text:p>High Cap</text:p>
          </table:table-cell>
          <table:table-cell/>
        </table:table-row>
        <table:table-row table:style-name="ro1">
          <table:table-cell office:value-type="string" calcext:value-type="string">
            <text:p>High Street</text:p>
          </table:table-cell>
          <table:table-cell/>
        </table:table-row>
        <table:table-row table:style-name="ro1">
          <table:table-cell office:value-type="string" calcext:value-type="string">
            <text:p>High Wheeldon</text:p>
          </table:table-cell>
          <table:table-cell/>
        </table:table-row>
        <table:table-row table:style-name="ro1">
          <table:table-cell office:value-type="string" calcext:value-type="string">
            <text:p>Hill Farm</text:p>
          </table:table-cell>
          <table:table-cell/>
        </table:table-row>
        <table:table-row table:style-name="ro1">
          <table:table-cell office:value-type="string" calcext:value-type="string">
            <text:p>Hill Of Noth</text:p>
          </table:table-cell>
          <table:table-cell/>
        </table:table-row>
        <table:table-row table:style-name="ro1">
          <table:table-cell office:value-type="string" calcext:value-type="string">
            <text:p>Hive</text:p>
          </table:table-cell>
          <table:table-cell/>
        </table:table-row>
        <table:table-row table:style-name="ro1">
          <table:table-cell office:value-type="string" calcext:value-type="string">
            <text:p>Hogden Law</text:p>
          </table:table-cell>
          <table:table-cell/>
        </table:table-row>
        <table:table-row table:style-name="ro1">
          <table:table-cell office:value-type="string" calcext:value-type="string">
            <text:p>Honister</text:p>
          </table:table-cell>
          <table:table-cell/>
        </table:table-row>
        <table:table-row table:style-name="ro1">
          <table:table-cell office:value-type="string" calcext:value-type="string">
            <text:p>Horden</text:p>
          </table:table-cell>
          <table:table-cell/>
        </table:table-row>
        <table:table-row table:style-name="ro1">
          <table:table-cell office:value-type="string" calcext:value-type="string">
            <text:p>Hornsea</text:p>
          </table:table-cell>
          <table:table-cell/>
        </table:table-row>
        <table:table-row table:style-name="ro1">
          <table:table-cell office:value-type="string" calcext:value-type="string">
            <text:p>Hownam</text:p>
          </table:table-cell>
          <table:table-cell/>
        </table:table-row>
        <table:table-row table:style-name="ro1">
          <table:table-cell office:value-type="string" calcext:value-type="string">
            <text:p>Humbleton Hill</text:p>
          </table:table-cell>
          <table:table-cell/>
        </table:table-row>
        <table:table-row table:style-name="ro1">
          <table:table-cell office:value-type="string" calcext:value-type="string">
            <text:p>Hundred House</text:p>
          </table:table-cell>
          <table:table-cell/>
        </table:table-row>
        <table:table-row table:style-name="ro1">
          <table:table-cell office:value-type="string" calcext:value-type="string">
            <text:p>Ill Bell</text:p>
          </table:table-cell>
          <table:table-cell/>
        </table:table-row>
        <table:table-row table:style-name="ro1">
          <table:table-cell office:value-type="string" calcext:value-type="string">
            <text:p>Ingleborough</text:p>
          </table:table-cell>
          <table:table-cell/>
        </table:table-row>
        <table:table-row table:style-name="ro1">
          <table:table-cell office:value-type="string" calcext:value-type="string">
            <text:p>Jenkin</text:p>
          </table:table-cell>
          <table:table-cell office:value-type="string" calcext:value-type="string">
            <text:p>http://www.cumbriasoaringclub.co.uk/SiteManagement/CSC_Specific_Site.php?site=JKH</text:p>
          </table:table-cell>
        </table:table-row>
        <table:table-row table:style-name="ro1">
          <table:table-cell office:value-type="string" calcext:value-type="string">
            <text:p>Johnny Barnes</text:p>
          </table:table-cell>
          <table:table-cell/>
        </table:table-row>
        <table:table-row table:style-name="ro1">
          <table:table-cell office:value-type="string" calcext:value-type="string">
            <text:p>Kerloch</text:p>
          </table:table-cell>
          <table:table-cell/>
        </table:table-row>
        <table:table-row table:style-name="ro1">
          <table:table-cell office:value-type="string" calcext:value-type="string">
            <text:p>Kettle Sings</text:p>
          </table:table-cell>
          <table:table-cell office:value-type="string" calcext:value-type="string">
            <text:p>http://www.joomla.malvern-hang.org.uk/index.php/pinnacle-meniu</text:p>
          </table:table-cell>
        </table:table-row>
        <table:table-row table:style-name="ro1">
          <table:table-cell office:value-type="string" calcext:value-type="string">
            <text:p>Kilnsey</text:p>
          </table:table-cell>
          <table:table-cell office:value-type="string" calcext:value-type="string">
            <text:p>https://www.dhpc.org.uk/site-guide/kilnsey</text:p>
          </table:table-cell>
        </table:table-row>
        <table:table-row table:style-name="ro1">
          <table:table-cell office:value-type="string" calcext:value-type="string">
            <text:p>Kimmeridge</text:p>
          </table:table-cell>
          <table:table-cell/>
        </table:table-row>
        <table:table-row table:style-name="ro1">
          <table:table-cell office:value-type="string" calcext:value-type="string">
            <text:p>King's Seat</text:p>
          </table:table-cell>
          <table:table-cell/>
        </table:table-row>
        <table:table-row table:style-name="ro1">
          <table:table-cell office:value-type="string" calcext:value-type="string">
            <text:p>King Tor</text:p>
          </table:table-cell>
          <table:table-cell office:value-type="string" calcext:value-type="string">
            <text:p>https://sdhgpc.org.uk/sites/king-tor</text:p>
          </table:table-cell>
        </table:table-row>
        <table:table-row table:style-name="ro1">
          <table:table-cell office:value-type="string" calcext:value-type="string">
            <text:p>Kintail</text:p>
          </table:table-cell>
          <table:table-cell/>
        </table:table-row>
        <table:table-row table:style-name="ro1">
          <table:table-cell office:value-type="string" calcext:value-type="string">
            <text:p>Knitson</text:p>
          </table:table-cell>
          <table:table-cell/>
        </table:table-row>
        <table:table-row table:style-name="ro1">
          <table:table-cell office:value-type="string" calcext:value-type="string">
            <text:p>Knock Hill</text:p>
          </table:table-cell>
          <table:table-cell/>
        </table:table-row>
        <table:table-row table:style-name="ro1">
          <table:table-cell office:value-type="string" calcext:value-type="string">
            <text:p>Knock Of Formal</text:p>
          </table:table-cell>
          <table:table-cell/>
        </table:table-row>
        <table:table-row table:style-name="ro1">
          <table:table-cell office:value-type="string" calcext:value-type="string">
            <text:p>Labrador Bay</text:p>
          </table:table-cell>
          <table:table-cell/>
        </table:table-row>
        <table:table-row table:style-name="ro1">
          <table:table-cell office:value-type="string" calcext:value-type="string">
            <text:p>Laggan</text:p>
          </table:table-cell>
          <table:table-cell/>
        </table:table-row>
        <table:table-row table:style-name="ro1">
          <table:table-cell office:value-type="string" calcext:value-type="string">
            <text:p>Langdales</text:p>
          </table:table-cell>
          <table:table-cell office:value-type="string" calcext:value-type="string">
            <text:p>http://www.cumbriasoaringclub.co.uk/SiteManagement/CSC_Specific_Site.php?site=GLG</text:p>
          </table:table-cell>
        </table:table-row>
        <table:table-row table:style-name="ro1">
          <table:table-cell office:value-type="string" calcext:value-type="string">
            <text:p>Langholm</text:p>
          </table:table-cell>
          <table:table-cell/>
        </table:table-row>
        <table:table-row table:style-name="ro1">
          <table:table-cell office:value-type="string" calcext:value-type="string">
            <text:p>Latrigg</text:p>
          </table:table-cell>
          <table:table-cell office:value-type="string" calcext:value-type="string">
            <text:p>http://www.cumbriasoaringclub.co.uk/SiteManagement/CSC_Specific_Site.php?site=LTR</text:p>
          </table:table-cell>
        </table:table-row>
        <table:table-row table:style-name="ro1">
          <table:table-cell office:value-type="string" calcext:value-type="string">
            <text:p>Lawley</text:p>
          </table:table-cell>
          <table:table-cell/>
        </table:table-row>
        <table:table-row table:style-name="ro1">
          <table:table-cell office:value-type="string" calcext:value-type="string">
            <text:p>Lcc_4june2011</text:p>
          </table:table-cell>
          <table:table-cell/>
        </table:table-row>
        <table:table-row table:style-name="ro1">
          <table:table-cell office:value-type="string" calcext:value-type="string">
            <text:p>Leavesleys Hill</text:p>
          </table:table-cell>
          <table:table-cell/>
        </table:table-row>
        <table:table-row table:style-name="ro1">
          <table:table-cell office:value-type="string" calcext:value-type="string">
            <text:p>Leckhampton</text:p>
          </table:table-cell>
          <table:table-cell office:value-type="string" calcext:value-type="string">
            <text:p>http://www.joomla.malvern-hang.org.uk/index.php/leckhampton</text:p>
          </table:table-cell>
        </table:table-row>
        <table:table-row table:style-name="ro1">
          <table:table-cell office:value-type="string" calcext:value-type="string">
            <text:p>Liddington</text:p>
          </table:table-cell>
          <table:table-cell office:value-type="string" calcext:value-type="string">
            <text:p>https://www.tvhgc.co.uk/liddington</text:p>
          </table:table-cell>
        </table:table-row>
        <table:table-row table:style-name="ro1">
          <table:table-cell office:value-type="string" calcext:value-type="string">
            <text:p>Little London</text:p>
          </table:table-cell>
          <table:table-cell/>
        </table:table-row>
        <table:table-row table:style-name="ro1">
          <table:table-cell office:value-type="string" calcext:value-type="string">
            <text:p>Little Mell Fell</text:p>
          </table:table-cell>
          <table:table-cell/>
        </table:table-row>
        <table:table-row table:style-name="ro1">
          <table:table-cell office:value-type="string" calcext:value-type="string">
            <text:p>Little Wyvis</text:p>
          </table:table-cell>
          <table:table-cell/>
        </table:table-row>
        <table:table-row table:style-name="ro1">
          <table:table-cell office:value-type="string" calcext:value-type="string">
            <text:p>Llandewi Brefi</text:p>
          </table:table-cell>
          <table:table-cell/>
        </table:table-row>
        <table:table-row table:style-name="ro1">
          <table:table-cell office:value-type="string" calcext:value-type="string">
            <text:p>Llandinam</text:p>
          </table:table-cell>
          <table:table-cell/>
        </table:table-row>
        <table:table-row table:style-name="ro1">
          <table:table-cell office:value-type="string" calcext:value-type="string">
            <text:p>Llangollen</text:p>
          </table:table-cell>
          <table:table-cell/>
        </table:table-row>
        <table:table-row table:style-name="ro1">
          <table:table-cell office:value-type="string" calcext:value-type="string">
            <text:p>Llangorse</text:p>
          </table:table-cell>
          <table:table-cell/>
        </table:table-row>
        <table:table-row table:style-name="ro1">
          <table:table-cell office:value-type="string" calcext:value-type="string">
            <text:p>Llantysilio</text:p>
          </table:table-cell>
          <table:table-cell/>
        </table:table-row>
        <table:table-row table:style-name="ro1">
          <table:table-cell office:value-type="string" calcext:value-type="string">
            <text:p>Loadpot Hill</text:p>
          </table:table-cell>
          <table:table-cell/>
        </table:table-row>
        <table:table-row table:style-name="ro1">
          <table:table-cell office:value-type="string" calcext:value-type="string">
            <text:p>Lobden</text:p>
          </table:table-cell>
          <table:table-cell/>
        </table:table-row>
        <table:table-row table:style-name="ro1">
          <table:table-cell office:value-type="string" calcext:value-type="string">
            <text:p>Lochcraig Head</text:p>
          </table:table-cell>
          <table:table-cell office:value-type="string" calcext:value-type="string">
            <text:p>http://www.wingbeat-paragliding.co.uk/index.php/sites/lochcraig-head</text:p>
          </table:table-cell>
        </table:table-row>
        <table:table-row table:style-name="ro1">
          <table:table-cell office:value-type="string" calcext:value-type="string">
            <text:p>Lochearnhead</text:p>
          </table:table-cell>
          <table:table-cell/>
        </table:table-row>
        <table:table-row table:style-name="ro1">
          <table:table-cell office:value-type="string" calcext:value-type="string">
            <text:p>Lochindorb</text:p>
          </table:table-cell>
          <table:table-cell/>
        </table:table-row>
        <table:table-row table:style-name="ro1">
          <table:table-cell office:value-type="string" calcext:value-type="string">
            <text:p>Lochlyock</text:p>
          </table:table-cell>
          <table:table-cell/>
        </table:table-row>
        <table:table-row table:style-name="ro1">
          <table:table-cell office:value-type="string" calcext:value-type="string">
            <text:p>Long Knoll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Long Mountain</text:p>
          </table:table-cell>
          <table:table-cell/>
        </table:table-row>
        <table:table-row table:style-name="ro1">
          <table:table-cell office:value-type="string" calcext:value-type="string">
            <text:p>Long Mynd</text:p>
          </table:table-cell>
          <table:table-cell office:value-type="string" calcext:value-type="string">
            <text:p>http://www.longmynd.org/?page_id=284</text:p>
          </table:table-cell>
        </table:table-row>
        <table:table-row table:style-name="ro1">
          <table:table-cell office:value-type="string" calcext:value-type="string">
            <text:p>Longridge</text:p>
          </table:table-cell>
          <table:table-cell office:value-type="string" calcext:value-type="string">
            <text:p>http://www.penninesoaringclub.org.uk/sites/longridge/</text:p>
          </table:table-cell>
        </table:table-row>
        <table:table-row table:style-name="ro1">
          <table:table-cell office:value-type="string" calcext:value-type="string">
            <text:p>Longstone</text:p>
          </table:table-cell>
          <table:table-cell/>
        </table:table-row>
        <table:table-row table:style-name="ro1">
          <table:table-cell office:value-type="string" calcext:value-type="string">
            <text:p>Lords Seat</text:p>
          </table:table-cell>
          <table:table-cell office:value-type="string" calcext:value-type="string">
            <text:p>https://derbyshiresoaringclub.org.uk/site-guide/lords-seat</text:p>
          </table:table-cell>
        </table:table-row>
        <table:table-row table:style-name="ro1">
          <table:table-cell office:value-type="string" calcext:value-type="string">
            <text:p>Lowca</text:p>
          </table:table-cell>
          <table:table-cell office:value-type="string" calcext:value-type="string">
            <text:p>http://www.cumbriasoaringclub.co.uk/SiteManagement/CSC_Specific_Site.php?site=LCA</text:p>
          </table:table-cell>
        </table:table-row>
        <table:table-row table:style-name="ro1">
          <table:table-cell office:value-type="string" calcext:value-type="string">
            <text:p>Lowther</text:p>
          </table:table-cell>
          <table:table-cell/>
        </table:table-row>
        <table:table-row table:style-name="ro1">
          <table:table-cell office:value-type="string" calcext:value-type="string">
            <text:p>Luccombe</text:p>
          </table:table-cell>
          <table:table-cell/>
        </table:table-row>
        <table:table-row table:style-name="ro1">
          <table:table-cell office:value-type="string" calcext:value-type="string">
            <text:p>Lumsden Law</text:p>
          </table:table-cell>
          <table:table-cell/>
        </table:table-row>
        <table:table-row table:style-name="ro1">
          <table:table-cell office:value-type="string" calcext:value-type="string">
            <text:p>Magic Mountain</text:p>
          </table:table-cell>
          <table:table-cell/>
        </table:table-row>
        <table:table-row table:style-name="ro1">
          <table:table-cell office:value-type="string" calcext:value-type="string">
            <text:p>Maiden Castle</text:p>
          </table:table-cell>
          <table:table-cell/>
        </table:table-row>
        <table:table-row table:style-name="ro1">
          <table:table-cell office:value-type="string" calcext:value-type="string">
            <text:p>Mallerstang</text:p>
          </table:table-cell>
          <table:table-cell/>
        </table:table-row>
        <table:table-row table:style-name="ro1">
          <table:table-cell office:value-type="string" calcext:value-type="string">
            <text:p>Malvern</text:p>
          </table:table-cell>
          <table:table-cell/>
        </table:table-row>
        <table:table-row table:style-name="ro1">
          <table:table-cell office:value-type="string" calcext:value-type="string">
            <text:p>Malvern Kettle Sings</text:p>
          </table:table-cell>
          <table:table-cell/>
        </table:table-row>
        <table:table-row table:style-name="ro1">
          <table:table-cell office:value-type="string" calcext:value-type="string">
            <text:p>Mam Tor</text:p>
          </table:table-cell>
          <table:table-cell office:value-type="string" calcext:value-type="string">
            <text:p>https://derbyshiresoaringclub.org.uk/site-guide/mam-tor-nw</text:p>
          </table:table-cell>
        </table:table-row>
        <table:table-row table:style-name="ro1">
          <table:table-cell office:value-type="string" calcext:value-type="string">
            <text:p>Mappleton</text:p>
          </table:table-cell>
          <table:table-cell/>
        </table:table-row>
        <table:table-row table:style-name="ro1">
          <table:table-cell office:value-type="string" calcext:value-type="string">
            <text:p>Marros</text:p>
          </table:table-cell>
          <table:table-cell/>
        </table:table-row>
        <table:table-row table:style-name="ro1">
          <table:table-cell office:value-type="string" calcext:value-type="string">
            <text:p>Marske</text:p>
          </table:table-cell>
          <table:table-cell/>
        </table:table-row>
        <table:table-row table:style-name="ro1">
          <table:table-cell office:value-type="string" calcext:value-type="string">
            <text:p>Mauld</text:p>
          </table:table-cell>
          <table:table-cell/>
        </table:table-row>
        <table:table-row table:style-name="ro1">
          <table:table-cell office:value-type="string" calcext:value-type="string">
            <text:p>Meall A Bhuachaille</text:p>
          </table:table-cell>
          <table:table-cell/>
        </table:table-row>
        <table:table-row table:style-name="ro1">
          <table:table-cell office:value-type="string" calcext:value-type="string">
            <text:p>Meall A Chaorainn</text:p>
          </table:table-cell>
          <table:table-cell/>
        </table:table-row>
        <table:table-row table:style-name="ro1">
          <table:table-cell office:value-type="string" calcext:value-type="string">
            <text:p>Meall An T-Seallaidh</text:p>
          </table:table-cell>
          <table:table-cell/>
        </table:table-row>
        <table:table-row table:style-name="ro1">
          <table:table-cell office:value-type="string" calcext:value-type="string">
            <text:p>Meall Bhanbhaid</text:p>
          </table:table-cell>
          <table:table-cell/>
        </table:table-row>
        <table:table-row table:style-name="ro1">
          <table:table-cell office:value-type="string" calcext:value-type="string">
            <text:p>Meall Donn</text:p>
          </table:table-cell>
          <table:table-cell/>
        </table:table-row>
        <table:table-row table:style-name="ro1">
          <table:table-cell office:value-type="string" calcext:value-type="string">
            <text:p>Meall Leacachain</text:p>
          </table:table-cell>
          <table:table-cell/>
        </table:table-row>
        <table:table-row table:style-name="ro1">
          <table:table-cell office:value-type="string" calcext:value-type="string">
            <text:p>Meall Monachyle</text:p>
          </table:table-cell>
          <table:table-cell/>
        </table:table-row>
        <table:table-row table:style-name="ro1">
          <table:table-cell office:value-type="string" calcext:value-type="string">
            <text:p>Meall Nan Bradan Leathan</text:p>
          </table:table-cell>
          <table:table-cell/>
        </table:table-row>
        <table:table-row table:style-name="ro1">
          <table:table-cell office:value-type="string" calcext:value-type="string">
            <text:p>Melmerby Low Scar</text:p>
          </table:table-cell>
          <table:table-cell/>
        </table:table-row>
        <table:table-row table:style-name="ro1">
          <table:table-cell office:value-type="string" calcext:value-type="string">
            <text:p>Mendlesham</text:p>
          </table:table-cell>
          <table:table-cell/>
        </table:table-row>
        <table:table-row table:style-name="ro1">
          <table:table-cell office:value-type="string" calcext:value-type="string">
            <text:p>Menstrie</text:p>
          </table:table-cell>
          <table:table-cell/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Mere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Merthyr</text:p>
          </table:table-cell>
          <table:table-cell/>
        </table:table-row>
        <table:table-row table:style-name="ro1">
          <table:table-cell office:value-type="string" calcext:value-type="string">
            <text:p>Milk Hill White Horse</text:p>
          </table:table-cell>
          <table:table-cell office:value-type="string" calcext:value-type="string">
            <text:p>https://www.tvhgc.co.uk/milk-hill-white-horse</text:p>
          </table:table-cell>
        </table:table-row>
        <table:table-row table:style-name="ro1">
          <table:table-cell office:value-type="string" calcext:value-type="string">
            <text:p>Milk Massif</text:p>
          </table:table-cell>
          <table:table-cell office:value-type="string" calcext:value-type="string">
            <text:p>https://www.tvhgc.co.uk/milk-hill</text:p>
          </table:table-cell>
        </table:table-row>
        <table:table-row table:style-name="ro1">
          <table:table-cell office:value-type="string" calcext:value-type="string">
            <text:p>Milk Massif East</text:p>
          </table:table-cell>
          <table:table-cell/>
        </table:table-row>
        <table:table-row table:style-name="ro1">
          <table:table-cell office:value-type="string" calcext:value-type="string">
            <text:p>Millington</text:p>
          </table:table-cell>
          <table:table-cell/>
        </table:table-row>
        <table:table-row table:style-name="ro1">
          <table:table-cell office:value-type="string" calcext:value-type="string">
            <text:p>Minster</text:p>
          </table:table-cell>
          <table:table-cell office:value-type="string" calcext:value-type="string">
            <text:p>https://www.dfhgc.org/sites/minster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/>
        </table:table-row>
        <table:table-row table:style-name="ro1">
          <table:table-cell office:value-type="string" calcext:value-type="string">
            <text:p>Model Ridge</text:p>
          </table:table-cell>
          <table:table-cell/>
        </table:table-row>
        <table:table-row table:style-name="ro1">
          <table:table-cell office:value-type="string" calcext:value-type="string">
            <text:p>Moel Accre</text:p>
          </table:table-cell>
          <table:table-cell/>
        </table:table-row>
        <table:table-row table:style-name="ro1">
          <table:table-cell office:value-type="string" calcext:value-type="string">
            <text:p>Moel Berfedd</text:p>
          </table:table-cell>
          <table:table-cell office:value-type="string" calcext:value-type="string">
            <text:p>https://www.snowdoniaskysports.co.uk/cms/node/10</text:p>
          </table:table-cell>
        </table:table-row>
        <table:table-row table:style-name="ro1">
          <table:table-cell office:value-type="string" calcext:value-type="string">
            <text:p>Moel Eilio</text:p>
          </table:table-cell>
          <table:table-cell office:value-type="string" calcext:value-type="string">
            <text:p>https://www.snowdoniaskysports.co.uk/cms/node/5</text:p>
          </table:table-cell>
        </table:table-row>
        <table:table-row table:style-name="ro1">
          <table:table-cell office:value-type="string" calcext:value-type="string">
            <text:p>Moel Famau</text:p>
          </table:table-cell>
          <table:table-cell/>
        </table:table-row>
        <table:table-row table:style-name="ro1">
          <table:table-cell office:value-type="string" calcext:value-type="string">
            <text:p>Moneylaws</text:p>
          </table:table-cell>
          <table:table-cell/>
        </table:table-row>
        <table:table-row table:style-name="ro1">
          <table:table-cell office:value-type="string" calcext:value-type="string">
            <text:p>Monksdown</text:p>
          </table:table-cell>
          <table:table-cell office:value-type="string" calcext:value-type="string">
            <text:p>http://www.wessexhgpg.org.uk/Sites/SiteGuide/MonksDown.pdf</text:p>
          </table:table-cell>
        </table:table-row>
        <table:table-row table:style-name="ro1">
          <table:table-cell office:value-type="string" calcext:value-type="string">
            <text:p>Moorfoots</text:p>
          </table:table-cell>
          <table:table-cell/>
        </table:table-row>
        <table:table-row table:style-name="ro1">
          <table:table-cell office:value-type="string" calcext:value-type="string">
            <text:p>Morrone</text:p>
          </table:table-cell>
          <table:table-cell/>
        </table:table-row>
        <table:table-row table:style-name="ro1">
          <table:table-cell office:value-type="string" calcext:value-type="string">
            <text:p>Moruisg</text:p>
          </table:table-cell>
          <table:table-cell/>
        </table:table-row>
        <table:table-row table:style-name="ro1">
          <table:table-cell office:value-type="string" calcext:value-type="string">
            <text:p>Morvah</text:p>
          </table:table-cell>
          <table:table-cell/>
        </table:table-row>
        <table:table-row table:style-name="ro1">
          <table:table-cell office:value-type="string" calcext:value-type="string">
            <text:p>Morven</text:p>
          </table:table-cell>
          <table:table-cell/>
        </table:table-row>
        <table:table-row table:style-name="ro1">
          <table:table-cell office:value-type="string" calcext:value-type="string">
            <text:p>Moughton Scar</text:p>
          </table:table-cell>
          <table:table-cell/>
        </table:table-row>
        <table:table-row table:style-name="ro1">
          <table:table-cell office:value-type="string" calcext:value-type="string">
            <text:p>Mount Benger</text:p>
          </table:table-cell>
          <table:table-cell office:value-type="string" calcext:value-type="string">
            <text:p>http://www.wingbeat-paragliding.co.uk/index.php/sites/mountbenger</text:p>
          </table:table-cell>
        </table:table-row>
        <table:table-row table:style-name="ro1">
          <table:table-cell office:value-type="string" calcext:value-type="string">
            <text:p>Mount Caburn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Much Marcle</text:p>
          </table:table-cell>
          <table:table-cell office:value-type="string" calcext:value-type="string">
            <text:p>http://www.joomla.malvern-hang.org.uk/index.php/main-much-marcle</text:p>
          </table:table-cell>
        </table:table-row>
        <table:table-row table:style-name="ro1">
          <table:table-cell office:value-type="string" calcext:value-type="string">
            <text:p>Mundesley</text:p>
          </table:table-cell>
          <table:table-cell/>
        </table:table-row>
        <table:table-row table:style-name="ro1">
          <table:table-cell office:value-type="string" calcext:value-type="string">
            <text:p>Murton Pike</text:p>
          </table:table-cell>
          <table:table-cell office:value-type="string" calcext:value-type="string">
            <text:p>http://www.cumbriasoaringclub.co.uk/SiteManagement/CSC_Specific_Site.php?site=MTP</text:p>
          </table:table-cell>
        </table:table-row>
        <table:table-row table:style-name="ro1">
          <table:table-cell office:value-type="string" calcext:value-type="string">
            <text:p>Mynydd Llysiau</text:p>
          </table:table-cell>
          <table:table-cell/>
        </table:table-row>
        <table:table-row table:style-name="ro1">
          <table:table-cell office:value-type="string" calcext:value-type="string">
            <text:p>Mynydd Meio</text:p>
          </table:table-cell>
          <table:table-cell/>
        </table:table-row>
        <table:table-row table:style-name="ro1">
          <table:table-cell office:value-type="string" calcext:value-type="string">
            <text:p>Myreton</text:p>
          </table:table-cell>
          <table:table-cell/>
        </table:table-row>
        <table:table-row table:style-name="ro1">
          <table:table-cell office:value-type="string" calcext:value-type="string">
            <text:p>Na Cnapanan</text:p>
          </table:table-cell>
          <table:table-cell/>
        </table:table-row>
        <table:table-row table:style-name="ro1">
          <table:table-cell office:value-type="string" calcext:value-type="string">
            <text:p>Nant Gwrtheywn</text:p>
          </table:table-cell>
          <table:table-cell office:value-type="string" calcext:value-type="string">
            <text:p>https://www.snowdoniaskysports.co.uk/cms/node/24</text:p>
          </table:table-cell>
        </table:table-row>
        <table:table-row table:style-name="ro1">
          <table:table-cell office:value-type="string" calcext:value-type="string">
            <text:p>Nant Y Moel</text:p>
          </table:table-cell>
          <table:table-cell/>
        </table:table-row>
        <table:table-row table:style-name="ro1">
          <table:table-cell office:value-type="string" calcext:value-type="string">
            <text:p>Nevis Range</text:p>
          </table:table-cell>
          <table:table-cell/>
        </table:table-row>
        <table:table-row table:style-name="ro1">
          <table:table-cell office:value-type="string" calcext:value-type="string">
            <text:p>Newburgh</text:p>
          </table:table-cell>
          <table:table-cell/>
        </table:table-row>
        <table:table-row table:style-name="ro1">
          <table:table-cell office:value-type="string" calcext:value-type="string">
            <text:p>Newhaven</text:p>
          </table:table-cell>
          <table:table-cell office:value-type="string" calcext:value-type="string">
            <text:p>https://shgc.org.uk/siteguidepdf</text:p>
          </table:table-cell>
        </table:table-row>
        <table:table-row table:style-name="ro1">
          <table:table-cell office:value-type="string" calcext:value-type="string">
            <text:p>Nont Sarahs</text:p>
          </table:table-cell>
          <table:table-cell office:value-type="string" calcext:value-type="string">
            <text:p>http://www.penninesoaringclub.org.uk/sites/nont-sarahs/</text:p>
          </table:table-cell>
        </table:table-row>
        <table:table-row table:style-name="ro1">
          <table:table-cell office:value-type="string" calcext:value-type="string">
            <text:p>North Hill</text:p>
          </table:table-cell>
          <table:table-cell/>
        </table:table-row>
        <table:table-row table:style-name="ro1">
          <table:table-cell office:value-type="string" calcext:value-type="string">
            <text:p>North Molton</text:p>
          </table:table-cell>
          <table:table-cell office:value-type="string" calcext:value-type="string">
            <text:p>https://ndhpc.co.uk/contact_us</text:p>
          </table:table-cell>
        </table:table-row>
        <table:table-row table:style-name="ro1">
          <table:table-cell office:value-type="string" calcext:value-type="string">
            <text:p>Nr Dolgarrog</text:p>
          </table:table-cell>
          <table:table-cell/>
        </table:table-row>
        <table:table-row table:style-name="ro1">
          <table:table-cell office:value-type="string" calcext:value-type="string">
            <text:p>Old Bewick</text:p>
          </table:table-cell>
          <table:table-cell/>
        </table:table-row>
        <table:table-row table:style-name="ro1">
          <table:table-cell office:value-type="string" calcext:value-type="string">
            <text:p>Pandy</text:p>
          </table:table-cell>
          <table:table-cell/>
        </table:table-row>
        <table:table-row table:style-name="ro1">
          <table:table-cell office:value-type="string" calcext:value-type="string">
            <text:p>Panorama</text:p>
          </table:table-cell>
          <table:table-cell/>
        </table:table-row>
        <table:table-row table:style-name="ro1">
          <table:table-cell office:value-type="string" calcext:value-type="string">
            <text:p>Park Fell</text:p>
          </table:table-cell>
          <table:table-cell office:value-type="string" calcext:value-type="string">
            <text:p>Training site, contact Active Edge before flying https://www.activeedge.co.uk/</text:p>
          </table:table-cell>
        </table:table-row>
        <table:table-row table:style-name="ro1">
          <table:table-cell office:value-type="string" calcext:value-type="string">
            <text:p>Parlick</text:p>
          </table:table-cell>
          <table:table-cell office:value-type="string" calcext:value-type="string">
            <text:p>http://www.penninesoaringclub.org.uk/sites/parlick/</text:p>
          </table:table-cell>
        </table:table-row>
        <table:table-row table:style-name="ro1">
          <table:table-cell office:value-type="string" calcext:value-type="string">
            <text:p>Pen Cerrig Calch</text:p>
          </table:table-cell>
          <table:table-cell/>
        </table:table-row>
        <table:table-row table:style-name="ro1">
          <table:table-cell office:value-type="string" calcext:value-type="string">
            <text:p>Pen Dinas</text:p>
          </table:table-cell>
          <table:table-cell/>
        </table:table-row>
        <table:table-row table:style-name="ro1">
          <table:table-cell office:value-type="string" calcext:value-type="string">
            <text:p>Pendle</text:p>
          </table:table-cell>
          <table:table-cell office:value-type="string" calcext:value-type="string">
            <text:p>http://www.penninesoaringclub.org.uk/sites/pendle/</text:p>
          </table:table-cell>
        </table:table-row>
        <table:table-row table:style-name="ro1">
          <table:table-cell office:value-type="string" calcext:value-type="string">
            <text:p>Pendle East</text:p>
          </table:table-cell>
          <table:table-cell/>
        </table:table-row>
        <table:table-row table:style-name="ro1">
          <table:table-cell office:value-type="string" calcext:value-type="string">
            <text:p>Penmaenbach</text:p>
          </table:table-cell>
          <table:table-cell office:value-type="string" calcext:value-type="string">
            <text:p>https://www.snowdoniaskysports.co.uk/cms/node/23</text:p>
          </table:table-cell>
        </table:table-row>
        <table:table-row table:style-name="ro1">
          <table:table-cell office:value-type="string" calcext:value-type="string">
            <text:p>Penycloddiau</text:p>
          </table:table-cell>
          <table:table-cell/>
        </table:table-row>
        <table:table-row table:style-name="ro1">
          <table:table-cell office:value-type="string" calcext:value-type="string">
            <text:p>Penyghent</text:p>
          </table:table-cell>
          <table:table-cell/>
        </table:table-row>
        <table:table-row table:style-name="ro1">
          <table:table-cell office:value-type="string" calcext:value-type="string">
            <text:p>Pinnacle Hill</text:p>
          </table:table-cell>
          <table:table-cell/>
        </table:table-row>
        <table:table-row table:style-name="ro1">
          <table:table-cell office:value-type="string" calcext:value-type="string">
            <text:p>Polhawn</text:p>
          </table:table-cell>
          <table:table-cell/>
        </table:table-row>
        <table:table-row table:style-name="ro1">
          <table:table-cell office:value-type="string" calcext:value-type="string">
            <text:p>Pontlottyn</text:p>
          </table:table-cell>
          <table:table-cell/>
        </table:table-row>
        <table:table-row table:style-name="ro1">
          <table:table-cell office:value-type="string" calcext:value-type="string">
            <text:p>Portland East</text:p>
          </table:table-cell>
          <table:table-cell/>
        </table:table-row>
        <table:table-row table:style-name="ro1">
          <table:table-cell office:value-type="string" calcext:value-type="string">
            <text:p>Pressendye</text:p>
          </table:table-cell>
          <table:table-cell/>
        </table:table-row>
        <table:table-row table:style-name="ro1">
          <table:table-cell office:value-type="string" calcext:value-type="string">
            <text:p>Primrose Valley</text:p>
          </table:table-cell>
          <table:table-cell/>
        </table:table-row>
        <table:table-row table:style-name="ro1">
          <table:table-cell office:value-type="string" calcext:value-type="string">
            <text:p>Quinag</text:p>
          </table:table-cell>
          <table:table-cell/>
        </table:table-row>
        <table:table-row table:style-name="ro1">
          <table:table-cell office:value-type="string" calcext:value-type="string">
            <text:p>Quiraing</text:p>
          </table:table-cell>
          <table:table-cell/>
        </table:table-row>
        <table:table-row table:style-name="ro1">
          <table:table-cell office:value-type="string" calcext:value-type="string">
            <text:p>Radar Masts</text:p>
          </table:table-cell>
          <table:table-cell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http://www.cumbriasoaringclub.co.uk/SiteManagement/CSC_Specific_Site.php?site=RBA</text:p>
          </table:table-cell>
        </table:table-row>
        <table:table-row table:style-name="ro1">
          <table:table-cell office:value-type="string" calcext:value-type="string">
            <text:p>Red Pike</text:p>
          </table:table-cell>
          <table:table-cell/>
        </table:table-row>
        <table:table-row table:style-name="ro1">
          <table:table-cell office:value-type="string" calcext:value-type="string">
            <text:p>Red Screes</text:p>
          </table:table-cell>
          <table:table-cell/>
        </table:table-row>
        <table:table-row table:style-name="ro1">
          <table:table-cell office:value-type="string" calcext:value-type="string">
            <text:p>Reighton</text:p>
          </table:table-cell>
          <table:table-cell/>
        </table:table-row>
        <table:table-row table:style-name="ro1">
          <table:table-cell office:value-type="string" calcext:value-type="string">
            <text:p>Rhigos</text:p>
          </table:table-cell>
          <table:table-cell/>
        </table:table-row>
        <table:table-row table:style-name="ro1">
          <table:table-cell office:value-type="string" calcext:value-type="string">
            <text:p>Rhiw Wen</text:p>
          </table:table-cell>
          <table:table-cell/>
        </table:table-row>
        <table:table-row table:style-name="ro1">
          <table:table-cell office:value-type="string" calcext:value-type="string">
            <text:p>Rhossili</text:p>
          </table:table-cell>
          <table:table-cell/>
        </table:table-row>
        <table:table-row table:style-name="ro1">
          <table:table-cell office:value-type="string" calcext:value-type="string">
            <text:p>Ringstead</text:p>
          </table:table-cell>
          <table:table-cell/>
        </table:table-row>
        <table:table-row table:style-name="ro1">
          <table:table-cell office:value-type="string" calcext:value-type="string">
            <text:p>Roaches</text:p>
          </table:table-cell>
          <table:table-cell/>
        </table:table-row>
        <table:table-row table:style-name="ro1">
          <table:table-cell office:value-type="string" calcext:value-type="string">
            <text:p>Robinson</text:p>
          </table:table-cell>
          <table:table-cell/>
        </table:table-row>
        <table:table-row table:style-name="ro1">
          <table:table-cell office:value-type="string" calcext:value-type="string">
            <text:p>Roel Gate</text:p>
          </table:table-cell>
          <table:table-cell/>
        </table:table-row>
        <table:table-row table:style-name="ro1">
          <table:table-cell office:value-type="string" calcext:value-type="string">
            <text:p>Roel Gate Nr Charlton Abbotts</text:p>
          </table:table-cell>
          <table:table-cell/>
        </table:table-row>
        <table:table-row table:style-name="ro1">
          <table:table-cell office:value-type="string" calcext:value-type="string">
            <text:p>Rosemarkie Tower</text:p>
          </table:table-cell>
          <table:table-cell/>
        </table:table-row>
        <table:table-row table:style-name="ro1">
          <table:table-cell office:value-type="string" calcext:value-type="string">
            <text:p>Rushup</text:p>
          </table:table-cell>
          <table:table-cell/>
        </table:table-row>
        <table:table-row table:style-name="ro1">
          <table:table-cell office:value-type="string" calcext:value-type="string">
            <text:p>Rutland Airsports</text:p>
          </table:table-cell>
          <table:table-cell office:value-type="string" calcext:value-type="string">
            <text:p>https://rutlandairsport.wordpress.com/site-guide/</text:p>
          </table:table-cell>
        </table:table-row>
        <table:table-row table:style-name="ro1">
          <table:table-cell office:value-type="string" calcext:value-type="string">
            <text:p>Rybury</text:p>
          </table:table-cell>
          <table:table-cell office:value-type="string" calcext:value-type="string">
            <text:p>https://www.tvhgc.co.uk/rybury</text:p>
          </table:table-cell>
        </table:table-row>
        <table:table-row table:style-name="ro1">
          <table:table-cell office:value-type="string" calcext:value-type="string">
            <text:p>Saddle Yoke</text:p>
          </table:table-cell>
          <table:table-cell/>
        </table:table-row>
        <table:table-row table:style-name="ro1">
          <table:table-cell office:value-type="string" calcext:value-type="string">
            <text:p>Saltburn</text:p>
          </table:table-cell>
          <table:table-cell/>
        </table:table-row>
        <table:table-row table:style-name="ro1">
          <table:table-cell office:value-type="string" calcext:value-type="string">
            <text:p>Sandymouth</text:p>
          </table:table-cell>
          <table:table-cell/>
        </table:table-row>
        <table:table-row table:style-name="ro1">
          <table:table-cell office:value-type="string" calcext:value-type="string">
            <text:p>Sarn</text:p>
          </table:table-cell>
          <table:table-cell/>
        </table:table-row>
        <table:table-row table:style-name="ro1">
          <table:table-cell office:value-type="string" calcext:value-type="string">
            <text:p>Scales Fell</text:p>
          </table:table-cell>
          <table:table-cell/>
        </table:table-row>
        <table:table-row table:style-name="ro1">
          <table:table-cell office:value-type="string" calcext:value-type="string">
            <text:p>Schiehallion</text:p>
          </table:table-cell>
          <table:table-cell/>
        </table:table-row>
        <table:table-row table:style-name="ro1">
          <table:table-cell office:value-type="string" calcext:value-type="string">
            <text:p>Seat Sandal</text:p>
          </table:table-cell>
          <table:table-cell/>
        </table:table-row>
        <table:table-row table:style-name="ro1">
          <table:table-cell office:value-type="string" calcext:value-type="string">
            <text:p>Selsley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Semer Water</text:p>
          </table:table-cell>
          <table:table-cell office:value-type="string" calcext:value-type="string">
            <text:p>https://www.dhpc.org.uk/site-guide/semer-water</text:p>
          </table:table-cell>
        </table:table-row>
        <table:table-row table:style-name="ro1">
          <table:table-cell office:value-type="string" calcext:value-type="string">
            <text:p>Seven Sisters</text:p>
          </table:table-cell>
          <table:table-cell/>
        </table:table-row>
        <table:table-row table:style-name="ro1">
          <table:table-cell office:value-type="string" calcext:value-type="string">
            <text:p>Sgor Gaoithe</text:p>
          </table:table-cell>
          <table:table-cell/>
        </table:table-row>
        <table:table-row table:style-name="ro1">
          <table:table-cell office:value-type="string" calcext:value-type="string">
            <text:p>Sgurr An Airgid</text:p>
          </table:table-cell>
          <table:table-cell/>
        </table:table-row>
        <table:table-row table:style-name="ro1">
          <table:table-cell office:value-type="string" calcext:value-type="string">
            <text:p>Sgurr An Fhuarail</text:p>
          </table:table-cell>
          <table:table-cell/>
        </table:table-row>
        <table:table-row table:style-name="ro1">
          <table:table-cell office:value-type="string" calcext:value-type="string">
            <text:p>Sgurr Finniosgaig</text:p>
          </table:table-cell>
          <table:table-cell/>
        </table:table-row>
        <table:table-row table:style-name="ro1">
          <table:table-cell office:value-type="string" calcext:value-type="string">
            <text:p>Sgurr Na Feartaig</text:p>
          </table:table-cell>
          <table:table-cell/>
        </table:table-row>
        <table:table-row table:style-name="ro1">
          <table:table-cell office:value-type="string" calcext:value-type="string">
            <text:p>Sharpenhoe</text:p>
          </table:table-cell>
          <table:table-cell office:value-type="string" calcext:value-type="string">
            <text:p>https://dunstablehpc.com/site-guides/sharpenhoe-site-guide/</text:p>
          </table:table-cell>
        </table:table-row>
        <table:table-row table:style-name="ro1">
          <table:table-cell office:value-type="string" calcext:value-type="string">
            <text:p>Shining Tor</text:p>
          </table:table-cell>
          <table:table-cell/>
        </table:table-row>
        <table:table-row table:style-name="ro1">
          <table:table-cell office:value-type="string" calcext:value-type="string">
            <text:p>Sidmouth</text:p>
          </table:table-cell>
          <table:table-cell/>
        </table:table-row>
        <table:table-row table:style-name="ro1">
          <table:table-cell office:value-type="string" calcext:value-type="string">
            <text:p>Silecroft</text:p>
          </table:table-cell>
          <table:table-cell office:value-type="string" calcext:value-type="string">
            <text:p>http://www.cumbriasoaringclub.co.uk/SiteManagement/CSC_Specific_Site.php?site=SLC</text:p>
          </table:table-cell>
        </table:table-row>
        <table:table-row table:style-name="ro1">
          <table:table-cell office:value-type="string" calcext:value-type="string">
            <text:p>Simons Fell</text:p>
          </table:table-cell>
          <table:table-cell office:value-type="string" calcext:value-type="string">
            <text:p>Training site, contact Active Edge before flying https://www.activeedge.co.uk/</text:p>
          </table:table-cell>
        </table:table-row>
        <table:table-row table:style-name="ro1">
          <table:table-cell office:value-type="string" calcext:value-type="string">
            <text:p>Skiddaw</text:p>
          </table:table-cell>
          <table:table-cell/>
        </table:table-row>
        <table:table-row table:style-name="ro1">
          <table:table-cell office:value-type="string" calcext:value-type="string">
            <text:p>Skirrid</text:p>
          </table:table-cell>
          <table:table-cell/>
        </table:table-row>
        <table:table-row table:style-name="ro1">
          <table:table-cell office:value-type="string" calcext:value-type="string">
            <text:p>Slaggyford</text:p>
          </table:table-cell>
          <table:table-cell/>
        </table:table-row>
        <table:table-row table:style-name="ro1">
          <table:table-cell office:value-type="string" calcext:value-type="string">
            <text:p>Slieve Gallion</text:p>
          </table:table-cell>
          <table:table-cell/>
        </table:table-row>
        <table:table-row table:style-name="ro1">
          <table:table-cell office:value-type="string" calcext:value-type="string">
            <text:p>Sma Glen</text:p>
          </table:table-cell>
          <table:table-cell/>
        </table:table-row>
        <table:table-row table:style-name="ro1">
          <table:table-cell office:value-type="string" calcext:value-type="string">
            <text:p>Snowdon</text:p>
          </table:table-cell>
          <table:table-cell/>
        </table:table-row>
        <table:table-row table:style-name="ro1">
          <table:table-cell office:value-type="string" calcext:value-type="string">
            <text:p>Sourton</text:p>
          </table:table-cell>
          <table:table-cell office:value-type="string" calcext:value-type="string">
            <text:p>https://sdhgpc.org.uk/sites/sourton</text:p>
          </table:table-cell>
        </table:table-row>
        <table:table-row table:style-name="ro1">
          <table:table-cell office:value-type="string" calcext:value-type="string">
            <text:p>South Cerney</text:p>
          </table:table-cell>
          <table:table-cell/>
        </table:table-row>
        <table:table-row table:style-name="ro1">
          <table:table-cell office:value-type="string" calcext:value-type="string">
            <text:p>Southbourne</text:p>
          </table:table-cell>
          <table:table-cell/>
        </table:table-row>
        <table:table-row table:style-name="ro1">
          <table:table-cell office:value-type="string" calcext:value-type="string">
            <text:p>Souther Fell</text:p>
          </table:table-cell>
          <table:table-cell office:value-type="string" calcext:value-type="string">
            <text:p>http://www.cumbriasoaringclub.co.uk/SiteManagement/CSC_Specific_Site.php?site=SRF</text:p>
          </table:table-cell>
        </table:table-row>
        <table:table-row table:style-name="ro1">
          <table:table-cell office:value-type="string" calcext:value-type="string">
            <text:p>Sow Of Athol</text:p>
          </table:table-cell>
          <table:table-cell/>
        </table:table-row>
        <table:table-row table:style-name="ro1">
          <table:table-cell office:value-type="string" calcext:value-type="string">
            <text:p>Sron A Gharbh Choire Bhig</text:p>
          </table:table-cell>
          <table:table-cell/>
        </table:table-row>
        <table:table-row table:style-name="ro1">
          <table:table-cell office:value-type="string" calcext:value-type="string">
            <text:p>St Bees</text:p>
          </table:table-cell>
          <table:table-cell office:value-type="string" calcext:value-type="string">
            <text:p>http://www.cumbriasoaringclub.co.uk/SiteManagement/CSC_Specific_Site.php?site=SBS</text:p>
          </table:table-cell>
        </table:table-row>
        <table:table-row table:style-name="ro1">
          <table:table-cell office:value-type="string" calcext:value-type="string">
            <text:p>St Catherines</text:p>
          </table:table-cell>
          <table:table-cell office:value-type="string" calcext:value-type="string">
            <text:p>https://flywight.extremelynice.net/wp/wp-content/uploads/2017/03/iowhgpc-sites-guide_2019_03.pdf</text:p>
          </table:table-cell>
        </table:table-row>
        <table:table-row table:style-name="ro1">
          <table:table-cell office:value-type="string" calcext:value-type="string">
            <text:p>St. Aldhelms Head</text:p>
          </table:table-cell>
          <table:table-cell/>
        </table:table-row>
        <table:table-row table:style-name="ro1">
          <table:table-cell office:value-type="string" calcext:value-type="string">
            <text:p>Staggs</text:p>
          </table:table-cell>
          <table:table-cell office:value-type="string" calcext:value-type="string">
            <text:p>https://www.dhpc.org.uk/site-guide/stags-fell</text:p>
          </table:table-cell>
        </table:table-row>
        <table:table-row table:style-name="ro1">
          <table:table-cell office:value-type="string" calcext:value-type="string">
            <text:p>Stags Fell</text:p>
          </table:table-cell>
          <table:table-cell office:value-type="string" calcext:value-type="string">
            <text:p>https://www.dhpc.org.uk/site-guide/stags-fell</text:p>
          </table:table-cell>
        </table:table-row>
        <table:table-row table:style-name="ro1">
          <table:table-cell office:value-type="string" calcext:value-type="string">
            <text:p>Stanage</text:p>
          </table:table-cell>
          <table:table-cell office:value-type="string" calcext:value-type="string">
            <text:p>https://derbyshiresoaringclub.org.uk/site-guide/stanage</text:p>
          </table:table-cell>
        </table:table-row>
        <table:table-row table:style-name="ro1">
          <table:table-cell office:value-type="string" calcext:value-type="string">
            <text:p>Standon Hill</text:p>
          </table:table-cell>
          <table:table-cell/>
        </table:table-row>
        <table:table-row table:style-name="ro1">
          <table:table-cell office:value-type="string" calcext:value-type="string">
            <text:p>Stoodley Pike</text:p>
          </table:table-cell>
          <table:table-cell/>
        </table:table-row>
        <table:table-row table:style-name="ro1">
          <table:table-cell office:value-type="string" calcext:value-type="string">
            <text:p>Strath Rusdale</text:p>
          </table:table-cell>
          <table:table-cell/>
        </table:table-row>
        <table:table-row table:style-name="ro1">
          <table:table-cell office:value-type="string" calcext:value-type="string">
            <text:p>Strathyre</text:p>
          </table:table-cell>
          <table:table-cell/>
        </table:table-row>
        <table:table-row table:style-name="ro1">
          <table:table-cell office:value-type="string" calcext:value-type="string">
            <text:p>Stronend</text:p>
          </table:table-cell>
          <table:table-cell/>
        </table:table-row>
        <table:table-row table:style-name="ro1">
          <table:table-cell office:value-type="string" calcext:value-type="string">
            <text:p>Struddick</text:p>
          </table:table-cell>
          <table:table-cell/>
        </table:table-row>
        <table:table-row table:style-name="ro1">
          <table:table-cell office:value-type="string" calcext:value-type="string">
            <text:p>Sugar Hill</text:p>
          </table:table-cell>
          <table:table-cell office:value-type="string" calcext:value-type="string">
            <text:p>https://www.tvhgc.co.uk/sugar-hill</text:p>
          </table:table-cell>
        </table:table-row>
        <table:table-row table:style-name="ro1">
          <table:table-cell office:value-type="string" calcext:value-type="string">
            <text:p>Sugar Loaf</text:p>
          </table:table-cell>
          <table:table-cell/>
        </table:table-row>
        <table:table-row table:style-name="ro1">
          <table:table-cell office:value-type="string" calcext:value-type="string">
            <text:p>Suidhe Fhearghas</text:p>
          </table:table-cell>
          <table:table-cell/>
        </table:table-row>
        <table:table-row table:style-name="ro1">
          <table:table-cell office:value-type="string" calcext:value-type="string">
            <text:p>Swallowcliff</text:p>
          </table:table-cell>
          <table:table-cell office:value-type="string" calcext:value-type="string">
            <text:p>http://www.wessexhgpg.org.uk/Sites/SiteGuide/Swallowcliffe.pdf</text:p>
          </table:table-cell>
        </table:table-row>
        <table:table-row table:style-name="ro1">
          <table:table-cell office:value-type="string" calcext:value-type="string">
            <text:p>Swindale</text:p>
          </table:table-cell>
          <table:table-cell/>
        </table:table-row>
        <table:table-row table:style-name="ro1">
          <table:table-cell office:value-type="string" calcext:value-type="string">
            <text:p>Swinside</text:p>
          </table:table-cell>
          <table:table-cell office:value-type="string" calcext:value-type="string">
            <text:p>http://www.cumbriasoaringclub.co.uk/SiteManagement/CSC_Specific_Site.php?site=SWS</text:p>
          </table:table-cell>
        </table:table-row>
        <table:table-row table:style-name="ro1">
          <table:table-cell office:value-type="string" calcext:value-type="string">
            <text:p>Tailbridge</text:p>
          </table:table-cell>
          <table:table-cell office:value-type="string" calcext:value-type="string">
            <text:p>https://www.dhpc.org.uk/site-guide/tailbridge</text:p>
          </table:table-cell>
        </table:table-row>
        <table:table-row table:style-name="ro1">
          <table:table-cell office:value-type="string" calcext:value-type="string">
            <text:p>Talybont</text:p>
          </table:table-cell>
          <table:table-cell/>
        </table:table-row>
        <table:table-row table:style-name="ro1">
          <table:table-cell office:value-type="string" calcext:value-type="string">
            <text:p>Tap Onoth</text:p>
          </table:table-cell>
          <table:table-cell/>
        </table:table-row>
        <table:table-row table:style-name="ro1">
          <table:table-cell office:value-type="string" calcext:value-type="string">
            <text:p>Tarmachan</text:p>
          </table:table-cell>
          <table:table-cell/>
        </table:table-row>
        <table:table-row table:style-name="ro1">
          <table:table-cell office:value-type="string" calcext:value-type="string">
            <text:p>Telegraph Hill</text:p>
          </table:table-cell>
          <table:table-cell/>
        </table:table-row>
        <table:table-row table:style-name="ro1">
          <table:table-cell office:value-type="string" calcext:value-type="string">
            <text:p>Threlkeld Knotts</text:p>
          </table:table-cell>
          <table:table-cell/>
        </table:table-row>
        <table:table-row table:style-name="ro1">
          <table:table-cell office:value-type="string" calcext:value-type="string">
            <text:p>Thurnham</text:p>
          </table:table-cell>
          <table:table-cell office:value-type="string" calcext:value-type="string">
            <text:p>https://www.dfhgc.org/sites/thurnham</text:p>
          </table:table-cell>
        </table:table-row>
        <table:table-row table:style-name="ro1">
          <table:table-cell office:value-type="string" calcext:value-type="string">
            <text:p>Tinto</text:p>
          </table:table-cell>
          <table:table-cell/>
        </table:table-row>
        <table:table-row table:style-name="ro1">
          <table:table-cell office:value-type="string" calcext:value-type="string">
            <text:p>Tinto East</text:p>
          </table:table-cell>
          <table:table-cell/>
        </table:table-row>
        <table:table-row table:style-name="ro1">
          <table:table-cell office:value-type="string" calcext:value-type="string">
            <text:p>Tinto Quarry</text:p>
          </table:table-cell>
          <table:table-cell/>
        </table:table-row>
        <table:table-row table:style-name="ro1">
          <table:table-cell office:value-type="string" calcext:value-type="string">
            <text:p>Tops Of Fichell</text:p>
          </table:table-cell>
          <table:table-cell/>
        </table:table-row>
        <table:table-row table:style-name="ro1">
          <table:table-cell office:value-type="string" calcext:value-type="string">
            <text:p>Tor Y Foel</text:p>
          </table:table-cell>
          <table:table-cell/>
        </table:table-row>
        <table:table-row table:style-name="ro1">
          <table:table-cell office:value-type="string" calcext:value-type="string">
            <text:p>Treak Cliff</text:p>
          </table:table-cell>
          <table:table-cell office:value-type="string" calcext:value-type="string">
            <text:p>https://derbyshiresoaringclub.org.uk/site-guide/treak-cliff</text:p>
          </table:table-cell>
        </table:table-row>
        <table:table-row table:style-name="ro1">
          <table:table-cell office:value-type="string" calcext:value-type="string">
            <text:p>Tremmaen</text:p>
          </table:table-cell>
          <table:table-cell/>
        </table:table-row>
        <table:table-row table:style-name="ro1">
          <table:table-cell office:value-type="string" calcext:value-type="string">
            <text:p>Trentishoe</text:p>
          </table:table-cell>
          <table:table-cell office:value-type="string" calcext:value-type="string">
            <text:p>https://ndhpc.co.uk/sites_guide/trentishoe</text:p>
          </table:table-cell>
        </table:table-row>
        <table:table-row table:style-name="ro1">
          <table:table-cell office:value-type="string" calcext:value-type="string">
            <text:p>Trethill</text:p>
          </table:table-cell>
          <table:table-cell/>
        </table:table-row>
        <table:table-row table:style-name="ro1">
          <table:table-cell office:value-type="string" calcext:value-type="string">
            <text:p>Triscombe</text:p>
          </table:table-cell>
          <table:table-cell/>
        </table:table-row>
        <table:table-row table:style-name="ro1">
          <table:table-cell office:value-type="string" calcext:value-type="string">
            <text:p>Troutbeck</text:p>
          </table:table-cell>
          <table:table-cell office:value-type="string" calcext:value-type="string">
            <text:p>http://www.cumbriasoaringclub.co.uk/SiteManagement/CSC_Specific_Site.php?site=TBK</text:p>
          </table:table-cell>
        </table:table-row>
        <table:table-row table:style-name="ro1">
          <table:table-cell office:value-type="string" calcext:value-type="string">
            <text:p>Tudhope Hill</text:p>
          </table:table-cell>
          <table:table-cell/>
        </table:table-row>
        <table:table-row table:style-name="ro1">
          <table:table-cell office:value-type="string" calcext:value-type="string">
            <text:p>Tunstall</text:p>
          </table:table-cell>
          <table:table-cell/>
        </table:table-row>
        <table:table-row table:style-name="ro1">
          <table:table-cell office:value-type="string" calcext:value-type="string">
            <text:p>Ubley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Uffington</text:p>
          </table:table-cell>
          <table:table-cell office:value-type="string" calcext:value-type="string">
            <text:p>https://www.tvhgc.co.uk/uffington-white-horse</text:p>
          </table:table-cell>
        </table:table-row>
        <table:table-row table:style-name="ro1">
          <table:table-cell office:value-type="string" calcext:value-type="string">
            <text:p>Ullock</text:p>
          </table:table-cell>
          <table:table-cell office:value-type="string" calcext:value-type="string">
            <text:p>http://www.cumbriasoaringclub.co.uk/SiteManagement/CSC_Specific_Site.php?site=ULP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Walla</text:p>
          </table:table-cell>
          <table:table-cell office:value-type="string" calcext:value-type="string">
            <text:p>http://www.cumbriasoaringclub.co.uk/SiteManagement/CSC_Specific_Site.php?site=WAC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https://www.dfhgc.org/sites/warren</text:p>
          </table:table-cell>
        </table:table-row>
        <table:table-row table:style-name="ro1">
          <table:table-cell office:value-type="string" calcext:value-type="string">
            <text:p>Wasdale Screes</text:p>
          </table:table-cell>
          <table:table-cell/>
        </table:table-row>
        <table:table-row table:style-name="ro1">
          <table:table-cell office:value-type="string" calcext:value-type="string">
            <text:p>West Lomond</text:p>
          </table:table-cell>
          <table:table-cell/>
        </table:table-row>
        <table:table-row table:style-name="ro1">
          <table:table-cell office:value-type="string" calcext:value-type="string">
            <text:p>West Runton</text:p>
          </table:table-cell>
          <table:table-cell/>
        </table:table-row>
        <table:table-row table:style-name="ro1">
          <table:table-cell office:value-type="string" calcext:value-type="string">
            <text:p>Westbury</text:p>
          </table:table-cell>
          <table:table-cell office:value-type="string" calcext:value-type="string">
            <text:p>http://www.avonhgpg.co.uk/sites/sites.php</text:p>
          </table:table-cell>
        </table:table-row>
        <table:table-row table:style-name="ro1">
          <table:table-cell office:value-type="string" calcext:value-type="string">
            <text:p>Westward Ho!</text:p>
          </table:table-cell>
          <table:table-cell office:value-type="string" calcext:value-type="string">
            <text:p>https://ndhpc.co.uk/sites_guide/cornborough</text:p>
          </table:table-cell>
        </table:table-row>
        <table:table-row table:style-name="ro1">
          <table:table-cell office:value-type="string" calcext:value-type="string">
            <text:p>Wether Fell</text:p>
          </table:table-cell>
          <table:table-cell office:value-type="string" calcext:value-type="string">
            <text:p>https://www.dhpc.org.uk/site-guide/wether-fell</text:p>
          </table:table-cell>
        </table:table-row>
        <table:table-row table:style-name="ro1">
          <table:table-cell office:value-type="string" calcext:value-type="string">
            <text:p>Weybourne</text:p>
          </table:table-cell>
          <table:table-cell/>
        </table:table-row>
        <table:table-row table:style-name="ro1">
          <table:table-cell office:value-type="string" calcext:value-type="string">
            <text:p>Whernside</text:p>
          </table:table-cell>
          <table:table-cell office:value-type="string" calcext:value-type="string">
            <text:p>https://www.dhpc.org.uk/site-guide/whernside</text:p>
          </table:table-cell>
        </table:table-row>
        <table:table-row table:style-name="ro1">
          <table:table-cell office:value-type="string" calcext:value-type="string">
            <text:p>White Corries</text:p>
          </table:table-cell>
          <table:table-cell/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string" calcext:value-type="string">
            <text:p>http://www.wessexhgpg.org.uk/Sites/SiteGuide/WhiteHorse.pdf</text:p>
          </table:table-cell>
        </table:table-row>
        <table:table-row table:style-name="ro1">
          <table:table-cell office:value-type="string" calcext:value-type="string">
            <text:p>White Mountain</text:p>
          </table:table-cell>
          <table:table-cell/>
        </table:table-row>
        <table:table-row table:style-name="ro1">
          <table:table-cell office:value-type="string" calcext:value-type="string">
            <text:p>Whitehorse</text:p>
          </table:table-cell>
          <table:table-cell/>
        </table:table-row>
        <table:table-row table:style-name="ro1">
          <table:table-cell office:value-type="string" calcext:value-type="string">
            <text:p>Whiteless Pike</text:p>
          </table:table-cell>
          <table:table-cell/>
        </table:table-row>
        <table:table-row table:style-name="ro1">
          <table:table-cell office:value-type="string" calcext:value-type="string">
            <text:p>Whitesheet</text:p>
          </table:table-cell>
          <table:table-cell office:value-type="string" calcext:value-type="string">
            <text:p>http://www.wessexhgpg.org.uk/Sites/SiteGuide/WhiteSheet.pdf</text:p>
          </table:table-cell>
        </table:table-row>
        <table:table-row table:style-name="ro1">
          <table:table-cell office:value-type="string" calcext:value-type="string">
            <text:p>Whiteside</text:p>
          </table:table-cell>
          <table:table-cell/>
        </table:table-row>
        <table:table-row table:style-name="ro1">
          <table:table-cell office:value-type="string" calcext:value-type="string">
            <text:p>Whitestones</text:p>
          </table:table-cell>
          <table:table-cell office:value-type="string" calcext:value-type="string">
            <text:p>http://www.cumbriasoaringclub.co.uk/SiteManagement/CSC_Specific_Site.php?site=WHS</text:p>
          </table:table-cell>
        </table:table-row>
        <table:table-row table:style-name="ro1">
          <table:table-cell office:value-type="string" calcext:value-type="string">
            <text:p>Whitewool</text:p>
          </table:table-cell>
          <table:table-cell office:value-type="string" calcext:value-type="string">
            <text:p>http://skysurfingclub.co.uk/sites-guide/</text:p>
          </table:table-cell>
        </table:table-row>
        <table:table-row table:style-name="ro1">
          <table:table-cell office:value-type="string" calcext:value-type="string">
            <text:p>Widgery Cross</text:p>
          </table:table-cell>
          <table:table-cell/>
        </table:table-row>
        <table:table-row table:style-name="ro1">
          <table:table-cell office:value-type="string" calcext:value-type="string">
            <text:p>Windbank/Hawkswick</text:p>
          </table:table-cell>
          <table:table-cell office:value-type="string" calcext:value-type="string">
            <text:p>https://www.dhpc.org.uk/site-guide/hawkswick-windbank-knipe-scar</text:p>
          </table:table-cell>
        </table:table-row>
        <table:table-row table:style-name="ro1">
          <table:table-cell office:value-type="string" calcext:value-type="string">
            <text:p>Winter Hill</text:p>
          </table:table-cell>
          <table:table-cell office:value-type="string" calcext:value-type="string">
            <text:p>http://www.penninesoaringclub.org.uk/sites/winter-hill/</text:p>
          </table:table-cell>
        </table:table-row>
        <table:table-row table:style-name="ro1">
          <table:table-cell office:value-type="string" calcext:value-type="string">
            <text:p>Witchieknowe</text:p>
          </table:table-cell>
          <table:table-cell office:value-type="string" calcext:value-type="string">
            <text:p>http://www.wingbeat-paragliding.co.uk/index.php/sites/witchie-knowe</text:p>
          </table:table-cell>
        </table:table-row>
        <table:table-row table:style-name="ro1">
          <table:table-cell office:value-type="string" calcext:value-type="string">
            <text:p>Wolf Crags</text:p>
          </table:table-cell>
          <table:table-cell office:value-type="string" calcext:value-type="string">
            <text:p>http://www.cumbriasoaringclub.co.uk/SiteManagement/CSC_Specific_Site.php?site=WFC</text:p>
          </table:table-cell>
        </table:table-row>
        <table:table-row table:style-name="ro1">
          <table:table-cell office:value-type="string" calcext:value-type="string">
            <text:p>Woolacombe</text:p>
          </table:table-cell>
          <table:table-cell office:value-type="string" calcext:value-type="string">
            <text:p>https://ndhpc.co.uk/sites_guide/woolacombe_site_guide</text:p>
          </table:table-cell>
        </table:table-row>
        <table:table-row table:style-name="ro1">
          <table:table-cell office:value-type="string" calcext:value-type="string">
            <text:p>Worcester Beacon</text:p>
          </table:table-cell>
          <table:table-cell office:value-type="string" calcext:value-type="string">
            <text:p>http://www.joomla.malvern-hang.org.uk/index.php/beacon</text:p>
          </table:table-cell>
        </table:table-row>
        <table:table-row table:style-name="ro1">
          <table:table-cell office:value-type="string" calcext:value-type="string">
            <text:p>Wrekin</text:p>
          </table:table-cell>
          <table:table-cell office:value-type="string" calcext:value-type="string">
            <text:p>http://www.longmynd.org/?page_id=292</text:p>
          </table:table-cell>
        </table:table-row>
        <table:table-row table:style-name="ro1">
          <table:table-cell office:value-type="string" calcext:value-type="string">
            <text:p>Wrynose</text:p>
          </table:table-cell>
          <table:table-cell office:value-type="string" calcext:value-type="string">
            <text:p>http://www.cumbriasoaringclub.co.uk/SiteManagement/CSC_Specific_Site.php?site=WYP</text:p>
          </table:table-cell>
        </table:table-row>
        <table:table-row table:style-name="ro1">
          <table:table-cell office:value-type="string" calcext:value-type="string">
            <text:p>Xclent</text:p>
          </table:table-cell>
          <table:table-cell/>
        </table:table-row>
        <table:table-row table:style-name="ro1">
          <table:table-cell office:value-type="string" calcext:value-type="string">
            <text:p>Yoke</text:p>
          </table:table-cell>
          <table:table-cell/>
        </table:table-row>
      </table:table>
      <table:named-expressions/>
      <table:database-ranges>
        <table:database-range table:name="__Anonymous_Sheet_DB__0" table:target-range-address="sites_clean.A1:sites_clean.I50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9:44:50.7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19:46:56.044000000</dc:date>
    <meta:editing-duration>PT1H41M33S</meta:editing-duration>
    <meta:editing-cycles>23</meta:editing-cycles>
    <meta:generator>LibreOffice/7.0.3.1$Windows_X86_64 LibreOffice_project/d7547858d014d4cf69878db179d326fc3483e082</meta:generator>
    <meta:document-statistic meta:table-count="3" meta:cell-count="3907" meta:object-count="0"/>
  </office:meta>
</office:document-meta>
</file>